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fals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19" table:default-cell-style-name="Default"/>
        <table:table-row table:style-name="ro1">
          <table:table-cell table:number-columns-repeated="19"/>
        </table:table-row>
        <table:table-row table:style-name="ro2">
          <table:table-cell office:value-type="string" calcext:value-type="string">
            <text:p>[KG]/[C4] I2-05-01</text:p>
          </table:table-cell>
          <table:table-cell office:value-type="string" calcext:value-type="string">
            <text:p>Weaving Knee Brace Breathable Sleeve Support For Gym Jogging Sports (S, Black)</text:p>
          </table:table-cell>
          <table:table-cell office:value-type="string" calcext:value-type="string">
            <text:p>Generic</text:p>
          </table:table-cell>
          <table:table-cell office:value-type="string" calcext:value-type="string">
            <text:p>kogan:44756</text:p>
          </table:table-cell>
          <table:table-cell office:value-type="float" office:value="0" calcext:value-type="float">
            <text:p>0</text:p>
          </table:table-cell>
          <table:table-cell office:value-type="float" office:value="7.9" calcext:value-type="float">
            <text:p>7.9</text:p>
          </table:table-cell>
          <table:table-cell office:value-type="float" office:value="0" calcext:value-type="float">
            <text:p>0</text:p>
          </table:table-cell>
          <table:table-cell office:value-type="string" calcext:value-type="string">
            <text:p>https://i.ebayimg.com/images/g/W3cAAOSwHxhky3u3/s-l1600.jpg | https://i.ebayimg.com/images/g/MhAAAOSwn3dlG28p/s-l1600.jpg | https://i.ebayimg.com/images/g/wI8AAOSwtn1lG28r/s-l1600.jpg | https://i.ebayimg.com/images/g/j7UAAOSwUZNlG28s/s-l1600.jpg | https://i.ebayimg.com/images/g/~JIAAOSwOnxlG28o/s-l1600.jpg | https://i.ebayimg.com/images/g/3NIAAOSwbiJlG28n/s-l1600.jpg</text:p>
          </table:table-cell>
          <table:table-cell office:value-type="string" calcext:value-type="string">
            <text:p>- Weaving 3D Knee Brace Support</text:p>
            <text:p/>
            <text:p>- Designed to provide support and relief for the knee during various physical activities, including sports, gym workouts, and jogging.</text:p>
            <text:p/>
            <text:p>- The knee brace features a 3D weaving design, which offers excellent breathability and comfort during wear.</text:p>
            <text:p/>
            <text:p>- Made with high-quality materials for durability and long-lasting performance.</text:p>
            <text:p/>
            <text:p>- The brace provides compression and stability to the knee joint, helping to alleviate pain and discomfort associated with knee injuries or conditions.</text:p>
            <text:p/>
            <text:p>- Suitable for individuals with knee pain, joint strains, arthritis, or other knee-related issues.</text:p>
            <text:p/>
            <text:p>- The breathable sleeve allows air circulation, reducing sweat and preventing discomfort during intense physical activities.</text:p>
            <text:p/>
            <text:p>- The knee brace is adjustable, ensuring a customized fit for different knee sizes and preferences.</text:p>
            <text:p/>
            <text:p>- Ideal for athletes, gym-goers, and fitness enthusiasts looking to protect and support their knees during workouts and sports activities.</text:p>
            <text:p/>
            <text:p>- The Weaving 3D Knee Brace Support Breathable Sleeve Gym Sports Jogging Joint Pain is a practical and reliable solution for providing knee support and stability during various physical activities, promoting a comfortable and pain-free experience.</text:p>
          </table:table-cell>
          <table:table-cell office:value-type="string" calcext:value-type="string">
            <text:p>1x Knee Brace </text:p>
          </table:table-cell>
          <table:table-cell table:number-columns-repeated="2"/>
          <table:table-cell office:value-type="float" office:value="2" calcext:value-type="float">
            <text:p>2</text:p>
          </table:table-cell>
          <table:table-cell office:value-type="string" calcext:value-type="string">
            <text:p>AU</text:p>
          </table:table-cell>
          <table:table-cell office:value-type="string" calcext:value-type="string">
            <text:p>KNEE-SUP-BLACK</text:p>
          </table:table-cell>
          <table:table-cell office:value-type="string" calcext:value-type="string">
            <text:p>Weaving Knee Brace Breathable Sleeve Support For Gym Jogging Sports (Black)</text:p>
          </table:table-cell>
          <table:table-cell office:value-type="string" calcext:value-type="string">
            <text:p>Size</text:p>
          </table:table-cell>
          <table:table-cell office:value-type="string" calcext:value-type="string">
            <text:p>General</text:p>
          </table:table-cell>
          <table:table-cell office:value-type="string" calcext:value-type="string">
            <text:p>S</text:p>
          </table:table-cell>
        </table:table-row>
        <table:table-row table:style-name="ro2">
          <table:table-cell office:value-type="string" calcext:value-type="string">
            <text:p>[KG]/[C4] I2-06-01</text:p>
          </table:table-cell>
          <table:table-cell office:value-type="string" calcext:value-type="string">
            <text:p>Weaving Knee Brace Breathable Sleeve Support For Gym Jogging Sports (M, Black)</text:p>
          </table:table-cell>
          <table:table-cell office:value-type="string" calcext:value-type="string">
            <text:p>Generic</text:p>
          </table:table-cell>
          <table:table-cell office:value-type="string" calcext:value-type="string">
            <text:p>kogan:44756</text:p>
          </table:table-cell>
          <table:table-cell office:value-type="float" office:value="20" calcext:value-type="float">
            <text:p>20</text:p>
          </table:table-cell>
          <table:table-cell office:value-type="float" office:value="7.9" calcext:value-type="float">
            <text:p>7.9</text:p>
          </table:table-cell>
          <table:table-cell office:value-type="float" office:value="0" calcext:value-type="float">
            <text:p>0</text:p>
          </table:table-cell>
          <table:table-cell office:value-type="string" calcext:value-type="string">
            <text:p>https://i.ebayimg.com/images/g/W3cAAOSwHxhky3u3/s-l1600.jpg | https://i.ebayimg.com/images/g/MhAAAOSwn3dlG28p/s-l1600.jpg | https://i.ebayimg.com/images/g/wI8AAOSwtn1lG28r/s-l1600.jpg | https://i.ebayimg.com/images/g/j7UAAOSwUZNlG28s/s-l1600.jpg | https://i.ebayimg.com/images/g/~JIAAOSwOnxlG28o/s-l1600.jpg | https://i.ebayimg.com/images/g/3NIAAOSwbiJlG28n/s-l1600.jpg</text:p>
          </table:table-cell>
          <table:table-cell office:value-type="string" calcext:value-type="string">
            <text:p>- Weaving 3D Knee Brace Support</text:p>
            <text:p/>
            <text:p>- Designed to provide support and relief for the knee during various physical activities, including sports, gym workouts, and jogging.</text:p>
            <text:p/>
            <text:p>- The knee brace features a 3D weaving design, which offers excellent breathability and comfort during wear.</text:p>
            <text:p/>
            <text:p>- Made with high-quality materials for durability and long-lasting performance.</text:p>
            <text:p/>
            <text:p>- The brace provides compression and stability to the knee joint, helping to alleviate pain and discomfort associated with knee injuries or conditions.</text:p>
            <text:p/>
            <text:p>- Suitable for individuals with knee pain, joint strains, arthritis, or other knee-related issues.</text:p>
            <text:p/>
            <text:p>- The breathable sleeve allows air circulation, reducing sweat and preventing discomfort during intense physical activities.</text:p>
            <text:p/>
            <text:p>- The knee brace is adjustable, ensuring a customized fit for different knee sizes and preferences.</text:p>
            <text:p/>
            <text:p>- Ideal for athletes, gym-goers, and fitness enthusiasts looking to protect and support their knees during workouts and sports activities.</text:p>
            <text:p/>
            <text:p>- The Weaving 3D Knee Brace Support Breathable Sleeve Gym Sports Jogging Joint Pain is a practical and reliable solution for providing knee support and stability during various physical activities, promoting a comfortable and pain-free experience.</text:p>
          </table:table-cell>
          <table:table-cell office:value-type="string" calcext:value-type="string">
            <text:p>1x Knee Brace </text:p>
          </table:table-cell>
          <table:table-cell table:number-columns-repeated="2"/>
          <table:table-cell office:value-type="float" office:value="2" calcext:value-type="float">
            <text:p>2</text:p>
          </table:table-cell>
          <table:table-cell office:value-type="string" calcext:value-type="string">
            <text:p>AU</text:p>
          </table:table-cell>
          <table:table-cell office:value-type="string" calcext:value-type="string">
            <text:p>KNEE-SUP-BLACK</text:p>
          </table:table-cell>
          <table:table-cell office:value-type="string" calcext:value-type="string">
            <text:p>Weaving Knee Brace Breathable Sleeve Support For Gym Jogging Sports (Black)</text:p>
          </table:table-cell>
          <table:table-cell office:value-type="string" calcext:value-type="string">
            <text:p>Size</text:p>
          </table:table-cell>
          <table:table-cell office:value-type="string" calcext:value-type="string">
            <text:p>General</text:p>
          </table:table-cell>
          <table:table-cell office:value-type="string" calcext:value-type="string">
            <text:p>M</text:p>
          </table:table-cell>
        </table:table-row>
        <table:table-row table:style-name="ro2">
          <table:table-cell office:value-type="string" calcext:value-type="string">
            <text:p>[KG]/[C4] I2-05-02</text:p>
          </table:table-cell>
          <table:table-cell office:value-type="string" calcext:value-type="string">
            <text:p>Weaving Knee Brace Breathable Sleeve Support For Gym Jogging Sports (L, Black)</text:p>
          </table:table-cell>
          <table:table-cell office:value-type="string" calcext:value-type="string">
            <text:p>Generic</text:p>
          </table:table-cell>
          <table:table-cell office:value-type="string" calcext:value-type="string">
            <text:p>kogan:44756</text:p>
          </table:table-cell>
          <table:table-cell office:value-type="float" office:value="20" calcext:value-type="float">
            <text:p>20</text:p>
          </table:table-cell>
          <table:table-cell office:value-type="float" office:value="7.9" calcext:value-type="float">
            <text:p>7.9</text:p>
          </table:table-cell>
          <table:table-cell office:value-type="float" office:value="0" calcext:value-type="float">
            <text:p>0</text:p>
          </table:table-cell>
          <table:table-cell office:value-type="string" calcext:value-type="string">
            <text:p>https://i.ebayimg.com/images/g/W3cAAOSwHxhky3u3/s-l1600.jpg | https://i.ebayimg.com/images/g/MhAAAOSwn3dlG28p/s-l1600.jpg | https://i.ebayimg.com/images/g/wI8AAOSwtn1lG28r/s-l1600.jpg | https://i.ebayimg.com/images/g/j7UAAOSwUZNlG28s/s-l1600.jpg | https://i.ebayimg.com/images/g/~JIAAOSwOnxlG28o/s-l1600.jpg | https://i.ebayimg.com/images/g/3NIAAOSwbiJlG28n/s-l1600.jpg</text:p>
          </table:table-cell>
          <table:table-cell office:value-type="string" calcext:value-type="string">
            <text:p>- Weaving 3D Knee Brace Support</text:p>
            <text:p/>
            <text:p>- Designed to provide support and relief for the knee during various physical activities, including sports, gym workouts, and jogging.</text:p>
            <text:p/>
            <text:p>- The knee brace features a 3D weaving design, which offers excellent breathability and comfort during wear.</text:p>
            <text:p/>
            <text:p>- Made with high-quality materials for durability and long-lasting performance.</text:p>
            <text:p/>
            <text:p>- The brace provides compression and stability to the knee joint, helping to alleviate pain and discomfort associated with knee injuries or conditions.</text:p>
            <text:p/>
            <text:p>- Suitable for individuals with knee pain, joint strains, arthritis, or other knee-related issues.</text:p>
            <text:p/>
            <text:p>- The breathable sleeve allows air circulation, reducing sweat and preventing discomfort during intense physical activities.</text:p>
            <text:p/>
            <text:p>- The knee brace is adjustable, ensuring a customized fit for different knee sizes and preferences.</text:p>
            <text:p/>
            <text:p>- Ideal for athletes, gym-goers, and fitness enthusiasts looking to protect and support their knees during workouts and sports activities.</text:p>
            <text:p/>
            <text:p>- The Weaving 3D Knee Brace Support Breathable Sleeve Gym Sports Jogging Joint Pain is a practical and reliable solution for providing knee support and stability during various physical activities, promoting a comfortable and pain-free experience.</text:p>
          </table:table-cell>
          <table:table-cell office:value-type="string" calcext:value-type="string">
            <text:p>1x Knee Brace </text:p>
          </table:table-cell>
          <table:table-cell table:number-columns-repeated="2"/>
          <table:table-cell office:value-type="float" office:value="2" calcext:value-type="float">
            <text:p>2</text:p>
          </table:table-cell>
          <table:table-cell office:value-type="string" calcext:value-type="string">
            <text:p>AU</text:p>
          </table:table-cell>
          <table:table-cell office:value-type="string" calcext:value-type="string">
            <text:p>KNEE-SUP-BLACK</text:p>
          </table:table-cell>
          <table:table-cell office:value-type="string" calcext:value-type="string">
            <text:p>Weaving Knee Brace Breathable Sleeve Support For Gym Jogging Sports (Black)</text:p>
          </table:table-cell>
          <table:table-cell office:value-type="string" calcext:value-type="string">
            <text:p>Size</text:p>
          </table:table-cell>
          <table:table-cell office:value-type="string" calcext:value-type="string">
            <text:p>General</text:p>
          </table:table-cell>
          <table:table-cell office:value-type="string" calcext:value-type="string">
            <text:p>L</text:p>
          </table:table-cell>
        </table:table-row>
        <table:table-row table:style-name="ro2">
          <table:table-cell office:value-type="string" calcext:value-type="string">
            <text:p>[KG]/[C4] I2-06-02</text:p>
          </table:table-cell>
          <table:table-cell office:value-type="string" calcext:value-type="string">
            <text:p>Weaving Knee Brace Breathable Sleeve Support For Gym Jogging Sports (XL, Black)</text:p>
          </table:table-cell>
          <table:table-cell office:value-type="string" calcext:value-type="string">
            <text:p>Generic</text:p>
          </table:table-cell>
          <table:table-cell office:value-type="string" calcext:value-type="string">
            <text:p>kogan:44756</text:p>
          </table:table-cell>
          <table:table-cell office:value-type="float" office:value="20" calcext:value-type="float">
            <text:p>20</text:p>
          </table:table-cell>
          <table:table-cell office:value-type="float" office:value="7.9" calcext:value-type="float">
            <text:p>7.9</text:p>
          </table:table-cell>
          <table:table-cell office:value-type="float" office:value="0" calcext:value-type="float">
            <text:p>0</text:p>
          </table:table-cell>
          <table:table-cell office:value-type="string" calcext:value-type="string">
            <text:p>https://i.ebayimg.com/images/g/W3cAAOSwHxhky3u3/s-l1600.jpg | https://i.ebayimg.com/images/g/MhAAAOSwn3dlG28p/s-l1600.jpg | https://i.ebayimg.com/images/g/wI8AAOSwtn1lG28r/s-l1600.jpg | https://i.ebayimg.com/images/g/j7UAAOSwUZNlG28s/s-l1600.jpg | https://i.ebayimg.com/images/g/~JIAAOSwOnxlG28o/s-l1600.jpg | https://i.ebayimg.com/images/g/3NIAAOSwbiJlG28n/s-l1600.jpg</text:p>
          </table:table-cell>
          <table:table-cell office:value-type="string" calcext:value-type="string">
            <text:p>- Weaving 3D Knee Brace Support</text:p>
            <text:p/>
            <text:p>- Designed to provide support and relief for the knee during various physical activities, including sports, gym workouts, and jogging.</text:p>
            <text:p/>
            <text:p>- The knee brace features a 3D weaving design, which offers excellent breathability and comfort during wear.</text:p>
            <text:p/>
            <text:p>- Made with high-quality materials for durability and long-lasting performance.</text:p>
            <text:p/>
            <text:p>- The brace provides compression and stability to the knee joint, helping to alleviate pain and discomfort associated with knee injuries or conditions.</text:p>
            <text:p/>
            <text:p>- Suitable for individuals with knee pain, joint strains, arthritis, or other knee-related issues.</text:p>
            <text:p/>
            <text:p>- The breathable sleeve allows air circulation, reducing sweat and preventing discomfort during intense physical activities.</text:p>
            <text:p/>
            <text:p>- The knee brace is adjustable, ensuring a customized fit for different knee sizes and preferences.</text:p>
            <text:p/>
            <text:p>- Ideal for athletes, gym-goers, and fitness enthusiasts looking to protect and support their knees during workouts and sports activities.</text:p>
            <text:p/>
            <text:p>- The Weaving 3D Knee Brace Support Breathable Sleeve Gym Sports Jogging Joint Pain is a practical and reliable solution for providing knee support and stability during various physical activities, promoting a comfortable and pain-free experience.</text:p>
          </table:table-cell>
          <table:table-cell office:value-type="string" calcext:value-type="string">
            <text:p>1x Knee Brace </text:p>
          </table:table-cell>
          <table:table-cell table:number-columns-repeated="2"/>
          <table:table-cell office:value-type="float" office:value="2" calcext:value-type="float">
            <text:p>2</text:p>
          </table:table-cell>
          <table:table-cell office:value-type="string" calcext:value-type="string">
            <text:p>AU</text:p>
          </table:table-cell>
          <table:table-cell office:value-type="string" calcext:value-type="string">
            <text:p>KNEE-SUP-BLACK</text:p>
          </table:table-cell>
          <table:table-cell office:value-type="string" calcext:value-type="string">
            <text:p>Weaving Knee Brace Breathable Sleeve Support For Gym Jogging Sports (Black)</text:p>
          </table:table-cell>
          <table:table-cell office:value-type="string" calcext:value-type="string">
            <text:p>Size</text:p>
          </table:table-cell>
          <table:table-cell office:value-type="string" calcext:value-type="string">
            <text:p>General</text:p>
          </table:table-cell>
          <table:table-cell office:value-type="string" calcext:value-type="string">
            <text:p>XL</text:p>
          </table:table-cell>
        </table:table-row>
        <table:table-row table:style-name="ro2">
          <table:table-cell office:value-type="string" calcext:value-type="string">
            <text:p>[KG]/[C4] I2-05-03</text:p>
          </table:table-cell>
          <table:table-cell office:value-type="string" calcext:value-type="string">
            <text:p>Weaving Knee Brace Breathable Sleeve Support For Gym Jogging Sports (XXL, Black)</text:p>
          </table:table-cell>
          <table:table-cell office:value-type="string" calcext:value-type="string">
            <text:p>Generic</text:p>
          </table:table-cell>
          <table:table-cell office:value-type="string" calcext:value-type="string">
            <text:p>kogan:44756</text:p>
          </table:table-cell>
          <table:table-cell office:value-type="float" office:value="20" calcext:value-type="float">
            <text:p>20</text:p>
          </table:table-cell>
          <table:table-cell office:value-type="float" office:value="7.9" calcext:value-type="float">
            <text:p>7.9</text:p>
          </table:table-cell>
          <table:table-cell office:value-type="float" office:value="0" calcext:value-type="float">
            <text:p>0</text:p>
          </table:table-cell>
          <table:table-cell office:value-type="string" calcext:value-type="string">
            <text:p>https://i.ebayimg.com/images/g/W3cAAOSwHxhky3u3/s-l1600.jpg | https://i.ebayimg.com/images/g/MhAAAOSwn3dlG28p/s-l1600.jpg | https://i.ebayimg.com/images/g/wI8AAOSwtn1lG28r/s-l1600.jpg | https://i.ebayimg.com/images/g/j7UAAOSwUZNlG28s/s-l1600.jpg | https://i.ebayimg.com/images/g/~JIAAOSwOnxlG28o/s-l1600.jpg | https://i.ebayimg.com/images/g/3NIAAOSwbiJlG28n/s-l1600.jpg</text:p>
          </table:table-cell>
          <table:table-cell office:value-type="string" calcext:value-type="string">
            <text:p>- Weaving 3D Knee Brace Support</text:p>
            <text:p/>
            <text:p>- Designed to provide support and relief for the knee during various physical activities, including sports, gym workouts, and jogging.</text:p>
            <text:p/>
            <text:p>- The knee brace features a 3D weaving design, which offers excellent breathability and comfort during wear.</text:p>
            <text:p/>
            <text:p>- Made with high-quality materials for durability and long-lasting performance.</text:p>
            <text:p/>
            <text:p>- The brace provides compression and stability to the knee joint, helping to alleviate pain and discomfort associated with knee injuries or conditions.</text:p>
            <text:p/>
            <text:p>- Suitable for individuals with knee pain, joint strains, arthritis, or other knee-related issues.</text:p>
            <text:p/>
            <text:p>- The breathable sleeve allows air circulation, reducing sweat and preventing discomfort during intense physical activities.</text:p>
            <text:p/>
            <text:p>- The knee brace is adjustable, ensuring a customized fit for different knee sizes and preferences.</text:p>
            <text:p/>
            <text:p>- Ideal for athletes, gym-goers, and fitness enthusiasts looking to protect and support their knees during workouts and sports activities.</text:p>
            <text:p/>
            <text:p>- The Weaving 3D Knee Brace Support Breathable Sleeve Gym Sports Jogging Joint Pain is a practical and reliable solution for providing knee support and stability during various physical activities, promoting a comfortable and pain-free experience.</text:p>
          </table:table-cell>
          <table:table-cell office:value-type="string" calcext:value-type="string">
            <text:p>1x Knee Brace </text:p>
          </table:table-cell>
          <table:table-cell table:number-columns-repeated="2"/>
          <table:table-cell office:value-type="float" office:value="2" calcext:value-type="float">
            <text:p>2</text:p>
          </table:table-cell>
          <table:table-cell office:value-type="string" calcext:value-type="string">
            <text:p>AU</text:p>
          </table:table-cell>
          <table:table-cell office:value-type="string" calcext:value-type="string">
            <text:p>KNEE-SUP-BLACK</text:p>
          </table:table-cell>
          <table:table-cell office:value-type="string" calcext:value-type="string">
            <text:p>Weaving Knee Brace Breathable Sleeve Support For Gym Jogging Sports (Black)</text:p>
          </table:table-cell>
          <table:table-cell office:value-type="string" calcext:value-type="string">
            <text:p>Size</text:p>
          </table:table-cell>
          <table:table-cell office:value-type="string" calcext:value-type="string">
            <text:p>General</text:p>
          </table:table-cell>
          <table:table-cell office:value-type="string" calcext:value-type="string">
            <text:p>XXL</text:p>
          </table:table-cell>
        </table:table-row>
        <table:table-row table:style-name="ro2">
          <table:table-cell office:value-type="string" calcext:value-type="string">
            <text:p>[KG]/[C4] I2-06-03</text:p>
          </table:table-cell>
          <table:table-cell office:value-type="string" calcext:value-type="string">
            <text:p>Weaving Knee Brace Breathable Sleeve Support For Gym Jogging Sports (XXXL, Black)</text:p>
          </table:table-cell>
          <table:table-cell office:value-type="string" calcext:value-type="string">
            <text:p>Generic</text:p>
          </table:table-cell>
          <table:table-cell office:value-type="string" calcext:value-type="string">
            <text:p>kogan:44756</text:p>
          </table:table-cell>
          <table:table-cell office:value-type="float" office:value="0" calcext:value-type="float">
            <text:p>0</text:p>
          </table:table-cell>
          <table:table-cell office:value-type="float" office:value="7.9" calcext:value-type="float">
            <text:p>7.9</text:p>
          </table:table-cell>
          <table:table-cell office:value-type="float" office:value="0" calcext:value-type="float">
            <text:p>0</text:p>
          </table:table-cell>
          <table:table-cell office:value-type="string" calcext:value-type="string">
            <text:p>https://i.ebayimg.com/images/g/W3cAAOSwHxhky3u3/s-l1600.jpg | https://i.ebayimg.com/images/g/MhAAAOSwn3dlG28p/s-l1600.jpg | https://i.ebayimg.com/images/g/wI8AAOSwtn1lG28r/s-l1600.jpg | https://i.ebayimg.com/images/g/j7UAAOSwUZNlG28s/s-l1600.jpg | https://i.ebayimg.com/images/g/~JIAAOSwOnxlG28o/s-l1600.jpg | https://i.ebayimg.com/images/g/3NIAAOSwbiJlG28n/s-l1600.jpg</text:p>
          </table:table-cell>
          <table:table-cell office:value-type="string" calcext:value-type="string">
            <text:p>- Weaving 3D Knee Brace Support</text:p>
            <text:p/>
            <text:p>- Designed to provide support and relief for the knee during various physical activities, including sports, gym workouts, and jogging.</text:p>
            <text:p/>
            <text:p>- The knee brace features a 3D weaving design, which offers excellent breathability and comfort during wear.</text:p>
            <text:p/>
            <text:p>- Made with high-quality materials for durability and long-lasting performance.</text:p>
            <text:p/>
            <text:p>- The brace provides compression and stability to the knee joint, helping to alleviate pain and discomfort associated with knee injuries or conditions.</text:p>
            <text:p/>
            <text:p>- Suitable for individuals with knee pain, joint strains, arthritis, or other knee-related issues.</text:p>
            <text:p/>
            <text:p>- The breathable sleeve allows air circulation, reducing sweat and preventing discomfort during intense physical activities.</text:p>
            <text:p/>
            <text:p>- The knee brace is adjustable, ensuring a customized fit for different knee sizes and preferences.</text:p>
            <text:p/>
            <text:p>- Ideal for athletes, gym-goers, and fitness enthusiasts looking to protect and support their knees during workouts and sports activities.</text:p>
            <text:p/>
            <text:p>- The Weaving 3D Knee Brace Support Breathable Sleeve Gym Sports Jogging Joint Pain is a practical and reliable solution for providing knee support and stability during various physical activities, promoting a comfortable and pain-free experience.</text:p>
          </table:table-cell>
          <table:table-cell office:value-type="string" calcext:value-type="string">
            <text:p>1x Knee Brace </text:p>
          </table:table-cell>
          <table:table-cell table:number-columns-repeated="2"/>
          <table:table-cell office:value-type="float" office:value="2" calcext:value-type="float">
            <text:p>2</text:p>
          </table:table-cell>
          <table:table-cell office:value-type="string" calcext:value-type="string">
            <text:p>AU</text:p>
          </table:table-cell>
          <table:table-cell office:value-type="string" calcext:value-type="string">
            <text:p>KNEE-SUP-BLACK</text:p>
          </table:table-cell>
          <table:table-cell office:value-type="string" calcext:value-type="string">
            <text:p>Weaving Knee Brace Breathable Sleeve Support For Gym Jogging Sports (Black)</text:p>
          </table:table-cell>
          <table:table-cell office:value-type="string" calcext:value-type="string">
            <text:p>Size</text:p>
          </table:table-cell>
          <table:table-cell office:value-type="string" calcext:value-type="string">
            <text:p>General</text:p>
          </table:table-cell>
          <table:table-cell office:value-type="string" calcext:value-type="string">
            <text:p>XXXL</text:p>
          </table:table-cell>
        </table:table-row>
        <table:table-row table:style-name="ro2">
          <table:table-cell office:value-type="string" calcext:value-type="string">
            <text:p>[KG]/[C4] I2-05-04</text:p>
          </table:table-cell>
          <table:table-cell office:value-type="string" calcext:value-type="string">
            <text:p>Weaving Knee Brace Breathable Sleeve Support For Gym Jogging Sports (S, Orange)</text:p>
          </table:table-cell>
          <table:table-cell office:value-type="string" calcext:value-type="string">
            <text:p>Generic</text:p>
          </table:table-cell>
          <table:table-cell office:value-type="string" calcext:value-type="string">
            <text:p>kogan:44756</text:p>
          </table:table-cell>
          <table:table-cell office:value-type="float" office:value="0" calcext:value-type="float">
            <text:p>0</text:p>
          </table:table-cell>
          <table:table-cell office:value-type="float" office:value="7.9" calcext:value-type="float">
            <text:p>7.9</text:p>
          </table:table-cell>
          <table:table-cell office:value-type="float" office:value="0" calcext:value-type="float">
            <text:p>0</text:p>
          </table:table-cell>
          <table:table-cell office:value-type="string" calcext:value-type="string">
            <text:p>https://i.ebayimg.com/images/g/kscAAOSwKflky3u5/s-l1600.jpg | https://i.ebayimg.com/images/g/MhAAAOSwn3dlG28p/s-l1600.jpg | https://i.ebayimg.com/images/g/wI8AAOSwtn1lG28r/s-l1600.jpg | https://i.ebayimg.com/images/g/j7UAAOSwUZNlG28s/s-l1600.jpg | https://i.ebayimg.com/images/g/~JIAAOSwOnxlG28o/s-l1600.jpg | https://i.ebayimg.com/images/g/3NIAAOSwbiJlG28n/s-l1600.jpg</text:p>
          </table:table-cell>
          <table:table-cell office:value-type="string" calcext:value-type="string">
            <text:p>- Weaving 3D Knee Brace Support</text:p>
            <text:p/>
            <text:p>- Designed to provide support and relief for the knee during various physical activities, including sports, gym workouts, and jogging.</text:p>
            <text:p/>
            <text:p>- The knee brace features a 3D weaving design, which offers excellent breathability and comfort during wear.</text:p>
            <text:p/>
            <text:p>- Made with high-quality materials for durability and long-lasting performance.</text:p>
            <text:p/>
            <text:p>- The brace provides compression and stability to the knee joint, helping to alleviate pain and discomfort associated with knee injuries or conditions.</text:p>
            <text:p/>
            <text:p>- Suitable for individuals with knee pain, joint strains, arthritis, or other knee-related issues.</text:p>
            <text:p/>
            <text:p>- The breathable sleeve allows air circulation, reducing sweat and preventing discomfort during intense physical activities.</text:p>
            <text:p/>
            <text:p>- The knee brace is adjustable, ensuring a customized fit for different knee sizes and preferences.</text:p>
            <text:p/>
            <text:p>- Ideal for athletes, gym-goers, and fitness enthusiasts looking to protect and support their knees during workouts and sports activities.</text:p>
            <text:p/>
            <text:p>- The Weaving 3D Knee Brace Support Breathable Sleeve Gym Sports Jogging Joint Pain is a practical and reliable solution for providing knee support and stability during various physical activities, promoting a comfortable and pain-free experience.</text:p>
          </table:table-cell>
          <table:table-cell office:value-type="string" calcext:value-type="string">
            <text:p>1x Knee Brace </text:p>
          </table:table-cell>
          <table:table-cell table:number-columns-repeated="2"/>
          <table:table-cell office:value-type="float" office:value="2" calcext:value-type="float">
            <text:p>2</text:p>
          </table:table-cell>
          <table:table-cell office:value-type="string" calcext:value-type="string">
            <text:p>AU</text:p>
          </table:table-cell>
          <table:table-cell office:value-type="string" calcext:value-type="string">
            <text:p>KNEE-SUP-ORANGE</text:p>
          </table:table-cell>
          <table:table-cell office:value-type="string" calcext:value-type="string">
            <text:p>Weaving Knee Brace Breathable Sleeve Support For Gym Jogging Sports (Orange)</text:p>
          </table:table-cell>
          <table:table-cell office:value-type="string" calcext:value-type="string">
            <text:p>Size</text:p>
          </table:table-cell>
          <table:table-cell office:value-type="string" calcext:value-type="string">
            <text:p>General</text:p>
          </table:table-cell>
          <table:table-cell office:value-type="string" calcext:value-type="string">
            <text:p>S</text:p>
          </table:table-cell>
        </table:table-row>
        <table:table-row table:style-name="ro2">
          <table:table-cell office:value-type="string" calcext:value-type="string">
            <text:p>[KG]/[C4] I2-06-04</text:p>
          </table:table-cell>
          <table:table-cell office:value-type="string" calcext:value-type="string">
            <text:p>Weaving Knee Brace Breathable Sleeve Support For Gym Jogging Sports (M, Orange)</text:p>
          </table:table-cell>
          <table:table-cell office:value-type="string" calcext:value-type="string">
            <text:p>Generic</text:p>
          </table:table-cell>
          <table:table-cell office:value-type="string" calcext:value-type="string">
            <text:p>kogan:44756</text:p>
          </table:table-cell>
          <table:table-cell office:value-type="float" office:value="0" calcext:value-type="float">
            <text:p>0</text:p>
          </table:table-cell>
          <table:table-cell office:value-type="float" office:value="7.9" calcext:value-type="float">
            <text:p>7.9</text:p>
          </table:table-cell>
          <table:table-cell office:value-type="float" office:value="0" calcext:value-type="float">
            <text:p>0</text:p>
          </table:table-cell>
          <table:table-cell office:value-type="string" calcext:value-type="string">
            <text:p>https://i.ebayimg.com/images/g/kscAAOSwKflky3u5/s-l1600.jpg | https://i.ebayimg.com/images/g/MhAAAOSwn3dlG28p/s-l1600.jpg | https://i.ebayimg.com/images/g/wI8AAOSwtn1lG28r/s-l1600.jpg | https://i.ebayimg.com/images/g/j7UAAOSwUZNlG28s/s-l1600.jpg | https://i.ebayimg.com/images/g/~JIAAOSwOnxlG28o/s-l1600.jpg | https://i.ebayimg.com/images/g/3NIAAOSwbiJlG28n/s-l1600.jpg</text:p>
          </table:table-cell>
          <table:table-cell office:value-type="string" calcext:value-type="string">
            <text:p>- Weaving 3D Knee Brace Support</text:p>
            <text:p/>
            <text:p>- Designed to provide support and relief for the knee during various physical activities, including sports, gym workouts, and jogging.</text:p>
            <text:p/>
            <text:p>- The knee brace features a 3D weaving design, which offers excellent breathability and comfort during wear.</text:p>
            <text:p/>
            <text:p>- Made with high-quality materials for durability and long-lasting performance.</text:p>
            <text:p/>
            <text:p>- The brace provides compression and stability to the knee joint, helping to alleviate pain and discomfort associated with knee injuries or conditions.</text:p>
            <text:p/>
            <text:p>- Suitable for individuals with knee pain, joint strains, arthritis, or other knee-related issues.</text:p>
            <text:p/>
            <text:p>- The breathable sleeve allows air circulation, reducing sweat and preventing discomfort during intense physical activities.</text:p>
            <text:p/>
            <text:p>- The knee brace is adjustable, ensuring a customized fit for different knee sizes and preferences.</text:p>
            <text:p/>
            <text:p>- Ideal for athletes, gym-goers, and fitness enthusiasts looking to protect and support their knees during workouts and sports activities.</text:p>
            <text:p/>
            <text:p>- The Weaving 3D Knee Brace Support Breathable Sleeve Gym Sports Jogging Joint Pain is a practical and reliable solution for providing knee support and stability during various physical activities, promoting a comfortable and pain-free experience.</text:p>
          </table:table-cell>
          <table:table-cell office:value-type="string" calcext:value-type="string">
            <text:p>1x Knee Brace </text:p>
          </table:table-cell>
          <table:table-cell table:number-columns-repeated="2"/>
          <table:table-cell office:value-type="float" office:value="2" calcext:value-type="float">
            <text:p>2</text:p>
          </table:table-cell>
          <table:table-cell office:value-type="string" calcext:value-type="string">
            <text:p>AU</text:p>
          </table:table-cell>
          <table:table-cell office:value-type="string" calcext:value-type="string">
            <text:p>KNEE-SUP-ORANGE</text:p>
          </table:table-cell>
          <table:table-cell office:value-type="string" calcext:value-type="string">
            <text:p>Weaving Knee Brace Breathable Sleeve Support For Gym Jogging Sports (Orange)</text:p>
          </table:table-cell>
          <table:table-cell office:value-type="string" calcext:value-type="string">
            <text:p>Size</text:p>
          </table:table-cell>
          <table:table-cell office:value-type="string" calcext:value-type="string">
            <text:p>General</text:p>
          </table:table-cell>
          <table:table-cell office:value-type="string" calcext:value-type="string">
            <text:p>M</text:p>
          </table:table-cell>
        </table:table-row>
        <table:table-row table:style-name="ro2">
          <table:table-cell office:value-type="string" calcext:value-type="string">
            <text:p>[KG]/[C4] I2-05-05</text:p>
          </table:table-cell>
          <table:table-cell office:value-type="string" calcext:value-type="string">
            <text:p>Weaving Knee Brace Breathable Sleeve Support For Gym Jogging Sports (L, Orange)</text:p>
          </table:table-cell>
          <table:table-cell office:value-type="string" calcext:value-type="string">
            <text:p>Generic</text:p>
          </table:table-cell>
          <table:table-cell office:value-type="string" calcext:value-type="string">
            <text:p>kogan:44756</text:p>
          </table:table-cell>
          <table:table-cell office:value-type="float" office:value="20" calcext:value-type="float">
            <text:p>20</text:p>
          </table:table-cell>
          <table:table-cell office:value-type="float" office:value="7.9" calcext:value-type="float">
            <text:p>7.9</text:p>
          </table:table-cell>
          <table:table-cell office:value-type="float" office:value="0" calcext:value-type="float">
            <text:p>0</text:p>
          </table:table-cell>
          <table:table-cell office:value-type="string" calcext:value-type="string">
            <text:p>https://i.ebayimg.com/images/g/kscAAOSwKflky3u5/s-l1600.jpg | https://i.ebayimg.com/images/g/MhAAAOSwn3dlG28p/s-l1600.jpg | https://i.ebayimg.com/images/g/wI8AAOSwtn1lG28r/s-l1600.jpg | https://i.ebayimg.com/images/g/j7UAAOSwUZNlG28s/s-l1600.jpg | https://i.ebayimg.com/images/g/~JIAAOSwOnxlG28o/s-l1600.jpg | https://i.ebayimg.com/images/g/3NIAAOSwbiJlG28n/s-l1600.jpg</text:p>
          </table:table-cell>
          <table:table-cell office:value-type="string" calcext:value-type="string">
            <text:p>- Weaving 3D Knee Brace Support</text:p>
            <text:p/>
            <text:p>- Designed to provide support and relief for the knee during various physical activities, including sports, gym workouts, and jogging.</text:p>
            <text:p/>
            <text:p>- The knee brace features a 3D weaving design, which offers excellent breathability and comfort during wear.</text:p>
            <text:p/>
            <text:p>- Made with high-quality materials for durability and long-lasting performance.</text:p>
            <text:p/>
            <text:p>- The brace provides compression and stability to the knee joint, helping to alleviate pain and discomfort associated with knee injuries or conditions.</text:p>
            <text:p/>
            <text:p>- Suitable for individuals with knee pain, joint strains, arthritis, or other knee-related issues.</text:p>
            <text:p/>
            <text:p>- The breathable sleeve allows air circulation, reducing sweat and preventing discomfort during intense physical activities.</text:p>
            <text:p/>
            <text:p>- The knee brace is adjustable, ensuring a customized fit for different knee sizes and preferences.</text:p>
            <text:p/>
            <text:p>- Ideal for athletes, gym-goers, and fitness enthusiasts looking to protect and support their knees during workouts and sports activities.</text:p>
            <text:p/>
            <text:p>- The Weaving 3D Knee Brace Support Breathable Sleeve Gym Sports Jogging Joint Pain is a practical and reliable solution for providing knee support and stability during various physical activities, promoting a comfortable and pain-free experience.</text:p>
          </table:table-cell>
          <table:table-cell office:value-type="string" calcext:value-type="string">
            <text:p>1x Knee Brace </text:p>
          </table:table-cell>
          <table:table-cell table:number-columns-repeated="2"/>
          <table:table-cell office:value-type="float" office:value="2" calcext:value-type="float">
            <text:p>2</text:p>
          </table:table-cell>
          <table:table-cell office:value-type="string" calcext:value-type="string">
            <text:p>AU</text:p>
          </table:table-cell>
          <table:table-cell office:value-type="string" calcext:value-type="string">
            <text:p>KNEE-SUP-ORANGE</text:p>
          </table:table-cell>
          <table:table-cell office:value-type="string" calcext:value-type="string">
            <text:p>Weaving Knee Brace Breathable Sleeve Support For Gym Jogging Sports (Orange)</text:p>
          </table:table-cell>
          <table:table-cell office:value-type="string" calcext:value-type="string">
            <text:p>Size</text:p>
          </table:table-cell>
          <table:table-cell office:value-type="string" calcext:value-type="string">
            <text:p>General</text:p>
          </table:table-cell>
          <table:table-cell office:value-type="string" calcext:value-type="string">
            <text:p>L</text:p>
          </table:table-cell>
        </table:table-row>
        <table:table-row table:style-name="ro2">
          <table:table-cell office:value-type="string" calcext:value-type="string">
            <text:p>[KG]/[C4] I2-06-05</text:p>
          </table:table-cell>
          <table:table-cell office:value-type="string" calcext:value-type="string">
            <text:p>Weaving Knee Brace Breathable Sleeve Support For Gym Jogging Sports (XL, Orange)</text:p>
          </table:table-cell>
          <table:table-cell office:value-type="string" calcext:value-type="string">
            <text:p>Generic</text:p>
          </table:table-cell>
          <table:table-cell office:value-type="string" calcext:value-type="string">
            <text:p>kogan:44756</text:p>
          </table:table-cell>
          <table:table-cell office:value-type="float" office:value="20" calcext:value-type="float">
            <text:p>20</text:p>
          </table:table-cell>
          <table:table-cell office:value-type="float" office:value="7.9" calcext:value-type="float">
            <text:p>7.9</text:p>
          </table:table-cell>
          <table:table-cell office:value-type="float" office:value="0" calcext:value-type="float">
            <text:p>0</text:p>
          </table:table-cell>
          <table:table-cell office:value-type="string" calcext:value-type="string">
            <text:p>https://i.ebayimg.com/images/g/kscAAOSwKflky3u5/s-l1600.jpg | https://i.ebayimg.com/images/g/MhAAAOSwn3dlG28p/s-l1600.jpg | https://i.ebayimg.com/images/g/wI8AAOSwtn1lG28r/s-l1600.jpg | https://i.ebayimg.com/images/g/j7UAAOSwUZNlG28s/s-l1600.jpg | https://i.ebayimg.com/images/g/~JIAAOSwOnxlG28o/s-l1600.jpg | https://i.ebayimg.com/images/g/3NIAAOSwbiJlG28n/s-l1600.jpg</text:p>
          </table:table-cell>
          <table:table-cell office:value-type="string" calcext:value-type="string">
            <text:p>- Weaving 3D Knee Brace Support</text:p>
            <text:p/>
            <text:p>- Designed to provide support and relief for the knee during various physical activities, including sports, gym workouts, and jogging.</text:p>
            <text:p/>
            <text:p>- The knee brace features a 3D weaving design, which offers excellent breathability and comfort during wear.</text:p>
            <text:p/>
            <text:p>- Made with high-quality materials for durability and long-lasting performance.</text:p>
            <text:p/>
            <text:p>- The brace provides compression and stability to the knee joint, helping to alleviate pain and discomfort associated with knee injuries or conditions.</text:p>
            <text:p/>
            <text:p>- Suitable for individuals with knee pain, joint strains, arthritis, or other knee-related issues.</text:p>
            <text:p/>
            <text:p>- The breathable sleeve allows air circulation, reducing sweat and preventing discomfort during intense physical activities.</text:p>
            <text:p/>
            <text:p>- The knee brace is adjustable, ensuring a customized fit for different knee sizes and preferences.</text:p>
            <text:p/>
            <text:p>- Ideal for athletes, gym-goers, and fitness enthusiasts looking to protect and support their knees during workouts and sports activities.</text:p>
            <text:p/>
            <text:p>- The Weaving 3D Knee Brace Support Breathable Sleeve Gym Sports Jogging Joint Pain is a practical and reliable solution for providing knee support and stability during various physical activities, promoting a comfortable and pain-free experience.</text:p>
          </table:table-cell>
          <table:table-cell office:value-type="string" calcext:value-type="string">
            <text:p>1x Knee Brace </text:p>
          </table:table-cell>
          <table:table-cell table:number-columns-repeated="2"/>
          <table:table-cell office:value-type="float" office:value="2" calcext:value-type="float">
            <text:p>2</text:p>
          </table:table-cell>
          <table:table-cell office:value-type="string" calcext:value-type="string">
            <text:p>AU</text:p>
          </table:table-cell>
          <table:table-cell office:value-type="string" calcext:value-type="string">
            <text:p>KNEE-SUP-ORANGE</text:p>
          </table:table-cell>
          <table:table-cell office:value-type="string" calcext:value-type="string">
            <text:p>Weaving Knee Brace Breathable Sleeve Support For Gym Jogging Sports (Orange)</text:p>
          </table:table-cell>
          <table:table-cell office:value-type="string" calcext:value-type="string">
            <text:p>Size</text:p>
          </table:table-cell>
          <table:table-cell office:value-type="string" calcext:value-type="string">
            <text:p>General</text:p>
          </table:table-cell>
          <table:table-cell office:value-type="string" calcext:value-type="string">
            <text:p>XL</text:p>
          </table:table-cell>
        </table:table-row>
        <table:table-row table:style-name="ro2">
          <table:table-cell office:value-type="string" calcext:value-type="string">
            <text:p>[KG]/[C4] I2-05-06</text:p>
          </table:table-cell>
          <table:table-cell office:value-type="string" calcext:value-type="string">
            <text:p>Weaving Knee Brace Breathable Sleeve Support For Gym Jogging Sports (XXL, Orange)</text:p>
          </table:table-cell>
          <table:table-cell office:value-type="string" calcext:value-type="string">
            <text:p>Generic</text:p>
          </table:table-cell>
          <table:table-cell office:value-type="string" calcext:value-type="string">
            <text:p>kogan:44756</text:p>
          </table:table-cell>
          <table:table-cell office:value-type="float" office:value="20" calcext:value-type="float">
            <text:p>20</text:p>
          </table:table-cell>
          <table:table-cell office:value-type="float" office:value="7.9" calcext:value-type="float">
            <text:p>7.9</text:p>
          </table:table-cell>
          <table:table-cell office:value-type="float" office:value="0" calcext:value-type="float">
            <text:p>0</text:p>
          </table:table-cell>
          <table:table-cell office:value-type="string" calcext:value-type="string">
            <text:p>https://i.ebayimg.com/images/g/kscAAOSwKflky3u5/s-l1600.jpg | https://i.ebayimg.com/images/g/MhAAAOSwn3dlG28p/s-l1600.jpg | https://i.ebayimg.com/images/g/wI8AAOSwtn1lG28r/s-l1600.jpg | https://i.ebayimg.com/images/g/j7UAAOSwUZNlG28s/s-l1600.jpg | https://i.ebayimg.com/images/g/~JIAAOSwOnxlG28o/s-l1600.jpg | https://i.ebayimg.com/images/g/3NIAAOSwbiJlG28n/s-l1600.jpg</text:p>
          </table:table-cell>
          <table:table-cell office:value-type="string" calcext:value-type="string">
            <text:p>- Weaving 3D Knee Brace Support</text:p>
            <text:p/>
            <text:p>- Designed to provide support and relief for the knee during various physical activities, including sports, gym workouts, and jogging.</text:p>
            <text:p/>
            <text:p>- The knee brace features a 3D weaving design, which offers excellent breathability and comfort during wear.</text:p>
            <text:p/>
            <text:p>- Made with high-quality materials for durability and long-lasting performance.</text:p>
            <text:p/>
            <text:p>- The brace provides compression and stability to the knee joint, helping to alleviate pain and discomfort associated with knee injuries or conditions.</text:p>
            <text:p/>
            <text:p>- Suitable for individuals with knee pain, joint strains, arthritis, or other knee-related issues.</text:p>
            <text:p/>
            <text:p>- The breathable sleeve allows air circulation, reducing sweat and preventing discomfort during intense physical activities.</text:p>
            <text:p/>
            <text:p>- The knee brace is adjustable, ensuring a customized fit for different knee sizes and preferences.</text:p>
            <text:p/>
            <text:p>- Ideal for athletes, gym-goers, and fitness enthusiasts looking to protect and support their knees during workouts and sports activities.</text:p>
            <text:p/>
            <text:p>- The Weaving 3D Knee Brace Support Breathable Sleeve Gym Sports Jogging Joint Pain is a practical and reliable solution for providing knee support and stability during various physical activities, promoting a comfortable and pain-free experience.</text:p>
          </table:table-cell>
          <table:table-cell office:value-type="string" calcext:value-type="string">
            <text:p>1x Knee Brace </text:p>
          </table:table-cell>
          <table:table-cell table:number-columns-repeated="2"/>
          <table:table-cell office:value-type="float" office:value="2" calcext:value-type="float">
            <text:p>2</text:p>
          </table:table-cell>
          <table:table-cell office:value-type="string" calcext:value-type="string">
            <text:p>AU</text:p>
          </table:table-cell>
          <table:table-cell office:value-type="string" calcext:value-type="string">
            <text:p>KNEE-SUP-ORANGE</text:p>
          </table:table-cell>
          <table:table-cell office:value-type="string" calcext:value-type="string">
            <text:p>Weaving Knee Brace Breathable Sleeve Support For Gym Jogging Sports (Orange)</text:p>
          </table:table-cell>
          <table:table-cell office:value-type="string" calcext:value-type="string">
            <text:p>Size</text:p>
          </table:table-cell>
          <table:table-cell office:value-type="string" calcext:value-type="string">
            <text:p>General</text:p>
          </table:table-cell>
          <table:table-cell office:value-type="string" calcext:value-type="string">
            <text:p>XXL</text:p>
          </table:table-cell>
        </table:table-row>
        <table:table-row table:style-name="ro2">
          <table:table-cell office:value-type="string" calcext:value-type="string">
            <text:p>[KG]/[C4] I2-06-06</text:p>
          </table:table-cell>
          <table:table-cell office:value-type="string" calcext:value-type="string">
            <text:p>Weaving Knee Brace Breathable Sleeve Support For Gym Jogging Sports (XXXL, Orange)</text:p>
          </table:table-cell>
          <table:table-cell office:value-type="string" calcext:value-type="string">
            <text:p>Generic</text:p>
          </table:table-cell>
          <table:table-cell office:value-type="string" calcext:value-type="string">
            <text:p>kogan:44756</text:p>
          </table:table-cell>
          <table:table-cell office:value-type="float" office:value="20" calcext:value-type="float">
            <text:p>20</text:p>
          </table:table-cell>
          <table:table-cell office:value-type="float" office:value="7.9" calcext:value-type="float">
            <text:p>7.9</text:p>
          </table:table-cell>
          <table:table-cell office:value-type="float" office:value="0" calcext:value-type="float">
            <text:p>0</text:p>
          </table:table-cell>
          <table:table-cell office:value-type="string" calcext:value-type="string">
            <text:p>https://i.ebayimg.com/images/g/kscAAOSwKflky3u5/s-l1600.jpg | https://i.ebayimg.com/images/g/MhAAAOSwn3dlG28p/s-l1600.jpg | https://i.ebayimg.com/images/g/wI8AAOSwtn1lG28r/s-l1600.jpg | https://i.ebayimg.com/images/g/j7UAAOSwUZNlG28s/s-l1600.jpg | https://i.ebayimg.com/images/g/~JIAAOSwOnxlG28o/s-l1600.jpg | https://i.ebayimg.com/images/g/3NIAAOSwbiJlG28n/s-l1600.jpg</text:p>
          </table:table-cell>
          <table:table-cell office:value-type="string" calcext:value-type="string">
            <text:p>- Weaving 3D Knee Brace Support</text:p>
            <text:p/>
            <text:p>- Designed to provide support and relief for the knee during various physical activities, including sports, gym workouts, and jogging.</text:p>
            <text:p/>
            <text:p>- The knee brace features a 3D weaving design, which offers excellent breathability and comfort during wear.</text:p>
            <text:p/>
            <text:p>- Made with high-quality materials for durability and long-lasting performance.</text:p>
            <text:p/>
            <text:p>- The brace provides compression and stability to the knee joint, helping to alleviate pain and discomfort associated with knee injuries or conditions.</text:p>
            <text:p/>
            <text:p>- Suitable for individuals with knee pain, joint strains, arthritis, or other knee-related issues.</text:p>
            <text:p/>
            <text:p>- The breathable sleeve allows air circulation, reducing sweat and preventing discomfort during intense physical activities.</text:p>
            <text:p/>
            <text:p>- The knee brace is adjustable, ensuring a customized fit for different knee sizes and preferences.</text:p>
            <text:p/>
            <text:p>- Ideal for athletes, gym-goers, and fitness enthusiasts looking to protect and support their knees during workouts and sports activities.</text:p>
            <text:p/>
            <text:p>- The Weaving 3D Knee Brace Support Breathable Sleeve Gym Sports Jogging Joint Pain is a practical and reliable solution for providing knee support and stability during various physical activities, promoting a comfortable and pain-free experience.</text:p>
          </table:table-cell>
          <table:table-cell office:value-type="string" calcext:value-type="string">
            <text:p>1x Knee Brace </text:p>
          </table:table-cell>
          <table:table-cell table:number-columns-repeated="2"/>
          <table:table-cell office:value-type="float" office:value="2" calcext:value-type="float">
            <text:p>2</text:p>
          </table:table-cell>
          <table:table-cell office:value-type="string" calcext:value-type="string">
            <text:p>AU</text:p>
          </table:table-cell>
          <table:table-cell office:value-type="string" calcext:value-type="string">
            <text:p>KNEE-SUP-ORANGE</text:p>
          </table:table-cell>
          <table:table-cell office:value-type="string" calcext:value-type="string">
            <text:p>Weaving Knee Brace Breathable Sleeve Support For Gym Jogging Sports (Orange)</text:p>
          </table:table-cell>
          <table:table-cell office:value-type="string" calcext:value-type="string">
            <text:p>Size</text:p>
          </table:table-cell>
          <table:table-cell office:value-type="string" calcext:value-type="string">
            <text:p>General</text:p>
          </table:table-cell>
          <table:table-cell office:value-type="string" calcext:value-type="string">
            <text:p>XXXL</text:p>
          </table:table-cell>
        </table:table-row>
        <table:table-row table:style-name="ro2">
          <table:table-cell office:value-type="string" calcext:value-type="string">
            <text:p>[KG]/[C4] I2-05-07</text:p>
          </table:table-cell>
          <table:table-cell office:value-type="string" calcext:value-type="string">
            <text:p>Weaving Knee Brace Breathable Sleeve Support For Gym Jogging Sports (S, Green)</text:p>
          </table:table-cell>
          <table:table-cell office:value-type="string" calcext:value-type="string">
            <text:p>Generic</text:p>
          </table:table-cell>
          <table:table-cell office:value-type="string" calcext:value-type="string">
            <text:p>kogan:44756</text:p>
          </table:table-cell>
          <table:table-cell office:value-type="float" office:value="0" calcext:value-type="float">
            <text:p>0</text:p>
          </table:table-cell>
          <table:table-cell office:value-type="float" office:value="7.9" calcext:value-type="float">
            <text:p>7.9</text:p>
          </table:table-cell>
          <table:table-cell office:value-type="float" office:value="0" calcext:value-type="float">
            <text:p>0</text:p>
          </table:table-cell>
          <table:table-cell office:value-type="string" calcext:value-type="string">
            <text:p>https://i.ebayimg.com/images/g/1NgAAOSw69hky3u8/s-l1600.jpg | https://i.ebayimg.com/images/g/MhAAAOSwn3dlG28p/s-l1600.jpg | https://i.ebayimg.com/images/g/wI8AAOSwtn1lG28r/s-l1600.jpg | https://i.ebayimg.com/images/g/j7UAAOSwUZNlG28s/s-l1600.jpg | https://i.ebayimg.com/images/g/~JIAAOSwOnxlG28o/s-l1600.jpg | https://i.ebayimg.com/images/g/3NIAAOSwbiJlG28n/s-l1600.jpg</text:p>
          </table:table-cell>
          <table:table-cell office:value-type="string" calcext:value-type="string">
            <text:p>- Weaving 3D Knee Brace Support</text:p>
            <text:p/>
            <text:p>- Designed to provide support and relief for the knee during various physical activities, including sports, gym workouts, and jogging.</text:p>
            <text:p/>
            <text:p>- The knee brace features a 3D weaving design, which offers excellent breathability and comfort during wear.</text:p>
            <text:p/>
            <text:p>- Made with high-quality materials for durability and long-lasting performance.</text:p>
            <text:p/>
            <text:p>- The brace provides compression and stability to the knee joint, helping to alleviate pain and discomfort associated with knee injuries or conditions.</text:p>
            <text:p/>
            <text:p>- Suitable for individuals with knee pain, joint strains, arthritis, or other knee-related issues.</text:p>
            <text:p/>
            <text:p>- The breathable sleeve allows air circulation, reducing sweat and preventing discomfort during intense physical activities.</text:p>
            <text:p/>
            <text:p>- The knee brace is adjustable, ensuring a customized fit for different knee sizes and preferences.</text:p>
            <text:p/>
            <text:p>- Ideal for athletes, gym-goers, and fitness enthusiasts looking to protect and support their knees during workouts and sports activities.</text:p>
            <text:p/>
            <text:p>- The Weaving 3D Knee Brace Support Breathable Sleeve Gym Sports Jogging Joint Pain is a practical and reliable solution for providing knee support and stability during various physical activities, promoting a comfortable and pain-free experience.</text:p>
          </table:table-cell>
          <table:table-cell office:value-type="string" calcext:value-type="string">
            <text:p>1x Knee Brace </text:p>
          </table:table-cell>
          <table:table-cell table:number-columns-repeated="2"/>
          <table:table-cell office:value-type="float" office:value="2" calcext:value-type="float">
            <text:p>2</text:p>
          </table:table-cell>
          <table:table-cell office:value-type="string" calcext:value-type="string">
            <text:p>AU</text:p>
          </table:table-cell>
          <table:table-cell office:value-type="string" calcext:value-type="string">
            <text:p>KNEE-SUP-GREEN</text:p>
          </table:table-cell>
          <table:table-cell office:value-type="string" calcext:value-type="string">
            <text:p>Weaving Knee Brace Breathable Sleeve Support For Gym Jogging Sports (Green)</text:p>
          </table:table-cell>
          <table:table-cell office:value-type="string" calcext:value-type="string">
            <text:p>Size</text:p>
          </table:table-cell>
          <table:table-cell office:value-type="string" calcext:value-type="string">
            <text:p>General</text:p>
          </table:table-cell>
          <table:table-cell office:value-type="string" calcext:value-type="string">
            <text:p>S</text:p>
          </table:table-cell>
        </table:table-row>
        <table:table-row table:style-name="ro2">
          <table:table-cell office:value-type="string" calcext:value-type="string">
            <text:p>[KG]/[C4] I2-06-07</text:p>
          </table:table-cell>
          <table:table-cell office:value-type="string" calcext:value-type="string">
            <text:p>Weaving Knee Brace Breathable Sleeve Support For Gym Jogging Sports (M, Green)</text:p>
          </table:table-cell>
          <table:table-cell office:value-type="string" calcext:value-type="string">
            <text:p>Generic</text:p>
          </table:table-cell>
          <table:table-cell office:value-type="string" calcext:value-type="string">
            <text:p>kogan:44756</text:p>
          </table:table-cell>
          <table:table-cell office:value-type="float" office:value="20" calcext:value-type="float">
            <text:p>20</text:p>
          </table:table-cell>
          <table:table-cell office:value-type="float" office:value="7.9" calcext:value-type="float">
            <text:p>7.9</text:p>
          </table:table-cell>
          <table:table-cell office:value-type="float" office:value="0" calcext:value-type="float">
            <text:p>0</text:p>
          </table:table-cell>
          <table:table-cell office:value-type="string" calcext:value-type="string">
            <text:p>https://i.ebayimg.com/images/g/1NgAAOSw69hky3u8/s-l1600.jpg | https://i.ebayimg.com/images/g/MhAAAOSwn3dlG28p/s-l1600.jpg | https://i.ebayimg.com/images/g/wI8AAOSwtn1lG28r/s-l1600.jpg | https://i.ebayimg.com/images/g/j7UAAOSwUZNlG28s/s-l1600.jpg | https://i.ebayimg.com/images/g/~JIAAOSwOnxlG28o/s-l1600.jpg | https://i.ebayimg.com/images/g/3NIAAOSwbiJlG28n/s-l1600.jpg</text:p>
          </table:table-cell>
          <table:table-cell office:value-type="string" calcext:value-type="string">
            <text:p>- Weaving 3D Knee Brace Support</text:p>
            <text:p/>
            <text:p>- Designed to provide support and relief for the knee during various physical activities, including sports, gym workouts, and jogging.</text:p>
            <text:p/>
            <text:p>- The knee brace features a 3D weaving design, which offers excellent breathability and comfort during wear.</text:p>
            <text:p/>
            <text:p>- Made with high-quality materials for durability and long-lasting performance.</text:p>
            <text:p/>
            <text:p>- The brace provides compression and stability to the knee joint, helping to alleviate pain and discomfort associated with knee injuries or conditions.</text:p>
            <text:p/>
            <text:p>- Suitable for individuals with knee pain, joint strains, arthritis, or other knee-related issues.</text:p>
            <text:p/>
            <text:p>- The breathable sleeve allows air circulation, reducing sweat and preventing discomfort during intense physical activities.</text:p>
            <text:p/>
            <text:p>- The knee brace is adjustable, ensuring a customized fit for different knee sizes and preferences.</text:p>
            <text:p/>
            <text:p>- Ideal for athletes, gym-goers, and fitness enthusiasts looking to protect and support their knees during workouts and sports activities.</text:p>
            <text:p/>
            <text:p>- The Weaving 3D Knee Brace Support Breathable Sleeve Gym Sports Jogging Joint Pain is a practical and reliable solution for providing knee support and stability during various physical activities, promoting a comfortable and pain-free experience.</text:p>
          </table:table-cell>
          <table:table-cell office:value-type="string" calcext:value-type="string">
            <text:p>1x Knee Brace </text:p>
          </table:table-cell>
          <table:table-cell table:number-columns-repeated="2"/>
          <table:table-cell office:value-type="float" office:value="2" calcext:value-type="float">
            <text:p>2</text:p>
          </table:table-cell>
          <table:table-cell office:value-type="string" calcext:value-type="string">
            <text:p>AU</text:p>
          </table:table-cell>
          <table:table-cell office:value-type="string" calcext:value-type="string">
            <text:p>KNEE-SUP-GREEN</text:p>
          </table:table-cell>
          <table:table-cell office:value-type="string" calcext:value-type="string">
            <text:p>Weaving Knee Brace Breathable Sleeve Support For Gym Jogging Sports (Green)</text:p>
          </table:table-cell>
          <table:table-cell office:value-type="string" calcext:value-type="string">
            <text:p>Size</text:p>
          </table:table-cell>
          <table:table-cell office:value-type="string" calcext:value-type="string">
            <text:p>General</text:p>
          </table:table-cell>
          <table:table-cell office:value-type="string" calcext:value-type="string">
            <text:p>M</text:p>
          </table:table-cell>
        </table:table-row>
        <table:table-row table:style-name="ro2">
          <table:table-cell office:value-type="string" calcext:value-type="string">
            <text:p>[KG]/[C4] I1-01-01</text:p>
          </table:table-cell>
          <table:table-cell office:value-type="string" calcext:value-type="string">
            <text:p>Weaving Knee Brace Breathable Sleeve Support For Gym Jogging Sports (L, Green)</text:p>
          </table:table-cell>
          <table:table-cell office:value-type="string" calcext:value-type="string">
            <text:p>Generic</text:p>
          </table:table-cell>
          <table:table-cell office:value-type="string" calcext:value-type="string">
            <text:p>kogan:44756</text:p>
          </table:table-cell>
          <table:table-cell office:value-type="float" office:value="0" calcext:value-type="float">
            <text:p>0</text:p>
          </table:table-cell>
          <table:table-cell office:value-type="float" office:value="7.9" calcext:value-type="float">
            <text:p>7.9</text:p>
          </table:table-cell>
          <table:table-cell office:value-type="float" office:value="0" calcext:value-type="float">
            <text:p>0</text:p>
          </table:table-cell>
          <table:table-cell office:value-type="string" calcext:value-type="string">
            <text:p>https://i.ebayimg.com/images/g/1NgAAOSw69hky3u8/s-l1600.jpg | https://i.ebayimg.com/images/g/MhAAAOSwn3dlG28p/s-l1600.jpg | https://i.ebayimg.com/images/g/wI8AAOSwtn1lG28r/s-l1600.jpg | https://i.ebayimg.com/images/g/j7UAAOSwUZNlG28s/s-l1600.jpg | https://i.ebayimg.com/images/g/~JIAAOSwOnxlG28o/s-l1600.jpg | https://i.ebayimg.com/images/g/3NIAAOSwbiJlG28n/s-l1600.jpg</text:p>
          </table:table-cell>
          <table:table-cell office:value-type="string" calcext:value-type="string">
            <text:p>- Weaving 3D Knee Brace Support</text:p>
            <text:p/>
            <text:p>- Designed to provide support and relief for the knee during various physical activities, including sports, gym workouts, and jogging.</text:p>
            <text:p/>
            <text:p>- The knee brace features a 3D weaving design, which offers excellent breathability and comfort during wear.</text:p>
            <text:p/>
            <text:p>- Made with high-quality materials for durability and long-lasting performance.</text:p>
            <text:p/>
            <text:p>- The brace provides compression and stability to the knee joint, helping to alleviate pain and discomfort associated with knee injuries or conditions.</text:p>
            <text:p/>
            <text:p>- Suitable for individuals with knee pain, joint strains, arthritis, or other knee-related issues.</text:p>
            <text:p/>
            <text:p>- The breathable sleeve allows air circulation, reducing sweat and preventing discomfort during intense physical activities.</text:p>
            <text:p/>
            <text:p>- The knee brace is adjustable, ensuring a customized fit for different knee sizes and preferences.</text:p>
            <text:p/>
            <text:p>- Ideal for athletes, gym-goers, and fitness enthusiasts looking to protect and support their knees during workouts and sports activities.</text:p>
            <text:p/>
            <text:p>- The Weaving 3D Knee Brace Support Breathable Sleeve Gym Sports Jogging Joint Pain is a practical and reliable solution for providing knee support and stability during various physical activities, promoting a comfortable and pain-free experience.</text:p>
          </table:table-cell>
          <table:table-cell office:value-type="string" calcext:value-type="string">
            <text:p>1x Knee Brace </text:p>
          </table:table-cell>
          <table:table-cell table:number-columns-repeated="2"/>
          <table:table-cell office:value-type="float" office:value="2" calcext:value-type="float">
            <text:p>2</text:p>
          </table:table-cell>
          <table:table-cell office:value-type="string" calcext:value-type="string">
            <text:p>AU</text:p>
          </table:table-cell>
          <table:table-cell office:value-type="string" calcext:value-type="string">
            <text:p>KNEE-SUP-GREEN</text:p>
          </table:table-cell>
          <table:table-cell office:value-type="string" calcext:value-type="string">
            <text:p>Weaving Knee Brace Breathable Sleeve Support For Gym Jogging Sports (Green)</text:p>
          </table:table-cell>
          <table:table-cell office:value-type="string" calcext:value-type="string">
            <text:p>Size</text:p>
          </table:table-cell>
          <table:table-cell office:value-type="string" calcext:value-type="string">
            <text:p>General</text:p>
          </table:table-cell>
          <table:table-cell office:value-type="string" calcext:value-type="string">
            <text:p>L</text:p>
          </table:table-cell>
        </table:table-row>
        <table:table-row table:style-name="ro2">
          <table:table-cell office:value-type="string" calcext:value-type="string">
            <text:p>[KG]/[C4] I1-02-01</text:p>
          </table:table-cell>
          <table:table-cell office:value-type="string" calcext:value-type="string">
            <text:p>Weaving Knee Brace Breathable Sleeve Support For Gym Jogging Sports (XL, Green)</text:p>
          </table:table-cell>
          <table:table-cell office:value-type="string" calcext:value-type="string">
            <text:p>Generic</text:p>
          </table:table-cell>
          <table:table-cell office:value-type="string" calcext:value-type="string">
            <text:p>kogan:44756</text:p>
          </table:table-cell>
          <table:table-cell office:value-type="float" office:value="20" calcext:value-type="float">
            <text:p>20</text:p>
          </table:table-cell>
          <table:table-cell office:value-type="float" office:value="7.9" calcext:value-type="float">
            <text:p>7.9</text:p>
          </table:table-cell>
          <table:table-cell office:value-type="float" office:value="0" calcext:value-type="float">
            <text:p>0</text:p>
          </table:table-cell>
          <table:table-cell office:value-type="string" calcext:value-type="string">
            <text:p>https://i.ebayimg.com/images/g/1NgAAOSw69hky3u8/s-l1600.jpg | https://i.ebayimg.com/images/g/MhAAAOSwn3dlG28p/s-l1600.jpg | https://i.ebayimg.com/images/g/wI8AAOSwtn1lG28r/s-l1600.jpg | https://i.ebayimg.com/images/g/j7UAAOSwUZNlG28s/s-l1600.jpg | https://i.ebayimg.com/images/g/~JIAAOSwOnxlG28o/s-l1600.jpg | https://i.ebayimg.com/images/g/3NIAAOSwbiJlG28n/s-l1600.jpg</text:p>
          </table:table-cell>
          <table:table-cell office:value-type="string" calcext:value-type="string">
            <text:p>- Weaving 3D Knee Brace Support</text:p>
            <text:p/>
            <text:p>- Designed to provide support and relief for the knee during various physical activities, including sports, gym workouts, and jogging.</text:p>
            <text:p/>
            <text:p>- The knee brace features a 3D weaving design, which offers excellent breathability and comfort during wear.</text:p>
            <text:p/>
            <text:p>- Made with high-quality materials for durability and long-lasting performance.</text:p>
            <text:p/>
            <text:p>- The brace provides compression and stability to the knee joint, helping to alleviate pain and discomfort associated with knee injuries or conditions.</text:p>
            <text:p/>
            <text:p>- Suitable for individuals with knee pain, joint strains, arthritis, or other knee-related issues.</text:p>
            <text:p/>
            <text:p>- The breathable sleeve allows air circulation, reducing sweat and preventing discomfort during intense physical activities.</text:p>
            <text:p/>
            <text:p>- The knee brace is adjustable, ensuring a customized fit for different knee sizes and preferences.</text:p>
            <text:p/>
            <text:p>- Ideal for athletes, gym-goers, and fitness enthusiasts looking to protect and support their knees during workouts and sports activities.</text:p>
            <text:p/>
            <text:p>- The Weaving 3D Knee Brace Support Breathable Sleeve Gym Sports Jogging Joint Pain is a practical and reliable solution for providing knee support and stability during various physical activities, promoting a comfortable and pain-free experience.</text:p>
          </table:table-cell>
          <table:table-cell office:value-type="string" calcext:value-type="string">
            <text:p>1x Knee Brace </text:p>
          </table:table-cell>
          <table:table-cell table:number-columns-repeated="2"/>
          <table:table-cell office:value-type="float" office:value="2" calcext:value-type="float">
            <text:p>2</text:p>
          </table:table-cell>
          <table:table-cell office:value-type="string" calcext:value-type="string">
            <text:p>AU</text:p>
          </table:table-cell>
          <table:table-cell office:value-type="string" calcext:value-type="string">
            <text:p>KNEE-SUP-GREEN</text:p>
          </table:table-cell>
          <table:table-cell office:value-type="string" calcext:value-type="string">
            <text:p>Weaving Knee Brace Breathable Sleeve Support For Gym Jogging Sports (Green)</text:p>
          </table:table-cell>
          <table:table-cell office:value-type="string" calcext:value-type="string">
            <text:p>Size</text:p>
          </table:table-cell>
          <table:table-cell office:value-type="string" calcext:value-type="string">
            <text:p>General</text:p>
          </table:table-cell>
          <table:table-cell office:value-type="string" calcext:value-type="string">
            <text:p>XL</text:p>
          </table:table-cell>
        </table:table-row>
        <table:table-row table:style-name="ro2">
          <table:table-cell office:value-type="string" calcext:value-type="string">
            <text:p>[KG]/[C4] I1-01-02</text:p>
          </table:table-cell>
          <table:table-cell office:value-type="string" calcext:value-type="string">
            <text:p>Weaving Knee Brace Breathable Sleeve Support For Gym Jogging Sports (XXL, Green)</text:p>
          </table:table-cell>
          <table:table-cell office:value-type="string" calcext:value-type="string">
            <text:p>Generic</text:p>
          </table:table-cell>
          <table:table-cell office:value-type="string" calcext:value-type="string">
            <text:p>kogan:44756</text:p>
          </table:table-cell>
          <table:table-cell office:value-type="float" office:value="20" calcext:value-type="float">
            <text:p>20</text:p>
          </table:table-cell>
          <table:table-cell office:value-type="float" office:value="7.9" calcext:value-type="float">
            <text:p>7.9</text:p>
          </table:table-cell>
          <table:table-cell office:value-type="float" office:value="0" calcext:value-type="float">
            <text:p>0</text:p>
          </table:table-cell>
          <table:table-cell office:value-type="string" calcext:value-type="string">
            <text:p>https://i.ebayimg.com/images/g/1NgAAOSw69hky3u8/s-l1600.jpg | https://i.ebayimg.com/images/g/MhAAAOSwn3dlG28p/s-l1600.jpg | https://i.ebayimg.com/images/g/wI8AAOSwtn1lG28r/s-l1600.jpg | https://i.ebayimg.com/images/g/j7UAAOSwUZNlG28s/s-l1600.jpg | https://i.ebayimg.com/images/g/~JIAAOSwOnxlG28o/s-l1600.jpg | https://i.ebayimg.com/images/g/3NIAAOSwbiJlG28n/s-l1600.jpg</text:p>
          </table:table-cell>
          <table:table-cell office:value-type="string" calcext:value-type="string">
            <text:p>- Weaving 3D Knee Brace Support</text:p>
            <text:p/>
            <text:p>- Designed to provide support and relief for the knee during various physical activities, including sports, gym workouts, and jogging.</text:p>
            <text:p/>
            <text:p>- The knee brace features a 3D weaving design, which offers excellent breathability and comfort during wear.</text:p>
            <text:p/>
            <text:p>- Made with high-quality materials for durability and long-lasting performance.</text:p>
            <text:p/>
            <text:p>- The brace provides compression and stability to the knee joint, helping to alleviate pain and discomfort associated with knee injuries or conditions.</text:p>
            <text:p/>
            <text:p>- Suitable for individuals with knee pain, joint strains, arthritis, or other knee-related issues.</text:p>
            <text:p/>
            <text:p>- The breathable sleeve allows air circulation, reducing sweat and preventing discomfort during intense physical activities.</text:p>
            <text:p/>
            <text:p>- The knee brace is adjustable, ensuring a customized fit for different knee sizes and preferences.</text:p>
            <text:p/>
            <text:p>- Ideal for athletes, gym-goers, and fitness enthusiasts looking to protect and support their knees during workouts and sports activities.</text:p>
            <text:p/>
            <text:p>- The Weaving 3D Knee Brace Support Breathable Sleeve Gym Sports Jogging Joint Pain is a practical and reliable solution for providing knee support and stability during various physical activities, promoting a comfortable and pain-free experience.</text:p>
          </table:table-cell>
          <table:table-cell office:value-type="string" calcext:value-type="string">
            <text:p>1x Knee Brace </text:p>
          </table:table-cell>
          <table:table-cell table:number-columns-repeated="2"/>
          <table:table-cell office:value-type="float" office:value="2" calcext:value-type="float">
            <text:p>2</text:p>
          </table:table-cell>
          <table:table-cell office:value-type="string" calcext:value-type="string">
            <text:p>AU</text:p>
          </table:table-cell>
          <table:table-cell office:value-type="string" calcext:value-type="string">
            <text:p>KNEE-SUP-GREEN</text:p>
          </table:table-cell>
          <table:table-cell office:value-type="string" calcext:value-type="string">
            <text:p>Weaving Knee Brace Breathable Sleeve Support For Gym Jogging Sports (Green)</text:p>
          </table:table-cell>
          <table:table-cell office:value-type="string" calcext:value-type="string">
            <text:p>Size</text:p>
          </table:table-cell>
          <table:table-cell office:value-type="string" calcext:value-type="string">
            <text:p>General</text:p>
          </table:table-cell>
          <table:table-cell office:value-type="string" calcext:value-type="string">
            <text:p>XXL</text:p>
          </table:table-cell>
        </table:table-row>
        <table:table-row table:style-name="ro2">
          <table:table-cell office:value-type="string" calcext:value-type="string">
            <text:p>[KG]/[C4] I1-02-02</text:p>
          </table:table-cell>
          <table:table-cell office:value-type="string" calcext:value-type="string">
            <text:p>Weaving Knee Brace Breathable Sleeve Support For Gym Jogging Sports (XXXL, Green)</text:p>
          </table:table-cell>
          <table:table-cell office:value-type="string" calcext:value-type="string">
            <text:p>Generic</text:p>
          </table:table-cell>
          <table:table-cell office:value-type="string" calcext:value-type="string">
            <text:p>kogan:44756</text:p>
          </table:table-cell>
          <table:table-cell office:value-type="float" office:value="20" calcext:value-type="float">
            <text:p>20</text:p>
          </table:table-cell>
          <table:table-cell office:value-type="float" office:value="7.9" calcext:value-type="float">
            <text:p>7.9</text:p>
          </table:table-cell>
          <table:table-cell office:value-type="float" office:value="0" calcext:value-type="float">
            <text:p>0</text:p>
          </table:table-cell>
          <table:table-cell office:value-type="string" calcext:value-type="string">
            <text:p>https://i.ebayimg.com/images/g/1NgAAOSw69hky3u8/s-l1600.jpg | https://i.ebayimg.com/images/g/MhAAAOSwn3dlG28p/s-l1600.jpg | https://i.ebayimg.com/images/g/wI8AAOSwtn1lG28r/s-l1600.jpg | https://i.ebayimg.com/images/g/j7UAAOSwUZNlG28s/s-l1600.jpg | https://i.ebayimg.com/images/g/~JIAAOSwOnxlG28o/s-l1600.jpg | https://i.ebayimg.com/images/g/3NIAAOSwbiJlG28n/s-l1600.jpg</text:p>
          </table:table-cell>
          <table:table-cell office:value-type="string" calcext:value-type="string">
            <text:p>- Weaving 3D Knee Brace Support</text:p>
            <text:p/>
            <text:p>- Designed to provide support and relief for the knee during various physical activities, including sports, gym workouts, and jogging.</text:p>
            <text:p/>
            <text:p>- The knee brace features a 3D weaving design, which offers excellent breathability and comfort during wear.</text:p>
            <text:p/>
            <text:p>- Made with high-quality materials for durability and long-lasting performance.</text:p>
            <text:p/>
            <text:p>- The brace provides compression and stability to the knee joint, helping to alleviate pain and discomfort associated with knee injuries or conditions.</text:p>
            <text:p/>
            <text:p>- Suitable for individuals with knee pain, joint strains, arthritis, or other knee-related issues.</text:p>
            <text:p/>
            <text:p>- The breathable sleeve allows air circulation, reducing sweat and preventing discomfort during intense physical activities.</text:p>
            <text:p/>
            <text:p>- The knee brace is adjustable, ensuring a customized fit for different knee sizes and preferences.</text:p>
            <text:p/>
            <text:p>- Ideal for athletes, gym-goers, and fitness enthusiasts looking to protect and support their knees during workouts and sports activities.</text:p>
            <text:p/>
            <text:p>- The Weaving 3D Knee Brace Support Breathable Sleeve Gym Sports Jogging Joint Pain is a practical and reliable solution for providing knee support and stability during various physical activities, promoting a comfortable and pain-free experience.</text:p>
          </table:table-cell>
          <table:table-cell office:value-type="string" calcext:value-type="string">
            <text:p>1x Knee Brace </text:p>
          </table:table-cell>
          <table:table-cell table:number-columns-repeated="2"/>
          <table:table-cell office:value-type="float" office:value="2" calcext:value-type="float">
            <text:p>2</text:p>
          </table:table-cell>
          <table:table-cell office:value-type="string" calcext:value-type="string">
            <text:p>AU</text:p>
          </table:table-cell>
          <table:table-cell office:value-type="string" calcext:value-type="string">
            <text:p>KNEE-SUP-GREEN</text:p>
          </table:table-cell>
          <table:table-cell office:value-type="string" calcext:value-type="string">
            <text:p>Weaving Knee Brace Breathable Sleeve Support For Gym Jogging Sports (Green)</text:p>
          </table:table-cell>
          <table:table-cell office:value-type="string" calcext:value-type="string">
            <text:p>Size</text:p>
          </table:table-cell>
          <table:table-cell office:value-type="string" calcext:value-type="string">
            <text:p>General</text:p>
          </table:table-cell>
          <table:table-cell office:value-type="string" calcext:value-type="string">
            <text:p>XXXL</text:p>
          </table:table-cell>
        </table:table-row>
        <table:table-row table:style-name="ro2">
          <table:table-cell office:value-type="string" calcext:value-type="string">
            <text:p>[KG]/[C5] I1-01-03</text:p>
          </table:table-cell>
          <table:table-cell office:value-type="string" calcext:value-type="string">
            <text:p>Strong Permanent Double Sided Super Sticky Versatile Roll Tape (5mm)</text:p>
          </table:table-cell>
          <table:table-cell office:value-type="string" calcext:value-type="string">
            <text:p>Generic</text:p>
          </table:table-cell>
          <table:table-cell office:value-type="string" calcext:value-type="string">
            <text:p>kogan:34667</text:p>
          </table:table-cell>
          <table:table-cell office:value-type="float" office:value="20" calcext:value-type="float">
            <text:p>20</text:p>
          </table:table-cell>
          <table:table-cell office:value-type="float" office:value="6.9" calcext:value-type="float">
            <text:p>6.9</text:p>
          </table:table-cell>
          <table:table-cell office:value-type="float" office:value="0" calcext:value-type="float">
            <text:p>0</text:p>
          </table:table-cell>
          <table:table-cell office:value-type="string" calcext:value-type="string">
            <text:p>https://i.ebayimg.com/images/g/MJsAAOSw2HJlGnl9/s-l1600.jpg | https://i.ebayimg.com/images/g/jpQAAOSwytNlGnl-/s-l1600.jpg | https://i.ebayimg.com/images/g/C5MAAOSwgYxlGnl7/s-l1600.jpg | https://i.ebayimg.com/images/g/01QAAOSwU3JlGnmA/s-l1600.jpg | https://i.ebayimg.com/images/g/WvwAAOSwJzxlGnl6/s-l1600.jpg | https://i.ebayimg.com/images/g/~VoAAOSwQ31lGnl8/s-l1600.jpg</text:p>
          </table:table-cell>
          <table:table-cell office:value-type="string" calcext:value-type="string">
            <text:p>- Vehicle Strong Permanent Double Sided Super Sticky Versatile Roll Tape Craft</text:p>
            <text:p/>
            <text:p>- Specifically designed as a strong and permanent double-sided adhesive tape.</text:p>
            <text:p/>
            <text:p>- The tape is super sticky and versatile, suitable for various applications.</text:p>
            <text:p/>
            <text:p>- Ideal for use in vehicles, providing a reliable and long-lasting bond for automotive-related tasks.</text:p>
            <text:p/>
            <text:p>- The tape is suitable for both interior and exterior use in vehicles, offering a strong attachment for car accessories, trim, and other components.</text:p>
            <text:p/>
            <text:p>- Can be used for various crafting projects, providing a secure bond for different materials.</text:p>
            <text:p/>
            <text:p>- Made with high-quality materials to ensure durability and reliable performance.</text:p>
            <text:p/>
            <text:p>- The tape is resistant to weather conditions, making it suitable for outdoor use.</text:p>
            <text:p/>
            <text:p>- Provides a strong and permanent bond, eliminating the need for additional fasteners or adhesive.</text:p>
            <text:p/>
            <text:p>- The versatile roll tape is easy to use and apply, offering convenience for various tasks and projects.</text:p>
            <text:p/>
            <text:p>- The Vehicle Strong Permanent Double Sided Super Sticky Versatile Roll Tape Craft is a practical and reliable solution for automotive and crafting needs, providing a strong and permanent bond for a wide range of applications.</text:p>
          </table:table-cell>
          <table:table-cell office:value-type="string" calcext:value-type="string">
            <text:p>1x Double Sided Tape</text:p>
          </table:table-cell>
          <table:table-cell table:number-columns-repeated="2"/>
          <table:table-cell office:value-type="float" office:value="2" calcext:value-type="float">
            <text:p>2</text:p>
          </table:table-cell>
          <table:table-cell office:value-type="string" calcext:value-type="string">
            <text:p>AU</text:p>
          </table:table-cell>
          <table:table-cell office:value-type="string" calcext:value-type="string">
            <text:p>DOUBLE-TAPE</text:p>
          </table:table-cell>
          <table:table-cell office:value-type="string" calcext:value-type="string">
            <text:p>Strong Permanent Double Sided Super Sticky Versatile Roll Tape</text:p>
          </table:table-cell>
          <table:table-cell office:value-type="string" calcext:value-type="string">
            <text:p>Size</text:p>
          </table:table-cell>
          <table:table-cell office:value-type="string" calcext:value-type="string">
            <text:p>General</text:p>
          </table:table-cell>
          <table:table-cell office:value-type="string" calcext:value-type="string">
            <text:p>5mm</text:p>
          </table:table-cell>
        </table:table-row>
        <table:table-row table:style-name="ro2">
          <table:table-cell office:value-type="string" calcext:value-type="string">
            <text:p>[KG]/[C5] I1-02-03</text:p>
          </table:table-cell>
          <table:table-cell office:value-type="string" calcext:value-type="string">
            <text:p>Strong Permanent Double Sided Super Sticky Versatile Roll Tape (8mm)</text:p>
          </table:table-cell>
          <table:table-cell office:value-type="string" calcext:value-type="string">
            <text:p>Generic</text:p>
          </table:table-cell>
          <table:table-cell office:value-type="string" calcext:value-type="string">
            <text:p>kogan:34667</text:p>
          </table:table-cell>
          <table:table-cell office:value-type="float" office:value="20" calcext:value-type="float">
            <text:p>20</text:p>
          </table:table-cell>
          <table:table-cell office:value-type="float" office:value="7.9" calcext:value-type="float">
            <text:p>7.9</text:p>
          </table:table-cell>
          <table:table-cell office:value-type="float" office:value="0" calcext:value-type="float">
            <text:p>0</text:p>
          </table:table-cell>
          <table:table-cell office:value-type="string" calcext:value-type="string">
            <text:p>https://i.ebayimg.com/images/g/MJsAAOSw2HJlGnl9/s-l1600.jpg | https://i.ebayimg.com/images/g/jpQAAOSwytNlGnl-/s-l1600.jpg | https://i.ebayimg.com/images/g/C5MAAOSwgYxlGnl7/s-l1600.jpg | https://i.ebayimg.com/images/g/01QAAOSwU3JlGnmA/s-l1600.jpg | https://i.ebayimg.com/images/g/WvwAAOSwJzxlGnl6/s-l1600.jpg | https://i.ebayimg.com/images/g/~VoAAOSwQ31lGnl8/s-l1600.jpg</text:p>
          </table:table-cell>
          <table:table-cell office:value-type="string" calcext:value-type="string">
            <text:p>- Vehicle Strong Permanent Double Sided Super Sticky Versatile Roll Tape Craft</text:p>
            <text:p/>
            <text:p>- Specifically designed as a strong and permanent double-sided adhesive tape.</text:p>
            <text:p/>
            <text:p>- The tape is super sticky and versatile, suitable for various applications.</text:p>
            <text:p/>
            <text:p>- Ideal for use in vehicles, providing a reliable and long-lasting bond for automotive-related tasks.</text:p>
            <text:p/>
            <text:p>- The tape is suitable for both interior and exterior use in vehicles, offering a strong attachment for car accessories, trim, and other components.</text:p>
            <text:p/>
            <text:p>- Can be used for various crafting projects, providing a secure bond for different materials.</text:p>
            <text:p/>
            <text:p>- Made with high-quality materials to ensure durability and reliable performance.</text:p>
            <text:p/>
            <text:p>- The tape is resistant to weather conditions, making it suitable for outdoor use.</text:p>
            <text:p/>
            <text:p>- Provides a strong and permanent bond, eliminating the need for additional fasteners or adhesive.</text:p>
            <text:p/>
            <text:p>- The versatile roll tape is easy to use and apply, offering convenience for various tasks and projects.</text:p>
            <text:p/>
            <text:p>- The Vehicle Strong Permanent Double Sided Super Sticky Versatile Roll Tape Craft is a practical and reliable solution for automotive and crafting needs, providing a strong and permanent bond for a wide range of applications.</text:p>
          </table:table-cell>
          <table:table-cell office:value-type="string" calcext:value-type="string">
            <text:p>1x Double Sided Tape</text:p>
          </table:table-cell>
          <table:table-cell table:number-columns-repeated="2"/>
          <table:table-cell office:value-type="float" office:value="2" calcext:value-type="float">
            <text:p>2</text:p>
          </table:table-cell>
          <table:table-cell office:value-type="string" calcext:value-type="string">
            <text:p>AU</text:p>
          </table:table-cell>
          <table:table-cell office:value-type="string" calcext:value-type="string">
            <text:p>DOUBLE-TAPE</text:p>
          </table:table-cell>
          <table:table-cell office:value-type="string" calcext:value-type="string">
            <text:p>Strong Permanent Double Sided Super Sticky Versatile Roll Tape</text:p>
          </table:table-cell>
          <table:table-cell office:value-type="string" calcext:value-type="string">
            <text:p>Size</text:p>
          </table:table-cell>
          <table:table-cell office:value-type="string" calcext:value-type="string">
            <text:p>General</text:p>
          </table:table-cell>
          <table:table-cell office:value-type="string" calcext:value-type="string">
            <text:p>8mm</text:p>
          </table:table-cell>
        </table:table-row>
        <table:table-row table:style-name="ro2">
          <table:table-cell office:value-type="string" calcext:value-type="string">
            <text:p>[KG]/[C5] I1-01-04</text:p>
          </table:table-cell>
          <table:table-cell office:value-type="string" calcext:value-type="string">
            <text:p>Strong Permanent Double Sided Super Sticky Versatile Roll Tape (10mm)</text:p>
          </table:table-cell>
          <table:table-cell office:value-type="string" calcext:value-type="string">
            <text:p>Generic</text:p>
          </table:table-cell>
          <table:table-cell office:value-type="string" calcext:value-type="string">
            <text:p>kogan:34667</text:p>
          </table:table-cell>
          <table:table-cell office:value-type="float" office:value="20" calcext:value-type="float">
            <text:p>20</text:p>
          </table:table-cell>
          <table:table-cell office:value-type="float" office:value="8.9" calcext:value-type="float">
            <text:p>8.9</text:p>
          </table:table-cell>
          <table:table-cell office:value-type="float" office:value="0" calcext:value-type="float">
            <text:p>0</text:p>
          </table:table-cell>
          <table:table-cell office:value-type="string" calcext:value-type="string">
            <text:p>https://i.ebayimg.com/images/g/MJsAAOSw2HJlGnl9/s-l1600.jpg | https://i.ebayimg.com/images/g/jpQAAOSwytNlGnl-/s-l1600.jpg | https://i.ebayimg.com/images/g/C5MAAOSwgYxlGnl7/s-l1600.jpg | https://i.ebayimg.com/images/g/01QAAOSwU3JlGnmA/s-l1600.jpg | https://i.ebayimg.com/images/g/WvwAAOSwJzxlGnl6/s-l1600.jpg | https://i.ebayimg.com/images/g/~VoAAOSwQ31lGnl8/s-l1600.jpg</text:p>
          </table:table-cell>
          <table:table-cell office:value-type="string" calcext:value-type="string">
            <text:p>- Vehicle Strong Permanent Double Sided Super Sticky Versatile Roll Tape Craft</text:p>
            <text:p/>
            <text:p>- Specifically designed as a strong and permanent double-sided adhesive tape.</text:p>
            <text:p/>
            <text:p>- The tape is super sticky and versatile, suitable for various applications.</text:p>
            <text:p/>
            <text:p>- Ideal for use in vehicles, providing a reliable and long-lasting bond for automotive-related tasks.</text:p>
            <text:p/>
            <text:p>- The tape is suitable for both interior and exterior use in vehicles, offering a strong attachment for car accessories, trim, and other components.</text:p>
            <text:p/>
            <text:p>- Can be used for various crafting projects, providing a secure bond for different materials.</text:p>
            <text:p/>
            <text:p>- Made with high-quality materials to ensure durability and reliable performance.</text:p>
            <text:p/>
            <text:p>- The tape is resistant to weather conditions, making it suitable for outdoor use.</text:p>
            <text:p/>
            <text:p>- Provides a strong and permanent bond, eliminating the need for additional fasteners or adhesive.</text:p>
            <text:p/>
            <text:p>- The versatile roll tape is easy to use and apply, offering convenience for various tasks and projects.</text:p>
            <text:p/>
            <text:p>- The Vehicle Strong Permanent Double Sided Super Sticky Versatile Roll Tape Craft is a practical and reliable solution for automotive and crafting needs, providing a strong and permanent bond for a wide range of applications.</text:p>
          </table:table-cell>
          <table:table-cell office:value-type="string" calcext:value-type="string">
            <text:p>1x Double Sided Tape</text:p>
          </table:table-cell>
          <table:table-cell table:number-columns-repeated="2"/>
          <table:table-cell office:value-type="float" office:value="2" calcext:value-type="float">
            <text:p>2</text:p>
          </table:table-cell>
          <table:table-cell office:value-type="string" calcext:value-type="string">
            <text:p>AU</text:p>
          </table:table-cell>
          <table:table-cell office:value-type="string" calcext:value-type="string">
            <text:p>DOUBLE-TAPE</text:p>
          </table:table-cell>
          <table:table-cell office:value-type="string" calcext:value-type="string">
            <text:p>Strong Permanent Double Sided Super Sticky Versatile Roll Tape</text:p>
          </table:table-cell>
          <table:table-cell office:value-type="string" calcext:value-type="string">
            <text:p>Size</text:p>
          </table:table-cell>
          <table:table-cell office:value-type="string" calcext:value-type="string">
            <text:p>General</text:p>
          </table:table-cell>
          <table:table-cell office:value-type="string" calcext:value-type="string">
            <text:p>10mm</text:p>
          </table:table-cell>
        </table:table-row>
        <table:table-row table:style-name="ro2">
          <table:table-cell office:value-type="string" calcext:value-type="string">
            <text:p>[KG]/[C5] I1-02-04</text:p>
          </table:table-cell>
          <table:table-cell office:value-type="string" calcext:value-type="string">
            <text:p>Strong Permanent Double Sided Super Sticky Versatile Roll Tape (15mm)</text:p>
          </table:table-cell>
          <table:table-cell office:value-type="string" calcext:value-type="string">
            <text:p>Generic</text:p>
          </table:table-cell>
          <table:table-cell office:value-type="string" calcext:value-type="string">
            <text:p>kogan:34667</text:p>
          </table:table-cell>
          <table:table-cell office:value-type="float" office:value="20" calcext:value-type="float">
            <text:p>20</text:p>
          </table:table-cell>
          <table:table-cell office:value-type="float" office:value="9.9" calcext:value-type="float">
            <text:p>9.9</text:p>
          </table:table-cell>
          <table:table-cell office:value-type="float" office:value="0" calcext:value-type="float">
            <text:p>0</text:p>
          </table:table-cell>
          <table:table-cell office:value-type="string" calcext:value-type="string">
            <text:p>https://i.ebayimg.com/images/g/MJsAAOSw2HJlGnl9/s-l1600.jpg | https://i.ebayimg.com/images/g/jpQAAOSwytNlGnl-/s-l1600.jpg | https://i.ebayimg.com/images/g/C5MAAOSwgYxlGnl7/s-l1600.jpg | https://i.ebayimg.com/images/g/01QAAOSwU3JlGnmA/s-l1600.jpg | https://i.ebayimg.com/images/g/WvwAAOSwJzxlGnl6/s-l1600.jpg | https://i.ebayimg.com/images/g/~VoAAOSwQ31lGnl8/s-l1600.jpg</text:p>
          </table:table-cell>
          <table:table-cell office:value-type="string" calcext:value-type="string">
            <text:p>- Vehicle Strong Permanent Double Sided Super Sticky Versatile Roll Tape Craft</text:p>
            <text:p/>
            <text:p>- Specifically designed as a strong and permanent double-sided adhesive tape.</text:p>
            <text:p/>
            <text:p>- The tape is super sticky and versatile, suitable for various applications.</text:p>
            <text:p/>
            <text:p>- Ideal for use in vehicles, providing a reliable and long-lasting bond for automotive-related tasks.</text:p>
            <text:p/>
            <text:p>- The tape is suitable for both interior and exterior use in vehicles, offering a strong attachment for car accessories, trim, and other components.</text:p>
            <text:p/>
            <text:p>- Can be used for various crafting projects, providing a secure bond for different materials.</text:p>
            <text:p/>
            <text:p>- Made with high-quality materials to ensure durability and reliable performance.</text:p>
            <text:p/>
            <text:p>- The tape is resistant to weather conditions, making it suitable for outdoor use.</text:p>
            <text:p/>
            <text:p>- Provides a strong and permanent bond, eliminating the need for additional fasteners or adhesive.</text:p>
            <text:p/>
            <text:p>- The versatile roll tape is easy to use and apply, offering convenience for various tasks and projects.</text:p>
            <text:p/>
            <text:p>- The Vehicle Strong Permanent Double Sided Super Sticky Versatile Roll Tape Craft is a practical and reliable solution for automotive and crafting needs, providing a strong and permanent bond for a wide range of applications.</text:p>
          </table:table-cell>
          <table:table-cell office:value-type="string" calcext:value-type="string">
            <text:p>1x Double Sided Tape</text:p>
          </table:table-cell>
          <table:table-cell table:number-columns-repeated="2"/>
          <table:table-cell office:value-type="float" office:value="2" calcext:value-type="float">
            <text:p>2</text:p>
          </table:table-cell>
          <table:table-cell office:value-type="string" calcext:value-type="string">
            <text:p>AU</text:p>
          </table:table-cell>
          <table:table-cell office:value-type="string" calcext:value-type="string">
            <text:p>DOUBLE-TAPE</text:p>
          </table:table-cell>
          <table:table-cell office:value-type="string" calcext:value-type="string">
            <text:p>Strong Permanent Double Sided Super Sticky Versatile Roll Tape</text:p>
          </table:table-cell>
          <table:table-cell office:value-type="string" calcext:value-type="string">
            <text:p>Size</text:p>
          </table:table-cell>
          <table:table-cell office:value-type="string" calcext:value-type="string">
            <text:p>General</text:p>
          </table:table-cell>
          <table:table-cell office:value-type="string" calcext:value-type="string">
            <text:p>15mm</text:p>
          </table:table-cell>
        </table:table-row>
        <table:table-row table:style-name="ro2">
          <table:table-cell office:value-type="string" calcext:value-type="string">
            <text:p>[KG]/[C5] I1-01-05</text:p>
          </table:table-cell>
          <table:table-cell office:value-type="string" calcext:value-type="string">
            <text:p>Strong Permanent Double Sided Super Sticky Versatile Roll Tape (20mm)</text:p>
          </table:table-cell>
          <table:table-cell office:value-type="string" calcext:value-type="string">
            <text:p>Generic</text:p>
          </table:table-cell>
          <table:table-cell office:value-type="string" calcext:value-type="string">
            <text:p>kogan:34667</text:p>
          </table:table-cell>
          <table:table-cell office:value-type="float" office:value="20" calcext:value-type="float">
            <text:p>20</text:p>
          </table:table-cell>
          <table:table-cell office:value-type="float" office:value="10.9" calcext:value-type="float">
            <text:p>10.9</text:p>
          </table:table-cell>
          <table:table-cell office:value-type="float" office:value="0" calcext:value-type="float">
            <text:p>0</text:p>
          </table:table-cell>
          <table:table-cell office:value-type="string" calcext:value-type="string">
            <text:p>https://i.ebayimg.com/images/g/MJsAAOSw2HJlGnl9/s-l1600.jpg | https://i.ebayimg.com/images/g/jpQAAOSwytNlGnl-/s-l1600.jpg | https://i.ebayimg.com/images/g/C5MAAOSwgYxlGnl7/s-l1600.jpg | https://i.ebayimg.com/images/g/01QAAOSwU3JlGnmA/s-l1600.jpg | https://i.ebayimg.com/images/g/WvwAAOSwJzxlGnl6/s-l1600.jpg | https://i.ebayimg.com/images/g/~VoAAOSwQ31lGnl8/s-l1600.jpg</text:p>
          </table:table-cell>
          <table:table-cell office:value-type="string" calcext:value-type="string">
            <text:p>- Vehicle Strong Permanent Double Sided Super Sticky Versatile Roll Tape Craft</text:p>
            <text:p/>
            <text:p>- Specifically designed as a strong and permanent double-sided adhesive tape.</text:p>
            <text:p/>
            <text:p>- The tape is super sticky and versatile, suitable for various applications.</text:p>
            <text:p/>
            <text:p>- Ideal for use in vehicles, providing a reliable and long-lasting bond for automotive-related tasks.</text:p>
            <text:p/>
            <text:p>- The tape is suitable for both interior and exterior use in vehicles, offering a strong attachment for car accessories, trim, and other components.</text:p>
            <text:p/>
            <text:p>- Can be used for various crafting projects, providing a secure bond for different materials.</text:p>
            <text:p/>
            <text:p>- Made with high-quality materials to ensure durability and reliable performance.</text:p>
            <text:p/>
            <text:p>- The tape is resistant to weather conditions, making it suitable for outdoor use.</text:p>
            <text:p/>
            <text:p>- Provides a strong and permanent bond, eliminating the need for additional fasteners or adhesive.</text:p>
            <text:p/>
            <text:p>- The versatile roll tape is easy to use and apply, offering convenience for various tasks and projects.</text:p>
            <text:p/>
            <text:p>- The Vehicle Strong Permanent Double Sided Super Sticky Versatile Roll Tape Craft is a practical and reliable solution for automotive and crafting needs, providing a strong and permanent bond for a wide range of applications.</text:p>
          </table:table-cell>
          <table:table-cell office:value-type="string" calcext:value-type="string">
            <text:p>1x Double Sided Tape</text:p>
          </table:table-cell>
          <table:table-cell table:number-columns-repeated="2"/>
          <table:table-cell office:value-type="float" office:value="2" calcext:value-type="float">
            <text:p>2</text:p>
          </table:table-cell>
          <table:table-cell office:value-type="string" calcext:value-type="string">
            <text:p>AU</text:p>
          </table:table-cell>
          <table:table-cell office:value-type="string" calcext:value-type="string">
            <text:p>DOUBLE-TAPE</text:p>
          </table:table-cell>
          <table:table-cell office:value-type="string" calcext:value-type="string">
            <text:p>Strong Permanent Double Sided Super Sticky Versatile Roll Tape</text:p>
          </table:table-cell>
          <table:table-cell office:value-type="string" calcext:value-type="string">
            <text:p>Size</text:p>
          </table:table-cell>
          <table:table-cell office:value-type="string" calcext:value-type="string">
            <text:p>General</text:p>
          </table:table-cell>
          <table:table-cell office:value-type="string" calcext:value-type="string">
            <text:p>20mm</text:p>
          </table:table-cell>
        </table:table-row>
        <table:table-row table:style-name="ro2">
          <table:table-cell office:value-type="string" calcext:value-type="string">
            <text:p>[KG]/[Parcel-Medium] I1-02-05</text:p>
          </table:table-cell>
          <table:table-cell office:value-type="string" calcext:value-type="string">
            <text:p>Strong Permanent Double Sided Super Sticky Versatile Roll Tape (30mm)</text:p>
          </table:table-cell>
          <table:table-cell office:value-type="string" calcext:value-type="string">
            <text:p>Generic</text:p>
          </table:table-cell>
          <table:table-cell office:value-type="string" calcext:value-type="string">
            <text:p>kogan:34667</text:p>
          </table:table-cell>
          <table:table-cell office:value-type="float" office:value="20" calcext:value-type="float">
            <text:p>20</text:p>
          </table:table-cell>
          <table:table-cell office:value-type="float" office:value="12.9" calcext:value-type="float">
            <text:p>12.9</text:p>
          </table:table-cell>
          <table:table-cell office:value-type="float" office:value="0" calcext:value-type="float">
            <text:p>0</text:p>
          </table:table-cell>
          <table:table-cell office:value-type="string" calcext:value-type="string">
            <text:p>https://i.ebayimg.com/images/g/MJsAAOSw2HJlGnl9/s-l1600.jpg | https://i.ebayimg.com/images/g/jpQAAOSwytNlGnl-/s-l1600.jpg | https://i.ebayimg.com/images/g/C5MAAOSwgYxlGnl7/s-l1600.jpg | https://i.ebayimg.com/images/g/01QAAOSwU3JlGnmA/s-l1600.jpg | https://i.ebayimg.com/images/g/WvwAAOSwJzxlGnl6/s-l1600.jpg | https://i.ebayimg.com/images/g/~VoAAOSwQ31lGnl8/s-l1600.jpg</text:p>
          </table:table-cell>
          <table:table-cell office:value-type="string" calcext:value-type="string">
            <text:p>- Vehicle Strong Permanent Double Sided Super Sticky Versatile Roll Tape Craft</text:p>
            <text:p/>
            <text:p>- Specifically designed as a strong and permanent double-sided adhesive tape.</text:p>
            <text:p/>
            <text:p>- The tape is super sticky and versatile, suitable for various applications.</text:p>
            <text:p/>
            <text:p>- Ideal for use in vehicles, providing a reliable and long-lasting bond for automotive-related tasks.</text:p>
            <text:p/>
            <text:p>- The tape is suitable for both interior and exterior use in vehicles, offering a strong attachment for car accessories, trim, and other components.</text:p>
            <text:p/>
            <text:p>- Can be used for various crafting projects, providing a secure bond for different materials.</text:p>
            <text:p/>
            <text:p>- Made with high-quality materials to ensure durability and reliable performance.</text:p>
            <text:p/>
            <text:p>- The tape is resistant to weather conditions, making it suitable for outdoor use.</text:p>
            <text:p/>
            <text:p>- Provides a strong and permanent bond, eliminating the need for additional fasteners or adhesive.</text:p>
            <text:p/>
            <text:p>- The versatile roll tape is easy to use and apply, offering convenience for various tasks and projects.</text:p>
            <text:p/>
            <text:p>- The Vehicle Strong Permanent Double Sided Super Sticky Versatile Roll Tape Craft is a practical and reliable solution for automotive and crafting needs, providing a strong and permanent bond for a wide range of applications.</text:p>
          </table:table-cell>
          <table:table-cell office:value-type="string" calcext:value-type="string">
            <text:p>1x Double Sided Tape</text:p>
          </table:table-cell>
          <table:table-cell table:number-columns-repeated="2"/>
          <table:table-cell office:value-type="float" office:value="2" calcext:value-type="float">
            <text:p>2</text:p>
          </table:table-cell>
          <table:table-cell office:value-type="string" calcext:value-type="string">
            <text:p>AU</text:p>
          </table:table-cell>
          <table:table-cell office:value-type="string" calcext:value-type="string">
            <text:p>DOUBLE-TAPE</text:p>
          </table:table-cell>
          <table:table-cell office:value-type="string" calcext:value-type="string">
            <text:p>Strong Permanent Double Sided Super Sticky Versatile Roll Tape</text:p>
          </table:table-cell>
          <table:table-cell office:value-type="string" calcext:value-type="string">
            <text:p>Size</text:p>
          </table:table-cell>
          <table:table-cell office:value-type="string" calcext:value-type="string">
            <text:p>General</text:p>
          </table:table-cell>
          <table:table-cell office:value-type="string" calcext:value-type="string">
            <text:p>30mm</text:p>
          </table:table-cell>
        </table:table-row>
        <table:table-row table:style-name="ro2">
          <table:table-cell office:value-type="string" calcext:value-type="string">
            <text:p>[KG]/[C4] G1-02-02</text:p>
          </table:table-cell>
          <table:table-cell office:value-type="string" calcext:value-type="string">
            <text:p>Comfort Wrist Soft Rest Support Mat Mouse Pad (Black)</text:p>
          </table:table-cell>
          <table:table-cell office:value-type="string" calcext:value-type="string">
            <text:p>Generic</text:p>
          </table:table-cell>
          <table:table-cell office:value-type="string" calcext:value-type="string">
            <text:p>kogan:33740</text:p>
          </table:table-cell>
          <table:table-cell office:value-type="float" office:value="0" calcext:value-type="float">
            <text:p>0</text:p>
          </table:table-cell>
          <table:table-cell office:value-type="float" office:value="5.9" calcext:value-type="float">
            <text:p>5.9</text:p>
          </table:table-cell>
          <table:table-cell office:value-type="float" office:value="0" calcext:value-type="float">
            <text:p>0</text:p>
          </table:table-cell>
          <table:table-cell office:value-type="string" calcext:value-type="string">
            <text:p>https://i.ebayimg.com/images/g/HBoAAOSwA1Fky7qs/s-l1600.jpg | https://i.ebayimg.com/images/g/lKQAAOSwIhdky7qq/s-l1600.jpg | https://i.ebayimg.com/images/g/wwAAAOSwXPtky7qn/s-l1600.jpg | https://i.ebayimg.com/images/g/fw8AAOSwVAxky7qo/s-l1600.jpg | https://i.ebayimg.com/images/g/TsEAAOSwhy5ky7qp/s-l1600.jpg | https://i.ebayimg.com/images/g/~-8AAOSwMyxky7qp/s-l1600.jpg</text:p>
          </table:table-cell>
          <table:table-cell office:value-type="string" calcext:value-type="string">
            <text:p>- Ergonomic Comfort Wrist Support Mouse Pad</text:p>
            <text:p/>
            <text:p>- Designed to provide support and comfort for the wrist during mouse usage.</text:p>
            <text:p/>
            <text:p>- The mouse pad features an ergonomic design, helping to reduce wrist strain and fatigue during extended computer use.</text:p>
            <text:p/>
            <text:p>- Made with high-quality materials to ensure durability and reliable performance.</text:p>
            <text:p/>
            <text:p>- The wrist support helps maintain a neutral wrist position, promoting better ergonomics and preventing discomfort.</text:p>
            <text:p/>
            <text:p>- Suitable for use with computer mice on desktops, laptops, and PCs.</text:p>
            <text:p/>
            <text:p>- The non-slip base ensures stability and prevents the mouse pad from sliding during use.</text:p>
            <text:p/>
            <text:p>- The pad's smooth surface allows for precise mouse movements and smooth tracking.</text:p>
            <text:p/>
            <text:p>- Ideal for individuals who spend extended hours on the computer and want to protect their wrists from strain and potential injuries.</text:p>
            <text:p/>
            <text:p>- The ergonomic comfort wrist support mouse pad is a practical accessory for creating a comfortable and productive computing experience.</text:p>
          </table:table-cell>
          <table:table-cell office:value-type="string" calcext:value-type="string">
            <text:p>1x Mouse Pad With Wrist Support</text:p>
          </table:table-cell>
          <table:table-cell table:number-columns-repeated="2"/>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KG]/[C4] G1-02-03</text:p>
          </table:table-cell>
          <table:table-cell office:value-type="string" calcext:value-type="string">
            <text:p>Comfort Wrist Soft Rest Support Mat Mouse Pad (Red)</text:p>
          </table:table-cell>
          <table:table-cell office:value-type="string" calcext:value-type="string">
            <text:p>Generic</text:p>
          </table:table-cell>
          <table:table-cell office:value-type="string" calcext:value-type="string">
            <text:p>kogan:33740</text:p>
          </table:table-cell>
          <table:table-cell office:value-type="float" office:value="20" calcext:value-type="float">
            <text:p>2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https://i.ebayimg.com/images/g/uycAAOSwc6Zky7qw/s-l1600.jpg | https://i.ebayimg.com/images/g/lKQAAOSwIhdky7qq/s-l1600.jpg | https://i.ebayimg.com/images/g/wwAAAOSwXPtky7qn/s-l1600.jpg | https://i.ebayimg.com/images/g/fw8AAOSwVAxky7qo/s-l1600.jpg | https://i.ebayimg.com/images/g/TsEAAOSwhy5ky7qp/s-l1600.jpg | https://i.ebayimg.com/images/g/~-8AAOSwMyxky7qp/s-l1600.jpg</text:p>
          </table:table-cell>
          <table:table-cell office:value-type="string" calcext:value-type="string">
            <text:p>- Ergonomic Comfort Wrist Support Mouse Pad</text:p>
            <text:p/>
            <text:p>- Designed to provide support and comfort for the wrist during mouse usage.</text:p>
            <text:p/>
            <text:p>- The mouse pad features an ergonomic design, helping to reduce wrist strain and fatigue during extended computer use.</text:p>
            <text:p/>
            <text:p>- Made with high-quality materials to ensure durability and reliable performance.</text:p>
            <text:p/>
            <text:p>- The wrist support helps maintain a neutral wrist position, promoting better ergonomics and preventing discomfort.</text:p>
            <text:p/>
            <text:p>- Suitable for use with computer mice on desktops, laptops, and PCs.</text:p>
            <text:p/>
            <text:p>- The non-slip base ensures stability and prevents the mouse pad from sliding during use.</text:p>
            <text:p/>
            <text:p>- The pad's smooth surface allows for precise mouse movements and smooth tracking.</text:p>
            <text:p/>
            <text:p>- Ideal for individuals who spend extended hours on the computer and want to protect their wrists from strain and potential injuries.</text:p>
            <text:p/>
            <text:p>- The ergonomic comfort wrist support mouse pad is a practical accessory for creating a comfortable and productive computing experience.</text:p>
          </table:table-cell>
          <table:table-cell office:value-type="string" calcext:value-type="string">
            <text:p>1x Mouse Pad With Wrist Support</text:p>
          </table:table-cell>
          <table:table-cell table:number-columns-repeated="2"/>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KG]/[C4] G1-01-03</text:p>
          </table:table-cell>
          <table:table-cell office:value-type="string" calcext:value-type="string">
            <text:p>Comfort Wrist Soft Rest Support Mat Mouse Pad (Blue)</text:p>
          </table:table-cell>
          <table:table-cell office:value-type="string" calcext:value-type="string">
            <text:p>Generic</text:p>
          </table:table-cell>
          <table:table-cell office:value-type="string" calcext:value-type="string">
            <text:p>kogan:33740</text:p>
          </table:table-cell>
          <table:table-cell office:value-type="float" office:value="0" calcext:value-type="float">
            <text:p>0</text:p>
          </table:table-cell>
          <table:table-cell office:value-type="float" office:value="5.9" calcext:value-type="float">
            <text:p>5.9</text:p>
          </table:table-cell>
          <table:table-cell office:value-type="float" office:value="0" calcext:value-type="float">
            <text:p>0</text:p>
          </table:table-cell>
          <table:table-cell office:value-type="string" calcext:value-type="string">
            <text:p>https://i.ebayimg.com/images/g/~BkAAOSwaEJky7qz/s-l1600.jpg | https://i.ebayimg.com/images/g/lKQAAOSwIhdky7qq/s-l1600.jpg | https://i.ebayimg.com/images/g/wwAAAOSwXPtky7qn/s-l1600.jpg | https://i.ebayimg.com/images/g/fw8AAOSwVAxky7qo/s-l1600.jpg | https://i.ebayimg.com/images/g/TsEAAOSwhy5ky7qp/s-l1600.jpg | https://i.ebayimg.com/images/g/~-8AAOSwMyxky7qp/s-l1600.jpg</text:p>
          </table:table-cell>
          <table:table-cell office:value-type="string" calcext:value-type="string">
            <text:p>- Ergonomic Comfort Wrist Support Mouse Pad</text:p>
            <text:p/>
            <text:p>- Designed to provide support and comfort for the wrist during mouse usage.</text:p>
            <text:p/>
            <text:p>- The mouse pad features an ergonomic design, helping to reduce wrist strain and fatigue during extended computer use.</text:p>
            <text:p/>
            <text:p>- Made with high-quality materials to ensure durability and reliable performance.</text:p>
            <text:p/>
            <text:p>- The wrist support helps maintain a neutral wrist position, promoting better ergonomics and preventing discomfort.</text:p>
            <text:p/>
            <text:p>- Suitable for use with computer mice on desktops, laptops, and PCs.</text:p>
            <text:p/>
            <text:p>- The non-slip base ensures stability and prevents the mouse pad from sliding during use.</text:p>
            <text:p/>
            <text:p>- The pad's smooth surface allows for precise mouse movements and smooth tracking.</text:p>
            <text:p/>
            <text:p>- Ideal for individuals who spend extended hours on the computer and want to protect their wrists from strain and potential injuries.</text:p>
            <text:p/>
            <text:p>- The ergonomic comfort wrist support mouse pad is a practical accessory for creating a comfortable and productive computing experience.</text:p>
          </table:table-cell>
          <table:table-cell office:value-type="string" calcext:value-type="string">
            <text:p>1x Mouse Pad With Wrist Support</text:p>
          </table:table-cell>
          <table:table-cell table:number-columns-repeated="2"/>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KG]/[C4] G1-02-04</text:p>
          </table:table-cell>
          <table:table-cell office:value-type="string" calcext:value-type="string">
            <text:p>Comfort Wrist Soft Rest Support Mat Mouse Pad (Grey)</text:p>
          </table:table-cell>
          <table:table-cell office:value-type="string" calcext:value-type="string">
            <text:p>Generic</text:p>
          </table:table-cell>
          <table:table-cell office:value-type="string" calcext:value-type="string">
            <text:p>kogan:33740</text:p>
          </table:table-cell>
          <table:table-cell office:value-type="float" office:value="0" calcext:value-type="float">
            <text:p>0</text:p>
          </table:table-cell>
          <table:table-cell office:value-type="float" office:value="5.9" calcext:value-type="float">
            <text:p>5.9</text:p>
          </table:table-cell>
          <table:table-cell office:value-type="float" office:value="0" calcext:value-type="float">
            <text:p>0</text:p>
          </table:table-cell>
          <table:table-cell office:value-type="string" calcext:value-type="string">
            <text:p>https://i.ebayimg.com/images/g/SnMAAOSwz2tky7q2/s-l1600.jpg| https://i.ebayimg.com/images/g/lKQAAOSwIhdky7qq/s-l1600.jpg | https://i.ebayimg.com/images/g/wwAAAOSwXPtky7qn/s-l1600.jpg | https://i.ebayimg.com/images/g/fw8AAOSwVAxky7qo/s-l1600.jpg | https://i.ebayimg.com/images/g/TsEAAOSwhy5ky7qp/s-l1600.jpg | https://i.ebayimg.com/images/g/~-8AAOSwMyxky7qp/s-l1600.jpg</text:p>
          </table:table-cell>
          <table:table-cell office:value-type="string" calcext:value-type="string">
            <text:p>- Ergonomic Comfort Wrist Support Mouse Pad</text:p>
            <text:p/>
            <text:p>- Designed to provide support and comfort for the wrist during mouse usage.</text:p>
            <text:p/>
            <text:p>- The mouse pad features an ergonomic design, helping to reduce wrist strain and fatigue during extended computer use.</text:p>
            <text:p/>
            <text:p>- Made with high-quality materials to ensure durability and reliable performance.</text:p>
            <text:p/>
            <text:p>- The wrist support helps maintain a neutral wrist position, promoting better ergonomics and preventing discomfort.</text:p>
            <text:p/>
            <text:p>- Suitable for use with computer mice on desktops, laptops, and PCs.</text:p>
            <text:p/>
            <text:p>- The non-slip base ensures stability and prevents the mouse pad from sliding during use.</text:p>
            <text:p/>
            <text:p>- The pad's smooth surface allows for precise mouse movements and smooth tracking.</text:p>
            <text:p/>
            <text:p>- Ideal for individuals who spend extended hours on the computer and want to protect their wrists from strain and potential injuries.</text:p>
            <text:p/>
            <text:p>- The ergonomic comfort wrist support mouse pad is a practical accessory for creating a comfortable and productive computing experience.</text:p>
          </table:table-cell>
          <table:table-cell office:value-type="string" calcext:value-type="string">
            <text:p>1x Mouse Pad With Wrist Support</text:p>
          </table:table-cell>
          <table:table-cell table:number-columns-repeated="2"/>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 G1-01-07-White</text:p>
          </table:table-cell>
          <table:table-cell office:value-type="string" calcext:value-type="string">
            <text:p>Paper Towel Holder Rack Hanger Kitchen Shelf Organizer Under Cabinet Cup Roll (White)</text:p>
          </table:table-cell>
          <table:table-cell office:value-type="string" calcext:value-type="string">
            <text:p>Generic</text:p>
          </table:table-cell>
          <table:table-cell office:value-type="string" calcext:value-type="string">
            <text:p>kogan:34235</text:p>
          </table:table-cell>
          <table:table-cell office:value-type="float" office:value="20" calcext:value-type="float">
            <text:p>20</text:p>
          </table:table-cell>
          <table:table-cell office:value-type="float" office:value="6.072" calcext:value-type="float">
            <text:p>6.072</text:p>
          </table:table-cell>
          <table:table-cell office:value-type="float" office:value="0" calcext:value-type="float">
            <text:p>0</text:p>
          </table:table-cell>
          <table:table-cell office:value-type="string" calcext:value-type="string">
            <text:p>https://i.ebayimg.com/images/g/AMUAAOSwWUFlQJaO/s-l1600.jpg | https://i.ebayimg.com/images/g/pyEAAOSwYW1lQJZl/s-l1600.jpg | https://i.ebayimg.com/images/g/KRIAAOSwjERlQJZq/s-l1600.jpg | https://i.ebayimg.com/images/g/ewMAAOSwesdlQJZu/s-l1600.jpg | https://i.ebayimg.com/images/g/eVkAAOSwbFhlQJZz/s-l1600.jpg | https://i.ebayimg.com/images/g/25MAAOSwmEZlQJZ4/s-l1600.jpg</text:p>
          </table:table-cell>
          <table:table-cell office:value-type="string" calcext:value-type="string">
            <text:p>- Effortless Dispensing: This paper towel holder allows for quick and hassle-free dispensing of paper towels, making them readily available for cleaning up spills, drying hands, or various other tasks.</text:p>
            <text:p> </text:p>
            <text:p>- Versatile Placement: You can install this holder in both the kitchen and bathroom, ensuring that paper towels are easily accessible wherever you need them.</text:p>
            <text:p> </text:p>
            <text:p>- Space-Saving Design: The holder typically features a wall-mounted or countertop design, saving valuable space on your kitchen or bathroom surfaces.</text:p>
            <text:p> </text:p>
            <text:p>- Sturdy Construction: The Paper Towel Roll Holder is built to be sturdy and durable, ensuring it can hold and dispense paper towels reliably.</text:p>
            <text:p> </text:p>
            <text:p>- Easy Installation: Installation is straightforward, with all necessary hardware included. You can choose to mount it on the wall or place it on your countertop.</text:p>
            <text:p> </text:p>
            <text:p>- Fits Standard Paper Towel Rolls: This holder is designed to accommodate standard paper towel rolls, ensuring that you can easily replace them when needed.</text:p>
            <text:p> </text:p>
            <text:p>- Sleek and Practical: The holder typically comes in a sleek and practical design that complements the decor of your kitchen or bathroom.</text:p>
            <text:p> </text:p>
            <text:p>- Convenient and Hygienic: Having a dedicated holder for your paper towels ensures a more hygienic environment, as you can grab a towel without touching the roll itself.</text:p>
          </table:table-cell>
          <table:table-cell table:number-columns-repeated="3"/>
          <table:table-cell office:value-type="float" office:value="2" calcext:value-type="float">
            <text:p>2</text:p>
          </table:table-cell>
          <table:table-cell office:value-type="string" calcext:value-type="string">
            <text:p>AU</text:p>
          </table:table-cell>
          <table:table-cell office:value-type="string" calcext:value-type="string">
            <text:p>TOILETROLLHOLDER</text:p>
          </table:table-cell>
          <table:table-cell office:value-type="string" calcext:value-type="string">
            <text:p>Paper Towel Holder Rack Hanger Kitchen Shelf Organizer Under Cabinet Cup Roll</text:p>
          </table:table-cell>
          <table:table-cell office:value-type="string" calcext:value-type="string">
            <text:p>Colour</text:p>
          </table:table-cell>
          <table:table-cell office:value-type="string" calcext:value-type="string">
            <text:p>General</text:p>
          </table:table-cell>
          <table:table-cell office:value-type="string" calcext:value-type="string">
            <text:p>White</text:p>
          </table:table-cell>
        </table:table-row>
        <table:table-row table:style-name="ro2">
          <table:table-cell office:value-type="string" calcext:value-type="string">
            <text:p>[Parcel] G1-01-07-Black</text:p>
          </table:table-cell>
          <table:table-cell office:value-type="string" calcext:value-type="string">
            <text:p>Paper Towel Holder Rack Hanger Kitchen Shelf Organizer Under Cabinet Cup Roll (Black)</text:p>
          </table:table-cell>
          <table:table-cell office:value-type="string" calcext:value-type="string">
            <text:p>Generic</text:p>
          </table:table-cell>
          <table:table-cell office:value-type="string" calcext:value-type="string">
            <text:p>kogan:34235</text:p>
          </table:table-cell>
          <table:table-cell office:value-type="float" office:value="20" calcext:value-type="float">
            <text:p>20</text:p>
          </table:table-cell>
          <table:table-cell office:value-type="float" office:value="6.072" calcext:value-type="float">
            <text:p>6.072</text:p>
          </table:table-cell>
          <table:table-cell office:value-type="float" office:value="0" calcext:value-type="float">
            <text:p>0</text:p>
          </table:table-cell>
          <table:table-cell office:value-type="string" calcext:value-type="string">
            <text:p>https://i.ebayimg.com/images/g/dqIAAOSwxgZloNZp/s-l1600.jpg | https://i.ebayimg.com/images/g/pyEAAOSwYW1lQJZl/s-l1600.jpg | https://i.ebayimg.com/images/g/KRIAAOSwjERlQJZq/s-l1600.jpg | https://i.ebayimg.com/images/g/ewMAAOSwesdlQJZu/s-l1600.jpg | https://i.ebayimg.com/images/g/eVkAAOSwbFhlQJZz/s-l1600.jpg | https://i.ebayimg.com/images/g/25MAAOSwmEZlQJZ4/s-l1600.jpg</text:p>
          </table:table-cell>
          <table:table-cell office:value-type="string" calcext:value-type="string">
            <text:p>- Effortless Dispensing: This paper towel holder allows for quick and hassle-free dispensing of paper towels, making them readily available for cleaning up spills, drying hands, or various other tasks.</text:p>
            <text:p> </text:p>
            <text:p>- Versatile Placement: You can install this holder in both the kitchen and bathroom, ensuring that paper towels are easily accessible wherever you need them.</text:p>
            <text:p> </text:p>
            <text:p>- Space-Saving Design: The holder typically features a wall-mounted or countertop design, saving valuable space on your kitchen or bathroom surfaces.</text:p>
            <text:p> </text:p>
            <text:p>- Sturdy Construction: The Paper Towel Roll Holder is built to be sturdy and durable, ensuring it can hold and dispense paper towels reliably.</text:p>
            <text:p> </text:p>
            <text:p>- Easy Installation: Installation is straightforward, with all necessary hardware included. You can choose to mount it on the wall or place it on your countertop.</text:p>
            <text:p> </text:p>
            <text:p>- Fits Standard Paper Towel Rolls: This holder is designed to accommodate standard paper towel rolls, ensuring that you can easily replace them when needed.</text:p>
            <text:p> </text:p>
            <text:p>- Sleek and Practical: The holder typically comes in a sleek and practical design that complements the decor of your kitchen or bathroom.</text:p>
            <text:p> </text:p>
            <text:p>- Convenient and Hygienic: Having a dedicated holder for your paper towels ensures a more hygienic environment, as you can grab a towel without touching the roll itself.</text:p>
          </table:table-cell>
          <table:table-cell table:number-columns-repeated="3"/>
          <table:table-cell office:value-type="float" office:value="2" calcext:value-type="float">
            <text:p>2</text:p>
          </table:table-cell>
          <table:table-cell office:value-type="string" calcext:value-type="string">
            <text:p>AU</text:p>
          </table:table-cell>
          <table:table-cell office:value-type="string" calcext:value-type="string">
            <text:p>TOILETROLLHOLDER</text:p>
          </table:table-cell>
          <table:table-cell office:value-type="string" calcext:value-type="string">
            <text:p>Paper Towel Holder Rack Hanger Kitchen Shelf Organizer Under Cabinet Cup Roll</text:p>
          </table:table-cell>
          <table:table-cell office:value-type="string" calcext:value-type="string">
            <text:p>Colour</text:p>
          </table:table-cell>
          <table:table-cell office:value-type="string" calcext:value-type="string">
            <text:p>General</text:p>
          </table:table-cell>
          <table:table-cell office:value-type="string" calcext:value-type="string">
            <text:p>Black</text:p>
          </table:table-cell>
        </table:table-row>
        <table:table-row table:style-name="ro2">
          <table:table-cell office:value-type="string" calcext:value-type="string">
            <text:p>[Parcel] I2-03-03 + I2-04-03</text:p>
          </table:table-cell>
          <table:table-cell office:value-type="string" calcext:value-type="string">
            <text:p>Multi-Function Magic Broom Sweeper Mop Wiper Scraper Dust Floor Cleaning Scrub (Green)</text:p>
          </table:table-cell>
          <table:table-cell office:value-type="string" calcext:value-type="string">
            <text:p>Generic</text:p>
          </table:table-cell>
          <table:table-cell office:value-type="string" calcext:value-type="string">
            <text:p>kogan:40373</text:p>
          </table:table-cell>
          <table:table-cell office:value-type="float" office:value="20" calcext:value-type="float">
            <text:p>20</text:p>
          </table:table-cell>
          <table:table-cell office:value-type="float" office:value="9.99" calcext:value-type="float">
            <text:p>9.99</text:p>
          </table:table-cell>
          <table:table-cell office:value-type="float" office:value="0" calcext:value-type="float">
            <text:p>0</text:p>
          </table:table-cell>
          <table:table-cell office:value-type="string" calcext:value-type="string">
            <text:p>https://i.ebayimg.com/images/g/B8oAAOSwemZkxykr/s-l1600.jpg | https://i.ebayimg.com/images/g/39sAAOSw45lkxyWu/s-l1600.jpg | https://i.ebayimg.com/images/g/QjAAAOSw7mJkxyVK/s-l1600.jpg | https://i.ebayimg.com/images/g/Nw4AAOSwJThkxyVL/s-l1600.jpg | https://i.ebayimg.com/images/g/ZVkAAOSwmQ5kxyVM/s-l1600.jpg | https://i.ebayimg.com/images/g/fE4AAOSwjQVkxyVN/s-l1600.jpg</text:p>
          </table:table-cell>
          <table:table-cell office:value-type="string" calcext:value-type="string">
            <text:p>Features:</text:p>
            <text:p> </text:p>
            <text:p> Dry and wet, soft TPR material with high cohesion, easy to clean the foot of the wall, water stains and stains, stick to the wall, wash hands with one flush and one push, and move close to the ground when sweeping without a broom, which is more convenient to use</text:p>
            <text:p> </text:p>
            <text:p> Description?</text:p>
            <text:p> </text:p>
            <text:p> Product category: household cleaning tools</text:p>
            <text:p> Material: plastic+stainless steel</text:p>
            <text:p> Style: Splice bar style</text:p>
            <text:p> weight:120g(about 5g error)</text:p>
          </table:table-cell>
          <table:table-cell table:number-columns-repeated="3"/>
          <table:table-cell office:value-type="float" office:value="2" calcext:value-type="float">
            <text:p>2</text:p>
          </table:table-cell>
          <table:table-cell office:value-type="string" calcext:value-type="string">
            <text:p>AU</text:p>
          </table:table-cell>
          <table:table-cell office:value-type="string" calcext:value-type="string">
            <text:p>BROOMSLC</text:p>
          </table:table-cell>
          <table:table-cell office:value-type="string" calcext:value-type="string">
            <text:p>Multi-Function Magic Broom Sweeper Mop Wiper Scraper Dust Floor Cleaning Scrub</text:p>
          </table:table-cell>
          <table:table-cell office:value-type="string" calcext:value-type="string">
            <text:p>Colour</text:p>
          </table:table-cell>
          <table:table-cell office:value-type="string" calcext:value-type="string">
            <text:p>General</text:p>
          </table:table-cell>
          <table:table-cell office:value-type="string" calcext:value-type="string">
            <text:p>Green</text:p>
          </table:table-cell>
        </table:table-row>
        <table:table-row table:style-name="ro2">
          <table:table-cell office:value-type="string" calcext:value-type="string">
            <text:p>[Parcel] I2-03-04 + I2-04-04</text:p>
          </table:table-cell>
          <table:table-cell office:value-type="string" calcext:value-type="string">
            <text:p>Multi-Function Magic Broom Sweeper Mop Wiper Scraper Dust Floor Cleaning Scrub (Pink)</text:p>
          </table:table-cell>
          <table:table-cell office:value-type="string" calcext:value-type="string">
            <text:p>Generic</text:p>
          </table:table-cell>
          <table:table-cell office:value-type="string" calcext:value-type="string">
            <text:p>kogan:40373</text:p>
          </table:table-cell>
          <table:table-cell office:value-type="float" office:value="20" calcext:value-type="float">
            <text:p>20</text:p>
          </table:table-cell>
          <table:table-cell office:value-type="float" office:value="9.99" calcext:value-type="float">
            <text:p>9.99</text:p>
          </table:table-cell>
          <table:table-cell office:value-type="float" office:value="0" calcext:value-type="float">
            <text:p>0</text:p>
          </table:table-cell>
          <table:table-cell office:value-type="string" calcext:value-type="string">
            <text:p>https://i.ebayimg.com/images/g/~LcAAOSwTHFkxykv/s-l1600.jpg | https://i.ebayimg.com/images/g/39sAAOSw45lkxyWu/s-l1600.jpg | https://i.ebayimg.com/images/g/QjAAAOSw7mJkxyVK/s-l1600.jpg | https://i.ebayimg.com/images/g/Nw4AAOSwJThkxyVL/s-l1600.jpg | https://i.ebayimg.com/images/g/ZVkAAOSwmQ5kxyVM/s-l1600.jpg | https://i.ebayimg.com/images/g/fE4AAOSwjQVkxyVN/s-l1600.jpg</text:p>
          </table:table-cell>
          <table:table-cell office:value-type="string" calcext:value-type="string">
            <text:p>Features:</text:p>
            <text:p> </text:p>
            <text:p> Dry and wet, soft TPR material with high cohesion, easy to clean the foot of the wall, water stains and stains, stick to the wall, wash hands with one flush and one push, and move close to the ground when sweeping without a broom, which is more convenient to use</text:p>
            <text:p> </text:p>
            <text:p> Description?</text:p>
            <text:p> </text:p>
            <text:p> Product category: household cleaning tools</text:p>
            <text:p> Material: plastic+stainless steel</text:p>
            <text:p> Style: Splice bar style</text:p>
            <text:p> weight:120g(about 5g error)</text:p>
          </table:table-cell>
          <table:table-cell table:number-columns-repeated="3"/>
          <table:table-cell office:value-type="float" office:value="2" calcext:value-type="float">
            <text:p>2</text:p>
          </table:table-cell>
          <table:table-cell office:value-type="string" calcext:value-type="string">
            <text:p>AU</text:p>
          </table:table-cell>
          <table:table-cell office:value-type="string" calcext:value-type="string">
            <text:p>BROOMSLC</text:p>
          </table:table-cell>
          <table:table-cell office:value-type="string" calcext:value-type="string">
            <text:p>Multi-Function Magic Broom Sweeper Mop Wiper Scraper Dust Floor Cleaning Scrub</text:p>
          </table:table-cell>
          <table:table-cell office:value-type="string" calcext:value-type="string">
            <text:p>Colour</text:p>
          </table:table-cell>
          <table:table-cell office:value-type="string" calcext:value-type="string">
            <text:p>General</text:p>
          </table:table-cell>
          <table:table-cell office:value-type="string" calcext:value-type="string">
            <text:p>Pink</text:p>
          </table:table-cell>
        </table:table-row>
        <table:table-row table:style-name="ro2">
          <table:table-cell office:value-type="string" calcext:value-type="string">
            <text:p>[KG]/[Parcel-Medium] G0-02-04</text:p>
          </table:table-cell>
          <table:table-cell office:value-type="string" calcext:value-type="string">
            <text:p>Wrapping Paper Cutter With Upgraded Sharper Blade Sliding Paper Cutter Craft</text:p>
          </table:table-cell>
          <table:table-cell office:value-type="string" calcext:value-type="string">
            <text:p>Generic</text:p>
          </table:table-cell>
          <table:table-cell office:value-type="string" calcext:value-type="string">
            <text:p>kogan:34557</text:p>
          </table:table-cell>
          <table:table-cell office:value-type="float" office:value="20" calcext:value-type="float">
            <text:p>20</text:p>
          </table:table-cell>
          <table:table-cell office:value-type="float" office:value="11.92" calcext:value-type="float">
            <text:p>11.92</text:p>
          </table:table-cell>
          <table:table-cell office:value-type="float" office:value="0" calcext:value-type="float">
            <text:p>0</text:p>
          </table:table-cell>
          <table:table-cell office:value-type="string" calcext:value-type="string">
            <text:p>https://i.ebayimg.com/images/g/jGgAAOSwvPJnRUNy/s-l1600.webp | https://i.ebayimg.com/images/g/u6IAAOSwxApnRUFt/s-l1600.webp | https://i.ebayimg.com/images/g/GF0AAOSwiHtnRUFt/s-l1600.webp | https://i.ebayimg.com/images/g/PVYAAOSwlFhnRUFt/s-l1600.webp | https://i.ebayimg.com/images/g/J8gAAOSwvbFnRUFt/s-l1600.webp | https://i.ebayimg.com/images/g/G2YAAOSw9ZpnRUFt/s-l1600.webp</text:p>
          </table:table-cell>
          <table:table-cell office:value-type="string" calcext:value-type="string">
            <text:p>[FESTIVAL WRAPPING TOOL] Wrapping paper cutter made of high quality ABS with high flexibility. Not only does it make cutting gift wrap clean, fast and fun, but the wrapping paper cutter also organizes gift wrap to prevent rolls from falling apart or falling off the table.</text:p>
            <text:p/>
            <text:p/>
            <text:p>[SAFE OPERATION] The small, lightweight, embedded blade ensures that you never have to cut. Simply slide it over the wrapping paper roll and pull it out to the desired length, then slide the paper into the slot where the blade is located and push to slide it forward.</text:p>
            <text:p/>
            <text:p/>
            <text:p>[SUITABLE FOR ANY PAPER] Fits rolls 2.25 inches in diameter or smaller, great tool for cutting wrapping paper, kraft paper, newspaper and more. This is the fastest and most effective way to cut gift wrapping paper.</text:p>
            <text:p/>
            <text:p/>
            <text:p>[SUITABLE FOR MANY OCCASIONS] This tool is the perfect Christmas wrapping paper cutter. Christmas gift wrapping cutters have always been a challenge for scissors! The paper cutter will save you a lot of time on your holiday gift wrapping and daily tasks.</text:p>
          </table:table-cell>
          <table:table-cell office:value-type="string" calcext:value-type="string">
            <text:p>1x <text:s/>Gift Wrapper Cutter</text:p>
          </table:table-cell>
          <table:table-cell/>
          <table:table-cell office:value-type="float" office:value="19.9" calcext:value-type="float">
            <text:p>1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KG]/[C4] H1-01-01</text:p>
          </table:table-cell>
          <table:table-cell office:value-type="string" calcext:value-type="string">
            <text:p>Winter Socks Work Sport Running Mid Calf Odor Resistant Cushion 3 Pairs Unisex (S, Black/Blue)</text:p>
          </table:table-cell>
          <table:table-cell office:value-type="string" calcext:value-type="string">
            <text:p>Generic</text:p>
          </table:table-cell>
          <table:table-cell office:value-type="string" calcext:value-type="string">
            <text:p>kogan:45149</text:p>
          </table:table-cell>
          <table:table-cell office:value-type="float" office:value="20" calcext:value-type="float">
            <text:p>20</text:p>
          </table:table-cell>
          <table:table-cell office:value-type="float" office:value="4.9" calcext:value-type="float">
            <text:p>4.9</text:p>
          </table:table-cell>
          <table:table-cell office:value-type="float" office:value="0" calcext:value-type="float">
            <text:p>0</text:p>
          </table:table-cell>
          <table:table-cell office:value-type="string" calcext:value-type="string">
            <text:p>https://i.ebayimg.com/images/g/l24AAOSwkUJnRVkD/s-l1600.webp | https://i.ebayimg.com/images/g/b7cAAOSwBiZnRVU2/s-l1600.webp | https://i.ebayimg.com/images/g/BaEAAOSwAMBnRVU2/s-l1600.webp | https://i.ebayimg.com/images/g/aJkAAOSww1xnRVU1/s-l1600.webp | https://i.ebayimg.com/images/g/3oMAAOSwPa1nRVU1/s-l1600.webp </text:p>
          </table:table-cell>
          <table:table-cell office:value-type="string" calcext:value-type="string">
            <text:p>- Compression socks are a type of hosiery that are designed to fit tightly around the foot, ankle, and calf. They exert a gentle pressure on the legs, which helps to improve blood flow and reduce swelling. The  Compression Socks for Women &amp; Men offer a comfortable fit and are designed to provide 15-25 mmHg of compression.</text:p>
            <text:p/>
            <text:p>- These knee-high socks are made with a blend of nylon and spandex, which provides a comfortable and stretchy fit. The socks are also breathable, which helps to keep feet cool and dry during extended periods of wear. The compression socks are suitable for a variety of activities, including running, sports, and travel.</text:p>
            <text:p/>
            <text:p>- The socks are designed to provide support and comfort to the legs and feet, and are ideal for individuals who spend long periods of time standing or sitting. They can also be used to help manage a range of conditions, such as varicose veins, spider veins, and swelling.</text:p>
            <text:p/>
            <text:p>- The  Compression Socks come in a range of sizes to ensure a comfortable fit for all wearers. They are easy to care for and can be washed and dried with other clothing items. The socks are also available in a variety of colors and styles, so wearers can choose the one that best suits their needs and preferences.</text:p>
          </table:table-cell>
          <table:table-cell office:value-type="string" calcext:value-type="string">
            <text:p>1x <text:s/>Unisex Compression Socks</text:p>
          </table:table-cell>
          <table:table-cell/>
          <table:table-cell office:value-type="float" office:value="15.9" calcext:value-type="float">
            <text:p>15.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KG]/[C4] H1-02-01</text:p>
          </table:table-cell>
          <table:table-cell office:value-type="string" calcext:value-type="string">
            <text:p>Winter Socks Work Sport Running Mid Calf Odor Resistant Cushion 3 Pairs Unisex (L, Black/Blue)</text:p>
          </table:table-cell>
          <table:table-cell office:value-type="string" calcext:value-type="string">
            <text:p>Generic</text:p>
          </table:table-cell>
          <table:table-cell office:value-type="string" calcext:value-type="string">
            <text:p>kogan:45149</text:p>
          </table:table-cell>
          <table:table-cell office:value-type="float" office:value="20" calcext:value-type="float">
            <text:p>20</text:p>
          </table:table-cell>
          <table:table-cell office:value-type="float" office:value="4.9" calcext:value-type="float">
            <text:p>4.9</text:p>
          </table:table-cell>
          <table:table-cell office:value-type="float" office:value="0" calcext:value-type="float">
            <text:p>0</text:p>
          </table:table-cell>
          <table:table-cell office:value-type="string" calcext:value-type="string">
            <text:p>https://i.ebayimg.com/images/g/l24AAOSwkUJnRVkD/s-l1600.webp | https://i.ebayimg.com/images/g/b7cAAOSwBiZnRVU2/s-l1600.webp | https://i.ebayimg.com/images/g/BaEAAOSwAMBnRVU2/s-l1600.webp | https://i.ebayimg.com/images/g/aJkAAOSww1xnRVU1/s-l1600.webp | https://i.ebayimg.com/images/g/3oMAAOSwPa1nRVU1/s-l1600.webp </text:p>
          </table:table-cell>
          <table:table-cell office:value-type="string" calcext:value-type="string">
            <text:p>- Compression socks are a type of hosiery that are designed to fit tightly around the foot, ankle, and calf. They exert a gentle pressure on the legs, which helps to improve blood flow and reduce swelling. The  Compression Socks for Women &amp; Men offer a comfortable fit and are designed to provide 15-25 mmHg of compression.</text:p>
            <text:p/>
            <text:p>- These knee-high socks are made with a blend of nylon and spandex, which provides a comfortable and stretchy fit. The socks are also breathable, which helps to keep feet cool and dry during extended periods of wear. The compression socks are suitable for a variety of activities, including running, sports, and travel.</text:p>
            <text:p/>
            <text:p>- The socks are designed to provide support and comfort to the legs and feet, and are ideal for individuals who spend long periods of time standing or sitting. They can also be used to help manage a range of conditions, such as varicose veins, spider veins, and swelling.</text:p>
            <text:p/>
            <text:p>- The  Compression Socks come in a range of sizes to ensure a comfortable fit for all wearers. They are easy to care for and can be washed and dried with other clothing items. The socks are also available in a variety of colors and styles, so wearers can choose the one that best suits their needs and preferences.</text:p>
          </table:table-cell>
          <table:table-cell office:value-type="string" calcext:value-type="string">
            <text:p>1x <text:s/>Unisex Compression Socks</text:p>
          </table:table-cell>
          <table:table-cell/>
          <table:table-cell office:value-type="float" office:value="15.9" calcext:value-type="float">
            <text:p>15.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KG]/[C4] H1-03-01</text:p>
          </table:table-cell>
          <table:table-cell office:value-type="string" calcext:value-type="string">
            <text:p>Winter Socks Work Sport Running Mid Calf Odor Resistant Cushion 3 Pairs Unisex (S, Blue)</text:p>
          </table:table-cell>
          <table:table-cell office:value-type="string" calcext:value-type="string">
            <text:p>Generic</text:p>
          </table:table-cell>
          <table:table-cell office:value-type="string" calcext:value-type="string">
            <text:p>kogan:45149</text:p>
          </table:table-cell>
          <table:table-cell office:value-type="float" office:value="20" calcext:value-type="float">
            <text:p>20</text:p>
          </table:table-cell>
          <table:table-cell office:value-type="float" office:value="4.9" calcext:value-type="float">
            <text:p>4.9</text:p>
          </table:table-cell>
          <table:table-cell office:value-type="float" office:value="0" calcext:value-type="float">
            <text:p>0</text:p>
          </table:table-cell>
          <table:table-cell office:value-type="string" calcext:value-type="string">
            <text:p>https://i.ebayimg.com/images/g/l24AAOSwkUJnRVkD/s-l1600.webp | https://i.ebayimg.com/images/g/b7cAAOSwBiZnRVU2/s-l1600.webp | https://i.ebayimg.com/images/g/BaEAAOSwAMBnRVU2/s-l1600.webp | https://i.ebayimg.com/images/g/aJkAAOSww1xnRVU1/s-l1600.webp | https://i.ebayimg.com/images/g/3oMAAOSwPa1nRVU1/s-l1600.webp </text:p>
          </table:table-cell>
          <table:table-cell office:value-type="string" calcext:value-type="string">
            <text:p>- Compression socks are a type of hosiery that are designed to fit tightly around the foot, ankle, and calf. They exert a gentle pressure on the legs, which helps to improve blood flow and reduce swelling. The  Compression Socks for Women &amp; Men offer a comfortable fit and are designed to provide 15-25 mmHg of compression.</text:p>
            <text:p/>
            <text:p>- These knee-high socks are made with a blend of nylon and spandex, which provides a comfortable and stretchy fit. The socks are also breathable, which helps to keep feet cool and dry during extended periods of wear. The compression socks are suitable for a variety of activities, including running, sports, and travel.</text:p>
            <text:p/>
            <text:p>- The socks are designed to provide support and comfort to the legs and feet, and are ideal for individuals who spend long periods of time standing or sitting. They can also be used to help manage a range of conditions, such as varicose veins, spider veins, and swelling.</text:p>
            <text:p/>
            <text:p>- The  Compression Socks come in a range of sizes to ensure a comfortable fit for all wearers. They are easy to care for and can be washed and dried with other clothing items. The socks are also available in a variety of colors and styles, so wearers can choose the one that best suits their needs and preferences.</text:p>
          </table:table-cell>
          <table:table-cell office:value-type="string" calcext:value-type="string">
            <text:p>1x <text:s/>Unisex Compression Socks</text:p>
          </table:table-cell>
          <table:table-cell/>
          <table:table-cell office:value-type="float" office:value="15.9" calcext:value-type="float">
            <text:p>15.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KG]/[C4] H1-04-01</text:p>
          </table:table-cell>
          <table:table-cell office:value-type="string" calcext:value-type="string">
            <text:p>Winter Socks Work Sport Running Mid Calf Odor Resistant Cushion 3 Pairs Unisex (L, Blue)</text:p>
          </table:table-cell>
          <table:table-cell office:value-type="string" calcext:value-type="string">
            <text:p>Generic</text:p>
          </table:table-cell>
          <table:table-cell office:value-type="string" calcext:value-type="string">
            <text:p>kogan:45149</text:p>
          </table:table-cell>
          <table:table-cell office:value-type="float" office:value="20" calcext:value-type="float">
            <text:p>20</text:p>
          </table:table-cell>
          <table:table-cell office:value-type="float" office:value="4.9" calcext:value-type="float">
            <text:p>4.9</text:p>
          </table:table-cell>
          <table:table-cell office:value-type="float" office:value="0" calcext:value-type="float">
            <text:p>0</text:p>
          </table:table-cell>
          <table:table-cell office:value-type="string" calcext:value-type="string">
            <text:p>https://i.ebayimg.com/images/g/l24AAOSwkUJnRVkD/s-l1600.webp | https://i.ebayimg.com/images/g/b7cAAOSwBiZnRVU2/s-l1600.webp | https://i.ebayimg.com/images/g/BaEAAOSwAMBnRVU2/s-l1600.webp | https://i.ebayimg.com/images/g/aJkAAOSww1xnRVU1/s-l1600.webp | https://i.ebayimg.com/images/g/3oMAAOSwPa1nRVU1/s-l1600.webp </text:p>
          </table:table-cell>
          <table:table-cell office:value-type="string" calcext:value-type="string">
            <text:p>- Compression socks are a type of hosiery that are designed to fit tightly around the foot, ankle, and calf. They exert a gentle pressure on the legs, which helps to improve blood flow and reduce swelling. The  Compression Socks for Women &amp; Men offer a comfortable fit and are designed to provide 15-25 mmHg of compression.</text:p>
            <text:p/>
            <text:p>- These knee-high socks are made with a blend of nylon and spandex, which provides a comfortable and stretchy fit. The socks are also breathable, which helps to keep feet cool and dry during extended periods of wear. The compression socks are suitable for a variety of activities, including running, sports, and travel.</text:p>
            <text:p/>
            <text:p>- The socks are designed to provide support and comfort to the legs and feet, and are ideal for individuals who spend long periods of time standing or sitting. They can also be used to help manage a range of conditions, such as varicose veins, spider veins, and swelling.</text:p>
            <text:p/>
            <text:p>- The  Compression Socks come in a range of sizes to ensure a comfortable fit for all wearers. They are easy to care for and can be washed and dried with other clothing items. The socks are also available in a variety of colors and styles, so wearers can choose the one that best suits their needs and preferences.</text:p>
          </table:table-cell>
          <table:table-cell office:value-type="string" calcext:value-type="string">
            <text:p>1x <text:s/>Unisex Compression Socks</text:p>
          </table:table-cell>
          <table:table-cell/>
          <table:table-cell office:value-type="float" office:value="15.9" calcext:value-type="float">
            <text:p>15.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KG]/[C4] H1-05-01</text:p>
          </table:table-cell>
          <table:table-cell office:value-type="string" calcext:value-type="string">
            <text:p>Winter Socks Work Sport Running Mid Calf Odor Resistant Cushion 3 Pairs Unisex (S, Black/Pink)</text:p>
          </table:table-cell>
          <table:table-cell office:value-type="string" calcext:value-type="string">
            <text:p>Generic</text:p>
          </table:table-cell>
          <table:table-cell office:value-type="string" calcext:value-type="string">
            <text:p>kogan:45149</text:p>
          </table:table-cell>
          <table:table-cell office:value-type="float" office:value="20" calcext:value-type="float">
            <text:p>20</text:p>
          </table:table-cell>
          <table:table-cell office:value-type="float" office:value="4.9" calcext:value-type="float">
            <text:p>4.9</text:p>
          </table:table-cell>
          <table:table-cell office:value-type="float" office:value="0" calcext:value-type="float">
            <text:p>0</text:p>
          </table:table-cell>
          <table:table-cell office:value-type="string" calcext:value-type="string">
            <text:p>https://i.ebayimg.com/images/g/B9QAAOSwHuxnRVkH/s-l1600.webp | https://i.ebayimg.com/images/g/b7cAAOSwBiZnRVU2/s-l1600.webp | https://i.ebayimg.com/images/g/BaEAAOSwAMBnRVU2/s-l1600.webp | https://i.ebayimg.com/images/g/aJkAAOSww1xnRVU1/s-l1600.webp | https://i.ebayimg.com/images/g/3oMAAOSwPa1nRVU1/s-l1600.webp </text:p>
          </table:table-cell>
          <table:table-cell office:value-type="string" calcext:value-type="string">
            <text:p>- Compression socks are a type of hosiery that are designed to fit tightly around the foot, ankle, and calf. They exert a gentle pressure on the legs, which helps to improve blood flow and reduce swelling. The  Compression Socks for Women &amp; Men offer a comfortable fit and are designed to provide 15-25 mmHg of compression.</text:p>
            <text:p/>
            <text:p>- These knee-high socks are made with a blend of nylon and spandex, which provides a comfortable and stretchy fit. The socks are also breathable, which helps to keep feet cool and dry during extended periods of wear. The compression socks are suitable for a variety of activities, including running, sports, and travel.</text:p>
            <text:p/>
            <text:p>- The socks are designed to provide support and comfort to the legs and feet, and are ideal for individuals who spend long periods of time standing or sitting. They can also be used to help manage a range of conditions, such as varicose veins, spider veins, and swelling.</text:p>
            <text:p/>
            <text:p>- The  Compression Socks come in a range of sizes to ensure a comfortable fit for all wearers. They are easy to care for and can be washed and dried with other clothing items. The socks are also available in a variety of colors and styles, so wearers can choose the one that best suits their needs and preferences.</text:p>
          </table:table-cell>
          <table:table-cell office:value-type="string" calcext:value-type="string">
            <text:p>1x <text:s/>Unisex Compression Socks</text:p>
          </table:table-cell>
          <table:table-cell/>
          <table:table-cell office:value-type="float" office:value="15.9" calcext:value-type="float">
            <text:p>15.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KG]/[C4] H1-06-01</text:p>
          </table:table-cell>
          <table:table-cell office:value-type="string" calcext:value-type="string">
            <text:p>Winter Socks Work Sport Running Mid Calf Odor Resistant Cushion 3 Pairs Unisex (L, Black/Pink)</text:p>
          </table:table-cell>
          <table:table-cell office:value-type="string" calcext:value-type="string">
            <text:p>Generic</text:p>
          </table:table-cell>
          <table:table-cell office:value-type="string" calcext:value-type="string">
            <text:p>kogan:45149</text:p>
          </table:table-cell>
          <table:table-cell office:value-type="float" office:value="20" calcext:value-type="float">
            <text:p>20</text:p>
          </table:table-cell>
          <table:table-cell office:value-type="float" office:value="4.9" calcext:value-type="float">
            <text:p>4.9</text:p>
          </table:table-cell>
          <table:table-cell office:value-type="float" office:value="0" calcext:value-type="float">
            <text:p>0</text:p>
          </table:table-cell>
          <table:table-cell office:value-type="string" calcext:value-type="string">
            <text:p>https://i.ebayimg.com/images/g/B9QAAOSwHuxnRVkH/s-l1600.webp | https://i.ebayimg.com/images/g/b7cAAOSwBiZnRVU2/s-l1600.webp | https://i.ebayimg.com/images/g/BaEAAOSwAMBnRVU2/s-l1600.webp | https://i.ebayimg.com/images/g/aJkAAOSww1xnRVU1/s-l1600.webp | https://i.ebayimg.com/images/g/3oMAAOSwPa1nRVU1/s-l1600.webp </text:p>
          </table:table-cell>
          <table:table-cell office:value-type="string" calcext:value-type="string">
            <text:p>- Compression socks are a type of hosiery that are designed to fit tightly around the foot, ankle, and calf. They exert a gentle pressure on the legs, which helps to improve blood flow and reduce swelling. The  Compression Socks for Women &amp; Men offer a comfortable fit and are designed to provide 15-25 mmHg of compression.</text:p>
            <text:p/>
            <text:p>- These knee-high socks are made with a blend of nylon and spandex, which provides a comfortable and stretchy fit. The socks are also breathable, which helps to keep feet cool and dry during extended periods of wear. The compression socks are suitable for a variety of activities, including running, sports, and travel.</text:p>
            <text:p/>
            <text:p>- The socks are designed to provide support and comfort to the legs and feet, and are ideal for individuals who spend long periods of time standing or sitting. They can also be used to help manage a range of conditions, such as varicose veins, spider veins, and swelling.</text:p>
            <text:p/>
            <text:p>- The  Compression Socks come in a range of sizes to ensure a comfortable fit for all wearers. They are easy to care for and can be washed and dried with other clothing items. The socks are also available in a variety of colors and styles, so wearers can choose the one that best suits their needs and preferences.</text:p>
          </table:table-cell>
          <table:table-cell office:value-type="string" calcext:value-type="string">
            <text:p>1x <text:s/>Unisex Compression Socks</text:p>
          </table:table-cell>
          <table:table-cell/>
          <table:table-cell office:value-type="float" office:value="15.9" calcext:value-type="float">
            <text:p>15.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KG]/[C4] H1-07-01</text:p>
          </table:table-cell>
          <table:table-cell office:value-type="string" calcext:value-type="string">
            <text:p>Winter Socks Work Sport Running Mid Calf Odor Resistant Cushion 3 Pairs Unisex (S, Black)</text:p>
          </table:table-cell>
          <table:table-cell office:value-type="string" calcext:value-type="string">
            <text:p>Generic</text:p>
          </table:table-cell>
          <table:table-cell office:value-type="string" calcext:value-type="string">
            <text:p>kogan:45149</text:p>
          </table:table-cell>
          <table:table-cell office:value-type="float" office:value="20" calcext:value-type="float">
            <text:p>20</text:p>
          </table:table-cell>
          <table:table-cell office:value-type="float" office:value="4.9" calcext:value-type="float">
            <text:p>4.9</text:p>
          </table:table-cell>
          <table:table-cell office:value-type="float" office:value="0" calcext:value-type="float">
            <text:p>0</text:p>
          </table:table-cell>
          <table:table-cell office:value-type="string" calcext:value-type="string">
            <text:p>https://i.ebayimg.com/images/g/IZ0AAOSwj~VnRVkM/s-l1600.webp | https://i.ebayimg.com/images/g/b7cAAOSwBiZnRVU2/s-l1600.webp | https://i.ebayimg.com/images/g/BaEAAOSwAMBnRVU2/s-l1600.webp | https://i.ebayimg.com/images/g/aJkAAOSww1xnRVU1/s-l1600.webp | https://i.ebayimg.com/images/g/3oMAAOSwPa1nRVU1/s-l1600.webp </text:p>
          </table:table-cell>
          <table:table-cell office:value-type="string" calcext:value-type="string">
            <text:p>- Compression socks are a type of hosiery that are designed to fit tightly around the foot, ankle, and calf. They exert a gentle pressure on the legs, which helps to improve blood flow and reduce swelling. The  Compression Socks for Women &amp; Men offer a comfortable fit and are designed to provide 15-25 mmHg of compression.</text:p>
            <text:p/>
            <text:p>- These knee-high socks are made with a blend of nylon and spandex, which provides a comfortable and stretchy fit. The socks are also breathable, which helps to keep feet cool and dry during extended periods of wear. The compression socks are suitable for a variety of activities, including running, sports, and travel.</text:p>
            <text:p/>
            <text:p>- The socks are designed to provide support and comfort to the legs and feet, and are ideal for individuals who spend long periods of time standing or sitting. They can also be used to help manage a range of conditions, such as varicose veins, spider veins, and swelling.</text:p>
            <text:p/>
            <text:p>- The  Compression Socks come in a range of sizes to ensure a comfortable fit for all wearers. They are easy to care for and can be washed and dried with other clothing items. The socks are also available in a variety of colors and styles, so wearers can choose the one that best suits their needs and preferences.</text:p>
          </table:table-cell>
          <table:table-cell office:value-type="string" calcext:value-type="string">
            <text:p>1x <text:s/>Unisex Compression Socks</text:p>
          </table:table-cell>
          <table:table-cell/>
          <table:table-cell office:value-type="float" office:value="15.9" calcext:value-type="float">
            <text:p>15.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KG]/[C4] H1-08-01</text:p>
          </table:table-cell>
          <table:table-cell office:value-type="string" calcext:value-type="string">
            <text:p>Winter Socks Work Sport Running Mid Calf Odor Resistant Cushion 3 Pairs Unisex (L, Black)</text:p>
          </table:table-cell>
          <table:table-cell office:value-type="string" calcext:value-type="string">
            <text:p>Generic</text:p>
          </table:table-cell>
          <table:table-cell office:value-type="string" calcext:value-type="string">
            <text:p>kogan:45149</text:p>
          </table:table-cell>
          <table:table-cell office:value-type="float" office:value="20" calcext:value-type="float">
            <text:p>20</text:p>
          </table:table-cell>
          <table:table-cell office:value-type="float" office:value="4.9" calcext:value-type="float">
            <text:p>4.9</text:p>
          </table:table-cell>
          <table:table-cell office:value-type="float" office:value="0" calcext:value-type="float">
            <text:p>0</text:p>
          </table:table-cell>
          <table:table-cell office:value-type="string" calcext:value-type="string">
            <text:p>https://i.ebayimg.com/images/g/IZ0AAOSwj~VnRVkM/s-l1600.webp | https://i.ebayimg.com/images/g/b7cAAOSwBiZnRVU2/s-l1600.webp | https://i.ebayimg.com/images/g/BaEAAOSwAMBnRVU2/s-l1600.webp | https://i.ebayimg.com/images/g/aJkAAOSww1xnRVU1/s-l1600.webp | https://i.ebayimg.com/images/g/3oMAAOSwPa1nRVU1/s-l1600.webp </text:p>
          </table:table-cell>
          <table:table-cell office:value-type="string" calcext:value-type="string">
            <text:p>- Compression socks are a type of hosiery that are designed to fit tightly around the foot, ankle, and calf. They exert a gentle pressure on the legs, which helps to improve blood flow and reduce swelling. The  Compression Socks for Women &amp; Men offer a comfortable fit and are designed to provide 15-25 mmHg of compression.</text:p>
            <text:p/>
            <text:p>- These knee-high socks are made with a blend of nylon and spandex, which provides a comfortable and stretchy fit. The socks are also breathable, which helps to keep feet cool and dry during extended periods of wear. The compression socks are suitable for a variety of activities, including running, sports, and travel.</text:p>
            <text:p/>
            <text:p>- The socks are designed to provide support and comfort to the legs and feet, and are ideal for individuals who spend long periods of time standing or sitting. They can also be used to help manage a range of conditions, such as varicose veins, spider veins, and swelling.</text:p>
            <text:p/>
            <text:p>- The  Compression Socks come in a range of sizes to ensure a comfortable fit for all wearers. They are easy to care for and can be washed and dried with other clothing items. The socks are also available in a variety of colors and styles, so wearers can choose the one that best suits their needs and preferences.</text:p>
          </table:table-cell>
          <table:table-cell office:value-type="string" calcext:value-type="string">
            <text:p>1x <text:s/>Unisex Compression Socks</text:p>
          </table:table-cell>
          <table:table-cell/>
          <table:table-cell office:value-type="float" office:value="15.9" calcext:value-type="float">
            <text:p>15.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KG]/[C4] J03-01-01</text:p>
          </table:table-cell>
          <table:table-cell office:value-type="string" calcext:value-type="string">
            <text:p>Winter Socks Work Sport Running Mid Calf Odor Resistant Cushion 3 Pairs Unisex (S, Pink)</text:p>
          </table:table-cell>
          <table:table-cell office:value-type="string" calcext:value-type="string">
            <text:p>Generic</text:p>
          </table:table-cell>
          <table:table-cell office:value-type="string" calcext:value-type="string">
            <text:p>kogan:45149</text:p>
          </table:table-cell>
          <table:table-cell office:value-type="float" office:value="20" calcext:value-type="float">
            <text:p>20</text:p>
          </table:table-cell>
          <table:table-cell office:value-type="float" office:value="4.9" calcext:value-type="float">
            <text:p>4.9</text:p>
          </table:table-cell>
          <table:table-cell office:value-type="float" office:value="0" calcext:value-type="float">
            <text:p>0</text:p>
          </table:table-cell>
          <table:table-cell office:value-type="string" calcext:value-type="string">
            <text:p>https://i.ebayimg.com/images/g/l24AAOSwkUJnRVkD/s-l1600.webp | https://i.ebayimg.com/images/g/b7cAAOSwBiZnRVU2/s-l1600.webp | https://i.ebayimg.com/images/g/BaEAAOSwAMBnRVU2/s-l1600.webp | https://i.ebayimg.com/images/g/aJkAAOSww1xnRVU1/s-l1600.webp | https://i.ebayimg.com/images/g/3oMAAOSwPa1nRVU1/s-l1600.webp </text:p>
          </table:table-cell>
          <table:table-cell office:value-type="string" calcext:value-type="string">
            <text:p>- Compression socks are a type of hosiery that are designed to fit tightly around the foot, ankle, and calf. They exert a gentle pressure on the legs, which helps to improve blood flow and reduce swelling. The  Compression Socks for Women &amp; Men offer a comfortable fit and are designed to provide 15-25 mmHg of compression.</text:p>
            <text:p/>
            <text:p>- These knee-high socks are made with a blend of nylon and spandex, which provides a comfortable and stretchy fit. The socks are also breathable, which helps to keep feet cool and dry during extended periods of wear. The compression socks are suitable for a variety of activities, including running, sports, and travel.</text:p>
            <text:p/>
            <text:p>- The socks are designed to provide support and comfort to the legs and feet, and are ideal for individuals who spend long periods of time standing or sitting. They can also be used to help manage a range of conditions, such as varicose veins, spider veins, and swelling.</text:p>
            <text:p/>
            <text:p>- The  Compression Socks come in a range of sizes to ensure a comfortable fit for all wearers. They are easy to care for and can be washed and dried with other clothing items. The socks are also available in a variety of colors and styles, so wearers can choose the one that best suits their needs and preferences.</text:p>
          </table:table-cell>
          <table:table-cell office:value-type="string" calcext:value-type="string">
            <text:p>1x <text:s/>Unisex Compression Socks</text:p>
          </table:table-cell>
          <table:table-cell/>
          <table:table-cell office:value-type="float" office:value="15.9" calcext:value-type="float">
            <text:p>15.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KG]/[C4] J03-04-01</text:p>
          </table:table-cell>
          <table:table-cell office:value-type="string" calcext:value-type="string">
            <text:p>Winter Socks Work Sport Running Mid Calf Odor Resistant Cushion 3 Pairs Unisex (L, Pink)</text:p>
          </table:table-cell>
          <table:table-cell office:value-type="string" calcext:value-type="string">
            <text:p>Generic</text:p>
          </table:table-cell>
          <table:table-cell office:value-type="string" calcext:value-type="string">
            <text:p>kogan:45149</text:p>
          </table:table-cell>
          <table:table-cell office:value-type="float" office:value="20" calcext:value-type="float">
            <text:p>20</text:p>
          </table:table-cell>
          <table:table-cell office:value-type="float" office:value="4.9" calcext:value-type="float">
            <text:p>4.9</text:p>
          </table:table-cell>
          <table:table-cell office:value-type="float" office:value="0" calcext:value-type="float">
            <text:p>0</text:p>
          </table:table-cell>
          <table:table-cell office:value-type="string" calcext:value-type="string">
            <text:p>https://i.ebayimg.com/images/g/l24AAOSwkUJnRVkD/s-l1600.webp | https://i.ebayimg.com/images/g/b7cAAOSwBiZnRVU2/s-l1600.webp | https://i.ebayimg.com/images/g/BaEAAOSwAMBnRVU2/s-l1600.webp | https://i.ebayimg.com/images/g/aJkAAOSww1xnRVU1/s-l1600.webp | https://i.ebayimg.com/images/g/3oMAAOSwPa1nRVU1/s-l1600.webp </text:p>
          </table:table-cell>
          <table:table-cell office:value-type="string" calcext:value-type="string">
            <text:p>- Compression socks are a type of hosiery that are designed to fit tightly around the foot, ankle, and calf. They exert a gentle pressure on the legs, which helps to improve blood flow and reduce swelling. The  Compression Socks for Women &amp; Men offer a comfortable fit and are designed to provide 15-25 mmHg of compression.</text:p>
            <text:p/>
            <text:p>- These knee-high socks are made with a blend of nylon and spandex, which provides a comfortable and stretchy fit. The socks are also breathable, which helps to keep feet cool and dry during extended periods of wear. The compression socks are suitable for a variety of activities, including running, sports, and travel.</text:p>
            <text:p/>
            <text:p>- The socks are designed to provide support and comfort to the legs and feet, and are ideal for individuals who spend long periods of time standing or sitting. They can also be used to help manage a range of conditions, such as varicose veins, spider veins, and swelling.</text:p>
            <text:p/>
            <text:p>- The  Compression Socks come in a range of sizes to ensure a comfortable fit for all wearers. They are easy to care for and can be washed and dried with other clothing items. The socks are also available in a variety of colors and styles, so wearers can choose the one that best suits their needs and preferences.</text:p>
          </table:table-cell>
          <table:table-cell office:value-type="string" calcext:value-type="string">
            <text:p>1x <text:s/>Unisex Compression Socks</text:p>
          </table:table-cell>
          <table:table-cell/>
          <table:table-cell office:value-type="float" office:value="15.9" calcext:value-type="float">
            <text:p>15.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KG]/[C4] J03-03-01</text:p>
          </table:table-cell>
          <table:table-cell office:value-type="string" calcext:value-type="string">
            <text:p>Winter Socks Work Sport Running Mid Calf Odor Resistant Cushion 3 Pairs Unisex (S, White)</text:p>
          </table:table-cell>
          <table:table-cell office:value-type="string" calcext:value-type="string">
            <text:p>Generic</text:p>
          </table:table-cell>
          <table:table-cell office:value-type="string" calcext:value-type="string">
            <text:p>kogan:45149</text:p>
          </table:table-cell>
          <table:table-cell office:value-type="float" office:value="20" calcext:value-type="float">
            <text:p>20</text:p>
          </table:table-cell>
          <table:table-cell office:value-type="float" office:value="4.9" calcext:value-type="float">
            <text:p>4.9</text:p>
          </table:table-cell>
          <table:table-cell office:value-type="float" office:value="0" calcext:value-type="float">
            <text:p>0</text:p>
          </table:table-cell>
          <table:table-cell office:value-type="string" calcext:value-type="string">
            <text:p>https://i.ebayimg.com/images/g/kF4AAOSw17BnRVkW/s-l1600.webp | https://i.ebayimg.com/images/g/b7cAAOSwBiZnRVU2/s-l1600.webp | https://i.ebayimg.com/images/g/BaEAAOSwAMBnRVU2/s-l1600.webp | https://i.ebayimg.com/images/g/aJkAAOSww1xnRVU1/s-l1600.webp | https://i.ebayimg.com/images/g/3oMAAOSwPa1nRVU1/s-l1600.webp </text:p>
          </table:table-cell>
          <table:table-cell office:value-type="string" calcext:value-type="string">
            <text:p>- Compression socks are a type of hosiery that are designed to fit tightly around the foot, ankle, and calf. They exert a gentle pressure on the legs, which helps to improve blood flow and reduce swelling. The  Compression Socks for Women &amp; Men offer a comfortable fit and are designed to provide 15-25 mmHg of compression.</text:p>
            <text:p/>
            <text:p>- These knee-high socks are made with a blend of nylon and spandex, which provides a comfortable and stretchy fit. The socks are also breathable, which helps to keep feet cool and dry during extended periods of wear. The compression socks are suitable for a variety of activities, including running, sports, and travel.</text:p>
            <text:p/>
            <text:p>- The socks are designed to provide support and comfort to the legs and feet, and are ideal for individuals who spend long periods of time standing or sitting. They can also be used to help manage a range of conditions, such as varicose veins, spider veins, and swelling.</text:p>
            <text:p/>
            <text:p>- The  Compression Socks come in a range of sizes to ensure a comfortable fit for all wearers. They are easy to care for and can be washed and dried with other clothing items. The socks are also available in a variety of colors and styles, so wearers can choose the one that best suits their needs and preferences.</text:p>
          </table:table-cell>
          <table:table-cell office:value-type="string" calcext:value-type="string">
            <text:p>1x <text:s/>Unisex Compression Socks</text:p>
          </table:table-cell>
          <table:table-cell/>
          <table:table-cell office:value-type="float" office:value="15.9" calcext:value-type="float">
            <text:p>15.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KG]/[C4] J03-02-01</text:p>
          </table:table-cell>
          <table:table-cell office:value-type="string" calcext:value-type="string">
            <text:p>Winter Socks Work Sport Running Mid Calf Odor Resistant Cushion 3 Pairs Unisex (L, White)</text:p>
          </table:table-cell>
          <table:table-cell office:value-type="string" calcext:value-type="string">
            <text:p>Generic</text:p>
          </table:table-cell>
          <table:table-cell office:value-type="string" calcext:value-type="string">
            <text:p>kogan:45149</text:p>
          </table:table-cell>
          <table:table-cell office:value-type="float" office:value="20" calcext:value-type="float">
            <text:p>20</text:p>
          </table:table-cell>
          <table:table-cell office:value-type="float" office:value="4.9" calcext:value-type="float">
            <text:p>4.9</text:p>
          </table:table-cell>
          <table:table-cell office:value-type="float" office:value="0" calcext:value-type="float">
            <text:p>0</text:p>
          </table:table-cell>
          <table:table-cell office:value-type="string" calcext:value-type="string">
            <text:p>https://i.ebayimg.com/images/g/kF4AAOSw17BnRVkW/s-l1600.webp | https://i.ebayimg.com/images/g/b7cAAOSwBiZnRVU2/s-l1600.webp | https://i.ebayimg.com/images/g/BaEAAOSwAMBnRVU2/s-l1600.webp | https://i.ebayimg.com/images/g/aJkAAOSww1xnRVU1/s-l1600.webp | https://i.ebayimg.com/images/g/3oMAAOSwPa1nRVU1/s-l1600.webp </text:p>
          </table:table-cell>
          <table:table-cell office:value-type="string" calcext:value-type="string">
            <text:p>- Compression socks are a type of hosiery that are designed to fit tightly around the foot, ankle, and calf. They exert a gentle pressure on the legs, which helps to improve blood flow and reduce swelling. The  Compression Socks for Women &amp; Men offer a comfortable fit and are designed to provide 15-25 mmHg of compression.</text:p>
            <text:p/>
            <text:p>- These knee-high socks are made with a blend of nylon and spandex, which provides a comfortable and stretchy fit. The socks are also breathable, which helps to keep feet cool and dry during extended periods of wear. The compression socks are suitable for a variety of activities, including running, sports, and travel.</text:p>
            <text:p/>
            <text:p>- The socks are designed to provide support and comfort to the legs and feet, and are ideal for individuals who spend long periods of time standing or sitting. They can also be used to help manage a range of conditions, such as varicose veins, spider veins, and swelling.</text:p>
            <text:p/>
            <text:p>- The  Compression Socks come in a range of sizes to ensure a comfortable fit for all wearers. They are easy to care for and can be washed and dried with other clothing items. The socks are also available in a variety of colors and styles, so wearers can choose the one that best suits their needs and preferences.</text:p>
          </table:table-cell>
          <table:table-cell office:value-type="string" calcext:value-type="string">
            <text:p>1x <text:s/>Unisex Compression Socks</text:p>
          </table:table-cell>
          <table:table-cell/>
          <table:table-cell office:value-type="float" office:value="15.9" calcext:value-type="float">
            <text:p>15.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KG]/[Parcel-Medium] G0-02-04 ..</text:p>
          </table:table-cell>
          <table:table-cell office:value-type="string" calcext:value-type="string">
            <text:p>Gift Wrapping Paper Cutter Upgraded Sharper Blade Sliding Paper Cutter Craft (Green)</text:p>
          </table:table-cell>
          <table:table-cell office:value-type="string" calcext:value-type="string">
            <text:p>Generic</text:p>
          </table:table-cell>
          <table:table-cell office:value-type="string" calcext:value-type="string">
            <text:p>kogan:39159</text:p>
          </table:table-cell>
          <table:table-cell office:value-type="float" office:value="20" calcext:value-type="float">
            <text:p>20</text:p>
          </table:table-cell>
          <table:table-cell office:value-type="float" office:value="8.72" calcext:value-type="float">
            <text:p>8.72</text:p>
          </table:table-cell>
          <table:table-cell office:value-type="float" office:value="0" calcext:value-type="float">
            <text:p>0</text:p>
          </table:table-cell>
          <table:table-cell office:value-type="string" calcext:value-type="string">
            <text:p>https://i.ebayimg.com/images/g/2TMAAOSwjbNnRUFv/s-l1600.webp | https://i.ebayimg.com/images/g/u6IAAOSwxApnRUFt/s-l1600.webp | https://i.ebayimg.com/images/g/GF0AAOSwiHtnRUFt/s-l1600.webp | https://i.ebayimg.com/images/g/PVYAAOSwlFhnRUFt/s-l1600.webp | https://i.ebayimg.com/images/g/J8gAAOSwvbFnRUFt/s-l1600.webp </text:p>
          </table:table-cell>
          <table:table-cell office:value-type="string" calcext:value-type="string">
            <text:p>[FESTIVAL WRAPPING TOOL] Wrapping paper cutter made of high quality ABS with high flexibility. Not only does it make cutting gift wrap clean, fast and fun, but the wrapping paper cutter also organizes gift wrap to prevent rolls from falling apart or falling off the table.</text:p>
            <text:p/>
            <text:p/>
            <text:p/>
            <text:p/>
            <text:p>[SAFE OPERATION] The small, lightweight, embedded blade ensures that you never have to cut. Simply slide it over the wrapping paper roll and pull it out to the desired length, then slide the paper into the slot where the blade is located and push to slide it forward.</text:p>
            <text:p/>
            <text:p/>
            <text:p/>
            <text:p/>
            <text:p>[SUITABLE FOR ANY PAPER] Fits rolls 2.25 inches in diameter or smaller, great tool for cutting wrapping paper, kraft paper, newspaper and more. This is the fastest and most effective way to cut gift wrapping paper.</text:p>
            <text:p/>
            <text:p/>
            <text:p/>
            <text:p/>
            <text:p>[SUITABLE FOR MANY OCCASIONS] This tool is the perfect Christmas wrapping paper cutter. Christmas gift wrapping cutters have always been a challenge for scissors! The paper cutter will save you a lot of time on your holiday gift wrapping and daily tasks.</text:p>
          </table:table-cell>
          <table:table-cell office:value-type="string" calcext:value-type="string">
            <text:p>1x Gift Wrap Cutter</text:p>
          </table:table-cell>
          <table:table-cell table:number-columns-repeated="2"/>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KG][Parcel-Medium] G1-01-05</text:p>
          </table:table-cell>
          <table:table-cell office:value-type="string" calcext:value-type="string">
            <text:p><text:s/>Electric Bug Zapper Racket Fly Swatter Mosquito Killer USB Insects Bat Catcher</text:p>
          </table:table-cell>
          <table:table-cell office:value-type="string" calcext:value-type="string">
            <text:p>Generic</text:p>
          </table:table-cell>
          <table:table-cell office:value-type="string" calcext:value-type="string">
            <text:p>kogan:41277</text:p>
          </table:table-cell>
          <table:table-cell office:value-type="float" office:value="0" calcext:value-type="float">
            <text:p>0</text:p>
          </table:table-cell>
          <table:table-cell office:value-type="float" office:value="14.9" calcext:value-type="float">
            <text:p>14.9</text:p>
          </table:table-cell>
          <table:table-cell office:value-type="float" office:value="0" calcext:value-type="float">
            <text:p>0</text:p>
          </table:table-cell>
          <table:table-cell office:value-type="string" calcext:value-type="string">
            <text:p>https://cdn.shopify.com/s/files/1/0407/9095/0040/files/1_12c6fa37-a555-4cf4-9d77-1954859be85a.jpg?v=1698723600</text:p>
          </table:table-cell>
          <table:table-cell office:value-type="string" calcext:value-type="string">
            <text:p>&lt;p&gt;&lt;strong data-mce-fragment="1"&gt;&lt;span data-mce-fragment="1"&gt;Features:&lt;/span&gt;&lt;br data-mce-fragment="1"&gt;&lt;span data-mce-fragment="1"&gt;&lt;/span&gt;&lt;span data-mce-fragment="1"&gt;&lt;/span&gt;&lt;span data-mce-fragment="1"&gt;* Vertical / wall mounted electric mosquito racket, which is both a mosquito killer racket and a mosquito killer lamp&lt;br data-mce-fragment="1"&gt;* Space optical trapping technology, mosquito trapping is more significant&lt;br data-mce-fragment="1"&gt;* Purple light mosquito trap, effectively cover the surrounding environment, to achieve 360° purple light mosquito control&lt;br data-mce-fragment="1"&gt;* Automatic mosquito killing at night, frequency conversion light wave technology, attract mosquitoes to fly to the high-voltage power grid&lt;br data-mce-fragment="1"&gt;* Three-layer secure power grid design pure physical mosquito control&lt;br data-mce-fragment="1"&gt;* Two mosquito killing modes, both mosquito killer racket and mosquito killer lamp, one shot for dual use.&lt;br data-mce-fragment="1"&gt;* Rechargeable base, storage and charging&lt;br data-mce-fragment="1"&gt;* 3000V high voltage power grid, efficient mosquito control&lt;/span&gt;&lt;br data-mce-fragment="1"&gt;&lt;br data-mce-fragment="1"&gt;&lt;span data-mce-fragment="1"&gt;Package Includes:&lt;/span&gt;&lt;br data-mce-fragment="1"&gt;&lt;span data-mce-fragment="1"&gt;&lt;/span&gt;&lt;span data-mce-fragment="1"&gt;1 * Mosquito Killer Racket&lt;br data-mce-fragment="1"&gt;1 * Charging Cable&lt;br data-mce-fragment="1"&gt;1 * User Manual&lt;/span&gt;&lt;/strong&gt;&lt;/p&gt; &lt;p&gt; &lt;/p&gt; &lt;p&gt;&lt;img alt="" src="https://cdn.shopify.com/s/files/1/0407/9095/0040/files/3_9c3f8c07-e037-4705-b60e-d597f54ee46d_480x480.jpg?v=1698723489"&gt;&lt;img src="https://cdn.shopify.com/s/files/1/0407/9095/0040/files/4_953bca0d-2e57-4565-941f-c098cbda77e8_480x480.jpg?v=1698723492" alt="" data-mce-fragment="1" data-mce-src="https://cdn.shopify.com/s/files/1/0407/9095/0040/files/4_953bca0d-2e57-4565-941f-c098cbda77e8_480x480.jpg?v=1698723492"&gt;&lt;img src="https://cdn.shopify.com/s/files/1/0407/9095/0040/files/5_77e370e3-23df-46f2-affa-8ce510f2d58d_480x480.jpg?v=1698723498" alt="" data-mce-fragment="1" data-mce-src="https://cdn.shopify.com/s/files/1/0407/9095/0040/files/5_77e370e3-23df-46f2-affa-8ce510f2d58d_480x480.jpg?v=1698723498"&gt;&lt;/p&gt;</text:p>
          </table:table-cell>
          <table:table-cell office:value-type="string" calcext:value-type="string">
            <text:p>1x <text:s/>Electric Bug Zapper Racket Fly Swatter Mosquito Killer USB Insects Bat Catcher</text:p>
          </table:table-cell>
          <table:table-cell/>
          <table:table-cell office:value-type="float" office:value="19.99" calcext:value-type="float">
            <text:p>1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KG][Parcel-Medium] G1-02-05</text:p>
          </table:table-cell>
          <table:table-cell office:value-type="string" calcext:value-type="string">
            <text:p><text:s/>Electric Bug Zapper Racket Fly Swatter Mosquito Killer USB Insects Bat Catcher</text:p>
          </table:table-cell>
          <table:table-cell office:value-type="string" calcext:value-type="string">
            <text:p>Generic</text:p>
          </table:table-cell>
          <table:table-cell office:value-type="string" calcext:value-type="string">
            <text:p>kogan:41277</text:p>
          </table:table-cell>
          <table:table-cell office:value-type="float" office:value="0" calcext:value-type="float">
            <text:p>0</text:p>
          </table:table-cell>
          <table:table-cell office:value-type="float" office:value="14.9" calcext:value-type="float">
            <text:p>14.9</text:p>
          </table:table-cell>
          <table:table-cell office:value-type="float" office:value="0" calcext:value-type="float">
            <text:p>0</text:p>
          </table:table-cell>
          <table:table-cell office:value-type="string" calcext:value-type="string">
            <text:p>https://cdn.shopify.com/s/files/1/0407/9095/0040/files/3_5a1aa4e2-00b8-42ab-bdfd-3a33c090752a.jpg?v=1698723601</text:p>
          </table:table-cell>
          <table:table-cell office:value-type="string" calcext:value-type="string">
            <text:p>&lt;p&gt;&lt;strong data-mce-fragment="1"&gt;&lt;span data-mce-fragment="1"&gt;Features:&lt;/span&gt;&lt;br data-mce-fragment="1"&gt;&lt;span data-mce-fragment="1"&gt;&lt;/span&gt;&lt;span data-mce-fragment="1"&gt;&lt;/span&gt;&lt;span data-mce-fragment="1"&gt;* Vertical / wall mounted electric mosquito racket, which is both a mosquito killer racket and a mosquito killer lamp&lt;br data-mce-fragment="1"&gt;* Space optical trapping technology, mosquito trapping is more significant&lt;br data-mce-fragment="1"&gt;* Purple light mosquito trap, effectively cover the surrounding environment, to achieve 360° purple light mosquito control&lt;br data-mce-fragment="1"&gt;* Automatic mosquito killing at night, frequency conversion light wave technology, attract mosquitoes to fly to the high-voltage power grid&lt;br data-mce-fragment="1"&gt;* Three-layer secure power grid design pure physical mosquito control&lt;br data-mce-fragment="1"&gt;* Two mosquito killing modes, both mosquito killer racket and mosquito killer lamp, one shot for dual use.&lt;br data-mce-fragment="1"&gt;* Rechargeable base, storage and charging&lt;br data-mce-fragment="1"&gt;* 3000V high voltage power grid, efficient mosquito control&lt;/span&gt;&lt;br data-mce-fragment="1"&gt;&lt;br data-mce-fragment="1"&gt;&lt;span data-mce-fragment="1"&gt;Package Includes:&lt;/span&gt;&lt;br data-mce-fragment="1"&gt;&lt;span data-mce-fragment="1"&gt;&lt;/span&gt;&lt;span data-mce-fragment="1"&gt;1 * Mosquito Killer Racket&lt;br data-mce-fragment="1"&gt;1 * Charging Cable&lt;br data-mce-fragment="1"&gt;1 * User Manual&lt;/span&gt;&lt;/strong&gt;&lt;/p&gt; &lt;p&gt; &lt;/p&gt; &lt;p&gt;&lt;img alt="" src="https://cdn.shopify.com/s/files/1/0407/9095/0040/files/3_9c3f8c07-e037-4705-b60e-d597f54ee46d_480x480.jpg?v=1698723489"&gt;&lt;img src="https://cdn.shopify.com/s/files/1/0407/9095/0040/files/4_953bca0d-2e57-4565-941f-c098cbda77e8_480x480.jpg?v=1698723492" alt="" data-mce-fragment="1" data-mce-src="https://cdn.shopify.com/s/files/1/0407/9095/0040/files/4_953bca0d-2e57-4565-941f-c098cbda77e8_480x480.jpg?v=1698723492"&gt;&lt;img src="https://cdn.shopify.com/s/files/1/0407/9095/0040/files/5_77e370e3-23df-46f2-affa-8ce510f2d58d_480x480.jpg?v=1698723498" alt="" data-mce-fragment="1" data-mce-src="https://cdn.shopify.com/s/files/1/0407/9095/0040/files/5_77e370e3-23df-46f2-affa-8ce510f2d58d_480x480.jpg?v=1698723498"&gt;&lt;/p&gt;</text:p>
          </table:table-cell>
          <table:table-cell office:value-type="string" calcext:value-type="string">
            <text:p>1x <text:s/>Electric Bug Zapper Racket Fly Swatter Mosquito Killer USB Insects Bat Catcher</text:p>
          </table:table-cell>
          <table:table-cell/>
          <table:table-cell office:value-type="float" office:value="19.99" calcext:value-type="float">
            <text:p>1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KG]/[TMP-Small] G1-02-08</text:p>
          </table:table-cell>
          <table:table-cell office:value-type="string" calcext:value-type="string">
            <text:p><text:s/>x4 Invisible Car Door Handle Film Protective Nail Scratch Transparent Protector</text:p>
          </table:table-cell>
          <table:table-cell office:value-type="string" calcext:value-type="string">
            <text:p>Generic</text:p>
          </table:table-cell>
          <table:table-cell office:value-type="string" calcext:value-type="string">
            <text:p>kogan:46698</text:p>
          </table:table-cell>
          <table:table-cell office:value-type="float" office:value="20" calcext:value-type="float">
            <text:p>20</text:p>
          </table:table-cell>
          <table:table-cell office:value-type="float" office:value="8.59" calcext:value-type="float">
            <text:p>8.59</text:p>
          </table:table-cell>
          <table:table-cell office:value-type="float" office:value="0" calcext:value-type="float">
            <text:p>0</text:p>
          </table:table-cell>
          <table:table-cell office:value-type="string" calcext:value-type="string">
            <text:p>https://cdn.shopify.com/s/files/1/0407/9095/0040/files/6351ff917efc6e3c1304f9a4-4pcs-3d-transparent-car-door-bowl_480x480.jpg | https://cdn.shopify.com/s/files/1/0407/9095/0040/files/6351ff917efc6e3c1304f9a3-4pcs-3d-transparent-car-door-bowl_480x480.jpg | https://cdn.shopify.com/s/files/1/0407/9095/0040/files/6351ff917efc6e3c1304f9a3-4pcs-3d-transparent-car-door-bowl_480x480.jpg | https://cdn.shopify.com/s/files/1/0407/9095/0040/files/6351ff917efc6e3c1304f9a6-4pcs-3d-transparent-car-door-bowl_480x480.jpg | https://cdn.shopify.com/s/files/1/0407/9095/0040/files/6351ff917efc6e3c1304f9a6-4pcs-3d-transparent-car-door-bowl_480x480.jpg</text:p>
          </table:table-cell>
          <table:table-cell office:value-type="string" calcext:value-type="string">
            <text:p>&lt;div data-mce-fragment="1"&gt;&lt;span face="Arial" style="font-family: Arial;" data-mce-fragment="1"&gt;&lt;span data-mce-fragment="1"&gt;Features:&lt;/span&gt;&lt;/span&gt;&lt;/div&gt; &lt;div data-mce-fragment="1"&gt;&lt;span face="Arial" style="font-family: Arial;" data-mce-fragment="1"&gt;&lt;span data-mce-fragment="1"&gt;Protect your vehicle's paint from scratching&lt;/span&gt;&lt;/span&gt;&lt;/div&gt; &lt;div data-mce-fragment="1"&gt;&lt;span face="Arial" style="font-family: Arial;" data-mce-fragment="1"&gt;&lt;span data-mce-fragment="1"&gt;Advantage: rub the scratch-resistant, anti-fouling, corrosion, prevent radiation super toughness, scratch resistant, perfect care, bright and transparent, simple construction&lt;/span&gt;&lt;/span&gt;&lt;/div&gt; &lt;div data-mce-fragment="1"&gt;&lt;span face="Arial" style="font-family: Arial;" data-mce-fragment="1"&gt;&lt;span data-mce-fragment="1"&gt;&lt;br data-mce-fragment="1"&gt;&lt;/span&gt;&lt;/span&gt;&lt;/div&gt; &lt;div data-mce-fragment="1"&gt;&lt;span face="Arial" style="font-family: Arial;" data-mce-fragment="1"&gt;&lt;span data-mce-fragment="1"&gt;Durable, transparent, invisible&lt;/span&gt;&lt;/span&gt;&lt;/div&gt; &lt;div data-mce-fragment="1"&gt;&lt;span face="Arial" style="font-family: Arial;" data-mce-fragment="1"&gt;&lt;span data-mce-fragment="1"&gt;Material: PVC colorless and transparent (polyurethane)&lt;/span&gt;&lt;/span&gt;&lt;/div&gt; &lt;div data-mce-fragment="1"&gt;&lt;span face="Arial" style="font-family: Arial;" data-mce-fragment="1"&gt;&lt;span data-mce-fragment="1"&gt;Size: Approx. 9.5cm x 8CM&lt;/span&gt;&lt;/span&gt;&lt;/div&gt; &lt;div data-mce-fragment="1"&gt;&lt;span face="Arial" style="font-family: Arial;" data-mce-fragment="1"&gt;&lt;span data-mce-fragment="1"&gt;Installation method:&lt;/span&gt;&lt;/span&gt;&lt;/div&gt; &lt;div data-mce-fragment="1"&gt;&lt;span face="Arial" style="font-family: Arial;" data-mce-fragment="1"&gt;&lt;span data-mce-fragment="1"&gt;&lt;br data-mce-fragment="1"&gt;&lt;/span&gt;&lt;/span&gt;&lt;/div&gt; &lt;div data-mce-fragment="1"&gt;&lt;span face="Arial" style="font-family: Arial;" data-mce-fragment="1"&gt;&lt;span data-mce-fragment="1"&gt;Please clean the installation area before applying the stickers&lt;/span&gt;&lt;/span&gt;&lt;/div&gt; &lt;div data-mce-fragment="1"&gt;&lt;span face="Arial" style="font-family: Arial;" data-mce-fragment="1"&gt;&lt;span data-mce-fragment="1"&gt;Spray water to the area to avoid wrong pasting &amp;amp; Damaging the stickers.&lt;/span&gt;&lt;/span&gt;&lt;/div&gt; &lt;div data-mce-fragment="1"&gt;&lt;span face="Arial" style="font-family: Arial;" data-mce-fragment="1"&gt;&lt;span data-mce-fragment="1"&gt;The traditional "door wrist protective film" is not easy to paste, however this premium quality is best to try.&lt;/span&gt;&lt;/span&gt;&lt;/div&gt; &lt;div data-mce-fragment="1"&gt;&lt;span face="Arial" style="font-family: Arial;" data-mce-fragment="1"&gt;&lt;span data-mce-fragment="1"&gt;The improved butterfly "door wrist protective film" are universal and for the most of the cars.&lt;/span&gt;&lt;/span&gt;&lt;/div&gt; &lt;div data-mce-fragment="1"&gt;&lt;span face="Arial" style="font-family: Arial;" data-mce-fragment="1"&gt;&lt;span data-mce-fragment="1"&gt;Please use water to paste, so that it is not easy to damage the sticker.&lt;/span&gt;&lt;/span&gt;&lt;/div&gt; &lt;div data-mce-fragment="1"&gt;&lt;span face="Arial" style="font-family: Arial;" data-mce-fragment="1"&gt;&lt;/span&gt;&lt;/div&gt; &lt;div data-mce-fragment="1"&gt;&lt;span face="Arial" style="font-family: Arial;" data-mce-fragment="1"&gt;&lt;img alt="" src="https://cdn.shopify.com/s/files/1/0407/9095/0040/files/6351ff917efc6e3c1304f9a4-4pcs-3d-transparent-car-door-bowl_480x480.jpg?v=1698724583"&gt;&lt;img src="https://cdn.shopify.com/s/files/1/0407/9095/0040/files/6351ff917efc6e3c1304f9a3-4pcs-3d-transparent-car-door-bowl_480x480.jpg?v=1698724587" alt="" data-mce-fragment="1" data-mce-src="https://cdn.shopify.com/s/files/1/0407/9095/0040/files/6351ff917efc6e3c1304f9a3-4pcs-3d-transparent-car-door-bowl_480x480.jpg?v=1698724587"&gt;&lt;img src="https://cdn.shopify.com/s/files/1/0407/9095/0040/files/6351ff917efc6e3c1304f9a6-4pcs-3d-transparent-car-door-bowl_480x480.jpg?v=1698724590" alt="" data-mce-fragment="1" data-mce-src="https://cdn.shopify.com/s/files/1/0407/9095/0040/files/6351ff917efc6e3c1304f9a6-4pcs-3d-transparent-car-door-bowl_480x480.jpg?v=1698724590"&gt;&lt;/span&gt;&lt;/div&gt;</text:p>
          </table:table-cell>
          <table:table-cell office:value-type="string" calcext:value-type="string">
            <text:p>1x <text:s/>Handle Anti Scratch Film (4 in box)</text:p>
          </table:table-cell>
          <table:table-cell/>
          <table:table-cell office:value-type="float" office:value="13.79" calcext:value-type="float">
            <text:p>13.7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KG]/[Parcel-Medium] G1-01-07-White</text:p>
          </table:table-cell>
          <table:table-cell office:value-type="string" calcext:value-type="string">
            <text:p><text:s/>Paper Towel Roll Holder for Kitchen Bathroom</text:p>
          </table:table-cell>
          <table:table-cell office:value-type="string" calcext:value-type="string">
            <text:p>Generic</text:p>
          </table:table-cell>
          <table:table-cell office:value-type="string" calcext:value-type="string">
            <text:p>kogan:34235</text:p>
          </table:table-cell>
          <table:table-cell office:value-type="float" office:value="20" calcext:value-type="float">
            <text:p>20</text:p>
          </table:table-cell>
          <table:table-cell office:value-type="float" office:value="12.72" calcext:value-type="float">
            <text:p>12.72</text:p>
          </table:table-cell>
          <table:table-cell office:value-type="float" office:value="0" calcext:value-type="float">
            <text:p>0</text:p>
          </table:table-cell>
          <table:table-cell office:value-type="string" calcext:value-type="string">
            <text:p>https://cdn.shopify.com/s/files/1/0407/9095/0040/files/download_87_75300_2048px_xcapi.jpg?v=1698731395</text:p>
          </table:table-cell>
          <table:table-cell office:value-type="string" calcext:value-type="string">
            <text:p>&lt;ol data-mce-fragment="1"&gt; &lt;li data-mce-fragment="1"&gt; &lt;p data-mce-fragment="1"&gt;&lt;strong data-mce-fragment="1"&gt;Effortless Dispensing:&lt;/strong&gt; This paper towel holder allows for quick and hassle-free dispensing of paper towels, making them readily available for cleaning up spills, drying hands, or various other tasks.&lt;/p&gt; &lt;/li&gt; &lt;li data-mce-fragment="1"&gt; &lt;p data-mce-fragment="1"&gt;&lt;strong data-mce-fragment="1"&gt;Versatile Placement:&lt;/strong&gt; You can install this holder in both the kitchen and bathroom, ensuring that paper towels are easily accessible wherever you need them.&lt;/p&gt; &lt;/li&gt; &lt;li data-mce-fragment="1"&gt; &lt;p data-mce-fragment="1"&gt;&lt;strong data-mce-fragment="1"&gt;Space-Saving Design:&lt;/strong&gt; The holder typically features a wall-mounted or countertop design, saving valuable space on your kitchen or bathroom surfaces.&lt;/p&gt; &lt;/li&gt; &lt;li data-mce-fragment="1"&gt; &lt;p data-mce-fragment="1"&gt;&lt;strong data-mce-fragment="1"&gt;Sturdy Construction:&lt;/strong&gt; The <text:s/>Paper Towel Roll Holder is built to be sturdy and durable, ensuring it can hold and dispense paper towels reliably.&lt;/p&gt; &lt;/li&gt; &lt;li data-mce-fragment="1"&gt; &lt;p data-mce-fragment="1"&gt;&lt;strong data-mce-fragment="1"&gt;Easy Installation:&lt;/strong&gt; Installation is straightforward, with all necessary hardware included. You can choose to mount it on the wall or place it on your countertop.&lt;/p&gt; &lt;/li&gt; &lt;li data-mce-fragment="1"&gt; &lt;p data-mce-fragment="1"&gt;&lt;strong data-mce-fragment="1"&gt;Fits Standard Paper Towel Rolls:&lt;/strong&gt; This holder is designed to accommodate standard paper towel rolls, ensuring that you can easily replace them when needed.&lt;/p&gt; &lt;/li&gt; &lt;li data-mce-fragment="1"&gt; &lt;p data-mce-fragment="1"&gt;&lt;strong data-mce-fragment="1"&gt;Sleek and Practical:&lt;/strong&gt; The holder typically comes in a sleek and practical design that complements the decor of your kitchen or bathroom.&lt;/p&gt; &lt;/li&gt; &lt;li data-mce-fragment="1"&gt; &lt;p data-mce-fragment="1"&gt;&lt;strong data-mce-fragment="1"&gt;Convenient and Hygienic:&lt;/strong&gt; Having a dedicated holder for your paper towels ensures a more hygienic environment, as you can grab a towel without touching the roll itself.&lt;/p&gt; &lt;/li&gt; &lt;/ol&gt; &lt;p&gt;&lt;img alt="" src="https://cdn.shopify.com/s/files/1/0407/9095/0040/files/download_91_906426b6-e85a-4a7c-971c-9da7c00ee4ab_480x480.jpg?v=1698731359"&gt;&lt;img src="https://cdn.shopify.com/s/files/1/0407/9095/0040/files/download_89_43606db7-4a85-40c7-941d-5cf8745d0c12_480x480.jpg?v=1698731363" alt="" data-mce-fragment="1" data-mce-src="https://cdn.shopify.com/s/files/1/0407/9095/0040/files/download_89_43606db7-4a85-40c7-941d-5cf8745d0c12_480x480.jpg?v=1698731363"&gt;&lt;img src="https://cdn.shopify.com/s/files/1/0407/9095/0040/files/download_88_f339d799-210d-4cc1-a823-db58ee6c8fd8_480x480.jpg?v=1698731366" alt="" data-mce-fragment="1" data-mce-src="https://cdn.shopify.com/s/files/1/0407/9095/0040/files/download_88_f339d799-210d-4cc1-a823-db58ee6c8fd8_480x480.jpg?v=1698731366"&gt;&lt;/p&gt;</text:p>
          </table:table-cell>
          <table:table-cell office:value-type="string" calcext:value-type="string">
            <text:p>1x <text:s/>Paper Towel Roll Holder for Kitchen Bathroom</text:p>
          </table:table-cell>
          <table:table-cell/>
          <table:table-cell office:value-type="float" office:value="21.8" calcext:value-type="float">
            <text:p>21.8</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KG]/[Parcel-Medium] G1-01-07-Black</text:p>
          </table:table-cell>
          <table:table-cell office:value-type="string" calcext:value-type="string">
            <text:p><text:s/>Paper Towel Roll Holder for Kitchen Bathroom</text:p>
          </table:table-cell>
          <table:table-cell office:value-type="string" calcext:value-type="string">
            <text:p>Generic</text:p>
          </table:table-cell>
          <table:table-cell office:value-type="string" calcext:value-type="string">
            <text:p>kogan:34235</text:p>
          </table:table-cell>
          <table:table-cell office:value-type="float" office:value="20" calcext:value-type="float">
            <text:p>20</text:p>
          </table:table-cell>
          <table:table-cell office:value-type="float" office:value="12.72" calcext:value-type="float">
            <text:p>12.72</text:p>
          </table:table-cell>
          <table:table-cell office:value-type="float" office:value="0" calcext:value-type="float">
            <text:p>0</text:p>
          </table:table-cell>
          <table:table-cell office:value-type="string" calcext:value-type="string">
            <text:p>https://cdn.shopify.com/s/files/1/0407/9095/0040/files/download_91_fde13d44-7620-415f-ad0c-140e467730fb.jpg?v=1698731395</text:p>
          </table:table-cell>
          <table:table-cell office:value-type="string" calcext:value-type="string">
            <text:p>&lt;ol data-mce-fragment="1"&gt; &lt;li data-mce-fragment="1"&gt; &lt;p data-mce-fragment="1"&gt;&lt;strong data-mce-fragment="1"&gt;Effortless Dispensing:&lt;/strong&gt; This paper towel holder allows for quick and hassle-free dispensing of paper towels, making them readily available for cleaning up spills, drying hands, or various other tasks.&lt;/p&gt; &lt;/li&gt; &lt;li data-mce-fragment="1"&gt; &lt;p data-mce-fragment="1"&gt;&lt;strong data-mce-fragment="1"&gt;Versatile Placement:&lt;/strong&gt; You can install this holder in both the kitchen and bathroom, ensuring that paper towels are easily accessible wherever you need them.&lt;/p&gt; &lt;/li&gt; &lt;li data-mce-fragment="1"&gt; &lt;p data-mce-fragment="1"&gt;&lt;strong data-mce-fragment="1"&gt;Space-Saving Design:&lt;/strong&gt; The holder typically features a wall-mounted or countertop design, saving valuable space on your kitchen or bathroom surfaces.&lt;/p&gt; &lt;/li&gt; &lt;li data-mce-fragment="1"&gt; &lt;p data-mce-fragment="1"&gt;&lt;strong data-mce-fragment="1"&gt;Sturdy Construction:&lt;/strong&gt; The <text:s/>Paper Towel Roll Holder is built to be sturdy and durable, ensuring it can hold and dispense paper towels reliably.&lt;/p&gt; &lt;/li&gt; &lt;li data-mce-fragment="1"&gt; &lt;p data-mce-fragment="1"&gt;&lt;strong data-mce-fragment="1"&gt;Easy Installation:&lt;/strong&gt; Installation is straightforward, with all necessary hardware included. You can choose to mount it on the wall or place it on your countertop.&lt;/p&gt; &lt;/li&gt; &lt;li data-mce-fragment="1"&gt; &lt;p data-mce-fragment="1"&gt;&lt;strong data-mce-fragment="1"&gt;Fits Standard Paper Towel Rolls:&lt;/strong&gt; This holder is designed to accommodate standard paper towel rolls, ensuring that you can easily replace them when needed.&lt;/p&gt; &lt;/li&gt; &lt;li data-mce-fragment="1"&gt; &lt;p data-mce-fragment="1"&gt;&lt;strong data-mce-fragment="1"&gt;Sleek and Practical:&lt;/strong&gt; The holder typically comes in a sleek and practical design that complements the decor of your kitchen or bathroom.&lt;/p&gt; &lt;/li&gt; &lt;li data-mce-fragment="1"&gt; &lt;p data-mce-fragment="1"&gt;&lt;strong data-mce-fragment="1"&gt;Convenient and Hygienic:&lt;/strong&gt; Having a dedicated holder for your paper towels ensures a more hygienic environment, as you can grab a towel without touching the roll itself.&lt;/p&gt; &lt;/li&gt; &lt;/ol&gt; &lt;p&gt;&lt;img alt="" src="https://cdn.shopify.com/s/files/1/0407/9095/0040/files/download_91_906426b6-e85a-4a7c-971c-9da7c00ee4ab_480x480.jpg?v=1698731359"&gt;&lt;img src="https://cdn.shopify.com/s/files/1/0407/9095/0040/files/download_89_43606db7-4a85-40c7-941d-5cf8745d0c12_480x480.jpg?v=1698731363" alt="" data-mce-fragment="1" data-mce-src="https://cdn.shopify.com/s/files/1/0407/9095/0040/files/download_89_43606db7-4a85-40c7-941d-5cf8745d0c12_480x480.jpg?v=1698731363"&gt;&lt;img src="https://cdn.shopify.com/s/files/1/0407/9095/0040/files/download_88_f339d799-210d-4cc1-a823-db58ee6c8fd8_480x480.jpg?v=1698731366" alt="" data-mce-fragment="1" data-mce-src="https://cdn.shopify.com/s/files/1/0407/9095/0040/files/download_88_f339d799-210d-4cc1-a823-db58ee6c8fd8_480x480.jpg?v=1698731366"&gt;&lt;/p&gt;</text:p>
          </table:table-cell>
          <table:table-cell office:value-type="string" calcext:value-type="string">
            <text:p>1x <text:s/>Paper Towel Roll Holder for Kitchen Bathroom</text:p>
          </table:table-cell>
          <table:table-cell/>
          <table:table-cell office:value-type="float" office:value="21.8" calcext:value-type="float">
            <text:p>21.8</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C4] G1-01-02</text:p>
          </table:table-cell>
          <table:table-cell office:value-type="string" calcext:value-type="string">
            <text:p><text:s/>Ergonomic Mouse Pad - Wrist Support Pad With Pain Relief Memory Foam, Non-Slip Rubber Base, Mousepad: For Office Home, Computer, Notebook and Laptop (Rose Red)</text:p>
          </table:table-cell>
          <table:table-cell office:value-type="string" calcext:value-type="string">
            <text:p>Generic</text:p>
          </table:table-cell>
          <table:table-cell office:value-type="string" calcext:value-type="string">
            <text:p>kogan:33740</text:p>
          </table:table-cell>
          <table:table-cell office:value-type="float" office:value="20" calcext:value-type="float">
            <text:p>20</text:p>
          </table:table-cell>
          <table:table-cell office:value-type="float" office:value="7.8" calcext:value-type="float">
            <text:p>7.8</text:p>
          </table:table-cell>
          <table:table-cell office:value-type="float" office:value="0" calcext:value-type="float">
            <text:p>0</text:p>
          </table:table-cell>
          <table:table-cell office:value-type="string" calcext:value-type="string">
            <text:p>https://cdn.shopify.com/s/files/1/0407/9095/0040/products/Sc078efb350224aeeba27a16aaedfe615g_jpg.webp?v=1689576317</text:p>
          </table:table-cell>
          <table:table-cell office:value-type="string" calcext:value-type="string">
            <text:p>&lt;meta charset="utf-8"&gt; &lt;ul class="a-unordered-list a-vertical a-spacing-mini" data-mce-fragment="1"&gt; &lt;li class="a-spacing-small" data-mce-fragment="1"&gt;&lt;span class="a-list-item" data-mce-fragment="1"&gt;Comfortable Wrist Rest - Our  Ergonomic Mouse Pads with Pain Relief foam gel-filled wrist rest support and keep your wrist and hand in a natural and soft state.Effictively Release wrist pain by using this desk pad.&lt;/span&gt;&lt;/li&gt; &lt;li class="a-spacing-small" data-mce-fragment="1"&gt;&lt;span class="a-list-item" data-mce-fragment="1"&gt;Non-slip Rubber Base and Smooth Surface - Non-slip rubber base mousepad support a good stability while use. And the surface of Mousepad make of superfine fiber braided material,which allows more accurate mouse movement, precise navigation and optimize your gaming / working experience.&lt;/span&gt;&lt;/li&gt; &lt;li class="a-spacing-small" data-mce-fragment="1"&gt;&lt;span class="a-list-item" data-mce-fragment="1"&gt;Portable Size - Mouse wrist rest pads (9.9in x 9.1in 5mm-thick).Lightweight and Suitable size so that you can move it easily arround.Convient for office work, home, travel or other.&lt;/span&gt;&lt;/li&gt; &lt;li class="a-spacing-small" data-mce-fragment="1"&gt;&lt;span class="a-list-item" data-mce-fragment="1"&gt;Memory foam rest pad that’s designed from top quality foam that easily bounces back into shape after hours of use.Also a aura of elegance to your workspace.&lt;/span&gt;&lt;/li&gt; &lt;li class="a-spacing-small" data-mce-fragment="1"&gt;&lt;span class="a-list-item" data-mce-fragment="1"&gt;Excellent brand guarantee - You will get a mouse wrist support and that will offer you a confortable and convenient to your workspace.&lt;/span&gt;&lt;/li&gt; &lt;/ul&gt; &lt;p&gt; &lt;/p&gt; &lt;p&gt;&lt;img src="https://ae01.alicdn.com/kf/S2fc923ee20dd43c9b82042ffe56edcc1r.jpg"&gt;&lt;/p&gt; &lt;p&gt;&lt;img src="https://ae01.alicdn.com/kf/S2c147a0def9f4562bd9a47bf0beea3c3d.jpg"&gt;&lt;/p&gt; &lt;p&gt;&lt;img src="https://ae01.alicdn.com/kf/Sb2ab15ed107e485fb336bb8e51fac2b8y.jpg"&gt;&lt;/p&gt;</text:p>
          </table:table-cell>
          <table:table-cell office:value-type="string" calcext:value-type="string">
            <text:p>1x <text:s/>Ergonomic Mouse Pad - Wrist Support Pad With Pain Relief Memory Foam, Non-Slip Rubber Base, Mousepad: For Office Home, Computer, Notebook and Laptop (Rose Red)</text:p>
          </table:table-cell>
          <table:table-cell/>
          <table:table-cell office:value-type="float" office:value="14.99" calcext:value-type="float">
            <text:p>14.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C4] G1-01-03</text:p>
          </table:table-cell>
          <table:table-cell office:value-type="string" calcext:value-type="string">
            <text:p><text:s/>Ergonomic Mouse Pad - Wrist Support Pad With Pain Relief Memory Foam, Non-Slip Rubber Base, Mousepad: For Office Home, Computer, Notebook and Laptop (Blue)</text:p>
          </table:table-cell>
          <table:table-cell office:value-type="string" calcext:value-type="string">
            <text:p>Generic</text:p>
          </table:table-cell>
          <table:table-cell office:value-type="string" calcext:value-type="string">
            <text:p>kogan:33740</text:p>
          </table:table-cell>
          <table:table-cell office:value-type="float" office:value="0" calcext:value-type="float">
            <text:p>0</text:p>
          </table:table-cell>
          <table:table-cell office:value-type="float" office:value="8.99" calcext:value-type="float">
            <text:p>8.99</text:p>
          </table:table-cell>
          <table:table-cell office:value-type="float" office:value="0" calcext:value-type="float">
            <text:p>0</text:p>
          </table:table-cell>
          <table:table-cell office:value-type="string" calcext:value-type="string">
            <text:p>https://cdn.shopify.com/s/files/1/0407/9095/0040/products/download_12_35861b52-98ea-4ae5-a8be-52859bc5590d.jpg?v=1696302263</text:p>
          </table:table-cell>
          <table:table-cell office:value-type="string" calcext:value-type="string">
            <text:p>&lt;meta charset="utf-8"&gt; &lt;ul class="a-unordered-list a-vertical a-spacing-mini" data-mce-fragment="1"&gt; &lt;li class="a-spacing-small" data-mce-fragment="1"&gt;&lt;span class="a-list-item" data-mce-fragment="1"&gt;Comfortable Wrist Rest - Our  Ergonomic Mouse Pads with Pain Relief foam gel-filled wrist rest support and keep your wrist and hand in a natural and soft state.Effictively Release wrist pain by using this desk pad.&lt;/span&gt;&lt;/li&gt; &lt;li class="a-spacing-small" data-mce-fragment="1"&gt;&lt;span class="a-list-item" data-mce-fragment="1"&gt;Non-slip Rubber Base and Smooth Surface - Non-slip rubber base mousepad support a good stability while use. And the surface of Mousepad make of superfine fiber braided material,which allows more accurate mouse movement, precise navigation and optimize your gaming / working experience.&lt;/span&gt;&lt;/li&gt; &lt;li class="a-spacing-small" data-mce-fragment="1"&gt;&lt;span class="a-list-item" data-mce-fragment="1"&gt;Portable Size - Mouse wrist rest pads (9.9in x 9.1in 5mm-thick).Lightweight and Suitable size so that you can move it easily arround.Convient for office work, home, travel or other.&lt;/span&gt;&lt;/li&gt; &lt;li class="a-spacing-small" data-mce-fragment="1"&gt;&lt;span class="a-list-item" data-mce-fragment="1"&gt;Memory foam rest pad that’s designed from top quality foam that easily bounces back into shape after hours of use.Also a aura of elegance to your workspace.&lt;/span&gt;&lt;/li&gt; &lt;li class="a-spacing-small" data-mce-fragment="1"&gt;&lt;span class="a-list-item" data-mce-fragment="1"&gt;Excellent brand guarantee - You will get a mouse wrist support and that will offer you a confortable and convenient to your workspace.&lt;/span&gt;&lt;/li&gt; &lt;/ul&gt; &lt;p&gt; &lt;/p&gt; &lt;p&gt;&lt;img src="https://ae01.alicdn.com/kf/S2fc923ee20dd43c9b82042ffe56edcc1r.jpg"&gt;&lt;/p&gt; &lt;p&gt;&lt;img src="https://ae01.alicdn.com/kf/S2c147a0def9f4562bd9a47bf0beea3c3d.jpg"&gt;&lt;/p&gt; &lt;p&gt;&lt;img src="https://ae01.alicdn.com/kf/Sb2ab15ed107e485fb336bb8e51fac2b8y.jpg"&gt;&lt;/p&gt;</text:p>
          </table:table-cell>
          <table:table-cell office:value-type="string" calcext:value-type="string">
            <text:p>1x <text:s/>Ergonomic Mouse Pad - Wrist Support Pad With Pain Relief Memory Foam, Non-Slip Rubber Base, Mousepad: For Office Home, Computer, Notebook and Laptop (Blue)</text:p>
          </table:table-cell>
          <table:table-cell/>
          <table:table-cell office:value-type="float" office:value="14.99" calcext:value-type="float">
            <text:p>14.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C4] G1-02-03</text:p>
          </table:table-cell>
          <table:table-cell office:value-type="string" calcext:value-type="string">
            <text:p><text:s/>Ergonomic Mouse Pad - Wrist Support Pad With Pain Relief Memory Foam, Non-Slip Rubber Base, Mousepad: For Office Home, Computer, Notebook and Laptop (Red)</text:p>
          </table:table-cell>
          <table:table-cell office:value-type="string" calcext:value-type="string">
            <text:p>Generic</text:p>
          </table:table-cell>
          <table:table-cell office:value-type="string" calcext:value-type="string">
            <text:p>kogan:33740</text:p>
          </table:table-cell>
          <table:table-cell office:value-type="float" office:value="20" calcext:value-type="float">
            <text:p>20</text:p>
          </table:table-cell>
          <table:table-cell office:value-type="float" office:value="7.8" calcext:value-type="float">
            <text:p>7.8</text:p>
          </table:table-cell>
          <table:table-cell office:value-type="float" office:value="0" calcext:value-type="float">
            <text:p>0</text:p>
          </table:table-cell>
          <table:table-cell office:value-type="string" calcext:value-type="string">
            <text:p>https://cdn.shopify.com/s/files/1/0407/9095/0040/files/3381675_2048px_wnfsy.jpg?v=1696302263</text:p>
          </table:table-cell>
          <table:table-cell office:value-type="string" calcext:value-type="string">
            <text:p>&lt;meta charset="utf-8"&gt; &lt;ul class="a-unordered-list a-vertical a-spacing-mini" data-mce-fragment="1"&gt; &lt;li class="a-spacing-small" data-mce-fragment="1"&gt;&lt;span class="a-list-item" data-mce-fragment="1"&gt;Comfortable Wrist Rest - Our  Ergonomic Mouse Pads with Pain Relief foam gel-filled wrist rest support and keep your wrist and hand in a natural and soft state.Effictively Release wrist pain by using this desk pad.&lt;/span&gt;&lt;/li&gt; &lt;li class="a-spacing-small" data-mce-fragment="1"&gt;&lt;span class="a-list-item" data-mce-fragment="1"&gt;Non-slip Rubber Base and Smooth Surface - Non-slip rubber base mousepad support a good stability while use. And the surface of Mousepad make of superfine fiber braided material,which allows more accurate mouse movement, precise navigation and optimize your gaming / working experience.&lt;/span&gt;&lt;/li&gt; &lt;li class="a-spacing-small" data-mce-fragment="1"&gt;&lt;span class="a-list-item" data-mce-fragment="1"&gt;Portable Size - Mouse wrist rest pads (9.9in x 9.1in 5mm-thick).Lightweight and Suitable size so that you can move it easily arround.Convient for office work, home, travel or other.&lt;/span&gt;&lt;/li&gt; &lt;li class="a-spacing-small" data-mce-fragment="1"&gt;&lt;span class="a-list-item" data-mce-fragment="1"&gt;Memory foam rest pad that’s designed from top quality foam that easily bounces back into shape after hours of use.Also a aura of elegance to your workspace.&lt;/span&gt;&lt;/li&gt; &lt;li class="a-spacing-small" data-mce-fragment="1"&gt;&lt;span class="a-list-item" data-mce-fragment="1"&gt;Excellent brand guarantee - You will get a mouse wrist support and that will offer you a confortable and convenient to your workspace.&lt;/span&gt;&lt;/li&gt; &lt;/ul&gt; &lt;p&gt; &lt;/p&gt; &lt;p&gt;&lt;img src="https://ae01.alicdn.com/kf/S2fc923ee20dd43c9b82042ffe56edcc1r.jpg"&gt;&lt;/p&gt; &lt;p&gt;&lt;img src="https://ae01.alicdn.com/kf/S2c147a0def9f4562bd9a47bf0beea3c3d.jpg"&gt;&lt;/p&gt; &lt;p&gt;&lt;img src="https://ae01.alicdn.com/kf/Sb2ab15ed107e485fb336bb8e51fac2b8y.jpg"&gt;&lt;/p&gt;</text:p>
          </table:table-cell>
          <table:table-cell office:value-type="string" calcext:value-type="string">
            <text:p>1x <text:s/>Ergonomic Mouse Pad - Wrist Support Pad With Pain Relief Memory Foam, Non-Slip Rubber Base, Mousepad: For Office Home, Computer, Notebook and Laptop (Red)</text:p>
          </table:table-cell>
          <table:table-cell/>
          <table:table-cell office:value-type="float" office:value="14.99" calcext:value-type="float">
            <text:p>14.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C4] G1-02-02</text:p>
          </table:table-cell>
          <table:table-cell office:value-type="string" calcext:value-type="string">
            <text:p><text:s/>Ergonomic Mouse Pad - Wrist Support Pad With Pain Relief Memory Foam, Non-Slip Rubber Base, Mousepad: For Office Home, Computer, Notebook and Laptop (Black)</text:p>
          </table:table-cell>
          <table:table-cell office:value-type="string" calcext:value-type="string">
            <text:p>Generic</text:p>
          </table:table-cell>
          <table:table-cell office:value-type="string" calcext:value-type="string">
            <text:p>kogan:33740</text:p>
          </table:table-cell>
          <table:table-cell office:value-type="float" office:value="0" calcext:value-type="float">
            <text:p>0</text:p>
          </table:table-cell>
          <table:table-cell office:value-type="float" office:value="8.99" calcext:value-type="float">
            <text:p>8.99</text:p>
          </table:table-cell>
          <table:table-cell office:value-type="float" office:value="0" calcext:value-type="float">
            <text:p>0</text:p>
          </table:table-cell>
          <table:table-cell office:value-type="string" calcext:value-type="string">
            <text:p>https://cdn.shopify.com/s/files/1/0407/9095/0040/files/3381675_2048px_wnfsy.jpg?v=1696302263</text:p>
          </table:table-cell>
          <table:table-cell office:value-type="string" calcext:value-type="string">
            <text:p>&lt;meta charset="utf-8"&gt; &lt;ul class="a-unordered-list a-vertical a-spacing-mini" data-mce-fragment="1"&gt; &lt;li class="a-spacing-small" data-mce-fragment="1"&gt;&lt;span class="a-list-item" data-mce-fragment="1"&gt;Comfortable Wrist Rest - Our  Ergonomic Mouse Pads with Pain Relief foam gel-filled wrist rest support and keep your wrist and hand in a natural and soft state.Effictively Release wrist pain by using this desk pad.&lt;/span&gt;&lt;/li&gt; &lt;li class="a-spacing-small" data-mce-fragment="1"&gt;&lt;span class="a-list-item" data-mce-fragment="1"&gt;Non-slip Rubber Base and Smooth Surface - Non-slip rubber base mousepad support a good stability while use. And the surface of Mousepad make of superfine fiber braided material,which allows more accurate mouse movement, precise navigation and optimize your gaming / working experience.&lt;/span&gt;&lt;/li&gt; &lt;li class="a-spacing-small" data-mce-fragment="1"&gt;&lt;span class="a-list-item" data-mce-fragment="1"&gt;Portable Size - Mouse wrist rest pads (9.9in x 9.1in 5mm-thick).Lightweight and Suitable size so that you can move it easily arround.Convient for office work, home, travel or other.&lt;/span&gt;&lt;/li&gt; &lt;li class="a-spacing-small" data-mce-fragment="1"&gt;&lt;span class="a-list-item" data-mce-fragment="1"&gt;Memory foam rest pad that’s designed from top quality foam that easily bounces back into shape after hours of use.Also a aura of elegance to your workspace.&lt;/span&gt;&lt;/li&gt; &lt;li class="a-spacing-small" data-mce-fragment="1"&gt;&lt;span class="a-list-item" data-mce-fragment="1"&gt;Excellent brand guarantee - You will get a mouse wrist support and that will offer you a confortable and convenient to your workspace.&lt;/span&gt;&lt;/li&gt; &lt;/ul&gt; &lt;p&gt; &lt;/p&gt; &lt;p&gt;&lt;img src="https://ae01.alicdn.com/kf/S2fc923ee20dd43c9b82042ffe56edcc1r.jpg"&gt;&lt;/p&gt; &lt;p&gt;&lt;img src="https://ae01.alicdn.com/kf/S2c147a0def9f4562bd9a47bf0beea3c3d.jpg"&gt;&lt;/p&gt; &lt;p&gt;&lt;img src="https://ae01.alicdn.com/kf/Sb2ab15ed107e485fb336bb8e51fac2b8y.jpg"&gt;&lt;/p&gt;</text:p>
          </table:table-cell>
          <table:table-cell office:value-type="string" calcext:value-type="string">
            <text:p>1x <text:s/>Ergonomic Mouse Pad - Wrist Support Pad With Pain Relief Memory Foam, Non-Slip Rubber Base, Mousepad: For Office Home, Computer, Notebook and Laptop (Black)</text:p>
          </table:table-cell>
          <table:table-cell/>
          <table:table-cell office:value-type="float" office:value="14.99" calcext:value-type="float">
            <text:p>14.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C4] G1-02-04</text:p>
          </table:table-cell>
          <table:table-cell office:value-type="string" calcext:value-type="string">
            <text:p><text:s/>Ergonomic Mouse Pad - Wrist Support Pad With Pain Relief Memory Foam, Non-Slip Rubber Base, Mousepad: For Office Home, Computer, Notebook and Laptop (Grey)</text:p>
          </table:table-cell>
          <table:table-cell office:value-type="string" calcext:value-type="string">
            <text:p>Generic</text:p>
          </table:table-cell>
          <table:table-cell office:value-type="string" calcext:value-type="string">
            <text:p>kogan:33740</text:p>
          </table:table-cell>
          <table:table-cell office:value-type="float" office:value="0" calcext:value-type="float">
            <text:p>0</text:p>
          </table:table-cell>
          <table:table-cell office:value-type="float" office:value="8.99" calcext:value-type="float">
            <text:p>8.99</text:p>
          </table:table-cell>
          <table:table-cell office:value-type="float" office:value="0" calcext:value-type="float">
            <text:p>0</text:p>
          </table:table-cell>
          <table:table-cell office:value-type="string" calcext:value-type="string">
            <text:p>https://encrypted-tbn0.gstatic.com/shopping?q=tbn:ANd9GcSa51HZPVbEAjxv8tYUzw_NrdNh3XgkR0hc0c404R8CmE9fX1EsEbly0lyuiDv7Dl4WPnGs9Et4DwDMndgvoCNObM2qKd0sPPbmIQRHa6OJ43cE1kpyxKYob2StEkDKOA&amp;usqp=CAc</text:p>
          </table:table-cell>
          <table:table-cell office:value-type="string" calcext:value-type="string">
            <text:p>&lt;meta charset="utf-8"&gt; &lt;ul class="a-unordered-list a-vertical a-spacing-mini" data-mce-fragment="1"&gt; &lt;li class="a-spacing-small" data-mce-fragment="1"&gt;&lt;span class="a-list-item" data-mce-fragment="1"&gt;Comfortable Wrist Rest - Our  Ergonomic Mouse Pads with Pain Relief foam gel-filled wrist rest support and keep your wrist and hand in a natural and soft state.Effictively Release wrist pain by using this desk pad.&lt;/span&gt;&lt;/li&gt; &lt;li class="a-spacing-small" data-mce-fragment="1"&gt;&lt;span class="a-list-item" data-mce-fragment="1"&gt;Non-slip Rubber Base and Smooth Surface - Non-slip rubber base mousepad support a good stability while use. And the surface of Mousepad make of superfine fiber braided material,which allows more accurate mouse movement, precise navigation and optimize your gaming / working experience.&lt;/span&gt;&lt;/li&gt; &lt;li class="a-spacing-small" data-mce-fragment="1"&gt;&lt;span class="a-list-item" data-mce-fragment="1"&gt;Portable Size - Mouse wrist rest pads (9.9in x 9.1in 5mm-thick).Lightweight and Suitable size so that you can move it easily arround.Convient for office work, home, travel or other.&lt;/span&gt;&lt;/li&gt; &lt;li class="a-spacing-small" data-mce-fragment="1"&gt;&lt;span class="a-list-item" data-mce-fragment="1"&gt;Memory foam rest pad that’s designed from top quality foam that easily bounces back into shape after hours of use.Also a aura of elegance to your workspace.&lt;/span&gt;&lt;/li&gt; &lt;li class="a-spacing-small" data-mce-fragment="1"&gt;&lt;span class="a-list-item" data-mce-fragment="1"&gt;Excellent brand guarantee - You will get a mouse wrist support and that will offer you a confortable and convenient to your workspace.&lt;/span&gt;&lt;/li&gt; &lt;/ul&gt; &lt;p&gt; &lt;/p&gt; &lt;p&gt;&lt;img src="https://ae01.alicdn.com/kf/S2fc923ee20dd43c9b82042ffe56edcc1r.jpg"&gt;&lt;/p&gt; &lt;p&gt;&lt;img src="https://ae01.alicdn.com/kf/S2c147a0def9f4562bd9a47bf0beea3c3d.jpg"&gt;&lt;/p&gt; &lt;p&gt;&lt;img src="https://ae01.alicdn.com/kf/Sb2ab15ed107e485fb336bb8e51fac2b8y.jpg"&gt;&lt;/p&gt;</text:p>
          </table:table-cell>
          <table:table-cell office:value-type="string" calcext:value-type="string">
            <text:p>1x <text:s/>Ergonomic Mouse Pad - Wrist Support Pad With Pain Relief Memory Foam, Non-Slip Rubber Base, Mousepad: For Office Home, Computer, Notebook and Laptop (Grey)</text:p>
          </table:table-cell>
          <table:table-cell/>
          <table:table-cell office:value-type="float" office:value="14.99" calcext:value-type="float">
            <text:p>14.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KG]/[Parcel-Medium] I1-01-06</text:p>
          </table:table-cell>
          <table:table-cell office:value-type="string" calcext:value-type="string">
            <text:p><text:s/>Propeller Handheld Turbo Hydro Jet Shower Head Soft Rainfall Sprayer Large Hand Shower</text:p>
          </table:table-cell>
          <table:table-cell office:value-type="string" calcext:value-type="string">
            <text:p>Generic</text:p>
          </table:table-cell>
          <table:table-cell office:value-type="string" calcext:value-type="string">
            <text:p>kogan:40065</text:p>
          </table:table-cell>
          <table:table-cell office:value-type="float" office:value="20" calcext:value-type="float">
            <text:p>20</text:p>
          </table:table-cell>
          <table:table-cell office:value-type="float" office:value="15.9" calcext:value-type="float">
            <text:p>15.9</text:p>
          </table:table-cell>
          <table:table-cell office:value-type="float" office:value="0" calcext:value-type="float">
            <text:p>0</text:p>
          </table:table-cell>
          <table:table-cell office:value-type="string" calcext:value-type="string">
            <text:p>https://cdn.shopify.com/s/files/1/0407/9095/0040/products/download_7_7269deb6-537a-4280-acbe-d0e06d67c24b.jpg?v=1689576412</text:p>
          </table:table-cell>
          <table:table-cell office:value-type="string" calcext:value-type="string">
            <text:p>&lt;p&gt; &lt;/p&gt; &lt;ul class="a-unordered-list a-vertical a-spacing-mini" data-mce-fragment="1"&gt; &lt;li class="a-spacing-small" data-mce-fragment="1"&gt;&lt;span class="a-list-item" data-mce-fragment="1"&gt;Large Panel Shower Head: This hand shower carefully crafted with built-in turbo fan, provides a wide, even spray, enhanced droplet density. 130mm enlarge panel increased overall coverage.&lt;/span&gt;&lt;/li&gt; &lt;li class="a-spacing-small" data-mce-fragment="1"&gt;Ultra Soft Sense: Being cocooned from head to toe in ultra-soft micro-droplets in your shower – all-round indulgence like you’ve never experienced it before. As you can now enjoy a thoroughly sensuous pamper session with our Turbo Shower.&lt;br&gt; &lt;/li&gt; &lt;li class="a-spacing-small" data-mce-fragment="1"&gt;&lt;span class="a-list-item" data-mce-fragment="1"&gt;With Quick Clean: limescale deposits and dirt on Starain handheld showers can be disappear in an instant. Just rub off on the flexible nubs made of silicone.&lt;/span&gt;&lt;/li&gt; &lt;/ul&gt; &lt;p&gt; &lt;/p&gt; &lt;p&gt;&lt;span class="a-list-item" data-mce-fragment="1"&gt;&lt;meta charset="utf-8"&gt; &lt;img src="https://ae01.alicdn.com/kf/S62922b2c1630440fab59b75b1624b513P.jpg?width=1000&amp;amp;height=1000&amp;amp;hash=2000" slate-data-type="image"&gt;&lt;img src="https://ae01.alicdn.com/kf/S35ea44c75d8542dcb5630557e0297297w.jpg?width=1000&amp;amp;height=787&amp;amp;hash=1787" slate-data-type="image"&gt;&lt;img src="https://ae01.alicdn.com/kf/Sc1f0c6d3c4dc4b80b6856ecfd6ebd197A.jpg?width=1000&amp;amp;height=1000&amp;amp;hash=2000" slate-data-type="image"&gt;&lt;img src="https://ae01.alicdn.com/kf/S05d009d1ae4a4828897c5edbab488113m.jpg?width=1000&amp;amp;height=1000&amp;amp;hash=2000" slate-data-type="image"&gt;&lt;img data-spm-anchor-id="a2g0o.detail.1000023.i0.72e73b34NAamOM" src="https://ae01.alicdn.com/kf/S96cc5dd94070453a9c7185d849f79438N.jpg?width=1000&amp;amp;height=1000&amp;amp;hash=2000" slate-data-type="image"&gt;&lt;img src="https://ae01.alicdn.com/kf/H6ecb7f0532344f0796b0931b72ab052cv.jpg?width=1000&amp;amp;height=1791&amp;amp;hash=2791" slate-data-type="image"&gt;&lt;img src="https://ae01.alicdn.com/kf/S4726ea9ac6544c21a8c38519cf2b37d3q.jpg?width=2000&amp;amp;height=2000&amp;amp;hash=4000" slate-data-type="image"&gt;&lt;img src="https://ae01.alicdn.com/kf/Hf312d778f9cd442bb62187bded939bba1.jpg?width=1000&amp;amp;height=1431&amp;amp;hash=2431" slate-data-type="image"&gt;&lt;/span&gt;&lt;/p&gt;</text:p>
          </table:table-cell>
          <table:table-cell office:value-type="string" calcext:value-type="string">
            <text:p>1x <text:s/>Propeller Handheld Turbo Hydro Jet Shower Head Soft Rainfall Sprayer Large Hand Shower</text:p>
          </table:table-cell>
          <table:table-cell/>
          <table:table-cell office:value-type="float" office:value="29.99" calcext:value-type="float">
            <text:p>2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KG]/[Parcel-Medium] I1-02-07</text:p>
          </table:table-cell>
          <table:table-cell office:value-type="string" calcext:value-type="string">
            <text:p><text:s/>Propeller Handheld Turbo Hydro Jet Shower Head Soft Rainfall Sprayer Large Hand Shower</text:p>
          </table:table-cell>
          <table:table-cell office:value-type="string" calcext:value-type="string">
            <text:p>Generic</text:p>
          </table:table-cell>
          <table:table-cell office:value-type="string" calcext:value-type="string">
            <text:p>kogan:40065</text:p>
          </table:table-cell>
          <table:table-cell office:value-type="float" office:value="20" calcext:value-type="float">
            <text:p>20</text:p>
          </table:table-cell>
          <table:table-cell office:value-type="float" office:value="15.9" calcext:value-type="float">
            <text:p>15.9</text:p>
          </table:table-cell>
          <table:table-cell office:value-type="float" office:value="0" calcext:value-type="float">
            <text:p>0</text:p>
          </table:table-cell>
          <table:table-cell office:value-type="string" calcext:value-type="string">
            <text:p>https://cdn.shopify.com/s/files/1/0407/9095/0040/products/download_3_e170a451-09d7-44ea-a836-7d36d3e5643e.jpg?v=1689576412</text:p>
          </table:table-cell>
          <table:table-cell office:value-type="string" calcext:value-type="string">
            <text:p>&lt;p&gt; &lt;/p&gt; &lt;ul class="a-unordered-list a-vertical a-spacing-mini" data-mce-fragment="1"&gt; &lt;li class="a-spacing-small" data-mce-fragment="1"&gt;&lt;span class="a-list-item" data-mce-fragment="1"&gt;Large Panel Shower Head: This hand shower carefully crafted with built-in turbo fan, provides a wide, even spray, enhanced droplet density. 130mm enlarge panel increased overall coverage.&lt;/span&gt;&lt;/li&gt; &lt;li class="a-spacing-small" data-mce-fragment="1"&gt;Ultra Soft Sense: Being cocooned from head to toe in ultra-soft micro-droplets in your shower – all-round indulgence like you’ve never experienced it before. As you can now enjoy a thoroughly sensuous pamper session with our Turbo Shower.&lt;br&gt; &lt;/li&gt; &lt;li class="a-spacing-small" data-mce-fragment="1"&gt;&lt;span class="a-list-item" data-mce-fragment="1"&gt;With Quick Clean: limescale deposits and dirt on Starain handheld showers can be disappear in an instant. Just rub off on the flexible nubs made of silicone.&lt;/span&gt;&lt;/li&gt; &lt;/ul&gt; &lt;p&gt; &lt;/p&gt; &lt;p&gt;&lt;span class="a-list-item" data-mce-fragment="1"&gt;&lt;meta charset="utf-8"&gt; &lt;img src="https://ae01.alicdn.com/kf/S62922b2c1630440fab59b75b1624b513P.jpg?width=1000&amp;amp;height=1000&amp;amp;hash=2000" slate-data-type="image"&gt;&lt;img src="https://ae01.alicdn.com/kf/S35ea44c75d8542dcb5630557e0297297w.jpg?width=1000&amp;amp;height=787&amp;amp;hash=1787" slate-data-type="image"&gt;&lt;img src="https://ae01.alicdn.com/kf/Sc1f0c6d3c4dc4b80b6856ecfd6ebd197A.jpg?width=1000&amp;amp;height=1000&amp;amp;hash=2000" slate-data-type="image"&gt;&lt;img src="https://ae01.alicdn.com/kf/S05d009d1ae4a4828897c5edbab488113m.jpg?width=1000&amp;amp;height=1000&amp;amp;hash=2000" slate-data-type="image"&gt;&lt;img data-spm-anchor-id="a2g0o.detail.1000023.i0.72e73b34NAamOM" src="https://ae01.alicdn.com/kf/S96cc5dd94070453a9c7185d849f79438N.jpg?width=1000&amp;amp;height=1000&amp;amp;hash=2000" slate-data-type="image"&gt;&lt;img src="https://ae01.alicdn.com/kf/H6ecb7f0532344f0796b0931b72ab052cv.jpg?width=1000&amp;amp;height=1791&amp;amp;hash=2791" slate-data-type="image"&gt;&lt;img src="https://ae01.alicdn.com/kf/S4726ea9ac6544c21a8c38519cf2b37d3q.jpg?width=2000&amp;amp;height=2000&amp;amp;hash=4000" slate-data-type="image"&gt;&lt;img src="https://ae01.alicdn.com/kf/Hf312d778f9cd442bb62187bded939bba1.jpg?width=1000&amp;amp;height=1431&amp;amp;hash=2431" slate-data-type="image"&gt;&lt;/span&gt;&lt;/p&gt;</text:p>
          </table:table-cell>
          <table:table-cell office:value-type="string" calcext:value-type="string">
            <text:p>1x <text:s/>Propeller Handheld Turbo Hydro Jet Shower Head Soft Rainfall Sprayer Large Hand Shower</text:p>
          </table:table-cell>
          <table:table-cell/>
          <table:table-cell office:value-type="float" office:value="29.99" calcext:value-type="float">
            <text:p>2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KG]/[Parcel-Medium] I1-03-01</text:p>
          </table:table-cell>
          <table:table-cell office:value-type="string" calcext:value-type="string">
            <text:p><text:s/>Propeller Handheld Turbo Hydro Jet Shower Head Soft Rainfall Sprayer Large Hand Shower</text:p>
          </table:table-cell>
          <table:table-cell office:value-type="string" calcext:value-type="string">
            <text:p>Generic</text:p>
          </table:table-cell>
          <table:table-cell office:value-type="string" calcext:value-type="string">
            <text:p>kogan:40065</text:p>
          </table:table-cell>
          <table:table-cell office:value-type="float" office:value="20" calcext:value-type="float">
            <text:p>20</text:p>
          </table:table-cell>
          <table:table-cell office:value-type="float" office:value="15.9" calcext:value-type="float">
            <text:p>15.9</text:p>
          </table:table-cell>
          <table:table-cell office:value-type="float" office:value="0" calcext:value-type="float">
            <text:p>0</text:p>
          </table:table-cell>
          <table:table-cell office:value-type="string" calcext:value-type="string">
            <text:p>https://cdn.shopify.com/s/files/1/0407/9095/0040/products/download_4_e7c52596-89ef-4b5a-b608-ad80bab752a8.jpg?v=1689576412</text:p>
          </table:table-cell>
          <table:table-cell office:value-type="string" calcext:value-type="string">
            <text:p>&lt;p&gt; &lt;/p&gt; &lt;ul class="a-unordered-list a-vertical a-spacing-mini" data-mce-fragment="1"&gt; &lt;li class="a-spacing-small" data-mce-fragment="1"&gt;&lt;span class="a-list-item" data-mce-fragment="1"&gt;Large Panel Shower Head: This hand shower carefully crafted with built-in turbo fan, provides a wide, even spray, enhanced droplet density. 130mm enlarge panel increased overall coverage.&lt;/span&gt;&lt;/li&gt; &lt;li class="a-spacing-small" data-mce-fragment="1"&gt;Ultra Soft Sense: Being cocooned from head to toe in ultra-soft micro-droplets in your shower – all-round indulgence like you’ve never experienced it before. As you can now enjoy a thoroughly sensuous pamper session with our Turbo Shower.&lt;br&gt; &lt;/li&gt; &lt;li class="a-spacing-small" data-mce-fragment="1"&gt;&lt;span class="a-list-item" data-mce-fragment="1"&gt;With Quick Clean: limescale deposits and dirt on Starain handheld showers can be disappear in an instant. Just rub off on the flexible nubs made of silicone.&lt;/span&gt;&lt;/li&gt; &lt;/ul&gt; &lt;p&gt; &lt;/p&gt; &lt;p&gt;&lt;span class="a-list-item" data-mce-fragment="1"&gt;&lt;meta charset="utf-8"&gt; &lt;img src="https://ae01.alicdn.com/kf/S62922b2c1630440fab59b75b1624b513P.jpg?width=1000&amp;amp;height=1000&amp;amp;hash=2000" slate-data-type="image"&gt;&lt;img src="https://ae01.alicdn.com/kf/S35ea44c75d8542dcb5630557e0297297w.jpg?width=1000&amp;amp;height=787&amp;amp;hash=1787" slate-data-type="image"&gt;&lt;img src="https://ae01.alicdn.com/kf/Sc1f0c6d3c4dc4b80b6856ecfd6ebd197A.jpg?width=1000&amp;amp;height=1000&amp;amp;hash=2000" slate-data-type="image"&gt;&lt;img src="https://ae01.alicdn.com/kf/S05d009d1ae4a4828897c5edbab488113m.jpg?width=1000&amp;amp;height=1000&amp;amp;hash=2000" slate-data-type="image"&gt;&lt;img data-spm-anchor-id="a2g0o.detail.1000023.i0.72e73b34NAamOM" src="https://ae01.alicdn.com/kf/S96cc5dd94070453a9c7185d849f79438N.jpg?width=1000&amp;amp;height=1000&amp;amp;hash=2000" slate-data-type="image"&gt;&lt;img src="https://ae01.alicdn.com/kf/H6ecb7f0532344f0796b0931b72ab052cv.jpg?width=1000&amp;amp;height=1791&amp;amp;hash=2791" slate-data-type="image"&gt;&lt;img src="https://ae01.alicdn.com/kf/S4726ea9ac6544c21a8c38519cf2b37d3q.jpg?width=2000&amp;amp;height=2000&amp;amp;hash=4000" slate-data-type="image"&gt;&lt;img src="https://ae01.alicdn.com/kf/Hf312d778f9cd442bb62187bded939bba1.jpg?width=1000&amp;amp;height=1431&amp;amp;hash=2431" slate-data-type="image"&gt;&lt;/span&gt;&lt;/p&gt;</text:p>
          </table:table-cell>
          <table:table-cell office:value-type="string" calcext:value-type="string">
            <text:p>1x <text:s/>Propeller Handheld Turbo Hydro Jet Shower Head Soft Rainfall Sprayer Large Hand Shower</text:p>
          </table:table-cell>
          <table:table-cell/>
          <table:table-cell office:value-type="float" office:value="29.99" calcext:value-type="float">
            <text:p>2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KG]/[Parcel-Medium] I1-01-07</text:p>
          </table:table-cell>
          <table:table-cell office:value-type="string" calcext:value-type="string">
            <text:p><text:s/>Propeller Handheld Turbo Hydro Jet Shower Head Soft Rainfall Sprayer Large Hand Shower</text:p>
          </table:table-cell>
          <table:table-cell office:value-type="string" calcext:value-type="string">
            <text:p>Generic</text:p>
          </table:table-cell>
          <table:table-cell office:value-type="string" calcext:value-type="string">
            <text:p>kogan:40065</text:p>
          </table:table-cell>
          <table:table-cell office:value-type="float" office:value="20" calcext:value-type="float">
            <text:p>20</text:p>
          </table:table-cell>
          <table:table-cell office:value-type="float" office:value="15.9" calcext:value-type="float">
            <text:p>15.9</text:p>
          </table:table-cell>
          <table:table-cell office:value-type="float" office:value="0" calcext:value-type="float">
            <text:p>0</text:p>
          </table:table-cell>
          <table:table-cell office:value-type="string" calcext:value-type="string">
            <text:p>https://cdn.shopify.com/s/files/1/0407/9095/0040/products/download_11_a096a8cb-62d5-4219-aa09-ec284716866f.jpg?v=1689576412</text:p>
          </table:table-cell>
          <table:table-cell office:value-type="string" calcext:value-type="string">
            <text:p>&lt;p&gt; &lt;/p&gt; &lt;ul class="a-unordered-list a-vertical a-spacing-mini" data-mce-fragment="1"&gt; &lt;li class="a-spacing-small" data-mce-fragment="1"&gt;&lt;span class="a-list-item" data-mce-fragment="1"&gt;Large Panel Shower Head: This hand shower carefully crafted with built-in turbo fan, provides a wide, even spray, enhanced droplet density. 130mm enlarge panel increased overall coverage.&lt;/span&gt;&lt;/li&gt; &lt;li class="a-spacing-small" data-mce-fragment="1"&gt;Ultra Soft Sense: Being cocooned from head to toe in ultra-soft micro-droplets in your shower – all-round indulgence like you’ve never experienced it before. As you can now enjoy a thoroughly sensuous pamper session with our Turbo Shower.&lt;br&gt; &lt;/li&gt; &lt;li class="a-spacing-small" data-mce-fragment="1"&gt;&lt;span class="a-list-item" data-mce-fragment="1"&gt;With Quick Clean: limescale deposits and dirt on Starain handheld showers can be disappear in an instant. Just rub off on the flexible nubs made of silicone.&lt;/span&gt;&lt;/li&gt; &lt;/ul&gt; &lt;p&gt; &lt;/p&gt; &lt;p&gt;&lt;span class="a-list-item" data-mce-fragment="1"&gt;&lt;meta charset="utf-8"&gt; &lt;img src="https://ae01.alicdn.com/kf/S62922b2c1630440fab59b75b1624b513P.jpg?width=1000&amp;amp;height=1000&amp;amp;hash=2000" slate-data-type="image"&gt;&lt;img src="https://ae01.alicdn.com/kf/S35ea44c75d8542dcb5630557e0297297w.jpg?width=1000&amp;amp;height=787&amp;amp;hash=1787" slate-data-type="image"&gt;&lt;img src="https://ae01.alicdn.com/kf/Sc1f0c6d3c4dc4b80b6856ecfd6ebd197A.jpg?width=1000&amp;amp;height=1000&amp;amp;hash=2000" slate-data-type="image"&gt;&lt;img src="https://ae01.alicdn.com/kf/S05d009d1ae4a4828897c5edbab488113m.jpg?width=1000&amp;amp;height=1000&amp;amp;hash=2000" slate-data-type="image"&gt;&lt;img data-spm-anchor-id="a2g0o.detail.1000023.i0.72e73b34NAamOM" src="https://ae01.alicdn.com/kf/S96cc5dd94070453a9c7185d849f79438N.jpg?width=1000&amp;amp;height=1000&amp;amp;hash=2000" slate-data-type="image"&gt;&lt;img src="https://ae01.alicdn.com/kf/H6ecb7f0532344f0796b0931b72ab052cv.jpg?width=1000&amp;amp;height=1791&amp;amp;hash=2791" slate-data-type="image"&gt;&lt;img src="https://ae01.alicdn.com/kf/S4726ea9ac6544c21a8c38519cf2b37d3q.jpg?width=2000&amp;amp;height=2000&amp;amp;hash=4000" slate-data-type="image"&gt;&lt;img src="https://ae01.alicdn.com/kf/Hf312d778f9cd442bb62187bded939bba1.jpg?width=1000&amp;amp;height=1431&amp;amp;hash=2431" slate-data-type="image"&gt;&lt;/span&gt;&lt;/p&gt;</text:p>
          </table:table-cell>
          <table:table-cell office:value-type="string" calcext:value-type="string">
            <text:p>1x <text:s/>Propeller Handheld Turbo Hydro Jet Shower Head Soft Rainfall Sprayer Large Hand Shower</text:p>
          </table:table-cell>
          <table:table-cell/>
          <table:table-cell office:value-type="float" office:value="29.99" calcext:value-type="float">
            <text:p>2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KG]/[Parcel-Medium] I1-02-06</text:p>
          </table:table-cell>
          <table:table-cell office:value-type="string" calcext:value-type="string">
            <text:p><text:s/>Propeller Handheld Turbo Hydro Jet Shower Head Soft Rainfall Sprayer Large Hand Shower</text:p>
          </table:table-cell>
          <table:table-cell office:value-type="string" calcext:value-type="string">
            <text:p>Generic</text:p>
          </table:table-cell>
          <table:table-cell office:value-type="string" calcext:value-type="string">
            <text:p>kogan:40065</text:p>
          </table:table-cell>
          <table:table-cell office:value-type="float" office:value="20" calcext:value-type="float">
            <text:p>20</text:p>
          </table:table-cell>
          <table:table-cell office:value-type="float" office:value="15.9" calcext:value-type="float">
            <text:p>15.9</text:p>
          </table:table-cell>
          <table:table-cell office:value-type="float" office:value="0" calcext:value-type="float">
            <text:p>0</text:p>
          </table:table-cell>
          <table:table-cell office:value-type="string" calcext:value-type="string">
            <text:p>https://cdn.shopify.com/s/files/1/0407/9095/0040/products/download_12_31eb0a4f-be6b-4cd0-809e-949c1a931de9.jpg?v=1689576412</text:p>
          </table:table-cell>
          <table:table-cell office:value-type="string" calcext:value-type="string">
            <text:p>&lt;p&gt; &lt;/p&gt; &lt;ul class="a-unordered-list a-vertical a-spacing-mini" data-mce-fragment="1"&gt; &lt;li class="a-spacing-small" data-mce-fragment="1"&gt;&lt;span class="a-list-item" data-mce-fragment="1"&gt;Large Panel Shower Head: This hand shower carefully crafted with built-in turbo fan, provides a wide, even spray, enhanced droplet density. 130mm enlarge panel increased overall coverage.&lt;/span&gt;&lt;/li&gt; &lt;li class="a-spacing-small" data-mce-fragment="1"&gt;Ultra Soft Sense: Being cocooned from head to toe in ultra-soft micro-droplets in your shower – all-round indulgence like you’ve never experienced it before. As you can now enjoy a thoroughly sensuous pamper session with our Turbo Shower.&lt;br&gt; &lt;/li&gt; &lt;li class="a-spacing-small" data-mce-fragment="1"&gt;&lt;span class="a-list-item" data-mce-fragment="1"&gt;With Quick Clean: limescale deposits and dirt on Starain handheld showers can be disappear in an instant. Just rub off on the flexible nubs made of silicone.&lt;/span&gt;&lt;/li&gt; &lt;/ul&gt; &lt;p&gt; &lt;/p&gt; &lt;p&gt;&lt;span class="a-list-item" data-mce-fragment="1"&gt;&lt;meta charset="utf-8"&gt; &lt;img src="https://ae01.alicdn.com/kf/S62922b2c1630440fab59b75b1624b513P.jpg?width=1000&amp;amp;height=1000&amp;amp;hash=2000" slate-data-type="image"&gt;&lt;img src="https://ae01.alicdn.com/kf/S35ea44c75d8542dcb5630557e0297297w.jpg?width=1000&amp;amp;height=787&amp;amp;hash=1787" slate-data-type="image"&gt;&lt;img src="https://ae01.alicdn.com/kf/Sc1f0c6d3c4dc4b80b6856ecfd6ebd197A.jpg?width=1000&amp;amp;height=1000&amp;amp;hash=2000" slate-data-type="image"&gt;&lt;img src="https://ae01.alicdn.com/kf/S05d009d1ae4a4828897c5edbab488113m.jpg?width=1000&amp;amp;height=1000&amp;amp;hash=2000" slate-data-type="image"&gt;&lt;img data-spm-anchor-id="a2g0o.detail.1000023.i0.72e73b34NAamOM" src="https://ae01.alicdn.com/kf/S96cc5dd94070453a9c7185d849f79438N.jpg?width=1000&amp;amp;height=1000&amp;amp;hash=2000" slate-data-type="image"&gt;&lt;img src="https://ae01.alicdn.com/kf/H6ecb7f0532344f0796b0931b72ab052cv.jpg?width=1000&amp;amp;height=1791&amp;amp;hash=2791" slate-data-type="image"&gt;&lt;img src="https://ae01.alicdn.com/kf/S4726ea9ac6544c21a8c38519cf2b37d3q.jpg?width=2000&amp;amp;height=2000&amp;amp;hash=4000" slate-data-type="image"&gt;&lt;img src="https://ae01.alicdn.com/kf/Hf312d778f9cd442bb62187bded939bba1.jpg?width=1000&amp;amp;height=1431&amp;amp;hash=2431" slate-data-type="image"&gt;&lt;/span&gt;&lt;/p&gt;</text:p>
          </table:table-cell>
          <table:table-cell office:value-type="string" calcext:value-type="string">
            <text:p>1x <text:s/>Propeller Handheld Turbo Hydro Jet Shower Head Soft Rainfall Sprayer Large Hand Shower</text:p>
          </table:table-cell>
          <table:table-cell/>
          <table:table-cell office:value-type="float" office:value="29.99" calcext:value-type="float">
            <text:p>2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Medium] E1-04-06</text:p>
          </table:table-cell>
          <table:table-cell office:value-type="string" calcext:value-type="string">
            <text:p><text:s/>USB Powered Household USB Mosquito Insects Killer Lamp UV Light Zapper Wireless Portable</text:p>
          </table:table-cell>
          <table:table-cell office:value-type="string" calcext:value-type="string">
            <text:p>Generic</text:p>
          </table:table-cell>
          <table:table-cell office:value-type="string" calcext:value-type="string">
            <text:p>kogan:41277</text:p>
          </table:table-cell>
          <table:table-cell office:value-type="float" office:value="20" calcext:value-type="float">
            <text:p>20</text:p>
          </table:table-cell>
          <table:table-cell office:value-type="float" office:value="15.9" calcext:value-type="float">
            <text:p>15.9</text:p>
          </table:table-cell>
          <table:table-cell office:value-type="float" office:value="0" calcext:value-type="float">
            <text:p>0</text:p>
          </table:table-cell>
          <table:table-cell office:value-type="string" calcext:value-type="string">
            <text:p>https://cdn.shopify.com/s/files/1/0407/9095/0040/files/71dnMVLdP9L._AC_SL1500_480x480.jpg | https://cdn.shopify.com/s/files/1/0407/9095/0040/files/71dnMVLdP9L._AC_SL1500_480x480.jpg | https://cdn.shopify.com/s/files/1/0407/9095/0040/files/71q-b4yeRPL._AC_SL1500_480x480.jpg | https://cdn.shopify.com/s/files/1/0407/9095/0040/files/71q-b4yeRPL._AC_SL1500_480x480.jpg | https://cdn.shopify.com/s/files/1/0407/9095/0040/files/71NZa5i8CmL._AC_SL1200_480x480.jpg | https://cdn.shopify.com/s/files/1/0407/9095/0040/files/71NZa5i8CmL._AC_SL1200_480x480.jpg</text:p>
          </table:table-cell>
          <table:table-cell office:value-type="string" calcext:value-type="string">
            <text:p>&lt;ol data-mce-fragment="1"&gt; &lt;li data-mce-fragment="1"&gt; &lt;p data-mce-fragment="1"&gt;&lt;strong data-mce-fragment="1"&gt;UV Light Attraction:&lt;/strong&gt; The lamp features a UV light that attracts mosquitoes and other flying insects. The light is designed to mimic the wavelength of light that insects find irresistible.&lt;/p&gt; &lt;/li&gt; &lt;li data-mce-fragment="1"&gt; &lt;p data-mce-fragment="1"&gt;&lt;strong data-mce-fragment="1"&gt;Quiet and Safe:&lt;/strong&gt; The device operates quietly and without the use of hazardous chemicals, making it safe for use in homes with children and pets.&lt;/p&gt; &lt;/li&gt; &lt;li data-mce-fragment="1"&gt; &lt;p data-mce-fragment="1"&gt;&lt;strong data-mce-fragment="1"&gt;Effective Mosquito Elimination:&lt;/strong&gt; Once attracted to the light, mosquitoes are lured into the lamp, where they are trapped and killed, preventing them from bothering you.&lt;/p&gt; &lt;/li&gt; &lt;li data-mce-fragment="1"&gt; &lt;p data-mce-fragment="1"&gt;&lt;strong data-mce-fragment="1"&gt;Rechargeable Battery:&lt;/strong&gt; The mosquito killer lamp is powered by a rechargeable battery, which makes it convenient and cost-effective. It can be charged using a USB cable, eliminating the need for disposable batteries.&lt;/p&gt; &lt;/li&gt; &lt;li data-mce-fragment="1"&gt; &lt;p data-mce-fragment="1"&gt;&lt;strong data-mce-fragment="1"&gt;Portability:&lt;/strong&gt; Its compact and portable design allows you to move it to different areas of your home as needed. You can place it in your bedroom, living room, or outdoor areas to create a mosquito-free environment.&lt;/p&gt; &lt;/li&gt; &lt;li data-mce-fragment="1"&gt; &lt;p data-mce-fragment="1"&gt;&lt;strong data-mce-fragment="1"&gt;Easy to Clean:&lt;/strong&gt; The lamp is designed for easy cleaning. You can remove the mosquito storage tray, empty it, and clean it with minimal effort.&lt;/p&gt; &lt;/li&gt; &lt;li data-mce-fragment="1"&gt; &lt;p data-mce-fragment="1"&gt;&lt;strong data-mce-fragment="1"&gt;Quiet Operation:&lt;/strong&gt; The device operates silently, ensuring it won't disrupt your peace and quiet while providing mosquito protection.&lt;/p&gt; &lt;/li&gt; &lt;li data-mce-fragment="1"&gt; &lt;p data-mce-fragment="1"&gt;&lt;strong data-mce-fragment="1"&gt;Environmentally Friendly:&lt;/strong&gt; It offers an eco-friendly alternative to traditional mosquito control methods that rely on chemicals or pesticides.&lt;img src="https://cdn.shopify.com/s/files/1/0407/9095/0040/files/71dnMVLdP9L._AC_SL1500_480x480.jpg?v=1698805491" alt="" data-mce-fragment="1" data-mce-src="https://cdn.shopify.com/s/files/1/0407/9095/0040/files/71dnMVLdP9L._AC_SL1500_480x480.jpg?v=1698805491"&gt;&lt;img src="https://cdn.shopify.com/s/files/1/0407/9095/0040/files/71q-b4yeRPL._AC_SL1500_480x480.jpg?v=1698805496" alt="" data-mce-fragment="1" data-mce-src="https://cdn.shopify.com/s/files/1/0407/9095/0040/files/71q-b4yeRPL._AC_SL1500_480x480.jpg?v=1698805496"&gt;&lt;img src="https://cdn.shopify.com/s/files/1/0407/9095/0040/files/71NZa5i8CmL._AC_SL1200_480x480.jpg?v=1698805500" alt="" data-mce-fragment="1" data-mce-src="https://cdn.shopify.com/s/files/1/0407/9095/0040/files/71NZa5i8CmL._AC_SL1200_480x480.jpg?v=1698805500"&gt;&lt;/p&gt; &lt;/li&gt; &lt;/ol&gt;</text:p>
          </table:table-cell>
          <table:table-cell office:value-type="string" calcext:value-type="string">
            <text:p>1x <text:s/>USB Powered Household USB Mosquito Insects Killer Lamp UV Light Zapper Wireless Portable</text:p>
          </table:table-cell>
          <table:table-cell/>
          <table:table-cell office:value-type="float" office:value="29.99" calcext:value-type="float">
            <text:p>2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Medium] E1-04-07</text:p>
          </table:table-cell>
          <table:table-cell office:value-type="string" calcext:value-type="string">
            <text:p><text:s/>USB Powered Household USB Mosquito Insects Killer Lamp UV Light Zapper Wireless Portable</text:p>
          </table:table-cell>
          <table:table-cell office:value-type="string" calcext:value-type="string">
            <text:p>Generic</text:p>
          </table:table-cell>
          <table:table-cell office:value-type="string" calcext:value-type="string">
            <text:p>kogan:41277</text:p>
          </table:table-cell>
          <table:table-cell office:value-type="float" office:value="20" calcext:value-type="float">
            <text:p>20</text:p>
          </table:table-cell>
          <table:table-cell office:value-type="float" office:value="15.9" calcext:value-type="float">
            <text:p>15.9</text:p>
          </table:table-cell>
          <table:table-cell office:value-type="float" office:value="0" calcext:value-type="float">
            <text:p>0</text:p>
          </table:table-cell>
          <table:table-cell office:value-type="string" calcext:value-type="string">
            <text:p>https://cdn.shopify.com/s/files/1/0407/9095/0040/files/71dnMVLdP9L._AC_SL1500_480x480.jpg | https://cdn.shopify.com/s/files/1/0407/9095/0040/files/71dnMVLdP9L._AC_SL1500_480x480.jpg | https://cdn.shopify.com/s/files/1/0407/9095/0040/files/71q-b4yeRPL._AC_SL1500_480x480.jpg | https://cdn.shopify.com/s/files/1/0407/9095/0040/files/71q-b4yeRPL._AC_SL1500_480x480.jpg | https://cdn.shopify.com/s/files/1/0407/9095/0040/files/71NZa5i8CmL._AC_SL1200_480x480.jpg | https://cdn.shopify.com/s/files/1/0407/9095/0040/files/71NZa5i8CmL._AC_SL1200_480x480.jpg</text:p>
          </table:table-cell>
          <table:table-cell office:value-type="string" calcext:value-type="string">
            <text:p>&lt;ol data-mce-fragment="1"&gt; &lt;li data-mce-fragment="1"&gt; &lt;p data-mce-fragment="1"&gt;&lt;strong data-mce-fragment="1"&gt;UV Light Attraction:&lt;/strong&gt; The lamp features a UV light that attracts mosquitoes and other flying insects. The light is designed to mimic the wavelength of light that insects find irresistible.&lt;/p&gt; &lt;/li&gt; &lt;li data-mce-fragment="1"&gt; &lt;p data-mce-fragment="1"&gt;&lt;strong data-mce-fragment="1"&gt;Quiet and Safe:&lt;/strong&gt; The device operates quietly and without the use of hazardous chemicals, making it safe for use in homes with children and pets.&lt;/p&gt; &lt;/li&gt; &lt;li data-mce-fragment="1"&gt; &lt;p data-mce-fragment="1"&gt;&lt;strong data-mce-fragment="1"&gt;Effective Mosquito Elimination:&lt;/strong&gt; Once attracted to the light, mosquitoes are lured into the lamp, where they are trapped and killed, preventing them from bothering you.&lt;/p&gt; &lt;/li&gt; &lt;li data-mce-fragment="1"&gt; &lt;p data-mce-fragment="1"&gt;&lt;strong data-mce-fragment="1"&gt;Rechargeable Battery:&lt;/strong&gt; The mosquito killer lamp is powered by a rechargeable battery, which makes it convenient and cost-effective. It can be charged using a USB cable, eliminating the need for disposable batteries.&lt;/p&gt; &lt;/li&gt; &lt;li data-mce-fragment="1"&gt; &lt;p data-mce-fragment="1"&gt;&lt;strong data-mce-fragment="1"&gt;Portability:&lt;/strong&gt; Its compact and portable design allows you to move it to different areas of your home as needed. You can place it in your bedroom, living room, or outdoor areas to create a mosquito-free environment.&lt;/p&gt; &lt;/li&gt; &lt;li data-mce-fragment="1"&gt; &lt;p data-mce-fragment="1"&gt;&lt;strong data-mce-fragment="1"&gt;Easy to Clean:&lt;/strong&gt; The lamp is designed for easy cleaning. You can remove the mosquito storage tray, empty it, and clean it with minimal effort.&lt;/p&gt; &lt;/li&gt; &lt;li data-mce-fragment="1"&gt; &lt;p data-mce-fragment="1"&gt;&lt;strong data-mce-fragment="1"&gt;Quiet Operation:&lt;/strong&gt; The device operates silently, ensuring it won't disrupt your peace and quiet while providing mosquito protection.&lt;/p&gt; &lt;/li&gt; &lt;li data-mce-fragment="1"&gt; &lt;p data-mce-fragment="1"&gt;&lt;strong data-mce-fragment="1"&gt;Environmentally Friendly:&lt;/strong&gt; It offers an eco-friendly alternative to traditional mosquito control methods that rely on chemicals or pesticides.&lt;img src="https://cdn.shopify.com/s/files/1/0407/9095/0040/files/71dnMVLdP9L._AC_SL1500_480x480.jpg?v=1698805491" alt="" data-mce-fragment="1" data-mce-src="https://cdn.shopify.com/s/files/1/0407/9095/0040/files/71dnMVLdP9L._AC_SL1500_480x480.jpg?v=1698805491"&gt;&lt;img src="https://cdn.shopify.com/s/files/1/0407/9095/0040/files/71q-b4yeRPL._AC_SL1500_480x480.jpg?v=1698805496" alt="" data-mce-fragment="1" data-mce-src="https://cdn.shopify.com/s/files/1/0407/9095/0040/files/71q-b4yeRPL._AC_SL1500_480x480.jpg?v=1698805496"&gt;&lt;img src="https://cdn.shopify.com/s/files/1/0407/9095/0040/files/71NZa5i8CmL._AC_SL1200_480x480.jpg?v=1698805500" alt="" data-mce-fragment="1" data-mce-src="https://cdn.shopify.com/s/files/1/0407/9095/0040/files/71NZa5i8CmL._AC_SL1200_480x480.jpg?v=1698805500"&gt;&lt;/p&gt; &lt;/li&gt; &lt;/ol&gt;</text:p>
          </table:table-cell>
          <table:table-cell office:value-type="string" calcext:value-type="string">
            <text:p>1x <text:s/>USB Powered Household USB Mosquito Insects Killer Lamp UV Light Zapper Wireless Portable</text:p>
          </table:table-cell>
          <table:table-cell/>
          <table:table-cell office:value-type="float" office:value="29.99" calcext:value-type="float">
            <text:p>2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ExLarge] H2-03-03</text:p>
          </table:table-cell>
          <table:table-cell office:value-type="string" calcext:value-type="string">
            <text:p>Ball Cap Cleaning Protector Creative Home Supplies Washing Frame Protector</text:p>
          </table:table-cell>
          <table:table-cell office:value-type="string" calcext:value-type="string">
            <text:p>Generic</text:p>
          </table:table-cell>
          <table:table-cell office:value-type="string" calcext:value-type="string">
            <text:p>kogan:39299</text:p>
          </table:table-cell>
          <table:table-cell office:value-type="float" office:value="20" calcext:value-type="float">
            <text:p>20</text:p>
          </table:table-cell>
          <table:table-cell office:value-type="float" office:value="14.99" calcext:value-type="float">
            <text:p>14.99</text:p>
          </table:table-cell>
          <table:table-cell office:value-type="float" office:value="0" calcext:value-type="float">
            <text:p>0</text:p>
          </table:table-cell>
          <table:table-cell office:value-type="string" calcext:value-type="string">
            <text:p>https://cdn.shopify.com/s/files/1/0407/9095/0040/files/51kOccnAGdL._AC_SL1000_480x480.jpg | https://cdn.shopify.com/s/files/1/0407/9095/0040/files/61McOglhpQL._AC_SL1000_480x480.jpg | https://cdn.shopify.com/s/files/1/0407/9095/0040/files/61McOglhpQL._AC_SL1000_480x480.jpg | https://cdn.shopify.com/s/files/1/0407/9095/0040/files/6118M21dGRL._AC_SL1000_480x480.jpg | https://cdn.shopify.com/s/files/1/0407/9095/0040/files/6118M21dGRL._AC_SL1000_480x480.jpg | https://cdn.shopify.com/s/files/1/0407/9095/0040/files/51UZ4iuv4PL._AC_SL1000_480x480.jpg | https://cdn.shopify.com/s/files/1/0407/9095/0040/files/51UZ4iuv4PL._AC_SL1000_480x480.jpg | https://cdn.shopify.com/s/files/1/0407/9095/0040/files/51bpf78PUEL._AC_SL1000_480x480.jpg | https://cdn.shopify.com/s/files/1/0407/9095/0040/files/51bpf78PUEL._AC_SL1000_480x480.jpg</text:p>
          </table:table-cell>
          <table:table-cell office:value-type="string" calcext:value-type="string">
            <text:p>&lt;div data-csa-c-id="5vficz-bkdcpu-13sn0g-j2b76p" data-cel-widget="twister_feature_div" data-csa-c-is-in-initial-active-row="false" data-csa-c-asin="B0B2973MYC" data-csa-c-slot-id="twister_feature_div" data-csa-c-content-id="twister" data-csa-c-type="widget" data-feature-name="twister" class="celwidget" id="twister_feature_div" data-mce-fragment="1"&gt; &lt;div data-csa-c-id="ni6hzi-8xiarm-4yocsq-s71owo" name="a-cardui-deck-autoname-0" class="a-cardui-deck inline-twister-container-margins" data-csa-c-type="slot" data-csa-c-slot-id="twister-plus-inline-twister-container" data-csa-c-content-id="twister-plus-inline-twister-container" id="twister-plus-inline-twister-container" data-mce-fragment="1"&gt; &lt;div name="a-cardui-deck-autoname-0-card0" data-a-card-type="basic" class="a-cardui inline-twister-card-padding" id="twister-plus-inline-twister-card" data-mce-fragment="1"&gt; &lt;div class="a-cardui-body" data-mce-fragment="1"&gt; &lt;div class="a-section" id="twister-plus-inline-twister" data-mce-fragment="1"&gt; &lt;div data-csa-c-id="7t3tip-z8zaj2-a8gmmn-bn0mxn" class="a-section a-spacing-none inline-twister-row" data-csa-c-type="widget" data-csa-c-slot-id="inline-twister-row-color_name" data-csa-c-content-id="inline-twister-row-color_name" id="inline-twister-row-color_name" data-mce-fragment="1"&gt;&lt;/div&gt; &lt;/div&gt; &lt;/div&gt; &lt;/div&gt; &lt;/div&gt; &lt;/div&gt; &lt;div data-csa-c-id="2m3811-gpq717-cfepxq-z580tg" data-cel-widget="valueAdds_feature_div" data-csa-c-is-in-initial-active-row="false" data-csa-c-asin="B0B2973MYC" data-csa-c-slot-id="valueAdds_feature_div" data-csa-c-content-id="valueAdds" data-csa-c-type="widget" data-feature-name="valueAdds" class="celwidget" id="valueAdds_feature_div" data-mce-fragment="1"&gt;&lt;br&gt;&lt;/div&gt; &lt;div data-csa-c-id="eabemm-8grce2-iviggl-sazfye" data-cel-widget="featurebullets_feature_div" data-csa-c-is-in-initial-active-row="false" data-csa-c-asin="B0B2973MYC" data-csa-c-slot-id="featurebullets_feature_div" data-csa-c-content-id="featurebullets" data-csa-c-type="widget" data-feature-name="featurebullets" class="celwidget" id="featurebullets_feature_div" data-mce-fragment="1"&gt; &lt;div class="a-section a-spacing-medium a-spacing-top-small" id="feature-bullets" data-mce-fragment="1"&gt; &lt;ul class="a-unordered-list a-vertical a-spacing-mini" data-mce-fragment="1"&gt; &lt;li class="a-spacing-mini" data-mce-fragment="1"&gt;&lt;span class="a-list-item" data-mce-fragment="1"&gt;It is made of high-quality PVC Plastic, which is strong and durable.&lt;/span&gt;&lt;/li&gt; &lt;li class="a-spacing-mini" data-mce-fragment="1"&gt;&lt;span class="a-list-item" data-mce-fragment="1"&gt;Widely used as hat display rack, cashier rack and hat collection folder.&lt;/span&gt;&lt;/li&gt; &lt;li class="a-spacing-mini" data-mce-fragment="1"&gt;&lt;span class="a-list-item" data-mce-fragment="1"&gt;Suitable for washing machines, use cold water when cleaning, do not put in the dryer.&lt;/span&gt;&lt;/li&gt; &lt;li class="a-spacing-mini" data-mce-fragment="1"&gt;&lt;span class="a-list-item" data-mce-fragment="1"&gt;Small size, light weight and easy to carry. When traveling, you can use it as a hat storage rack to better protect your hat from deformation.&lt;/span&gt;&lt;/li&gt; &lt;li class="a-spacing-mini" data-mce-fragment="1"&gt;&lt;span class="a-list-item" data-mce-fragment="1"&gt;Wide range of uses, can be used as washing machine hat protective cover, travel protective cover, has a good fixed hat type function.&lt;/span&gt;&lt;/li&gt; &lt;/ul&gt; &lt;p&gt;&lt;span class="a-list-item" data-mce-fragment="1"&gt;&lt;img alt="" src="https://cdn.shopify.com/s/files/1/0407/9095/0040/files/51kOccnAGdL._AC_SL1000_480x480.jpg?v=1693988874"&gt;&lt;img src="https://cdn.shopify.com/s/files/1/0407/9095/0040/files/61McOglhpQL._AC_SL1000_480x480.jpg?v=1693988878" alt="" data-mce-fragment="1" data-mce-src="https://cdn.shopify.com/s/files/1/0407/9095/0040/files/61McOglhpQL._AC_SL1000_480x480.jpg?v=1693988878"&gt;&lt;img src="https://cdn.shopify.com/s/files/1/0407/9095/0040/files/6118M21dGRL._AC_SL1000_480x480.jpg?v=1693988882" alt="" data-mce-fragment="1" data-mce-src="https://cdn.shopify.com/s/files/1/0407/9095/0040/files/6118M21dGRL._AC_SL1000_480x480.jpg?v=1693988882"&gt;&lt;img src="https://cdn.shopify.com/s/files/1/0407/9095/0040/files/51UZ4iuv4PL._AC_SL1000_480x480.jpg?v=1693988885" alt="" data-mce-fragment="1" data-mce-src="https://cdn.shopify.com/s/files/1/0407/9095/0040/files/51UZ4iuv4PL._AC_SL1000_480x480.jpg?v=1693988885"&gt;&lt;img src="https://cdn.shopify.com/s/files/1/0407/9095/0040/files/51bpf78PUEL._AC_SL1000_480x480.jpg?v=1693988889" alt="" data-mce-fragment="1" data-mce-src="https://cdn.shopify.com/s/files/1/0407/9095/0040/files/51bpf78PUEL._AC_SL1000_480x480.jpg?v=1693988889"&gt;&lt;/span&gt;&lt;/p&gt; &lt;/div&gt; &lt;/div&gt;</text:p>
          </table:table-cell>
          <table:table-cell office:value-type="string" calcext:value-type="string">
            <text:p>1x Ball Cap Cleaning Protector Creative Home Supplies Washing Frame Protector</text:p>
          </table:table-cell>
          <table:table-cell/>
          <table:table-cell office:value-type="float" office:value="25.99" calcext:value-type="float">
            <text:p>25.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ExLarge] H2-03-04</text:p>
          </table:table-cell>
          <table:table-cell office:value-type="string" calcext:value-type="string">
            <text:p>Ball Cap Cleaning Protector Creative Home Supplies Washing Frame Protector</text:p>
          </table:table-cell>
          <table:table-cell office:value-type="string" calcext:value-type="string">
            <text:p>Generic</text:p>
          </table:table-cell>
          <table:table-cell office:value-type="string" calcext:value-type="string">
            <text:p>kogan:39299</text:p>
          </table:table-cell>
          <table:table-cell office:value-type="float" office:value="20" calcext:value-type="float">
            <text:p>20</text:p>
          </table:table-cell>
          <table:table-cell office:value-type="float" office:value="14.99" calcext:value-type="float">
            <text:p>14.99</text:p>
          </table:table-cell>
          <table:table-cell office:value-type="float" office:value="0" calcext:value-type="float">
            <text:p>0</text:p>
          </table:table-cell>
          <table:table-cell office:value-type="string" calcext:value-type="string">
            <text:p>https://cdn.shopify.com/s/files/1/0407/9095/0040/files/51kOccnAGdL._AC_SL1000_480x480.jpg | https://cdn.shopify.com/s/files/1/0407/9095/0040/files/61McOglhpQL._AC_SL1000_480x480.jpg | https://cdn.shopify.com/s/files/1/0407/9095/0040/files/61McOglhpQL._AC_SL1000_480x480.jpg | https://cdn.shopify.com/s/files/1/0407/9095/0040/files/6118M21dGRL._AC_SL1000_480x480.jpg | https://cdn.shopify.com/s/files/1/0407/9095/0040/files/6118M21dGRL._AC_SL1000_480x480.jpg | https://cdn.shopify.com/s/files/1/0407/9095/0040/files/51UZ4iuv4PL._AC_SL1000_480x480.jpg | https://cdn.shopify.com/s/files/1/0407/9095/0040/files/51UZ4iuv4PL._AC_SL1000_480x480.jpg | https://cdn.shopify.com/s/files/1/0407/9095/0040/files/51bpf78PUEL._AC_SL1000_480x480.jpg | https://cdn.shopify.com/s/files/1/0407/9095/0040/files/51bpf78PUEL._AC_SL1000_480x480.jpg</text:p>
          </table:table-cell>
          <table:table-cell office:value-type="string" calcext:value-type="string">
            <text:p>&lt;div data-csa-c-id="5vficz-bkdcpu-13sn0g-j2b76p" data-cel-widget="twister_feature_div" data-csa-c-is-in-initial-active-row="false" data-csa-c-asin="B0B2973MYC" data-csa-c-slot-id="twister_feature_div" data-csa-c-content-id="twister" data-csa-c-type="widget" data-feature-name="twister" class="celwidget" id="twister_feature_div" data-mce-fragment="1"&gt; &lt;div data-csa-c-id="ni6hzi-8xiarm-4yocsq-s71owo" name="a-cardui-deck-autoname-0" class="a-cardui-deck inline-twister-container-margins" data-csa-c-type="slot" data-csa-c-slot-id="twister-plus-inline-twister-container" data-csa-c-content-id="twister-plus-inline-twister-container" id="twister-plus-inline-twister-container" data-mce-fragment="1"&gt; &lt;div name="a-cardui-deck-autoname-0-card0" data-a-card-type="basic" class="a-cardui inline-twister-card-padding" id="twister-plus-inline-twister-card" data-mce-fragment="1"&gt; &lt;div class="a-cardui-body" data-mce-fragment="1"&gt; &lt;div class="a-section" id="twister-plus-inline-twister" data-mce-fragment="1"&gt; &lt;div data-csa-c-id="7t3tip-z8zaj2-a8gmmn-bn0mxn" class="a-section a-spacing-none inline-twister-row" data-csa-c-type="widget" data-csa-c-slot-id="inline-twister-row-color_name" data-csa-c-content-id="inline-twister-row-color_name" id="inline-twister-row-color_name" data-mce-fragment="1"&gt;&lt;/div&gt; &lt;/div&gt; &lt;/div&gt; &lt;/div&gt; &lt;/div&gt; &lt;/div&gt; &lt;div data-csa-c-id="2m3811-gpq717-cfepxq-z580tg" data-cel-widget="valueAdds_feature_div" data-csa-c-is-in-initial-active-row="false" data-csa-c-asin="B0B2973MYC" data-csa-c-slot-id="valueAdds_feature_div" data-csa-c-content-id="valueAdds" data-csa-c-type="widget" data-feature-name="valueAdds" class="celwidget" id="valueAdds_feature_div" data-mce-fragment="1"&gt;&lt;br&gt;&lt;/div&gt; &lt;div data-csa-c-id="eabemm-8grce2-iviggl-sazfye" data-cel-widget="featurebullets_feature_div" data-csa-c-is-in-initial-active-row="false" data-csa-c-asin="B0B2973MYC" data-csa-c-slot-id="featurebullets_feature_div" data-csa-c-content-id="featurebullets" data-csa-c-type="widget" data-feature-name="featurebullets" class="celwidget" id="featurebullets_feature_div" data-mce-fragment="1"&gt; &lt;div class="a-section a-spacing-medium a-spacing-top-small" id="feature-bullets" data-mce-fragment="1"&gt; &lt;ul class="a-unordered-list a-vertical a-spacing-mini" data-mce-fragment="1"&gt; &lt;li class="a-spacing-mini" data-mce-fragment="1"&gt;&lt;span class="a-list-item" data-mce-fragment="1"&gt;It is made of high-quality PVC Plastic, which is strong and durable.&lt;/span&gt;&lt;/li&gt; &lt;li class="a-spacing-mini" data-mce-fragment="1"&gt;&lt;span class="a-list-item" data-mce-fragment="1"&gt;Widely used as hat display rack, cashier rack and hat collection folder.&lt;/span&gt;&lt;/li&gt; &lt;li class="a-spacing-mini" data-mce-fragment="1"&gt;&lt;span class="a-list-item" data-mce-fragment="1"&gt;Suitable for washing machines, use cold water when cleaning, do not put in the dryer.&lt;/span&gt;&lt;/li&gt; &lt;li class="a-spacing-mini" data-mce-fragment="1"&gt;&lt;span class="a-list-item" data-mce-fragment="1"&gt;Small size, light weight and easy to carry. When traveling, you can use it as a hat storage rack to better protect your hat from deformation.&lt;/span&gt;&lt;/li&gt; &lt;li class="a-spacing-mini" data-mce-fragment="1"&gt;&lt;span class="a-list-item" data-mce-fragment="1"&gt;Wide range of uses, can be used as washing machine hat protective cover, travel protective cover, has a good fixed hat type function.&lt;/span&gt;&lt;/li&gt; &lt;/ul&gt; &lt;p&gt;&lt;span class="a-list-item" data-mce-fragment="1"&gt;&lt;img alt="" src="https://cdn.shopify.com/s/files/1/0407/9095/0040/files/51kOccnAGdL._AC_SL1000_480x480.jpg?v=1693988874"&gt;&lt;img src="https://cdn.shopify.com/s/files/1/0407/9095/0040/files/61McOglhpQL._AC_SL1000_480x480.jpg?v=1693988878" alt="" data-mce-fragment="1" data-mce-src="https://cdn.shopify.com/s/files/1/0407/9095/0040/files/61McOglhpQL._AC_SL1000_480x480.jpg?v=1693988878"&gt;&lt;img src="https://cdn.shopify.com/s/files/1/0407/9095/0040/files/6118M21dGRL._AC_SL1000_480x480.jpg?v=1693988882" alt="" data-mce-fragment="1" data-mce-src="https://cdn.shopify.com/s/files/1/0407/9095/0040/files/6118M21dGRL._AC_SL1000_480x480.jpg?v=1693988882"&gt;&lt;img src="https://cdn.shopify.com/s/files/1/0407/9095/0040/files/51UZ4iuv4PL._AC_SL1000_480x480.jpg?v=1693988885" alt="" data-mce-fragment="1" data-mce-src="https://cdn.shopify.com/s/files/1/0407/9095/0040/files/51UZ4iuv4PL._AC_SL1000_480x480.jpg?v=1693988885"&gt;&lt;img src="https://cdn.shopify.com/s/files/1/0407/9095/0040/files/51bpf78PUEL._AC_SL1000_480x480.jpg?v=1693988889" alt="" data-mce-fragment="1" data-mce-src="https://cdn.shopify.com/s/files/1/0407/9095/0040/files/51bpf78PUEL._AC_SL1000_480x480.jpg?v=1693988889"&gt;&lt;/span&gt;&lt;/p&gt; &lt;/div&gt; &lt;/div&gt;</text:p>
          </table:table-cell>
          <table:table-cell office:value-type="string" calcext:value-type="string">
            <text:p>1x Ball Cap Cleaning Protector Creative Home Supplies Washing Frame Protector</text:p>
          </table:table-cell>
          <table:table-cell/>
          <table:table-cell office:value-type="float" office:value="25.99" calcext:value-type="float">
            <text:p>25.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TMP-C5] E1-05-01</text:p>
          </table:table-cell>
          <table:table-cell office:value-type="string" calcext:value-type="string">
            <text:p><text:s/>Multipoint Adjustable Mobile Phone and Tablet Stand</text:p>
          </table:table-cell>
          <table:table-cell office:value-type="string" calcext:value-type="string">
            <text:p>Generic</text:p>
          </table:table-cell>
          <table:table-cell office:value-type="string" calcext:value-type="string">
            <text:p>kogan:9471</text:p>
          </table:table-cell>
          <table:table-cell office:value-type="float" office:value="20" calcext:value-type="float">
            <text:p>20</text:p>
          </table:table-cell>
          <table:table-cell office:value-type="float" office:value="10.9" calcext:value-type="float">
            <text:p>10.9</text:p>
          </table:table-cell>
          <table:table-cell office:value-type="float" office:value="0" calcext:value-type="float">
            <text:p>0</text:p>
          </table:table-cell>
          <table:table-cell office:value-type="string" calcext:value-type="string">
            <text:p>https://cdn.shopify.com/s/files/1/0407/9095/0040/files/download_95_480x480.jpg | https://cdn.shopify.com/s/files/1/0407/9095/0040/files/download_93_06676384-9bb9-440a-9588-2db54d6f3e8f_480x480.jpg | https://cdn.shopify.com/s/files/1/0407/9095/0040/files/download_93_06676384-9bb9-440a-9588-2db54d6f3e8f_480x480.jpg | https://cdn.shopify.com/s/files/1/0407/9095/0040/files/download_94_b7fcc8e8-0732-4f57-ab10-3f1949bc7fcf_480x480.jpg | https://cdn.shopify.com/s/files/1/0407/9095/0040/files/download_94_b7fcc8e8-0732-4f57-ab10-3f1949bc7fcf_480x480.jpg</text:p>
          </table:table-cell>
          <table:table-cell office:value-type="string" calcext:value-type="string">
            <text:p>&lt;ol data-mce-fragment="1"&gt; &lt;li data-mce-fragment="1"&gt; &lt;p data-mce-fragment="1"&gt;&lt;strong data-mce-fragment="1"&gt;Multipoint Adjustability:&lt;/strong&gt; This stand offers a wide range of adjustable angles and heights, allowing you to find the perfect viewing position for your mobile phone or tablet. You can customize it to suit your preferred viewing angle and height.&lt;/p&gt; &lt;/li&gt; &lt;li data-mce-fragment="1"&gt; &lt;p data-mce-fragment="1"&gt;&lt;strong data-mce-fragment="1"&gt;Universal Compatibility:&lt;/strong&gt; The stand is compatible with a variety of mobile phones and tablets, making it suitable for a wide range of devices, regardless of their size and brand.&lt;/p&gt; &lt;/li&gt; &lt;li data-mce-fragment="1"&gt; &lt;p data-mce-fragment="1"&gt;&lt;strong data-mce-fragment="1"&gt;Hands-Free Use:&lt;/strong&gt; Whether you're watching videos, reading, or video conferencing, this stand lets you go hands-free, freeing up your hands for other tasks or providing a more comfortable viewing experience.&lt;/p&gt; &lt;/li&gt; &lt;li data-mce-fragment="1"&gt; &lt;p data-mce-fragment="1"&gt;&lt;strong data-mce-fragment="1"&gt;Sturdy and Stable:&lt;/strong&gt; The stand is designed to be sturdy and stable, ensuring that your device remains secure and wobble-free while in use.&lt;/p&gt; &lt;/li&gt; &lt;li data-mce-fragment="1"&gt; &lt;p data-mce-fragment="1"&gt;&lt;strong data-mce-fragment="1"&gt;Portable Design:&lt;/strong&gt; The stand is foldable and compact, making it easy to carry with you on the go, allowing you to set up a comfortable viewing angle wherever you are.&lt;/p&gt; &lt;/li&gt; &lt;li data-mce-fragment="1"&gt; &lt;p data-mce-fragment="1"&gt;&lt;strong data-mce-fragment="1"&gt;Anti-Slip Design:&lt;/strong&gt; The stand typically features anti-slip rubber or silicone pads to prevent your device from sliding and to protect it from scratches.&lt;/p&gt; &lt;/li&gt; &lt;li data-mce-fragment="1"&gt; &lt;p data-mce-fragment="1"&gt;&lt;strong data-mce-fragment="1"&gt;Durable Construction:&lt;/strong&gt; It is built to withstand regular use and is made from durable materials to ensure long-lasting performance.&lt;/p&gt; &lt;/li&gt; &lt;li data-mce-fragment="1"&gt; &lt;p data-mce-fragment="1"&gt;&lt;strong data-mce-fragment="1"&gt;Ideal for Multiple Scenarios:&lt;/strong&gt; Whether you're working, studying, cooking, or simply enjoying multimedia content, this stand is a versatile solution that can adapt to various scenarios.&lt;/p&gt; &lt;/li&gt; &lt;/ol&gt; &lt;p style="text-align: center;"&gt;&lt;img alt="" src="https://cdn.shopify.com/s/files/1/0407/9095/0040/files/download_95_480x480.jpg?v=1698801565"&gt;&lt;img src="https://cdn.shopify.com/s/files/1/0407/9095/0040/files/download_93_06676384-9bb9-440a-9588-2db54d6f3e8f_480x480.jpg?v=1698801569" alt="" data-mce-fragment="1" data-mce-src="https://cdn.shopify.com/s/files/1/0407/9095/0040/files/download_93_06676384-9bb9-440a-9588-2db54d6f3e8f_480x480.jpg?v=1698801569"&gt;&lt;img src="https://cdn.shopify.com/s/files/1/0407/9095/0040/files/download_94_b7fcc8e8-0732-4f57-ab10-3f1949bc7fcf_480x480.jpg?v=1698801574" alt="" data-mce-fragment="1" data-mce-src="https://cdn.shopify.com/s/files/1/0407/9095/0040/files/download_94_b7fcc8e8-0732-4f57-ab10-3f1949bc7fcf_480x480.jpg?v=1698801574"&gt;&lt;/p&gt;</text:p>
          </table:table-cell>
          <table:table-cell office:value-type="string" calcext:value-type="string">
            <text:p>1x <text:s/>Multipoint Adjustable Mobile Phone and Tablet Stand</text:p>
          </table:table-cell>
          <table:table-cell/>
          <table:table-cell office:value-type="float" office:value="19.99" calcext:value-type="float">
            <text:p>1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TMP-C5] E1-05-02</text:p>
          </table:table-cell>
          <table:table-cell office:value-type="string" calcext:value-type="string">
            <text:p><text:s/>Multipoint Adjustable Mobile Phone and Tablet Stand</text:p>
          </table:table-cell>
          <table:table-cell office:value-type="string" calcext:value-type="string">
            <text:p>Generic</text:p>
          </table:table-cell>
          <table:table-cell office:value-type="string" calcext:value-type="string">
            <text:p>kogan:9471</text:p>
          </table:table-cell>
          <table:table-cell office:value-type="float" office:value="11" calcext:value-type="float">
            <text:p>11</text:p>
          </table:table-cell>
          <table:table-cell office:value-type="float" office:value="8.72" calcext:value-type="float">
            <text:p>8.72</text:p>
          </table:table-cell>
          <table:table-cell office:value-type="float" office:value="0" calcext:value-type="float">
            <text:p>0</text:p>
          </table:table-cell>
          <table:table-cell office:value-type="string" calcext:value-type="string">
            <text:p>https://cdn.shopify.com/s/files/1/0407/9095/0040/files/download_95_480x480.jpg | https://cdn.shopify.com/s/files/1/0407/9095/0040/files/download_93_06676384-9bb9-440a-9588-2db54d6f3e8f_480x480.jpg | https://cdn.shopify.com/s/files/1/0407/9095/0040/files/download_93_06676384-9bb9-440a-9588-2db54d6f3e8f_480x480.jpg | https://cdn.shopify.com/s/files/1/0407/9095/0040/files/download_94_b7fcc8e8-0732-4f57-ab10-3f1949bc7fcf_480x480.jpg | https://cdn.shopify.com/s/files/1/0407/9095/0040/files/download_94_b7fcc8e8-0732-4f57-ab10-3f1949bc7fcf_480x480.jpg</text:p>
          </table:table-cell>
          <table:table-cell office:value-type="string" calcext:value-type="string">
            <text:p>&lt;ol data-mce-fragment="1"&gt; &lt;li data-mce-fragment="1"&gt; &lt;p data-mce-fragment="1"&gt;&lt;strong data-mce-fragment="1"&gt;Multipoint Adjustability:&lt;/strong&gt; This stand offers a wide range of adjustable angles and heights, allowing you to find the perfect viewing position for your mobile phone or tablet. You can customize it to suit your preferred viewing angle and height.&lt;/p&gt; &lt;/li&gt; &lt;li data-mce-fragment="1"&gt; &lt;p data-mce-fragment="1"&gt;&lt;strong data-mce-fragment="1"&gt;Universal Compatibility:&lt;/strong&gt; The stand is compatible with a variety of mobile phones and tablets, making it suitable for a wide range of devices, regardless of their size and brand.&lt;/p&gt; &lt;/li&gt; &lt;li data-mce-fragment="1"&gt; &lt;p data-mce-fragment="1"&gt;&lt;strong data-mce-fragment="1"&gt;Hands-Free Use:&lt;/strong&gt; Whether you're watching videos, reading, or video conferencing, this stand lets you go hands-free, freeing up your hands for other tasks or providing a more comfortable viewing experience.&lt;/p&gt; &lt;/li&gt; &lt;li data-mce-fragment="1"&gt; &lt;p data-mce-fragment="1"&gt;&lt;strong data-mce-fragment="1"&gt;Sturdy and Stable:&lt;/strong&gt; The stand is designed to be sturdy and stable, ensuring that your device remains secure and wobble-free while in use.&lt;/p&gt; &lt;/li&gt; &lt;li data-mce-fragment="1"&gt; &lt;p data-mce-fragment="1"&gt;&lt;strong data-mce-fragment="1"&gt;Portable Design:&lt;/strong&gt; The stand is foldable and compact, making it easy to carry with you on the go, allowing you to set up a comfortable viewing angle wherever you are.&lt;/p&gt; &lt;/li&gt; &lt;li data-mce-fragment="1"&gt; &lt;p data-mce-fragment="1"&gt;&lt;strong data-mce-fragment="1"&gt;Anti-Slip Design:&lt;/strong&gt; The stand typically features anti-slip rubber or silicone pads to prevent your device from sliding and to protect it from scratches.&lt;/p&gt; &lt;/li&gt; &lt;li data-mce-fragment="1"&gt; &lt;p data-mce-fragment="1"&gt;&lt;strong data-mce-fragment="1"&gt;Durable Construction:&lt;/strong&gt; It is built to withstand regular use and is made from durable materials to ensure long-lasting performance.&lt;/p&gt; &lt;/li&gt; &lt;li data-mce-fragment="1"&gt; &lt;p data-mce-fragment="1"&gt;&lt;strong data-mce-fragment="1"&gt;Ideal for Multiple Scenarios:&lt;/strong&gt; Whether you're working, studying, cooking, or simply enjoying multimedia content, this stand is a versatile solution that can adapt to various scenarios.&lt;/p&gt; &lt;/li&gt; &lt;/ol&gt; &lt;p style="text-align: center;"&gt;&lt;img alt="" src="https://cdn.shopify.com/s/files/1/0407/9095/0040/files/download_95_480x480.jpg?v=1698801565"&gt;&lt;img src="https://cdn.shopify.com/s/files/1/0407/9095/0040/files/download_93_06676384-9bb9-440a-9588-2db54d6f3e8f_480x480.jpg?v=1698801569" alt="" data-mce-fragment="1" data-mce-src="https://cdn.shopify.com/s/files/1/0407/9095/0040/files/download_93_06676384-9bb9-440a-9588-2db54d6f3e8f_480x480.jpg?v=1698801569"&gt;&lt;img src="https://cdn.shopify.com/s/files/1/0407/9095/0040/files/download_94_b7fcc8e8-0732-4f57-ab10-3f1949bc7fcf_480x480.jpg?v=1698801574" alt="" data-mce-fragment="1" data-mce-src="https://cdn.shopify.com/s/files/1/0407/9095/0040/files/download_94_b7fcc8e8-0732-4f57-ab10-3f1949bc7fcf_480x480.jpg?v=1698801574"&gt;&lt;/p&gt;</text:p>
          </table:table-cell>
          <table:table-cell office:value-type="string" calcext:value-type="string">
            <text:p>1x <text:s/>Multipoint Adjustable Mobile Phone and Tablet Stand</text:p>
          </table:table-cell>
          <table:table-cell/>
          <table:table-cell office:value-type="float" office:value="19.99" calcext:value-type="float">
            <text:p>1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TMP-C5] E1-05-03</text:p>
          </table:table-cell>
          <table:table-cell office:value-type="string" calcext:value-type="string">
            <text:p><text:s/>Multipoint Adjustable Mobile Phone and Tablet Stand</text:p>
          </table:table-cell>
          <table:table-cell office:value-type="string" calcext:value-type="string">
            <text:p>Generic</text:p>
          </table:table-cell>
          <table:table-cell office:value-type="string" calcext:value-type="string">
            <text:p>kogan:9471</text:p>
          </table:table-cell>
          <table:table-cell office:value-type="float" office:value="4" calcext:value-type="float">
            <text:p>4</text:p>
          </table:table-cell>
          <table:table-cell office:value-type="float" office:value="10.9" calcext:value-type="float">
            <text:p>10.9</text:p>
          </table:table-cell>
          <table:table-cell office:value-type="float" office:value="0" calcext:value-type="float">
            <text:p>0</text:p>
          </table:table-cell>
          <table:table-cell office:value-type="string" calcext:value-type="string">
            <text:p>https://cdn.shopify.com/s/files/1/0407/9095/0040/files/download_95_480x480.jpg | https://cdn.shopify.com/s/files/1/0407/9095/0040/files/download_93_06676384-9bb9-440a-9588-2db54d6f3e8f_480x480.jpg | https://cdn.shopify.com/s/files/1/0407/9095/0040/files/download_93_06676384-9bb9-440a-9588-2db54d6f3e8f_480x480.jpg | https://cdn.shopify.com/s/files/1/0407/9095/0040/files/download_94_b7fcc8e8-0732-4f57-ab10-3f1949bc7fcf_480x480.jpg | https://cdn.shopify.com/s/files/1/0407/9095/0040/files/download_94_b7fcc8e8-0732-4f57-ab10-3f1949bc7fcf_480x480.jpg</text:p>
          </table:table-cell>
          <table:table-cell office:value-type="string" calcext:value-type="string">
            <text:p>&lt;ol data-mce-fragment="1"&gt; &lt;li data-mce-fragment="1"&gt; &lt;p data-mce-fragment="1"&gt;&lt;strong data-mce-fragment="1"&gt;Multipoint Adjustability:&lt;/strong&gt; This stand offers a wide range of adjustable angles and heights, allowing you to find the perfect viewing position for your mobile phone or tablet. You can customize it to suit your preferred viewing angle and height.&lt;/p&gt; &lt;/li&gt; &lt;li data-mce-fragment="1"&gt; &lt;p data-mce-fragment="1"&gt;&lt;strong data-mce-fragment="1"&gt;Universal Compatibility:&lt;/strong&gt; The stand is compatible with a variety of mobile phones and tablets, making it suitable for a wide range of devices, regardless of their size and brand.&lt;/p&gt; &lt;/li&gt; &lt;li data-mce-fragment="1"&gt; &lt;p data-mce-fragment="1"&gt;&lt;strong data-mce-fragment="1"&gt;Hands-Free Use:&lt;/strong&gt; Whether you're watching videos, reading, or video conferencing, this stand lets you go hands-free, freeing up your hands for other tasks or providing a more comfortable viewing experience.&lt;/p&gt; &lt;/li&gt; &lt;li data-mce-fragment="1"&gt; &lt;p data-mce-fragment="1"&gt;&lt;strong data-mce-fragment="1"&gt;Sturdy and Stable:&lt;/strong&gt; The stand is designed to be sturdy and stable, ensuring that your device remains secure and wobble-free while in use.&lt;/p&gt; &lt;/li&gt; &lt;li data-mce-fragment="1"&gt; &lt;p data-mce-fragment="1"&gt;&lt;strong data-mce-fragment="1"&gt;Portable Design:&lt;/strong&gt; The stand is foldable and compact, making it easy to carry with you on the go, allowing you to set up a comfortable viewing angle wherever you are.&lt;/p&gt; &lt;/li&gt; &lt;li data-mce-fragment="1"&gt; &lt;p data-mce-fragment="1"&gt;&lt;strong data-mce-fragment="1"&gt;Anti-Slip Design:&lt;/strong&gt; The stand typically features anti-slip rubber or silicone pads to prevent your device from sliding and to protect it from scratches.&lt;/p&gt; &lt;/li&gt; &lt;li data-mce-fragment="1"&gt; &lt;p data-mce-fragment="1"&gt;&lt;strong data-mce-fragment="1"&gt;Durable Construction:&lt;/strong&gt; It is built to withstand regular use and is made from durable materials to ensure long-lasting performance.&lt;/p&gt; &lt;/li&gt; &lt;li data-mce-fragment="1"&gt; &lt;p data-mce-fragment="1"&gt;&lt;strong data-mce-fragment="1"&gt;Ideal for Multiple Scenarios:&lt;/strong&gt; Whether you're working, studying, cooking, or simply enjoying multimedia content, this stand is a versatile solution that can adapt to various scenarios.&lt;/p&gt; &lt;/li&gt; &lt;/ol&gt; &lt;p style="text-align: center;"&gt;&lt;img alt="" src="https://cdn.shopify.com/s/files/1/0407/9095/0040/files/download_95_480x480.jpg?v=1698801565"&gt;&lt;img src="https://cdn.shopify.com/s/files/1/0407/9095/0040/files/download_93_06676384-9bb9-440a-9588-2db54d6f3e8f_480x480.jpg?v=1698801569" alt="" data-mce-fragment="1" data-mce-src="https://cdn.shopify.com/s/files/1/0407/9095/0040/files/download_93_06676384-9bb9-440a-9588-2db54d6f3e8f_480x480.jpg?v=1698801569"&gt;&lt;img src="https://cdn.shopify.com/s/files/1/0407/9095/0040/files/download_94_b7fcc8e8-0732-4f57-ab10-3f1949bc7fcf_480x480.jpg?v=1698801574" alt="" data-mce-fragment="1" data-mce-src="https://cdn.shopify.com/s/files/1/0407/9095/0040/files/download_94_b7fcc8e8-0732-4f57-ab10-3f1949bc7fcf_480x480.jpg?v=1698801574"&gt;&lt;/p&gt;</text:p>
          </table:table-cell>
          <table:table-cell office:value-type="string" calcext:value-type="string">
            <text:p>1x <text:s/>Multipoint Adjustable Mobile Phone and Tablet Stand</text:p>
          </table:table-cell>
          <table:table-cell/>
          <table:table-cell office:value-type="float" office:value="19.99" calcext:value-type="float">
            <text:p>1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KG]/[TMP-C5] H2-03-05</text:p>
          </table:table-cell>
          <table:table-cell office:value-type="string" calcext:value-type="string">
            <text:p>Dust Dirt Cleaning Gel Slime Super Clean Magic Car Laptop Keyboard Home Cleaner</text:p>
          </table:table-cell>
          <table:table-cell office:value-type="string" calcext:value-type="string">
            <text:p>Generic</text:p>
          </table:table-cell>
          <table:table-cell office:value-type="string" calcext:value-type="string">
            <text:p>kogan:439</text:p>
          </table:table-cell>
          <table:table-cell office:value-type="float" office:value="20" calcext:value-type="float">
            <text:p>20</text:p>
          </table:table-cell>
          <table:table-cell office:value-type="float" office:value="5.99" calcext:value-type="float">
            <text:p>5.99</text:p>
          </table:table-cell>
          <table:table-cell office:value-type="float" office:value="0" calcext:value-type="float">
            <text:p>0</text:p>
          </table:table-cell>
          <table:table-cell office:value-type="string" calcext:value-type="string">
            <text:p>https://cdn.shopify.com/s/files/1/0407/9095/0040/files/download-2023-11-01T100511.475_480x480.jpg | https://cdn.shopify.com/s/files/1/0407/9095/0040/files/download-2023-11-01T100511.819_480x480.jpg | https://cdn.shopify.com/s/files/1/0407/9095/0040/files/download-2023-11-01T100511.819_480x480.jpg | https://cdn.shopify.com/s/files/1/0407/9095/0040/files/download-2023-11-01T100513.733_480x480.jpg | https://cdn.shopify.com/s/files/1/0407/9095/0040/files/download-2023-11-01T100513.733_480x480.jpg</text:p>
          </table:table-cell>
          <table:table-cell office:value-type="string" calcext:value-type="string">
            <text:p>&lt;ol data-mce-fragment="1"&gt; &lt;li data-mce-fragment="1"&gt; &lt;p data-mce-fragment="1"&gt;&lt;strong data-mce-fragment="1"&gt;Highly Adaptable:&lt;/strong&gt; This cleaning gel is suitable for a wide range of applications. It can be used to clean car interiors, laptop keyboards, home appliances, and various hard-to-reach or delicate surfaces.&lt;/p&gt; &lt;/li&gt; &lt;li data-mce-fragment="1"&gt; &lt;p data-mce-fragment="1"&gt;&lt;strong data-mce-fragment="1"&gt;Superb Cleaning Performance:&lt;/strong&gt; The gel's unique texture is incredibly effective at attracting and lifting away dust, dirt, crumbs, and debris from the surfaces it comes into contact with.&lt;/p&gt; &lt;/li&gt; &lt;li data-mce-fragment="1"&gt; &lt;p data-mce-fragment="1"&gt;&lt;strong data-mce-fragment="1"&gt;Reusable:&lt;/strong&gt; The gel can be reused multiple times until it becomes saturated with dirt and loses its cleaning effectiveness. Simply fold and knead it to expose a clean surface for continued use.&lt;/p&gt; &lt;/li&gt; &lt;li data-mce-fragment="1"&gt; &lt;p data-mce-fragment="1"&gt;&lt;strong data-mce-fragment="1"&gt;No Residue:&lt;/strong&gt; It leaves no residue or marks on the cleaned surfaces, ensuring that your belongings and gadgets look and feel clean after use.&lt;/p&gt; &lt;/li&gt; &lt;li data-mce-fragment="1"&gt; &lt;p data-mce-fragment="1"&gt;&lt;strong data-mce-fragment="1"&gt;Easy Application:&lt;/strong&gt; The gel is simple to use. Just press it onto the surface you want to clean, and it will conform to the shape and contours, reaching into crevices and corners that are challenging to access with traditional cleaning methods.&lt;/p&gt; &lt;/li&gt; &lt;li data-mce-fragment="1"&gt; &lt;p data-mce-fragment="1"&gt;&lt;strong data-mce-fragment="1"&gt;Non-Toxic and Safe:&lt;/strong&gt; The cleaning gel is typically non-toxic and safe for use on a variety of surfaces. It's also gentle on your skin and doesn't contain harsh chemicals.&lt;/p&gt; &lt;/li&gt; &lt;li data-mce-fragment="1"&gt; &lt;p data-mce-fragment="1"&gt;&lt;strong data-mce-fragment="1"&gt;Compact and Portable:&lt;/strong&gt; The gel comes in a compact and portable container, making it easy to carry with you for on-the-go cleaning, whether in your car, at work, or at home.&lt;/p&gt; &lt;/li&gt; &lt;li data-mce-fragment="1"&gt; &lt;p data-mce-fragment="1"&gt;&lt;strong data-mce-fragment="1"&gt;Multicolor Options:&lt;/strong&gt; The gel is available in various colors, allowing you to choose the one that suits your preferences.&lt;/p&gt; &lt;/li&gt; &lt;/ol&gt; &lt;p style="text-align: center;"&gt;&lt;img alt="" src="https://cdn.shopify.com/s/files/1/0407/9095/0040/files/download-2023-11-01T100511.475_480x480.jpg?v=1698804704"&gt;&lt;img src="https://cdn.shopify.com/s/files/1/0407/9095/0040/files/download-2023-11-01T100511.819_480x480.jpg?v=1698804711" alt="" data-mce-fragment="1" data-mce-src="https://cdn.shopify.com/s/files/1/0407/9095/0040/files/download-2023-11-01T100511.819_480x480.jpg?v=1698804711"&gt;&lt;img src="https://cdn.shopify.com/s/files/1/0407/9095/0040/files/download-2023-11-01T100513.733_480x480.jpg?v=1698804722" alt="" data-mce-fragment="1" data-mce-src="https://cdn.shopify.com/s/files/1/0407/9095/0040/files/download-2023-11-01T100513.733_480x480.jpg?v=1698804722"&gt;&lt;/p&gt;</text:p>
          </table:table-cell>
          <table:table-cell office:value-type="string" calcext:value-type="string">
            <text:p>1x Dust Dirt Cleaning Gel Slime Super Clean Magic Car Laptop Keyboard Home Cleaner</text:p>
          </table:table-cell>
          <table:table-cell/>
          <table:table-cell office:value-type="float" office:value="13.99" calcext:value-type="float">
            <text:p>13.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Medium] E1-01-07 x4</text:p>
          </table:table-cell>
          <table:table-cell office:value-type="string" calcext:value-type="string">
            <text:p>4pack Storage Box Home Compartment Organizer Artifact Drawer Boxes</text:p>
          </table:table-cell>
          <table:table-cell office:value-type="string" calcext:value-type="string">
            <text:p>Generic</text:p>
          </table:table-cell>
          <table:table-cell office:value-type="string" calcext:value-type="string">
            <text:p>kogan:40388</text:p>
          </table:table-cell>
          <table:table-cell office:value-type="float" office:value="20" calcext:value-type="float">
            <text:p>20</text:p>
          </table:table-cell>
          <table:table-cell office:value-type="float" office:value="13.59" calcext:value-type="float">
            <text:p>13.59</text:p>
          </table:table-cell>
          <table:table-cell office:value-type="float" office:value="0" calcext:value-type="float">
            <text:p>0</text:p>
          </table:table-cell>
          <table:table-cell office:value-type="string" calcext:value-type="string">
            <text:p>https://cdn.shopify.com/s/files/1/0407/9095/0040/files/1_86b4dc05-0dbd-418c-b03b-59526cb3f75a_480x480.jpg | https://cdn.shopify.com/s/files/1/0407/9095/0040/files/1_86b4dc05-0dbd-418c-b03b-59526cb3f75a_480x480.jpg | https://cdn.shopify.com/s/files/1/0407/9095/0040/files/5_4be6ca77-cb54-4cd5-8206-c67080b734af_480x480.jpg | https://cdn.shopify.com/s/files/1/0407/9095/0040/files/5_4be6ca77-cb54-4cd5-8206-c67080b734af_480x480.jpg | https://cdn.shopify.com/s/files/1/0407/9095/0040/files/4_6a4e64e7-db17-4fe0-b921-1e70da15045a_480x480.jpg | https://cdn.shopify.com/s/files/1/0407/9095/0040/files/4_6a4e64e7-db17-4fe0-b921-1e70da15045a_480x480.jpg</text:p>
          </table:table-cell>
          <table:table-cell office:value-type="string" calcext:value-type="string">
            <text:p>&lt;ul class="a-unordered-list a-vertical a-spacing-mini" data-mce-fragment="1"&gt; &lt;li class="a-spacing-mini" data-mce-fragment="1"&gt;&lt;span class="a-list-item" data-mce-fragment="1"&gt;Home Storage Basket Miscellaneous Dirty Clothes Storage Basket Toy Table Sundries Stroage Organizer Felt Folding Storage Basket&lt;/span&gt;&lt;/li&gt; &lt;li class="a-spacing-mini" data-mce-fragment="1"&gt;&lt;span class="a-list-item" data-mce-fragment="1"&gt;Product sellpoints&lt;/span&gt;&lt;/li&gt; &lt;li class="a-spacing-mini" data-mce-fragment="1"&gt;&lt;span class="a-list-item" data-mce-fragment="1"&gt;Environmentally friendly: Just like you, we care deeply about our environment and it's protection. our storage basket is made with eco-friendly materials that is sturdy yet breathable - easy on your hands, your belongings and the environment.&lt;/span&gt;&lt;/li&gt; &lt;li class="a-spacing-mini" data-mce-fragment="1"&gt;&lt;span class="a-list-item" data-mce-fragment="1"&gt;Easy to carry: The felt storage basket can be folded flat when not in use, which is convenient to store and saves space.&lt;/span&gt;&lt;/li&gt; &lt;li class="a-spacing-mini" data-mce-fragment="1"&gt;&lt;span class="a-list-item" data-mce-fragment="1"&gt;Super fine quality: This storage basket is made of high quality felt, which is durable and can be used for a long time. it is easy to clean, just wipe with a damp sponge or cloth.&lt;/span&gt;&lt;/li&gt; &lt;/ul&gt; &lt;p&gt; &lt;img alt="" src="https://cdn.shopify.com/s/files/1/0407/9095/0040/files/1_86b4dc05-0dbd-418c-b03b-59526cb3f75a_480x480.jpg?v=1695109388" data-mce-fragment="1" data-mce-src="https://cdn.shopify.com/s/files/1/0407/9095/0040/files/1_86b4dc05-0dbd-418c-b03b-59526cb3f75a_480x480.jpg?v=1695109388"&gt;&lt;/p&gt; &lt;p&gt;&lt;img src="https://cdn.shopify.com/s/files/1/0407/9095/0040/files/5_4be6ca77-cb54-4cd5-8206-c67080b734af_480x480.jpg?v=1695109401" alt="" data-mce-fragment="1" data-mce-src="https://cdn.shopify.com/s/files/1/0407/9095/0040/files/5_4be6ca77-cb54-4cd5-8206-c67080b734af_480x480.jpg?v=1695109401"&gt;'&lt;/p&gt; &lt;p&gt;&lt;img src="https://cdn.shopify.com/s/files/1/0407/9095/0040/files/4_6a4e64e7-db17-4fe0-b921-1e70da15045a_480x480.jpg?v=1695109406" alt="" data-mce-fragment="1" data-mce-src="https://cdn.shopify.com/s/files/1/0407/9095/0040/files/4_6a4e64e7-db17-4fe0-b921-1e70da15045a_480x480.jpg?v=1695109406"&gt;&lt;/p&gt;</text:p>
          </table:table-cell>
          <table:table-cell office:value-type="string" calcext:value-type="string">
            <text:p>1x <text:s/>Storage Box Home Compartment Organizer Artifact Drawer Boxes</text:p>
          </table:table-cell>
          <table:table-cell/>
          <table:table-cell office:value-type="float" office:value="20.99" calcext:value-type="float">
            <text:p>20.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Medium] E1-03-06 x4</text:p>
          </table:table-cell>
          <table:table-cell office:value-type="string" calcext:value-type="string">
            <text:p>4pack Storage Box Home Compartment Organizer Artifact Drawer Boxes</text:p>
          </table:table-cell>
          <table:table-cell office:value-type="string" calcext:value-type="string">
            <text:p>Generic</text:p>
          </table:table-cell>
          <table:table-cell office:value-type="string" calcext:value-type="string">
            <text:p>kogan:40388</text:p>
          </table:table-cell>
          <table:table-cell office:value-type="float" office:value="20" calcext:value-type="float">
            <text:p>20</text:p>
          </table:table-cell>
          <table:table-cell office:value-type="float" office:value="13.59" calcext:value-type="float">
            <text:p>13.59</text:p>
          </table:table-cell>
          <table:table-cell office:value-type="float" office:value="0" calcext:value-type="float">
            <text:p>0</text:p>
          </table:table-cell>
          <table:table-cell office:value-type="string" calcext:value-type="string">
            <text:p>https://cdn.shopify.com/s/files/1/0407/9095/0040/files/1_86b4dc05-0dbd-418c-b03b-59526cb3f75a_480x480.jpg | https://cdn.shopify.com/s/files/1/0407/9095/0040/files/1_86b4dc05-0dbd-418c-b03b-59526cb3f75a_480x480.jpg | https://cdn.shopify.com/s/files/1/0407/9095/0040/files/5_4be6ca77-cb54-4cd5-8206-c67080b734af_480x480.jpg | https://cdn.shopify.com/s/files/1/0407/9095/0040/files/5_4be6ca77-cb54-4cd5-8206-c67080b734af_480x480.jpg | https://cdn.shopify.com/s/files/1/0407/9095/0040/files/4_6a4e64e7-db17-4fe0-b921-1e70da15045a_480x480.jpg | https://cdn.shopify.com/s/files/1/0407/9095/0040/files/4_6a4e64e7-db17-4fe0-b921-1e70da15045a_480x480.jpg</text:p>
          </table:table-cell>
          <table:table-cell office:value-type="string" calcext:value-type="string">
            <text:p>&lt;ul class="a-unordered-list a-vertical a-spacing-mini" data-mce-fragment="1"&gt; &lt;li class="a-spacing-mini" data-mce-fragment="1"&gt;&lt;span class="a-list-item" data-mce-fragment="1"&gt;Home Storage Basket Miscellaneous Dirty Clothes Storage Basket Toy Table Sundries Stroage Organizer Felt Folding Storage Basket&lt;/span&gt;&lt;/li&gt; &lt;li class="a-spacing-mini" data-mce-fragment="1"&gt;&lt;span class="a-list-item" data-mce-fragment="1"&gt;Product sellpoints&lt;/span&gt;&lt;/li&gt; &lt;li class="a-spacing-mini" data-mce-fragment="1"&gt;&lt;span class="a-list-item" data-mce-fragment="1"&gt;Environmentally friendly: Just like you, we care deeply about our environment and it's protection. our storage basket is made with eco-friendly materials that is sturdy yet breathable - easy on your hands, your belongings and the environment.&lt;/span&gt;&lt;/li&gt; &lt;li class="a-spacing-mini" data-mce-fragment="1"&gt;&lt;span class="a-list-item" data-mce-fragment="1"&gt;Easy to carry: The felt storage basket can be folded flat when not in use, which is convenient to store and saves space.&lt;/span&gt;&lt;/li&gt; &lt;li class="a-spacing-mini" data-mce-fragment="1"&gt;&lt;span class="a-list-item" data-mce-fragment="1"&gt;Super fine quality: This storage basket is made of high quality felt, which is durable and can be used for a long time. it is easy to clean, just wipe with a damp sponge or cloth.&lt;/span&gt;&lt;/li&gt; &lt;/ul&gt; &lt;p&gt; &lt;img alt="" src="https://cdn.shopify.com/s/files/1/0407/9095/0040/files/1_86b4dc05-0dbd-418c-b03b-59526cb3f75a_480x480.jpg?v=1695109388" data-mce-fragment="1" data-mce-src="https://cdn.shopify.com/s/files/1/0407/9095/0040/files/1_86b4dc05-0dbd-418c-b03b-59526cb3f75a_480x480.jpg?v=1695109388"&gt;&lt;/p&gt; &lt;p&gt;&lt;img src="https://cdn.shopify.com/s/files/1/0407/9095/0040/files/5_4be6ca77-cb54-4cd5-8206-c67080b734af_480x480.jpg?v=1695109401" alt="" data-mce-fragment="1" data-mce-src="https://cdn.shopify.com/s/files/1/0407/9095/0040/files/5_4be6ca77-cb54-4cd5-8206-c67080b734af_480x480.jpg?v=1695109401"&gt;'&lt;/p&gt; &lt;p&gt;&lt;img src="https://cdn.shopify.com/s/files/1/0407/9095/0040/files/4_6a4e64e7-db17-4fe0-b921-1e70da15045a_480x480.jpg?v=1695109406" alt="" data-mce-fragment="1" data-mce-src="https://cdn.shopify.com/s/files/1/0407/9095/0040/files/4_6a4e64e7-db17-4fe0-b921-1e70da15045a_480x480.jpg?v=1695109406"&gt;&lt;/p&gt;</text:p>
          </table:table-cell>
          <table:table-cell office:value-type="string" calcext:value-type="string">
            <text:p>1x <text:s/>Storage Box Home Compartment Organizer Artifact Drawer Boxes</text:p>
          </table:table-cell>
          <table:table-cell/>
          <table:table-cell office:value-type="float" office:value="20.99" calcext:value-type="float">
            <text:p>20.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Medium] E1-03-07 x4</text:p>
          </table:table-cell>
          <table:table-cell office:value-type="string" calcext:value-type="string">
            <text:p>4pack Storage Box Home Compartment Organizer Artifact Drawer Boxes</text:p>
          </table:table-cell>
          <table:table-cell office:value-type="string" calcext:value-type="string">
            <text:p>Generic</text:p>
          </table:table-cell>
          <table:table-cell office:value-type="string" calcext:value-type="string">
            <text:p>kogan:40388</text:p>
          </table:table-cell>
          <table:table-cell office:value-type="float" office:value="20" calcext:value-type="float">
            <text:p>20</text:p>
          </table:table-cell>
          <table:table-cell office:value-type="float" office:value="13.59" calcext:value-type="float">
            <text:p>13.59</text:p>
          </table:table-cell>
          <table:table-cell office:value-type="float" office:value="0" calcext:value-type="float">
            <text:p>0</text:p>
          </table:table-cell>
          <table:table-cell office:value-type="string" calcext:value-type="string">
            <text:p>https://cdn.shopify.com/s/files/1/0407/9095/0040/files/1_86b4dc05-0dbd-418c-b03b-59526cb3f75a_480x480.jpg | https://cdn.shopify.com/s/files/1/0407/9095/0040/files/1_86b4dc05-0dbd-418c-b03b-59526cb3f75a_480x480.jpg | https://cdn.shopify.com/s/files/1/0407/9095/0040/files/5_4be6ca77-cb54-4cd5-8206-c67080b734af_480x480.jpg | https://cdn.shopify.com/s/files/1/0407/9095/0040/files/5_4be6ca77-cb54-4cd5-8206-c67080b734af_480x480.jpg | https://cdn.shopify.com/s/files/1/0407/9095/0040/files/4_6a4e64e7-db17-4fe0-b921-1e70da15045a_480x480.jpg | https://cdn.shopify.com/s/files/1/0407/9095/0040/files/4_6a4e64e7-db17-4fe0-b921-1e70da15045a_480x480.jpg</text:p>
          </table:table-cell>
          <table:table-cell office:value-type="string" calcext:value-type="string">
            <text:p>&lt;ul class="a-unordered-list a-vertical a-spacing-mini" data-mce-fragment="1"&gt; &lt;li class="a-spacing-mini" data-mce-fragment="1"&gt;&lt;span class="a-list-item" data-mce-fragment="1"&gt;Home Storage Basket Miscellaneous Dirty Clothes Storage Basket Toy Table Sundries Stroage Organizer Felt Folding Storage Basket&lt;/span&gt;&lt;/li&gt; &lt;li class="a-spacing-mini" data-mce-fragment="1"&gt;&lt;span class="a-list-item" data-mce-fragment="1"&gt;Product sellpoints&lt;/span&gt;&lt;/li&gt; &lt;li class="a-spacing-mini" data-mce-fragment="1"&gt;&lt;span class="a-list-item" data-mce-fragment="1"&gt;Environmentally friendly: Just like you, we care deeply about our environment and it's protection. our storage basket is made with eco-friendly materials that is sturdy yet breathable - easy on your hands, your belongings and the environment.&lt;/span&gt;&lt;/li&gt; &lt;li class="a-spacing-mini" data-mce-fragment="1"&gt;&lt;span class="a-list-item" data-mce-fragment="1"&gt;Easy to carry: The felt storage basket can be folded flat when not in use, which is convenient to store and saves space.&lt;/span&gt;&lt;/li&gt; &lt;li class="a-spacing-mini" data-mce-fragment="1"&gt;&lt;span class="a-list-item" data-mce-fragment="1"&gt;Super fine quality: This storage basket is made of high quality felt, which is durable and can be used for a long time. it is easy to clean, just wipe with a damp sponge or cloth.&lt;/span&gt;&lt;/li&gt; &lt;/ul&gt; &lt;p&gt; &lt;img alt="" src="https://cdn.shopify.com/s/files/1/0407/9095/0040/files/1_86b4dc05-0dbd-418c-b03b-59526cb3f75a_480x480.jpg?v=1695109388" data-mce-fragment="1" data-mce-src="https://cdn.shopify.com/s/files/1/0407/9095/0040/files/1_86b4dc05-0dbd-418c-b03b-59526cb3f75a_480x480.jpg?v=1695109388"&gt;&lt;/p&gt; &lt;p&gt;&lt;img src="https://cdn.shopify.com/s/files/1/0407/9095/0040/files/5_4be6ca77-cb54-4cd5-8206-c67080b734af_480x480.jpg?v=1695109401" alt="" data-mce-fragment="1" data-mce-src="https://cdn.shopify.com/s/files/1/0407/9095/0040/files/5_4be6ca77-cb54-4cd5-8206-c67080b734af_480x480.jpg?v=1695109401"&gt;'&lt;/p&gt; &lt;p&gt;&lt;img src="https://cdn.shopify.com/s/files/1/0407/9095/0040/files/4_6a4e64e7-db17-4fe0-b921-1e70da15045a_480x480.jpg?v=1695109406" alt="" data-mce-fragment="1" data-mce-src="https://cdn.shopify.com/s/files/1/0407/9095/0040/files/4_6a4e64e7-db17-4fe0-b921-1e70da15045a_480x480.jpg?v=1695109406"&gt;&lt;/p&gt;</text:p>
          </table:table-cell>
          <table:table-cell office:value-type="string" calcext:value-type="string">
            <text:p>1x <text:s/>Storage Box Home Compartment Organizer Artifact Drawer Boxes</text:p>
          </table:table-cell>
          <table:table-cell/>
          <table:table-cell office:value-type="float" office:value="20.99" calcext:value-type="float">
            <text:p>20.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Medium] E1-01-04 x4</text:p>
          </table:table-cell>
          <table:table-cell office:value-type="string" calcext:value-type="string">
            <text:p>4pack Storage Box Home Compartment Organizer Artifact Drawer Boxes</text:p>
          </table:table-cell>
          <table:table-cell office:value-type="string" calcext:value-type="string">
            <text:p>Generic</text:p>
          </table:table-cell>
          <table:table-cell office:value-type="string" calcext:value-type="string">
            <text:p>kogan:40388</text:p>
          </table:table-cell>
          <table:table-cell office:value-type="float" office:value="20" calcext:value-type="float">
            <text:p>20</text:p>
          </table:table-cell>
          <table:table-cell office:value-type="float" office:value="13.59" calcext:value-type="float">
            <text:p>13.59</text:p>
          </table:table-cell>
          <table:table-cell office:value-type="float" office:value="0" calcext:value-type="float">
            <text:p>0</text:p>
          </table:table-cell>
          <table:table-cell office:value-type="string" calcext:value-type="string">
            <text:p>https://cdn.shopify.com/s/files/1/0407/9095/0040/files/1_86b4dc05-0dbd-418c-b03b-59526cb3f75a_480x480.jpg | https://cdn.shopify.com/s/files/1/0407/9095/0040/files/1_86b4dc05-0dbd-418c-b03b-59526cb3f75a_480x480.jpg | https://cdn.shopify.com/s/files/1/0407/9095/0040/files/5_4be6ca77-cb54-4cd5-8206-c67080b734af_480x480.jpg | https://cdn.shopify.com/s/files/1/0407/9095/0040/files/5_4be6ca77-cb54-4cd5-8206-c67080b734af_480x480.jpg | https://cdn.shopify.com/s/files/1/0407/9095/0040/files/4_6a4e64e7-db17-4fe0-b921-1e70da15045a_480x480.jpg | https://cdn.shopify.com/s/files/1/0407/9095/0040/files/4_6a4e64e7-db17-4fe0-b921-1e70da15045a_480x480.jpg</text:p>
          </table:table-cell>
          <table:table-cell office:value-type="string" calcext:value-type="string">
            <text:p>&lt;ul class="a-unordered-list a-vertical a-spacing-mini" data-mce-fragment="1"&gt; &lt;li class="a-spacing-mini" data-mce-fragment="1"&gt;&lt;span class="a-list-item" data-mce-fragment="1"&gt;Home Storage Basket Miscellaneous Dirty Clothes Storage Basket Toy Table Sundries Stroage Organizer Felt Folding Storage Basket&lt;/span&gt;&lt;/li&gt; &lt;li class="a-spacing-mini" data-mce-fragment="1"&gt;&lt;span class="a-list-item" data-mce-fragment="1"&gt;Product sellpoints&lt;/span&gt;&lt;/li&gt; &lt;li class="a-spacing-mini" data-mce-fragment="1"&gt;&lt;span class="a-list-item" data-mce-fragment="1"&gt;Environmentally friendly: Just like you, we care deeply about our environment and it's protection. our storage basket is made with eco-friendly materials that is sturdy yet breathable - easy on your hands, your belongings and the environment.&lt;/span&gt;&lt;/li&gt; &lt;li class="a-spacing-mini" data-mce-fragment="1"&gt;&lt;span class="a-list-item" data-mce-fragment="1"&gt;Easy to carry: The felt storage basket can be folded flat when not in use, which is convenient to store and saves space.&lt;/span&gt;&lt;/li&gt; &lt;li class="a-spacing-mini" data-mce-fragment="1"&gt;&lt;span class="a-list-item" data-mce-fragment="1"&gt;Super fine quality: This storage basket is made of high quality felt, which is durable and can be used for a long time. it is easy to clean, just wipe with a damp sponge or cloth.&lt;/span&gt;&lt;/li&gt; &lt;/ul&gt; &lt;p&gt; &lt;img alt="" src="https://cdn.shopify.com/s/files/1/0407/9095/0040/files/1_86b4dc05-0dbd-418c-b03b-59526cb3f75a_480x480.jpg?v=1695109388" data-mce-fragment="1" data-mce-src="https://cdn.shopify.com/s/files/1/0407/9095/0040/files/1_86b4dc05-0dbd-418c-b03b-59526cb3f75a_480x480.jpg?v=1695109388"&gt;&lt;/p&gt; &lt;p&gt;&lt;img src="https://cdn.shopify.com/s/files/1/0407/9095/0040/files/5_4be6ca77-cb54-4cd5-8206-c67080b734af_480x480.jpg?v=1695109401" alt="" data-mce-fragment="1" data-mce-src="https://cdn.shopify.com/s/files/1/0407/9095/0040/files/5_4be6ca77-cb54-4cd5-8206-c67080b734af_480x480.jpg?v=1695109401"&gt;'&lt;/p&gt; &lt;p&gt;&lt;img src="https://cdn.shopify.com/s/files/1/0407/9095/0040/files/4_6a4e64e7-db17-4fe0-b921-1e70da15045a_480x480.jpg?v=1695109406" alt="" data-mce-fragment="1" data-mce-src="https://cdn.shopify.com/s/files/1/0407/9095/0040/files/4_6a4e64e7-db17-4fe0-b921-1e70da15045a_480x480.jpg?v=1695109406"&gt;&lt;/p&gt;</text:p>
          </table:table-cell>
          <table:table-cell office:value-type="string" calcext:value-type="string">
            <text:p>1x <text:s/>Storage Box Home Compartment Organizer Artifact Drawer Boxes</text:p>
          </table:table-cell>
          <table:table-cell/>
          <table:table-cell office:value-type="float" office:value="20.99" calcext:value-type="float">
            <text:p>20.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Medium] E1-01-05 x4</text:p>
          </table:table-cell>
          <table:table-cell office:value-type="string" calcext:value-type="string">
            <text:p>4pack Storage Box Home Compartment Organizer Artifact Drawer Boxes</text:p>
          </table:table-cell>
          <table:table-cell office:value-type="string" calcext:value-type="string">
            <text:p>Generic</text:p>
          </table:table-cell>
          <table:table-cell office:value-type="string" calcext:value-type="string">
            <text:p>kogan:40388</text:p>
          </table:table-cell>
          <table:table-cell office:value-type="float" office:value="20" calcext:value-type="float">
            <text:p>20</text:p>
          </table:table-cell>
          <table:table-cell office:value-type="float" office:value="13.59" calcext:value-type="float">
            <text:p>13.59</text:p>
          </table:table-cell>
          <table:table-cell office:value-type="float" office:value="0" calcext:value-type="float">
            <text:p>0</text:p>
          </table:table-cell>
          <table:table-cell office:value-type="string" calcext:value-type="string">
            <text:p>https://cdn.shopify.com/s/files/1/0407/9095/0040/files/1_86b4dc05-0dbd-418c-b03b-59526cb3f75a_480x480.jpg | https://cdn.shopify.com/s/files/1/0407/9095/0040/files/1_86b4dc05-0dbd-418c-b03b-59526cb3f75a_480x480.jpg | https://cdn.shopify.com/s/files/1/0407/9095/0040/files/5_4be6ca77-cb54-4cd5-8206-c67080b734af_480x480.jpg | https://cdn.shopify.com/s/files/1/0407/9095/0040/files/5_4be6ca77-cb54-4cd5-8206-c67080b734af_480x480.jpg | https://cdn.shopify.com/s/files/1/0407/9095/0040/files/4_6a4e64e7-db17-4fe0-b921-1e70da15045a_480x480.jpg | https://cdn.shopify.com/s/files/1/0407/9095/0040/files/4_6a4e64e7-db17-4fe0-b921-1e70da15045a_480x480.jpg</text:p>
          </table:table-cell>
          <table:table-cell office:value-type="string" calcext:value-type="string">
            <text:p>&lt;ul class="a-unordered-list a-vertical a-spacing-mini" data-mce-fragment="1"&gt; &lt;li class="a-spacing-mini" data-mce-fragment="1"&gt;&lt;span class="a-list-item" data-mce-fragment="1"&gt;Home Storage Basket Miscellaneous Dirty Clothes Storage Basket Toy Table Sundries Stroage Organizer Felt Folding Storage Basket&lt;/span&gt;&lt;/li&gt; &lt;li class="a-spacing-mini" data-mce-fragment="1"&gt;&lt;span class="a-list-item" data-mce-fragment="1"&gt;Product sellpoints&lt;/span&gt;&lt;/li&gt; &lt;li class="a-spacing-mini" data-mce-fragment="1"&gt;&lt;span class="a-list-item" data-mce-fragment="1"&gt;Environmentally friendly: Just like you, we care deeply about our environment and it's protection. our storage basket is made with eco-friendly materials that is sturdy yet breathable - easy on your hands, your belongings and the environment.&lt;/span&gt;&lt;/li&gt; &lt;li class="a-spacing-mini" data-mce-fragment="1"&gt;&lt;span class="a-list-item" data-mce-fragment="1"&gt;Easy to carry: The felt storage basket can be folded flat when not in use, which is convenient to store and saves space.&lt;/span&gt;&lt;/li&gt; &lt;li class="a-spacing-mini" data-mce-fragment="1"&gt;&lt;span class="a-list-item" data-mce-fragment="1"&gt;Super fine quality: This storage basket is made of high quality felt, which is durable and can be used for a long time. it is easy to clean, just wipe with a damp sponge or cloth.&lt;/span&gt;&lt;/li&gt; &lt;/ul&gt; &lt;p&gt; &lt;img alt="" src="https://cdn.shopify.com/s/files/1/0407/9095/0040/files/1_86b4dc05-0dbd-418c-b03b-59526cb3f75a_480x480.jpg?v=1695109388" data-mce-fragment="1" data-mce-src="https://cdn.shopify.com/s/files/1/0407/9095/0040/files/1_86b4dc05-0dbd-418c-b03b-59526cb3f75a_480x480.jpg?v=1695109388"&gt;&lt;/p&gt; &lt;p&gt;&lt;img src="https://cdn.shopify.com/s/files/1/0407/9095/0040/files/5_4be6ca77-cb54-4cd5-8206-c67080b734af_480x480.jpg?v=1695109401" alt="" data-mce-fragment="1" data-mce-src="https://cdn.shopify.com/s/files/1/0407/9095/0040/files/5_4be6ca77-cb54-4cd5-8206-c67080b734af_480x480.jpg?v=1695109401"&gt;'&lt;/p&gt; &lt;p&gt;&lt;img src="https://cdn.shopify.com/s/files/1/0407/9095/0040/files/4_6a4e64e7-db17-4fe0-b921-1e70da15045a_480x480.jpg?v=1695109406" alt="" data-mce-fragment="1" data-mce-src="https://cdn.shopify.com/s/files/1/0407/9095/0040/files/4_6a4e64e7-db17-4fe0-b921-1e70da15045a_480x480.jpg?v=1695109406"&gt;&lt;/p&gt;</text:p>
          </table:table-cell>
          <table:table-cell office:value-type="string" calcext:value-type="string">
            <text:p>1x <text:s/>Storage Box Home Compartment Organizer Artifact Drawer Boxes</text:p>
          </table:table-cell>
          <table:table-cell/>
          <table:table-cell office:value-type="float" office:value="20.99" calcext:value-type="float">
            <text:p>20.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Medium] I2-04-06</text:p>
          </table:table-cell>
          <table:table-cell office:value-type="string" calcext:value-type="string">
            <text:p><text:s/>Toothbrush Holder Cups - Wall Mounted Toothbrush and Toothpaste Holder Set for Kids, Electric Toothbrush Holder Razor Hanger with Super Adhesive Pad</text:p>
          </table:table-cell>
          <table:table-cell office:value-type="string" calcext:value-type="string">
            <text:p>Generic</text:p>
          </table:table-cell>
          <table:table-cell office:value-type="string" calcext:value-type="string">
            <text:p>kogan:33761</text:p>
          </table:table-cell>
          <table:table-cell office:value-type="float" office:value="20" calcext:value-type="float">
            <text:p>20</text:p>
          </table:table-cell>
          <table:table-cell office:value-type="float" office:value="11.59" calcext:value-type="float">
            <text:p>11.59</text:p>
          </table:table-cell>
          <table:table-cell office:value-type="float" office:value="0" calcext:value-type="float">
            <text:p>0</text:p>
          </table:table-cell>
          <table:table-cell office:value-type="string" calcext:value-type="string">
            <text:p>https://sc04.alicdn.com/kf/Hf07c63eef138430fa21c8e99d5392f31X/258021438/Hf07c63eef138430fa21c8e99d5392f31X.jpg | https://sc04.alicdn.com/kf/H82f2d3c7e09d47ba9ae3e54d9b6dca15o/258021438/H82f2d3c7e09d47ba9ae3e54d9b6dca15o.jpg | https://sc04.alicdn.com/kf/H503399f273c14ac98531a34dbcd41624L/258021438/H503399f273c14ac98531a34dbcd41624L.jpg | https://sc04.alicdn.com/kf/He97c39ccd3ee42b0a0701bc5d9f6c534C/258021438/He97c39ccd3ee42b0a0701bc5d9f6c534C.jpg | https://sc04.alicdn.com/kf/He1f5fa9237674051aca51695de3532d8V/258021438/He1f5fa9237674051aca51695de3532d8V.jpg</text:p>
          </table:table-cell>
          <table:table-cell office:value-type="string" calcext:value-type="string">
            <text:p>&lt;meta charset="utf-8"&gt; &lt;ul class="a-unordered-list a-vertical a-spacing-mini" data-mce-fragment="1"&gt; &lt;li class="a-spacing-small" data-mce-fragment="1"&gt;&lt;span class="a-list-item" data-mce-fragment="1"&gt;The <text:s/>Toothbrush Holder Cups is a wall-mounted toothbrush and toothpaste holder set designed to keep your bathroom organized and clutter-free. This set comes with four cups, making it perfect for families with multiple members or for those who prefer to have backup toothbrushes and toothpaste on hand.&lt;/span&gt;&lt;/li&gt; &lt;li class="a-spacing-small" data-mce-fragment="1"&gt;&lt;span class="a-list-item" data-mce-fragment="1"&gt;The toothbrush holder cups are made of high-quality, durable materials that are easy to clean and maintain. They are designed to be dustproof, ensuring that your toothbrushes and toothpaste remain clean and hygienic at all times.&lt;/span&gt;&lt;/li&gt; &lt;li class="a-spacing-small" data-mce-fragment="1"&gt;&lt;span class="a-list-item" data-mce-fragment="1"&gt;The <text:s/>Toothbrush Holder Cups come with a super adhesive pad that ensures a secure and stable installation on your bathroom wall. The razor hanger included in the set allows you to conveniently store your razors, keeping them easily accessible.&lt;/span&gt;&lt;/li&gt; &lt;li class="a-spacing-small" data-mce-fragment="1"&gt;&lt;span class="a-list-item" data-mce-fragment="1"&gt;This toothbrush and toothpaste holder set is ideal for kids, as it helps them keep their toothbrushes and toothpaste organized and within reach. It is also a great space-saving solution for bathrooms with limited counter space.&lt;/span&gt;&lt;/li&gt; &lt;li class="a-spacing-small" data-mce-fragment="1"&gt;&lt;span class="a-list-item" data-mce-fragment="1"&gt;Its durable materials, dustproof design, and easy installation make it an excellent choice for anyone looking for a reliable toothbrush and toothpaste holder set.&lt;/span&gt;&lt;/li&gt; &lt;/ul&gt; &lt;p&gt; &lt;/p&gt; &lt;div class="J_module" render="true" module-title="detailSingleImage" module-id="34164697812"&gt; &lt;div class="icbu-pc-images magic-5"&gt; &lt;div&gt; &lt;div class="flex-layout-v"&gt; &lt;div class="flex-layout-h magic-5"&gt; &lt;div class="magic-6"&gt;&lt;img class="magic-7" data-src="//sc04.alicdn.com/kf/Hf07c63eef138430fa21c8e99d5392f31X/258021438/Hf07c63eef138430fa21c8e99d5392f31X.jpg" src="https://sc04.alicdn.com/kf/Hf07c63eef138430fa21c8e99d5392f31X/258021438/Hf07c63eef138430fa21c8e99d5392f31X.jpg"&gt;&lt;/div&gt; &lt;/div&gt; &lt;/div&gt; &lt;/div&gt; &lt;/div&gt; &lt;/div&gt; &lt;div class="J_module" render="true" module-title="detailSingleImage" module-id="34098704700"&gt; &lt;div class="icbu-pc-images magic-5"&gt; &lt;div&gt; &lt;div class="flex-layout-v"&gt; &lt;div class="flex-layout-h magic-5"&gt; &lt;div class="magic-6"&gt;&lt;img class="magic-7" data-src="//sc04.alicdn.com/kf/H82f2d3c7e09d47ba9ae3e54d9b6dca15o/258021438/H82f2d3c7e09d47ba9ae3e54d9b6dca15o.jpg" src="https://sc04.alicdn.com/kf/H82f2d3c7e09d47ba9ae3e54d9b6dca15o/258021438/H82f2d3c7e09d47ba9ae3e54d9b6dca15o.jpg"&gt;&lt;/div&gt; &lt;/div&gt; &lt;/div&gt; &lt;/div&gt; &lt;/div&gt; &lt;/div&gt; &lt;div class="J_module" render="true" module-title="detailSingleImage" module-id="34098704623"&gt; &lt;div class="icbu-pc-images magic-5"&gt; &lt;div&gt; &lt;div class="flex-layout-v"&gt; &lt;div class="flex-layout-h magic-5"&gt; &lt;div class="magic-8"&gt;&lt;img class="magic-9" data-src="//sc04.alicdn.com/kf/H503399f273c14ac98531a34dbcd41624L/258021438/H503399f273c14ac98531a34dbcd41624L.jpg" src="https://sc04.alicdn.com/kf/H503399f273c14ac98531a34dbcd41624L/258021438/H503399f273c14ac98531a34dbcd41624L.jpg"&gt;&lt;/div&gt; &lt;/div&gt; &lt;/div&gt; &lt;/div&gt; &lt;/div&gt; &lt;/div&gt; &lt;div class="J_module" render="true" module-title="detailSingleImage" module-id="34108376023"&gt; &lt;div class="icbu-pc-images magic-5"&gt; &lt;div&gt; &lt;div class="flex-layout-v"&gt; &lt;div class="flex-layout-h magic-5"&gt; &lt;div class="magic-10"&gt;&lt;img class="magic-11" data-src="//sc04.alicdn.com/kf/He97c39ccd3ee42b0a0701bc5d9f6c534C/258021438/He97c39ccd3ee42b0a0701bc5d9f6c534C.jpg" src="https://sc04.alicdn.com/kf/He97c39ccd3ee42b0a0701bc5d9f6c534C/258021438/He97c39ccd3ee42b0a0701bc5d9f6c534C.jpg"&gt;&lt;/div&gt; &lt;/div&gt; &lt;/div&gt; &lt;/div&gt; &lt;/div&gt; &lt;/div&gt; &lt;div class="J_module" render="true" module-title="detailSingleImage" module-id="34164633781"&gt; &lt;div class="icbu-pc-images magic-5"&gt; &lt;div&gt; &lt;div class="flex-layout-v"&gt; &lt;div class="flex-layout-h magic-5"&gt; &lt;div class="magic-12"&gt;&lt;img class="magic-13" data-src="//sc04.alicdn.com/kf/He1f5fa9237674051aca51695de3532d8V/258021438/He1f5fa9237674051aca51695de3532d8V.jpg" src="https://sc04.alicdn.com/kf/He1f5fa9237674051aca51695de3532d8V/258021438/He1f5fa9237674051aca51695de3532d8V.jpg"&gt;&lt;/div&gt; &lt;/div&gt; &lt;/div&gt; &lt;/div&gt; &lt;/div&gt; &lt;/div&gt;</text:p>
          </table:table-cell>
          <table:table-cell office:value-type="string" calcext:value-type="string">
            <text:p>1x <text:s/>Toothbrush Holder Cups - Wall Mounted Toothbrush and Toothpaste Holder Set for Kids, Electric Toothbrush Holder Razor Hanger with Super Adhesive Pad</text:p>
          </table:table-cell>
          <table:table-cell/>
          <table:table-cell office:value-type="float" office:value="17.99" calcext:value-type="float">
            <text:p>17.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Medium] I2-04-07</text:p>
          </table:table-cell>
          <table:table-cell office:value-type="string" calcext:value-type="string">
            <text:p><text:s/>Toothbrush Holder Cups - Wall Mounted Toothbrush and Toothpaste Holder Set for Kids, Electric Toothbrush Holder Razor Hanger with Super Adhesive Pad</text:p>
          </table:table-cell>
          <table:table-cell office:value-type="string" calcext:value-type="string">
            <text:p>Generic</text:p>
          </table:table-cell>
          <table:table-cell office:value-type="string" calcext:value-type="string">
            <text:p>kogan:33761</text:p>
          </table:table-cell>
          <table:table-cell office:value-type="float" office:value="20" calcext:value-type="float">
            <text:p>20</text:p>
          </table:table-cell>
          <table:table-cell office:value-type="float" office:value="10.872" calcext:value-type="float">
            <text:p>10.872</text:p>
          </table:table-cell>
          <table:table-cell office:value-type="float" office:value="0" calcext:value-type="float">
            <text:p>0</text:p>
          </table:table-cell>
          <table:table-cell office:value-type="string" calcext:value-type="string">
            <text:p>https://sc04.alicdn.com/kf/Hf07c63eef138430fa21c8e99d5392f31X/258021438/Hf07c63eef138430fa21c8e99d5392f31X.jpg | https://sc04.alicdn.com/kf/H82f2d3c7e09d47ba9ae3e54d9b6dca15o/258021438/H82f2d3c7e09d47ba9ae3e54d9b6dca15o.jpg | https://sc04.alicdn.com/kf/H503399f273c14ac98531a34dbcd41624L/258021438/H503399f273c14ac98531a34dbcd41624L.jpg | https://sc04.alicdn.com/kf/He97c39ccd3ee42b0a0701bc5d9f6c534C/258021438/He97c39ccd3ee42b0a0701bc5d9f6c534C.jpg | https://sc04.alicdn.com/kf/He1f5fa9237674051aca51695de3532d8V/258021438/He1f5fa9237674051aca51695de3532d8V.jpg</text:p>
          </table:table-cell>
          <table:table-cell office:value-type="string" calcext:value-type="string">
            <text:p>&lt;meta charset="utf-8"&gt; &lt;ul class="a-unordered-list a-vertical a-spacing-mini" data-mce-fragment="1"&gt; &lt;li class="a-spacing-small" data-mce-fragment="1"&gt;&lt;span class="a-list-item" data-mce-fragment="1"&gt;The <text:s/>Toothbrush Holder Cups is a wall-mounted toothbrush and toothpaste holder set designed to keep your bathroom organized and clutter-free. This set comes with four cups, making it perfect for families with multiple members or for those who prefer to have backup toothbrushes and toothpaste on hand.&lt;/span&gt;&lt;/li&gt; &lt;li class="a-spacing-small" data-mce-fragment="1"&gt;&lt;span class="a-list-item" data-mce-fragment="1"&gt;The toothbrush holder cups are made of high-quality, durable materials that are easy to clean and maintain. They are designed to be dustproof, ensuring that your toothbrushes and toothpaste remain clean and hygienic at all times.&lt;/span&gt;&lt;/li&gt; &lt;li class="a-spacing-small" data-mce-fragment="1"&gt;&lt;span class="a-list-item" data-mce-fragment="1"&gt;The <text:s/>Toothbrush Holder Cups come with a super adhesive pad that ensures a secure and stable installation on your bathroom wall. The razor hanger included in the set allows you to conveniently store your razors, keeping them easily accessible.&lt;/span&gt;&lt;/li&gt; &lt;li class="a-spacing-small" data-mce-fragment="1"&gt;&lt;span class="a-list-item" data-mce-fragment="1"&gt;This toothbrush and toothpaste holder set is ideal for kids, as it helps them keep their toothbrushes and toothpaste organized and within reach. It is also a great space-saving solution for bathrooms with limited counter space.&lt;/span&gt;&lt;/li&gt; &lt;li class="a-spacing-small" data-mce-fragment="1"&gt;&lt;span class="a-list-item" data-mce-fragment="1"&gt;Its durable materials, dustproof design, and easy installation make it an excellent choice for anyone looking for a reliable toothbrush and toothpaste holder set.&lt;/span&gt;&lt;/li&gt; &lt;/ul&gt; &lt;p&gt; &lt;/p&gt; &lt;div class="J_module" render="true" module-title="detailSingleImage" module-id="34164697812"&gt; &lt;div class="icbu-pc-images magic-5"&gt; &lt;div&gt; &lt;div class="flex-layout-v"&gt; &lt;div class="flex-layout-h magic-5"&gt; &lt;div class="magic-6"&gt;&lt;img class="magic-7" data-src="//sc04.alicdn.com/kf/Hf07c63eef138430fa21c8e99d5392f31X/258021438/Hf07c63eef138430fa21c8e99d5392f31X.jpg" src="https://sc04.alicdn.com/kf/Hf07c63eef138430fa21c8e99d5392f31X/258021438/Hf07c63eef138430fa21c8e99d5392f31X.jpg"&gt;&lt;/div&gt; &lt;/div&gt; &lt;/div&gt; &lt;/div&gt; &lt;/div&gt; &lt;/div&gt; &lt;div class="J_module" render="true" module-title="detailSingleImage" module-id="34098704700"&gt; &lt;div class="icbu-pc-images magic-5"&gt; &lt;div&gt; &lt;div class="flex-layout-v"&gt; &lt;div class="flex-layout-h magic-5"&gt; &lt;div class="magic-6"&gt;&lt;img class="magic-7" data-src="//sc04.alicdn.com/kf/H82f2d3c7e09d47ba9ae3e54d9b6dca15o/258021438/H82f2d3c7e09d47ba9ae3e54d9b6dca15o.jpg" src="https://sc04.alicdn.com/kf/H82f2d3c7e09d47ba9ae3e54d9b6dca15o/258021438/H82f2d3c7e09d47ba9ae3e54d9b6dca15o.jpg"&gt;&lt;/div&gt; &lt;/div&gt; &lt;/div&gt; &lt;/div&gt; &lt;/div&gt; &lt;/div&gt; &lt;div class="J_module" render="true" module-title="detailSingleImage" module-id="34098704623"&gt; &lt;div class="icbu-pc-images magic-5"&gt; &lt;div&gt; &lt;div class="flex-layout-v"&gt; &lt;div class="flex-layout-h magic-5"&gt; &lt;div class="magic-8"&gt;&lt;img class="magic-9" data-src="//sc04.alicdn.com/kf/H503399f273c14ac98531a34dbcd41624L/258021438/H503399f273c14ac98531a34dbcd41624L.jpg" src="https://sc04.alicdn.com/kf/H503399f273c14ac98531a34dbcd41624L/258021438/H503399f273c14ac98531a34dbcd41624L.jpg"&gt;&lt;/div&gt; &lt;/div&gt; &lt;/div&gt; &lt;/div&gt; &lt;/div&gt; &lt;/div&gt; &lt;div class="J_module" render="true" module-title="detailSingleImage" module-id="34108376023"&gt; &lt;div class="icbu-pc-images magic-5"&gt; &lt;div&gt; &lt;div class="flex-layout-v"&gt; &lt;div class="flex-layout-h magic-5"&gt; &lt;div class="magic-10"&gt;&lt;img class="magic-11" data-src="//sc04.alicdn.com/kf/He97c39ccd3ee42b0a0701bc5d9f6c534C/258021438/He97c39ccd3ee42b0a0701bc5d9f6c534C.jpg" src="https://sc04.alicdn.com/kf/He97c39ccd3ee42b0a0701bc5d9f6c534C/258021438/He97c39ccd3ee42b0a0701bc5d9f6c534C.jpg"&gt;&lt;/div&gt; &lt;/div&gt; &lt;/div&gt; &lt;/div&gt; &lt;/div&gt; &lt;/div&gt; &lt;div class="J_module" render="true" module-title="detailSingleImage" module-id="34164633781"&gt; &lt;div class="icbu-pc-images magic-5"&gt; &lt;div&gt; &lt;div class="flex-layout-v"&gt; &lt;div class="flex-layout-h magic-5"&gt; &lt;div class="magic-12"&gt;&lt;img class="magic-13" data-src="//sc04.alicdn.com/kf/He1f5fa9237674051aca51695de3532d8V/258021438/He1f5fa9237674051aca51695de3532d8V.jpg" src="https://sc04.alicdn.com/kf/He1f5fa9237674051aca51695de3532d8V/258021438/He1f5fa9237674051aca51695de3532d8V.jpg"&gt;&lt;/div&gt; &lt;/div&gt; &lt;/div&gt; &lt;/div&gt; &lt;/div&gt; &lt;/div&gt;</text:p>
          </table:table-cell>
          <table:table-cell office:value-type="string" calcext:value-type="string">
            <text:p>1x <text:s/>Toothbrush Holder Cups - Wall Mounted Toothbrush and Toothpaste Holder Set for Kids, Electric Toothbrush Holder Razor Hanger with Super Adhesive Pad</text:p>
          </table:table-cell>
          <table:table-cell/>
          <table:table-cell office:value-type="float" office:value="19.99" calcext:value-type="float">
            <text:p>1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Medium] I2-04-08</text:p>
          </table:table-cell>
          <table:table-cell office:value-type="string" calcext:value-type="string">
            <text:p><text:s/>Toothbrush Holder Cups - Wall Mounted Toothbrush and Toothpaste Holder Set for Kids, Electric Toothbrush Holder Razor Hanger with Super Adhesive Pad</text:p>
          </table:table-cell>
          <table:table-cell office:value-type="string" calcext:value-type="string">
            <text:p>Generic</text:p>
          </table:table-cell>
          <table:table-cell office:value-type="string" calcext:value-type="string">
            <text:p>kogan:33761</text:p>
          </table:table-cell>
          <table:table-cell office:value-type="float" office:value="0" calcext:value-type="float">
            <text:p>0</text:p>
          </table:table-cell>
          <table:table-cell office:value-type="float" office:value="12.472" calcext:value-type="float">
            <text:p>12.472</text:p>
          </table:table-cell>
          <table:table-cell office:value-type="float" office:value="0" calcext:value-type="float">
            <text:p>0</text:p>
          </table:table-cell>
          <table:table-cell office:value-type="string" calcext:value-type="string">
            <text:p>https://sc04.alicdn.com/kf/Hf07c63eef138430fa21c8e99d5392f31X/258021438/Hf07c63eef138430fa21c8e99d5392f31X.jpg | https://sc04.alicdn.com/kf/H82f2d3c7e09d47ba9ae3e54d9b6dca15o/258021438/H82f2d3c7e09d47ba9ae3e54d9b6dca15o.jpg | https://sc04.alicdn.com/kf/H503399f273c14ac98531a34dbcd41624L/258021438/H503399f273c14ac98531a34dbcd41624L.jpg | https://sc04.alicdn.com/kf/He97c39ccd3ee42b0a0701bc5d9f6c534C/258021438/He97c39ccd3ee42b0a0701bc5d9f6c534C.jpg | https://sc04.alicdn.com/kf/He1f5fa9237674051aca51695de3532d8V/258021438/He1f5fa9237674051aca51695de3532d8V.jpg</text:p>
          </table:table-cell>
          <table:table-cell office:value-type="string" calcext:value-type="string">
            <text:p>&lt;meta charset="utf-8"&gt; &lt;ul class="a-unordered-list a-vertical a-spacing-mini" data-mce-fragment="1"&gt; &lt;li class="a-spacing-small" data-mce-fragment="1"&gt;&lt;span class="a-list-item" data-mce-fragment="1"&gt;The <text:s/>Toothbrush Holder Cups is a wall-mounted toothbrush and toothpaste holder set designed to keep your bathroom organized and clutter-free. This set comes with four cups, making it perfect for families with multiple members or for those who prefer to have backup toothbrushes and toothpaste on hand.&lt;/span&gt;&lt;/li&gt; &lt;li class="a-spacing-small" data-mce-fragment="1"&gt;&lt;span class="a-list-item" data-mce-fragment="1"&gt;The toothbrush holder cups are made of high-quality, durable materials that are easy to clean and maintain. They are designed to be dustproof, ensuring that your toothbrushes and toothpaste remain clean and hygienic at all times.&lt;/span&gt;&lt;/li&gt; &lt;li class="a-spacing-small" data-mce-fragment="1"&gt;&lt;span class="a-list-item" data-mce-fragment="1"&gt;The <text:s/>Toothbrush Holder Cups come with a super adhesive pad that ensures a secure and stable installation on your bathroom wall. The razor hanger included in the set allows you to conveniently store your razors, keeping them easily accessible.&lt;/span&gt;&lt;/li&gt; &lt;li class="a-spacing-small" data-mce-fragment="1"&gt;&lt;span class="a-list-item" data-mce-fragment="1"&gt;This toothbrush and toothpaste holder set is ideal for kids, as it helps them keep their toothbrushes and toothpaste organized and within reach. It is also a great space-saving solution for bathrooms with limited counter space.&lt;/span&gt;&lt;/li&gt; &lt;li class="a-spacing-small" data-mce-fragment="1"&gt;&lt;span class="a-list-item" data-mce-fragment="1"&gt;Its durable materials, dustproof design, and easy installation make it an excellent choice for anyone looking for a reliable toothbrush and toothpaste holder set.&lt;/span&gt;&lt;/li&gt; &lt;/ul&gt; &lt;p&gt; &lt;/p&gt; &lt;div class="J_module" render="true" module-title="detailSingleImage" module-id="34164697812"&gt; &lt;div class="icbu-pc-images magic-5"&gt; &lt;div&gt; &lt;div class="flex-layout-v"&gt; &lt;div class="flex-layout-h magic-5"&gt; &lt;div class="magic-6"&gt;&lt;img class="magic-7" data-src="//sc04.alicdn.com/kf/Hf07c63eef138430fa21c8e99d5392f31X/258021438/Hf07c63eef138430fa21c8e99d5392f31X.jpg" src="https://sc04.alicdn.com/kf/Hf07c63eef138430fa21c8e99d5392f31X/258021438/Hf07c63eef138430fa21c8e99d5392f31X.jpg"&gt;&lt;/div&gt; &lt;/div&gt; &lt;/div&gt; &lt;/div&gt; &lt;/div&gt; &lt;/div&gt; &lt;div class="J_module" render="true" module-title="detailSingleImage" module-id="34098704700"&gt; &lt;div class="icbu-pc-images magic-5"&gt; &lt;div&gt; &lt;div class="flex-layout-v"&gt; &lt;div class="flex-layout-h magic-5"&gt; &lt;div class="magic-6"&gt;&lt;img class="magic-7" data-src="//sc04.alicdn.com/kf/H82f2d3c7e09d47ba9ae3e54d9b6dca15o/258021438/H82f2d3c7e09d47ba9ae3e54d9b6dca15o.jpg" src="https://sc04.alicdn.com/kf/H82f2d3c7e09d47ba9ae3e54d9b6dca15o/258021438/H82f2d3c7e09d47ba9ae3e54d9b6dca15o.jpg"&gt;&lt;/div&gt; &lt;/div&gt; &lt;/div&gt; &lt;/div&gt; &lt;/div&gt; &lt;/div&gt; &lt;div class="J_module" render="true" module-title="detailSingleImage" module-id="34098704623"&gt; &lt;div class="icbu-pc-images magic-5"&gt; &lt;div&gt; &lt;div class="flex-layout-v"&gt; &lt;div class="flex-layout-h magic-5"&gt; &lt;div class="magic-8"&gt;&lt;img class="magic-9" data-src="//sc04.alicdn.com/kf/H503399f273c14ac98531a34dbcd41624L/258021438/H503399f273c14ac98531a34dbcd41624L.jpg" src="https://sc04.alicdn.com/kf/H503399f273c14ac98531a34dbcd41624L/258021438/H503399f273c14ac98531a34dbcd41624L.jpg"&gt;&lt;/div&gt; &lt;/div&gt; &lt;/div&gt; &lt;/div&gt; &lt;/div&gt; &lt;/div&gt; &lt;div class="J_module" render="true" module-title="detailSingleImage" module-id="34108376023"&gt; &lt;div class="icbu-pc-images magic-5"&gt; &lt;div&gt; &lt;div class="flex-layout-v"&gt; &lt;div class="flex-layout-h magic-5"&gt; &lt;div class="magic-10"&gt;&lt;img class="magic-11" data-src="//sc04.alicdn.com/kf/He97c39ccd3ee42b0a0701bc5d9f6c534C/258021438/He97c39ccd3ee42b0a0701bc5d9f6c534C.jpg" src="https://sc04.alicdn.com/kf/He97c39ccd3ee42b0a0701bc5d9f6c534C/258021438/He97c39ccd3ee42b0a0701bc5d9f6c534C.jpg"&gt;&lt;/div&gt; &lt;/div&gt; &lt;/div&gt; &lt;/div&gt; &lt;/div&gt; &lt;/div&gt; &lt;div class="J_module" render="true" module-title="detailSingleImage" module-id="34164633781"&gt; &lt;div class="icbu-pc-images magic-5"&gt; &lt;div&gt; &lt;div class="flex-layout-v"&gt; &lt;div class="flex-layout-h magic-5"&gt; &lt;div class="magic-12"&gt;&lt;img class="magic-13" data-src="//sc04.alicdn.com/kf/He1f5fa9237674051aca51695de3532d8V/258021438/He1f5fa9237674051aca51695de3532d8V.jpg" src="https://sc04.alicdn.com/kf/He1f5fa9237674051aca51695de3532d8V/258021438/He1f5fa9237674051aca51695de3532d8V.jpg"&gt;&lt;/div&gt; &lt;/div&gt; &lt;/div&gt; &lt;/div&gt; &lt;/div&gt; &lt;/div&gt;</text:p>
          </table:table-cell>
          <table:table-cell office:value-type="string" calcext:value-type="string">
            <text:p>1x <text:s/>Toothbrush Holder Cups - Wall Mounted Toothbrush and Toothpaste Holder Set for Kids, Electric Toothbrush Holder Razor Hanger with Super Adhesive Pad</text:p>
          </table:table-cell>
          <table:table-cell/>
          <table:table-cell office:value-type="float" office:value="21.99" calcext:value-type="float">
            <text:p>21.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Medium] I2-01-07</text:p>
          </table:table-cell>
          <table:table-cell office:value-type="string" calcext:value-type="string">
            <text:p><text:s/>Universal Waterproof Phone Case Bathroom Shower Phone Holder Wall Mounted</text:p>
          </table:table-cell>
          <table:table-cell office:value-type="string" calcext:value-type="string">
            <text:p>Generic</text:p>
          </table:table-cell>
          <table:table-cell office:value-type="string" calcext:value-type="string">
            <text:p>kogan:9471</text:p>
          </table:table-cell>
          <table:table-cell office:value-type="float" office:value="20" calcext:value-type="float">
            <text:p>20</text:p>
          </table:table-cell>
          <table:table-cell office:value-type="float" office:value="8.4" calcext:value-type="float">
            <text:p>8.4</text:p>
          </table:table-cell>
          <table:table-cell office:value-type="float" office:value="0" calcext:value-type="float">
            <text:p>0</text:p>
          </table:table-cell>
          <table:table-cell office:value-type="string" calcext:value-type="string">
            <text:p>https://cdn.shopify.com/s/files/1/0407/9095/0040/files/main-image-6_3d939e37-b79d-43bf-9e25-9a195fdb1ee2_480x480.jpg | https://cdn.shopify.com/s/files/1/0407/9095/0040/files/main-image-2_d2daa8aa-1ac7-47c9-8a5b-d1a3cad2389b_480x480.jpg | https://cdn.shopify.com/s/files/1/0407/9095/0040/files/main-image-2_d2daa8aa-1ac7-47c9-8a5b-d1a3cad2389b_480x480.jpg | https://cdn.shopify.com/s/files/1/0407/9095/0040/files/main-image-5_bcf2159a-ff62-4f43-ad7b-b4786692f884_480x480.jpg | https://cdn.shopify.com/s/files/1/0407/9095/0040/files/main-image-5_bcf2159a-ff62-4f43-ad7b-b4786692f884_480x480.jpg</text:p>
          </table:table-cell>
          <table:table-cell office:value-type="string" calcext:value-type="string">
            <text:p>&lt;ul data-mce-fragment="1"&gt; &lt;li data-mce-fragment="1"&gt; Universal Waterproof Phone Case Bathroom Shower Phone Holder&lt;/li&gt; &lt;li data-mce-fragment="1"&gt;Designed to securely hold and protect your phone while you're in the bathroom or shower.&lt;/li&gt; &lt;li data-mce-fragment="1"&gt;Made from waterproof materials to ensure your phone stays dry and safe from water damage.&lt;/li&gt; &lt;li data-mce-fragment="1"&gt;Features a wall-mounted design for easy installation and convenient access.&lt;/li&gt; &lt;li data-mce-fragment="1"&gt;Clear and touch-sensitive screen cover allows you to use your phone even when it's in the case.&lt;/li&gt; &lt;li data-mce-fragment="1"&gt;Equipped with a strong adhesive backing for secure attachment to bathroom walls or tiles.&lt;/li&gt; &lt;li data-mce-fragment="1"&gt;Compatible with a wide range of phone sizes, making it versatile for various devices.&lt;/li&gt; &lt;li data-mce-fragment="1"&gt;Ideal for listening to music, watching videos, or taking calls while in the shower or bath.&lt;/li&gt; &lt;li data-mce-fragment="1"&gt;Helps you keep your phone within reach without risking water exposure.&lt;/li&gt; &lt;li data-mce-fragment="1"&gt;The <text:s/>Universal Waterproof Phone Case Bathroom Shower Phone Holder is a practical solution for those who want to use their phones while in the bathroom or shower. Its waterproof design and secure wall-mounted installation make it convenient and safe to use your device in these environments. Whether you're enjoying entertainment or need to stay connected, this phone holder keeps your device protected from water while allowing you to stay connected.&lt;/li&gt; &lt;/ul&gt; &lt;p&gt;&lt;img alt="" src="https://cdn.shopify.com/s/files/1/0407/9095/0040/files/main-image-6_3d939e37-b79d-43bf-9e25-9a195fdb1ee2_480x480.jpg?v=1691477774"&gt;&lt;img src="https://cdn.shopify.com/s/files/1/0407/9095/0040/files/main-image-2_d2daa8aa-1ac7-47c9-8a5b-d1a3cad2389b_480x480.jpg?v=1691477771" alt="" data-mce-fragment="1" data-mce-src="https://cdn.shopify.com/s/files/1/0407/9095/0040/files/main-image-2_d2daa8aa-1ac7-47c9-8a5b-d1a3cad2389b_480x480.jpg?v=1691477771"&gt;&lt;img src="https://cdn.shopify.com/s/files/1/0407/9095/0040/files/main-image-5_bcf2159a-ff62-4f43-ad7b-b4786692f884_480x480.jpg?v=1691477777" alt="" data-mce-fragment="1" data-mce-src="https://cdn.shopify.com/s/files/1/0407/9095/0040/files/main-image-5_bcf2159a-ff62-4f43-ad7b-b4786692f884_480x480.jpg?v=1691477777"&gt;&lt;/p&gt;</text:p>
          </table:table-cell>
          <table:table-cell office:value-type="string" calcext:value-type="string">
            <text:p>1x <text:s/>Universal Waterproof Phone Case Bathroom Shower Phone Holder Wall Mounted</text:p>
          </table:table-cell>
          <table:table-cell/>
          <table:table-cell office:value-type="float" office:value="18.5" calcext:value-type="float">
            <text:p>18.5</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Medium] I2-01-05</text:p>
          </table:table-cell>
          <table:table-cell office:value-type="string" calcext:value-type="string">
            <text:p><text:s/>Universal Waterproof Phone Case Bathroom Shower Phone Holder Wall Mounted</text:p>
          </table:table-cell>
          <table:table-cell office:value-type="string" calcext:value-type="string">
            <text:p>Generic</text:p>
          </table:table-cell>
          <table:table-cell office:value-type="string" calcext:value-type="string">
            <text:p>kogan:9471</text:p>
          </table:table-cell>
          <table:table-cell office:value-type="float" office:value="20" calcext:value-type="float">
            <text:p>20</text:p>
          </table:table-cell>
          <table:table-cell office:value-type="float" office:value="8.4" calcext:value-type="float">
            <text:p>8.4</text:p>
          </table:table-cell>
          <table:table-cell office:value-type="float" office:value="0" calcext:value-type="float">
            <text:p>0</text:p>
          </table:table-cell>
          <table:table-cell office:value-type="string" calcext:value-type="string">
            <text:p>https://cdn.shopify.com/s/files/1/0407/9095/0040/files/main-image-6_3d939e37-b79d-43bf-9e25-9a195fdb1ee2_480x480.jpg | https://cdn.shopify.com/s/files/1/0407/9095/0040/files/main-image-2_d2daa8aa-1ac7-47c9-8a5b-d1a3cad2389b_480x480.jpg | https://cdn.shopify.com/s/files/1/0407/9095/0040/files/main-image-2_d2daa8aa-1ac7-47c9-8a5b-d1a3cad2389b_480x480.jpg | https://cdn.shopify.com/s/files/1/0407/9095/0040/files/main-image-5_bcf2159a-ff62-4f43-ad7b-b4786692f884_480x480.jpg | https://cdn.shopify.com/s/files/1/0407/9095/0040/files/main-image-5_bcf2159a-ff62-4f43-ad7b-b4786692f884_480x480.jpg</text:p>
          </table:table-cell>
          <table:table-cell office:value-type="string" calcext:value-type="string">
            <text:p>&lt;ul data-mce-fragment="1"&gt; &lt;li data-mce-fragment="1"&gt; Universal Waterproof Phone Case Bathroom Shower Phone Holder&lt;/li&gt; &lt;li data-mce-fragment="1"&gt;Designed to securely hold and protect your phone while you're in the bathroom or shower.&lt;/li&gt; &lt;li data-mce-fragment="1"&gt;Made from waterproof materials to ensure your phone stays dry and safe from water damage.&lt;/li&gt; &lt;li data-mce-fragment="1"&gt;Features a wall-mounted design for easy installation and convenient access.&lt;/li&gt; &lt;li data-mce-fragment="1"&gt;Clear and touch-sensitive screen cover allows you to use your phone even when it's in the case.&lt;/li&gt; &lt;li data-mce-fragment="1"&gt;Equipped with a strong adhesive backing for secure attachment to bathroom walls or tiles.&lt;/li&gt; &lt;li data-mce-fragment="1"&gt;Compatible with a wide range of phone sizes, making it versatile for various devices.&lt;/li&gt; &lt;li data-mce-fragment="1"&gt;Ideal for listening to music, watching videos, or taking calls while in the shower or bath.&lt;/li&gt; &lt;li data-mce-fragment="1"&gt;Helps you keep your phone within reach without risking water exposure.&lt;/li&gt; &lt;li data-mce-fragment="1"&gt;The <text:s/>Universal Waterproof Phone Case Bathroom Shower Phone Holder is a practical solution for those who want to use their phones while in the bathroom or shower. Its waterproof design and secure wall-mounted installation make it convenient and safe to use your device in these environments. Whether you're enjoying entertainment or need to stay connected, this phone holder keeps your device protected from water while allowing you to stay connected.&lt;/li&gt; &lt;/ul&gt; &lt;p&gt;&lt;img alt="" src="https://cdn.shopify.com/s/files/1/0407/9095/0040/files/main-image-6_3d939e37-b79d-43bf-9e25-9a195fdb1ee2_480x480.jpg?v=1691477774"&gt;&lt;img src="https://cdn.shopify.com/s/files/1/0407/9095/0040/files/main-image-2_d2daa8aa-1ac7-47c9-8a5b-d1a3cad2389b_480x480.jpg?v=1691477771" alt="" data-mce-fragment="1" data-mce-src="https://cdn.shopify.com/s/files/1/0407/9095/0040/files/main-image-2_d2daa8aa-1ac7-47c9-8a5b-d1a3cad2389b_480x480.jpg?v=1691477771"&gt;&lt;img src="https://cdn.shopify.com/s/files/1/0407/9095/0040/files/main-image-5_bcf2159a-ff62-4f43-ad7b-b4786692f884_480x480.jpg?v=1691477777" alt="" data-mce-fragment="1" data-mce-src="https://cdn.shopify.com/s/files/1/0407/9095/0040/files/main-image-5_bcf2159a-ff62-4f43-ad7b-b4786692f884_480x480.jpg?v=1691477777"&gt;&lt;/p&gt;</text:p>
          </table:table-cell>
          <table:table-cell office:value-type="string" calcext:value-type="string">
            <text:p>1x <text:s/>Universal Waterproof Phone Case Bathroom Shower Phone Holder Wall Mounted</text:p>
          </table:table-cell>
          <table:table-cell/>
          <table:table-cell office:value-type="float" office:value="18.5" calcext:value-type="float">
            <text:p>18.5</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Medium] I2-01-06</text:p>
          </table:table-cell>
          <table:table-cell office:value-type="string" calcext:value-type="string">
            <text:p><text:s/>Universal Waterproof Phone Case Bathroom Shower Phone Holder Wall Mounted</text:p>
          </table:table-cell>
          <table:table-cell office:value-type="string" calcext:value-type="string">
            <text:p>Generic</text:p>
          </table:table-cell>
          <table:table-cell office:value-type="string" calcext:value-type="string">
            <text:p>kogan:9471</text:p>
          </table:table-cell>
          <table:table-cell office:value-type="float" office:value="20" calcext:value-type="float">
            <text:p>20</text:p>
          </table:table-cell>
          <table:table-cell office:value-type="float" office:value="8.4" calcext:value-type="float">
            <text:p>8.4</text:p>
          </table:table-cell>
          <table:table-cell office:value-type="float" office:value="0" calcext:value-type="float">
            <text:p>0</text:p>
          </table:table-cell>
          <table:table-cell office:value-type="string" calcext:value-type="string">
            <text:p>https://cdn.shopify.com/s/files/1/0407/9095/0040/files/main-image-6_3d939e37-b79d-43bf-9e25-9a195fdb1ee2_480x480.jpg | https://cdn.shopify.com/s/files/1/0407/9095/0040/files/main-image-2_d2daa8aa-1ac7-47c9-8a5b-d1a3cad2389b_480x480.jpg | https://cdn.shopify.com/s/files/1/0407/9095/0040/files/main-image-2_d2daa8aa-1ac7-47c9-8a5b-d1a3cad2389b_480x480.jpg | https://cdn.shopify.com/s/files/1/0407/9095/0040/files/main-image-5_bcf2159a-ff62-4f43-ad7b-b4786692f884_480x480.jpg | https://cdn.shopify.com/s/files/1/0407/9095/0040/files/main-image-5_bcf2159a-ff62-4f43-ad7b-b4786692f884_480x480.jpg</text:p>
          </table:table-cell>
          <table:table-cell office:value-type="string" calcext:value-type="string">
            <text:p>&lt;ul data-mce-fragment="1"&gt; &lt;li data-mce-fragment="1"&gt; Universal Waterproof Phone Case Bathroom Shower Phone Holder&lt;/li&gt; &lt;li data-mce-fragment="1"&gt;Designed to securely hold and protect your phone while you're in the bathroom or shower.&lt;/li&gt; &lt;li data-mce-fragment="1"&gt;Made from waterproof materials to ensure your phone stays dry and safe from water damage.&lt;/li&gt; &lt;li data-mce-fragment="1"&gt;Features a wall-mounted design for easy installation and convenient access.&lt;/li&gt; &lt;li data-mce-fragment="1"&gt;Clear and touch-sensitive screen cover allows you to use your phone even when it's in the case.&lt;/li&gt; &lt;li data-mce-fragment="1"&gt;Equipped with a strong adhesive backing for secure attachment to bathroom walls or tiles.&lt;/li&gt; &lt;li data-mce-fragment="1"&gt;Compatible with a wide range of phone sizes, making it versatile for various devices.&lt;/li&gt; &lt;li data-mce-fragment="1"&gt;Ideal for listening to music, watching videos, or taking calls while in the shower or bath.&lt;/li&gt; &lt;li data-mce-fragment="1"&gt;Helps you keep your phone within reach without risking water exposure.&lt;/li&gt; &lt;li data-mce-fragment="1"&gt;The <text:s/>Universal Waterproof Phone Case Bathroom Shower Phone Holder is a practical solution for those who want to use their phones while in the bathroom or shower. Its waterproof design and secure wall-mounted installation make it convenient and safe to use your device in these environments. Whether you're enjoying entertainment or need to stay connected, this phone holder keeps your device protected from water while allowing you to stay connected.&lt;/li&gt; &lt;/ul&gt; &lt;p&gt;&lt;img alt="" src="https://cdn.shopify.com/s/files/1/0407/9095/0040/files/main-image-6_3d939e37-b79d-43bf-9e25-9a195fdb1ee2_480x480.jpg?v=1691477774"&gt;&lt;img src="https://cdn.shopify.com/s/files/1/0407/9095/0040/files/main-image-2_d2daa8aa-1ac7-47c9-8a5b-d1a3cad2389b_480x480.jpg?v=1691477771" alt="" data-mce-fragment="1" data-mce-src="https://cdn.shopify.com/s/files/1/0407/9095/0040/files/main-image-2_d2daa8aa-1ac7-47c9-8a5b-d1a3cad2389b_480x480.jpg?v=1691477771"&gt;&lt;img src="https://cdn.shopify.com/s/files/1/0407/9095/0040/files/main-image-5_bcf2159a-ff62-4f43-ad7b-b4786692f884_480x480.jpg?v=1691477777" alt="" data-mce-fragment="1" data-mce-src="https://cdn.shopify.com/s/files/1/0407/9095/0040/files/main-image-5_bcf2159a-ff62-4f43-ad7b-b4786692f884_480x480.jpg?v=1691477777"&gt;&lt;/p&gt;</text:p>
          </table:table-cell>
          <table:table-cell office:value-type="string" calcext:value-type="string">
            <text:p>1x <text:s/>Universal Waterproof Phone Case Bathroom Shower Phone Holder Wall Mounted</text:p>
          </table:table-cell>
          <table:table-cell/>
          <table:table-cell office:value-type="float" office:value="18.5" calcext:value-type="float">
            <text:p>18.5</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C4] I1-01-03</text:p>
          </table:table-cell>
          <table:table-cell office:value-type="string" calcext:value-type="string">
            <text:p><text:s/>Vehicle Strong Permanent Double Sided Super Sticky Versatile Roll Tape Craft</text:p>
          </table:table-cell>
          <table:table-cell office:value-type="string" calcext:value-type="string">
            <text:p>Generic</text:p>
          </table:table-cell>
          <table:table-cell office:value-type="string" calcext:value-type="string">
            <text:p>kogan:46698</text:p>
          </table:table-cell>
          <table:table-cell office:value-type="float" office:value="20" calcext:value-type="float">
            <text:p>20</text:p>
          </table:table-cell>
          <table:table-cell office:value-type="float" office:value="12.9" calcext:value-type="float">
            <text:p>12.9</text:p>
          </table:table-cell>
          <table:table-cell office:value-type="float" office:value="0" calcext:value-type="float">
            <text:p>0</text:p>
          </table:table-cell>
          <table:table-cell office:value-type="string" calcext:value-type="string">
            <text:p>https://cdn.shopify.com/s/files/1/0407/9095/0040/files/51xVRq7UYLS._AC_SL1001_480x480.jpg | https://cdn.shopify.com/s/files/1/0407/9095/0040/files/51e3j96rtGS._AC_SL1001_480x480.jpg | https://cdn.shopify.com/s/files/1/0407/9095/0040/files/51e3j96rtGS._AC_SL1001_480x480.jpg | https://cdn.shopify.com/s/files/1/0407/9095/0040/files/61RJWJ74lCS._AC_SL1001_480x480.jpg | https://cdn.shopify.com/s/files/1/0407/9095/0040/files/61RJWJ74lCS._AC_SL1001_480x480.jpg</text:p>
          </table:table-cell>
          <table:table-cell office:value-type="string" calcext:value-type="string">
            <text:p>&lt;ul data-mce-fragment="1"&gt; &lt;li data-mce-fragment="1"&gt; Vehicle Strong Permanent Double Sided Super Sticky Versatile Roll Tape&lt;/li&gt; &lt;li data-mce-fragment="1"&gt;Designed for various applications that require strong and reliable adhesion.&lt;/li&gt; &lt;li data-mce-fragment="1"&gt;Features double-sided tape with super sticky properties for secure bonding.&lt;/li&gt; &lt;li data-mce-fragment="1"&gt;Suitable for both indoor and outdoor use, making it versatile for different environments.&lt;/li&gt; &lt;li data-mce-fragment="1"&gt;Provides a strong and permanent bond between surfaces.&lt;/li&gt; &lt;li data-mce-fragment="1"&gt;Ideal for automotive applications, crafting projects, and more.&lt;/li&gt; &lt;li data-mce-fragment="1"&gt;Can be used to attach items securely to vehicles, walls, surfaces, and more.&lt;/li&gt; &lt;li data-mce-fragment="1"&gt;Offers a convenient and practical solution for sticking items without the need for nails or screws.&lt;/li&gt; &lt;li data-mce-fragment="1"&gt;Comes in a roll format for easy cutting and customization.&lt;/li&gt; &lt;li data-mce-fragment="1"&gt;The <text:s/>Vehicle Strong Permanent Double Sided Super Sticky Versatile Roll Tape is a reliable adhesive solution that offers strong bonding capabilities. Whether you're working on a crafting project or need to secure items in your vehicle, this versatile tape provides a reliable and long-lasting bond. Its super sticky properties make it suitable for a wide range of applications where strong adhesion is essential.&lt;/li&gt; &lt;/ul&gt; &lt;p&gt;&lt;img alt="" src="https://cdn.shopify.com/s/files/1/0407/9095/0040/files/51xVRq7UYLS._AC_SL1001_480x480.jpg?v=1691478178"&gt;&lt;img src="https://cdn.shopify.com/s/files/1/0407/9095/0040/files/51e3j96rtGS._AC_SL1001_480x480.jpg?v=1691478181" alt="" data-mce-fragment="1" data-mce-src="https://cdn.shopify.com/s/files/1/0407/9095/0040/files/51e3j96rtGS._AC_SL1001_480x480.jpg?v=1691478181"&gt;&lt;img src="https://cdn.shopify.com/s/files/1/0407/9095/0040/files/61RJWJ74lCS._AC_SL1001_480x480.jpg?v=1691478184" alt="" data-mce-fragment="1" data-mce-src="https://cdn.shopify.com/s/files/1/0407/9095/0040/files/61RJWJ74lCS._AC_SL1001_480x480.jpg?v=1691478184"&gt;&lt;/p&gt;</text:p>
          </table:table-cell>
          <table:table-cell office:value-type="string" calcext:value-type="string">
            <text:p>1x <text:s/>Vehicle Strong Permanent Double Sided Super Sticky Versatile Roll Tape Craft</text:p>
          </table:table-cell>
          <table:table-cell/>
          <table:table-cell office:value-type="float" office:value="19.99" calcext:value-type="float">
            <text:p>1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C4] I1-02-03</text:p>
          </table:table-cell>
          <table:table-cell office:value-type="string" calcext:value-type="string">
            <text:p><text:s/>Vehicle Strong Permanent Double Sided Super Sticky Versatile Roll Tape Craft</text:p>
          </table:table-cell>
          <table:table-cell office:value-type="string" calcext:value-type="string">
            <text:p>Generic</text:p>
          </table:table-cell>
          <table:table-cell office:value-type="string" calcext:value-type="string">
            <text:p>kogan:46698</text:p>
          </table:table-cell>
          <table:table-cell office:value-type="float" office:value="20" calcext:value-type="float">
            <text:p>20</text:p>
          </table:table-cell>
          <table:table-cell office:value-type="float" office:value="13.9" calcext:value-type="float">
            <text:p>13.9</text:p>
          </table:table-cell>
          <table:table-cell office:value-type="float" office:value="0" calcext:value-type="float">
            <text:p>0</text:p>
          </table:table-cell>
          <table:table-cell office:value-type="string" calcext:value-type="string">
            <text:p>https://cdn.shopify.com/s/files/1/0407/9095/0040/files/51xVRq7UYLS._AC_SL1001_480x480.jpg | https://cdn.shopify.com/s/files/1/0407/9095/0040/files/51e3j96rtGS._AC_SL1001_480x480.jpg | https://cdn.shopify.com/s/files/1/0407/9095/0040/files/51e3j96rtGS._AC_SL1001_480x480.jpg | https://cdn.shopify.com/s/files/1/0407/9095/0040/files/61RJWJ74lCS._AC_SL1001_480x480.jpg | https://cdn.shopify.com/s/files/1/0407/9095/0040/files/61RJWJ74lCS._AC_SL1001_480x480.jpg</text:p>
          </table:table-cell>
          <table:table-cell office:value-type="string" calcext:value-type="string">
            <text:p>&lt;ul data-mce-fragment="1"&gt; &lt;li data-mce-fragment="1"&gt; Vehicle Strong Permanent Double Sided Super Sticky Versatile Roll Tape&lt;/li&gt; &lt;li data-mce-fragment="1"&gt;Designed for various applications that require strong and reliable adhesion.&lt;/li&gt; &lt;li data-mce-fragment="1"&gt;Features double-sided tape with super sticky properties for secure bonding.&lt;/li&gt; &lt;li data-mce-fragment="1"&gt;Suitable for both indoor and outdoor use, making it versatile for different environments.&lt;/li&gt; &lt;li data-mce-fragment="1"&gt;Provides a strong and permanent bond between surfaces.&lt;/li&gt; &lt;li data-mce-fragment="1"&gt;Ideal for automotive applications, crafting projects, and more.&lt;/li&gt; &lt;li data-mce-fragment="1"&gt;Can be used to attach items securely to vehicles, walls, surfaces, and more.&lt;/li&gt; &lt;li data-mce-fragment="1"&gt;Offers a convenient and practical solution for sticking items without the need for nails or screws.&lt;/li&gt; &lt;li data-mce-fragment="1"&gt;Comes in a roll format for easy cutting and customization.&lt;/li&gt; &lt;li data-mce-fragment="1"&gt;The <text:s/>Vehicle Strong Permanent Double Sided Super Sticky Versatile Roll Tape is a reliable adhesive solution that offers strong bonding capabilities. Whether you're working on a crafting project or need to secure items in your vehicle, this versatile tape provides a reliable and long-lasting bond. Its super sticky properties make it suitable for a wide range of applications where strong adhesion is essential.&lt;/li&gt; &lt;/ul&gt; &lt;p&gt;&lt;img alt="" src="https://cdn.shopify.com/s/files/1/0407/9095/0040/files/51xVRq7UYLS._AC_SL1001_480x480.jpg?v=1691478178"&gt;&lt;img src="https://cdn.shopify.com/s/files/1/0407/9095/0040/files/51e3j96rtGS._AC_SL1001_480x480.jpg?v=1691478181" alt="" data-mce-fragment="1" data-mce-src="https://cdn.shopify.com/s/files/1/0407/9095/0040/files/51e3j96rtGS._AC_SL1001_480x480.jpg?v=1691478181"&gt;&lt;img src="https://cdn.shopify.com/s/files/1/0407/9095/0040/files/61RJWJ74lCS._AC_SL1001_480x480.jpg?v=1691478184" alt="" data-mce-fragment="1" data-mce-src="https://cdn.shopify.com/s/files/1/0407/9095/0040/files/61RJWJ74lCS._AC_SL1001_480x480.jpg?v=1691478184"&gt;&lt;/p&gt;</text:p>
          </table:table-cell>
          <table:table-cell office:value-type="string" calcext:value-type="string">
            <text:p>1x <text:s/>Vehicle Strong Permanent Double Sided Super Sticky Versatile Roll Tape Craft</text:p>
          </table:table-cell>
          <table:table-cell/>
          <table:table-cell office:value-type="float" office:value="19.99" calcext:value-type="float">
            <text:p>1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C4] I1-01-04</text:p>
          </table:table-cell>
          <table:table-cell office:value-type="string" calcext:value-type="string">
            <text:p><text:s/>Vehicle Strong Permanent Double Sided Super Sticky Versatile Roll Tape Craft</text:p>
          </table:table-cell>
          <table:table-cell office:value-type="string" calcext:value-type="string">
            <text:p>Generic</text:p>
          </table:table-cell>
          <table:table-cell office:value-type="string" calcext:value-type="string">
            <text:p>kogan:46698</text:p>
          </table:table-cell>
          <table:table-cell office:value-type="float" office:value="20" calcext:value-type="float">
            <text:p>20</text:p>
          </table:table-cell>
          <table:table-cell office:value-type="float" office:value="15.9" calcext:value-type="float">
            <text:p>15.9</text:p>
          </table:table-cell>
          <table:table-cell office:value-type="float" office:value="0" calcext:value-type="float">
            <text:p>0</text:p>
          </table:table-cell>
          <table:table-cell office:value-type="string" calcext:value-type="string">
            <text:p>https://cdn.shopify.com/s/files/1/0407/9095/0040/files/51xVRq7UYLS._AC_SL1001_480x480.jpg | https://cdn.shopify.com/s/files/1/0407/9095/0040/files/51e3j96rtGS._AC_SL1001_480x480.jpg | https://cdn.shopify.com/s/files/1/0407/9095/0040/files/51e3j96rtGS._AC_SL1001_480x480.jpg | https://cdn.shopify.com/s/files/1/0407/9095/0040/files/61RJWJ74lCS._AC_SL1001_480x480.jpg | https://cdn.shopify.com/s/files/1/0407/9095/0040/files/61RJWJ74lCS._AC_SL1001_480x480.jpg</text:p>
          </table:table-cell>
          <table:table-cell office:value-type="string" calcext:value-type="string">
            <text:p>&lt;ul data-mce-fragment="1"&gt; &lt;li data-mce-fragment="1"&gt; Vehicle Strong Permanent Double Sided Super Sticky Versatile Roll Tape&lt;/li&gt; &lt;li data-mce-fragment="1"&gt;Designed for various applications that require strong and reliable adhesion.&lt;/li&gt; &lt;li data-mce-fragment="1"&gt;Features double-sided tape with super sticky properties for secure bonding.&lt;/li&gt; &lt;li data-mce-fragment="1"&gt;Suitable for both indoor and outdoor use, making it versatile for different environments.&lt;/li&gt; &lt;li data-mce-fragment="1"&gt;Provides a strong and permanent bond between surfaces.&lt;/li&gt; &lt;li data-mce-fragment="1"&gt;Ideal for automotive applications, crafting projects, and more.&lt;/li&gt; &lt;li data-mce-fragment="1"&gt;Can be used to attach items securely to vehicles, walls, surfaces, and more.&lt;/li&gt; &lt;li data-mce-fragment="1"&gt;Offers a convenient and practical solution for sticking items without the need for nails or screws.&lt;/li&gt; &lt;li data-mce-fragment="1"&gt;Comes in a roll format for easy cutting and customization.&lt;/li&gt; &lt;li data-mce-fragment="1"&gt;The <text:s/>Vehicle Strong Permanent Double Sided Super Sticky Versatile Roll Tape is a reliable adhesive solution that offers strong bonding capabilities. Whether you're working on a crafting project or need to secure items in your vehicle, this versatile tape provides a reliable and long-lasting bond. Its super sticky properties make it suitable for a wide range of applications where strong adhesion is essential.&lt;/li&gt; &lt;/ul&gt; &lt;p&gt;&lt;img alt="" src="https://cdn.shopify.com/s/files/1/0407/9095/0040/files/51xVRq7UYLS._AC_SL1001_480x480.jpg?v=1691478178"&gt;&lt;img src="https://cdn.shopify.com/s/files/1/0407/9095/0040/files/51e3j96rtGS._AC_SL1001_480x480.jpg?v=1691478181" alt="" data-mce-fragment="1" data-mce-src="https://cdn.shopify.com/s/files/1/0407/9095/0040/files/51e3j96rtGS._AC_SL1001_480x480.jpg?v=1691478181"&gt;&lt;img src="https://cdn.shopify.com/s/files/1/0407/9095/0040/files/61RJWJ74lCS._AC_SL1001_480x480.jpg?v=1691478184" alt="" data-mce-fragment="1" data-mce-src="https://cdn.shopify.com/s/files/1/0407/9095/0040/files/61RJWJ74lCS._AC_SL1001_480x480.jpg?v=1691478184"&gt;&lt;/p&gt;</text:p>
          </table:table-cell>
          <table:table-cell office:value-type="string" calcext:value-type="string">
            <text:p>1x <text:s/>Vehicle Strong Permanent Double Sided Super Sticky Versatile Roll Tape Craft</text:p>
          </table:table-cell>
          <table:table-cell/>
          <table:table-cell office:value-type="float" office:value="29.99" calcext:value-type="float">
            <text:p>2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C4] I1-02-04</text:p>
          </table:table-cell>
          <table:table-cell office:value-type="string" calcext:value-type="string">
            <text:p><text:s/>Vehicle Strong Permanent Double Sided Super Sticky Versatile Roll Tape Craft</text:p>
          </table:table-cell>
          <table:table-cell office:value-type="string" calcext:value-type="string">
            <text:p>Generic</text:p>
          </table:table-cell>
          <table:table-cell office:value-type="string" calcext:value-type="string">
            <text:p>kogan:46698</text:p>
          </table:table-cell>
          <table:table-cell office:value-type="float" office:value="20" calcext:value-type="float">
            <text:p>20</text:p>
          </table:table-cell>
          <table:table-cell office:value-type="float" office:value="18.9" calcext:value-type="float">
            <text:p>18.9</text:p>
          </table:table-cell>
          <table:table-cell office:value-type="float" office:value="0" calcext:value-type="float">
            <text:p>0</text:p>
          </table:table-cell>
          <table:table-cell office:value-type="string" calcext:value-type="string">
            <text:p>https://cdn.shopify.com/s/files/1/0407/9095/0040/files/51xVRq7UYLS._AC_SL1001_480x480.jpg | https://cdn.shopify.com/s/files/1/0407/9095/0040/files/51e3j96rtGS._AC_SL1001_480x480.jpg | https://cdn.shopify.com/s/files/1/0407/9095/0040/files/51e3j96rtGS._AC_SL1001_480x480.jpg | https://cdn.shopify.com/s/files/1/0407/9095/0040/files/61RJWJ74lCS._AC_SL1001_480x480.jpg | https://cdn.shopify.com/s/files/1/0407/9095/0040/files/61RJWJ74lCS._AC_SL1001_480x480.jpg</text:p>
          </table:table-cell>
          <table:table-cell office:value-type="string" calcext:value-type="string">
            <text:p>&lt;ul data-mce-fragment="1"&gt; &lt;li data-mce-fragment="1"&gt; Vehicle Strong Permanent Double Sided Super Sticky Versatile Roll Tape&lt;/li&gt; &lt;li data-mce-fragment="1"&gt;Designed for various applications that require strong and reliable adhesion.&lt;/li&gt; &lt;li data-mce-fragment="1"&gt;Features double-sided tape with super sticky properties for secure bonding.&lt;/li&gt; &lt;li data-mce-fragment="1"&gt;Suitable for both indoor and outdoor use, making it versatile for different environments.&lt;/li&gt; &lt;li data-mce-fragment="1"&gt;Provides a strong and permanent bond between surfaces.&lt;/li&gt; &lt;li data-mce-fragment="1"&gt;Ideal for automotive applications, crafting projects, and more.&lt;/li&gt; &lt;li data-mce-fragment="1"&gt;Can be used to attach items securely to vehicles, walls, surfaces, and more.&lt;/li&gt; &lt;li data-mce-fragment="1"&gt;Offers a convenient and practical solution for sticking items without the need for nails or screws.&lt;/li&gt; &lt;li data-mce-fragment="1"&gt;Comes in a roll format for easy cutting and customization.&lt;/li&gt; &lt;li data-mce-fragment="1"&gt;The <text:s/>Vehicle Strong Permanent Double Sided Super Sticky Versatile Roll Tape is a reliable adhesive solution that offers strong bonding capabilities. Whether you're working on a crafting project or need to secure items in your vehicle, this versatile tape provides a reliable and long-lasting bond. Its super sticky properties make it suitable for a wide range of applications where strong adhesion is essential.&lt;/li&gt; &lt;/ul&gt; &lt;p&gt;&lt;img alt="" src="https://cdn.shopify.com/s/files/1/0407/9095/0040/files/51xVRq7UYLS._AC_SL1001_480x480.jpg?v=1691478178"&gt;&lt;img src="https://cdn.shopify.com/s/files/1/0407/9095/0040/files/51e3j96rtGS._AC_SL1001_480x480.jpg?v=1691478181" alt="" data-mce-fragment="1" data-mce-src="https://cdn.shopify.com/s/files/1/0407/9095/0040/files/51e3j96rtGS._AC_SL1001_480x480.jpg?v=1691478181"&gt;&lt;img src="https://cdn.shopify.com/s/files/1/0407/9095/0040/files/61RJWJ74lCS._AC_SL1001_480x480.jpg?v=1691478184" alt="" data-mce-fragment="1" data-mce-src="https://cdn.shopify.com/s/files/1/0407/9095/0040/files/61RJWJ74lCS._AC_SL1001_480x480.jpg?v=1691478184"&gt;&lt;/p&gt;</text:p>
          </table:table-cell>
          <table:table-cell office:value-type="string" calcext:value-type="string">
            <text:p>1x <text:s/>Vehicle Strong Permanent Double Sided Super Sticky Versatile Roll Tape Craft</text:p>
          </table:table-cell>
          <table:table-cell/>
          <table:table-cell office:value-type="float" office:value="29.99" calcext:value-type="float">
            <text:p>2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C4] I1-01-05</text:p>
          </table:table-cell>
          <table:table-cell office:value-type="string" calcext:value-type="string">
            <text:p><text:s/>Vehicle Strong Permanent Double Sided Super Sticky Versatile Roll Tape Craft</text:p>
          </table:table-cell>
          <table:table-cell office:value-type="string" calcext:value-type="string">
            <text:p>Generic</text:p>
          </table:table-cell>
          <table:table-cell office:value-type="string" calcext:value-type="string">
            <text:p>kogan:46698</text:p>
          </table:table-cell>
          <table:table-cell office:value-type="float" office:value="20" calcext:value-type="float">
            <text:p>20</text:p>
          </table:table-cell>
          <table:table-cell office:value-type="float" office:value="23.9" calcext:value-type="float">
            <text:p>23.9</text:p>
          </table:table-cell>
          <table:table-cell office:value-type="float" office:value="0" calcext:value-type="float">
            <text:p>0</text:p>
          </table:table-cell>
          <table:table-cell office:value-type="string" calcext:value-type="string">
            <text:p>https://cdn.shopify.com/s/files/1/0407/9095/0040/files/51xVRq7UYLS._AC_SL1001_480x480.jpg | https://cdn.shopify.com/s/files/1/0407/9095/0040/files/51e3j96rtGS._AC_SL1001_480x480.jpg | https://cdn.shopify.com/s/files/1/0407/9095/0040/files/51e3j96rtGS._AC_SL1001_480x480.jpg | https://cdn.shopify.com/s/files/1/0407/9095/0040/files/61RJWJ74lCS._AC_SL1001_480x480.jpg | https://cdn.shopify.com/s/files/1/0407/9095/0040/files/61RJWJ74lCS._AC_SL1001_480x480.jpg</text:p>
          </table:table-cell>
          <table:table-cell office:value-type="string" calcext:value-type="string">
            <text:p>&lt;ul data-mce-fragment="1"&gt; &lt;li data-mce-fragment="1"&gt; Vehicle Strong Permanent Double Sided Super Sticky Versatile Roll Tape&lt;/li&gt; &lt;li data-mce-fragment="1"&gt;Designed for various applications that require strong and reliable adhesion.&lt;/li&gt; &lt;li data-mce-fragment="1"&gt;Features double-sided tape with super sticky properties for secure bonding.&lt;/li&gt; &lt;li data-mce-fragment="1"&gt;Suitable for both indoor and outdoor use, making it versatile for different environments.&lt;/li&gt; &lt;li data-mce-fragment="1"&gt;Provides a strong and permanent bond between surfaces.&lt;/li&gt; &lt;li data-mce-fragment="1"&gt;Ideal for automotive applications, crafting projects, and more.&lt;/li&gt; &lt;li data-mce-fragment="1"&gt;Can be used to attach items securely to vehicles, walls, surfaces, and more.&lt;/li&gt; &lt;li data-mce-fragment="1"&gt;Offers a convenient and practical solution for sticking items without the need for nails or screws.&lt;/li&gt; &lt;li data-mce-fragment="1"&gt;Comes in a roll format for easy cutting and customization.&lt;/li&gt; &lt;li data-mce-fragment="1"&gt;The <text:s/>Vehicle Strong Permanent Double Sided Super Sticky Versatile Roll Tape is a reliable adhesive solution that offers strong bonding capabilities. Whether you're working on a crafting project or need to secure items in your vehicle, this versatile tape provides a reliable and long-lasting bond. Its super sticky properties make it suitable for a wide range of applications where strong adhesion is essential.&lt;/li&gt; &lt;/ul&gt; &lt;p&gt;&lt;img alt="" src="https://cdn.shopify.com/s/files/1/0407/9095/0040/files/51xVRq7UYLS._AC_SL1001_480x480.jpg?v=1691478178"&gt;&lt;img src="https://cdn.shopify.com/s/files/1/0407/9095/0040/files/51e3j96rtGS._AC_SL1001_480x480.jpg?v=1691478181" alt="" data-mce-fragment="1" data-mce-src="https://cdn.shopify.com/s/files/1/0407/9095/0040/files/51e3j96rtGS._AC_SL1001_480x480.jpg?v=1691478181"&gt;&lt;img src="https://cdn.shopify.com/s/files/1/0407/9095/0040/files/61RJWJ74lCS._AC_SL1001_480x480.jpg?v=1691478184" alt="" data-mce-fragment="1" data-mce-src="https://cdn.shopify.com/s/files/1/0407/9095/0040/files/61RJWJ74lCS._AC_SL1001_480x480.jpg?v=1691478184"&gt;&lt;/p&gt;</text:p>
          </table:table-cell>
          <table:table-cell office:value-type="string" calcext:value-type="string">
            <text:p>1x <text:s/>Vehicle Strong Permanent Double Sided Super Sticky Versatile Roll Tape Craft</text:p>
          </table:table-cell>
          <table:table-cell/>
          <table:table-cell office:value-type="float" office:value="29.99" calcext:value-type="float">
            <text:p>2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Medium] I1-02-05</text:p>
          </table:table-cell>
          <table:table-cell office:value-type="string" calcext:value-type="string">
            <text:p><text:s/>Vehicle Strong Permanent Double Sided Super Sticky Versatile Roll Tape Craft</text:p>
          </table:table-cell>
          <table:table-cell office:value-type="string" calcext:value-type="string">
            <text:p>Generic</text:p>
          </table:table-cell>
          <table:table-cell office:value-type="string" calcext:value-type="string">
            <text:p>kogan:46698</text:p>
          </table:table-cell>
          <table:table-cell office:value-type="float" office:value="20" calcext:value-type="float">
            <text:p>20</text:p>
          </table:table-cell>
          <table:table-cell office:value-type="float" office:value="25.9" calcext:value-type="float">
            <text:p>25.9</text:p>
          </table:table-cell>
          <table:table-cell office:value-type="float" office:value="0" calcext:value-type="float">
            <text:p>0</text:p>
          </table:table-cell>
          <table:table-cell office:value-type="string" calcext:value-type="string">
            <text:p>https://cdn.shopify.com/s/files/1/0407/9095/0040/files/51xVRq7UYLS._AC_SL1001_480x480.jpg | https://cdn.shopify.com/s/files/1/0407/9095/0040/files/51e3j96rtGS._AC_SL1001_480x480.jpg | https://cdn.shopify.com/s/files/1/0407/9095/0040/files/51e3j96rtGS._AC_SL1001_480x480.jpg | https://cdn.shopify.com/s/files/1/0407/9095/0040/files/61RJWJ74lCS._AC_SL1001_480x480.jpg | https://cdn.shopify.com/s/files/1/0407/9095/0040/files/61RJWJ74lCS._AC_SL1001_480x480.jpg</text:p>
          </table:table-cell>
          <table:table-cell office:value-type="string" calcext:value-type="string">
            <text:p>&lt;ul data-mce-fragment="1"&gt; &lt;li data-mce-fragment="1"&gt; Vehicle Strong Permanent Double Sided Super Sticky Versatile Roll Tape&lt;/li&gt; &lt;li data-mce-fragment="1"&gt;Designed for various applications that require strong and reliable adhesion.&lt;/li&gt; &lt;li data-mce-fragment="1"&gt;Features double-sided tape with super sticky properties for secure bonding.&lt;/li&gt; &lt;li data-mce-fragment="1"&gt;Suitable for both indoor and outdoor use, making it versatile for different environments.&lt;/li&gt; &lt;li data-mce-fragment="1"&gt;Provides a strong and permanent bond between surfaces.&lt;/li&gt; &lt;li data-mce-fragment="1"&gt;Ideal for automotive applications, crafting projects, and more.&lt;/li&gt; &lt;li data-mce-fragment="1"&gt;Can be used to attach items securely to vehicles, walls, surfaces, and more.&lt;/li&gt; &lt;li data-mce-fragment="1"&gt;Offers a convenient and practical solution for sticking items without the need for nails or screws.&lt;/li&gt; &lt;li data-mce-fragment="1"&gt;Comes in a roll format for easy cutting and customization.&lt;/li&gt; &lt;li data-mce-fragment="1"&gt;The <text:s/>Vehicle Strong Permanent Double Sided Super Sticky Versatile Roll Tape is a reliable adhesive solution that offers strong bonding capabilities. Whether you're working on a crafting project or need to secure items in your vehicle, this versatile tape provides a reliable and long-lasting bond. Its super sticky properties make it suitable for a wide range of applications where strong adhesion is essential.&lt;/li&gt; &lt;/ul&gt; &lt;p&gt;&lt;img alt="" src="https://cdn.shopify.com/s/files/1/0407/9095/0040/files/51xVRq7UYLS._AC_SL1001_480x480.jpg?v=1691478178"&gt;&lt;img src="https://cdn.shopify.com/s/files/1/0407/9095/0040/files/51e3j96rtGS._AC_SL1001_480x480.jpg?v=1691478181" alt="" data-mce-fragment="1" data-mce-src="https://cdn.shopify.com/s/files/1/0407/9095/0040/files/51e3j96rtGS._AC_SL1001_480x480.jpg?v=1691478181"&gt;&lt;img src="https://cdn.shopify.com/s/files/1/0407/9095/0040/files/61RJWJ74lCS._AC_SL1001_480x480.jpg?v=1691478184" alt="" data-mce-fragment="1" data-mce-src="https://cdn.shopify.com/s/files/1/0407/9095/0040/files/61RJWJ74lCS._AC_SL1001_480x480.jpg?v=1691478184"&gt;&lt;/p&gt;</text:p>
          </table:table-cell>
          <table:table-cell office:value-type="string" calcext:value-type="string">
            <text:p>1x <text:s/>Vehicle Strong Permanent Double Sided Super Sticky Versatile Roll Tape Craft</text:p>
          </table:table-cell>
          <table:table-cell/>
          <table:table-cell office:value-type="float" office:value="39.99" calcext:value-type="float">
            <text:p>3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Medium] I2-05-07</text:p>
          </table:table-cell>
          <table:table-cell office:value-type="string" calcext:value-type="string">
            <text:p><text:s/>Knee Support, Open-Patella Stabiliser &amp; Fully-Adjustable Neoprene Brace – Sports Injury Protection</text:p>
          </table:table-cell>
          <table:table-cell office:value-type="string" calcext:value-type="string">
            <text:p>Generic</text:p>
          </table:table-cell>
          <table:table-cell office:value-type="string" calcext:value-type="string">
            <text:p>kogan:44313</text:p>
          </table:table-cell>
          <table:table-cell office:value-type="float" office:value="20" calcext:value-type="float">
            <text:p>20</text:p>
          </table:table-cell>
          <table:table-cell office:value-type="float" office:value="19.9" calcext:value-type="float">
            <text:p>19.9</text:p>
          </table:table-cell>
          <table:table-cell office:value-type="float" office:value="0" calcext:value-type="float">
            <text:p>0</text:p>
          </table:table-cell>
          <table:table-cell office:value-type="string" calcext:value-type="string">
            <text:p>https://ae01.alicdn.com/kf/H70b0213d3e4245f79064ed22b9609404g.jpg | https://ae01.alicdn.com/kf/H53b822c38a0041c48e0c4cafd3d335fcs.jpg | https://ae01.alicdn.com/kf/Hd26d0ab0034b45e2bbb627b046b59ee7s.jpg | https://ae01.alicdn.com/kf/H35f8a4bc62e9453fbf2533f2bfb1224e1.jpg | https://ae01.alicdn.com/kf/H95514a8a1ffd4448b46766eb327cbcfbD.jpg | https://ae01.alicdn.com/kf/Hd7b875f422ff4c2981c727483417f9f2I.jpg | https://ae01.alicdn.com/kf/H24b48a5b6ef84fd9822b2284d079c747O.jpg | https://ae01.alicdn.com/kf/H7cf145dc9df74ab295c000daf5393581h.jpg | https://ae01.alicdn.com/kf/H6b755d050fae4534a411b5e2b7d7967al.jpg | https://ae01.alicdn.com/kf/H9d20d7758e8b406b8af9e4bd2dceb1607.jpg | https://ae01.alicdn.com/kf/He2734e6fbc5e477dbe0d06d55b6b1e36L.jpg | https://ae01.alicdn.com/kf/H69b792795893499fa53576a09b487080u.jpg | https://ae01.alicdn.com/kf/H1bee71956607458b81e484092d7d3b1bS.jpg | https://ae01.alicdn.com/kf/Heba586daab59496190c2855410752628h.jpg | https://ae01.alicdn.com/kf/He1f88ce34f9c46068686a717c5b2fcc7m.jpg</text:p>
          </table:table-cell>
          <table:table-cell office:value-type="string" calcext:value-type="string">
            <text:p>&lt;p&gt; &lt;/p&gt; &lt;ul class="a-unordered-list a-vertical a-spacing-mini" data-mce-fragment="1"&gt; &lt;li class="a-spacing-small" data-mce-fragment="1"&gt;&lt;span class="a-list-item" data-mce-fragment="1"&gt;The <text:s/>Knee Brace with Side Stabilizers and Patella Gel Pads is designed to provide comfortable and effective knee support for people who have knee pain or injuries. The brace is made of high-quality materials, including a neoprene blend that is both durable and breathable, making it comfortable to wear for extended periods.&lt;/span&gt;&lt;/li&gt; &lt;li class="a-spacing-small" data-mce-fragment="1"&gt;&lt;span class="a-list-item" data-mce-fragment="1"&gt;The brace features side stabilizers that help to provide additional support to the knee joint, which can help reduce pain and prevent further injury. It also has patella gel pads that provide targeted support to the kneecap, helping to reduce pressure and improve alignment.&lt;/span&gt;&lt;/li&gt; &lt;li class="a-spacing-small" data-mce-fragment="1"&gt;&lt;span class="a-list-item" data-mce-fragment="1"&gt;The knee brace is adjustable, with hook and loop straps that allow you to customize the fit for your specific needs. It is designed to be worn on either knee and can be used by both men and women.&lt;/span&gt;&lt;/li&gt; &lt;li class="a-spacing-small" data-mce-fragment="1"&gt;&lt;span class="a-list-item" data-mce-fragment="1"&gt;The <text:s/>Knee Brace with Side Stabilizers and Patella Gel Pads is suitable for a variety of conditions, including arthritis, tendonitis, and knee sprains. It is also a great option for athletes who want to prevent knee injuries during sports activities.&lt;/span&gt;&lt;/li&gt; &lt;li class="a-spacing-small" data-mce-fragment="1"&gt;&lt;span class="a-list-item" data-mce-fragment="1"&gt;Is a high-quality and effective option for people who need knee support. Its comfortable and adjustable design, combined with the added support of side stabilizers and patella gel pads, make it a great choice for anyone looking to reduce knee pain and improve knee function.&lt;/span&gt;&lt;/li&gt; &lt;/ul&gt; &lt;p&gt;&lt;span class="a-list-item" data-mce-fragment="1"&gt;&lt;meta charset="utf-8"&gt; &lt;img src="https://ae01.alicdn.com/kf/H70b0213d3e4245f79064ed22b9609404g.jpg?width=950&amp;amp;height=907&amp;amp;hash=1857" slate-data-type="image"&gt;&lt;img data-spm-anchor-id="a2g0o.detail.1000023.i0.66f91ee356jRl5" src="https://ae01.alicdn.com/kf/H53b822c38a0041c48e0c4cafd3d335fcs.jpg?width=950&amp;amp;height=988&amp;amp;hash=1938" slate-data-type="image"&gt;&lt;img src="https://ae01.alicdn.com/kf/Hd26d0ab0034b45e2bbb627b046b59ee7s.jpg?width=950&amp;amp;height=957&amp;amp;hash=1907" slate-data-type="image"&gt;&lt;img src="https://ae01.alicdn.com/kf/H35f8a4bc62e9453fbf2533f2bfb1224e1.jpg?width=950&amp;amp;height=942&amp;amp;hash=1892" slate-data-type="image"&gt;&lt;img src="https://ae01.alicdn.com/kf/H95514a8a1ffd4448b46766eb327cbcfbD.jpg?width=950&amp;amp;height=958&amp;amp;hash=1908" slate-data-type="image"&gt;&lt;img src="https://ae01.alicdn.com/kf/Hd7b875f422ff4c2981c727483417f9f2I.jpg?width=950&amp;amp;height=954&amp;amp;hash=1904" slate-data-type="image"&gt;&lt;img src="https://ae01.alicdn.com/kf/H24b48a5b6ef84fd9822b2284d079c747O.jpg?width=950&amp;amp;height=959&amp;amp;hash=1909" slate-data-type="image"&gt;&lt;img src="https://ae01.alicdn.com/kf/H7cf145dc9df74ab295c000daf5393581h.jpg?width=950&amp;amp;height=1334&amp;amp;hash=2284" slate-data-type="image"&gt;&lt;img src="https://ae01.alicdn.com/kf/H6b755d050fae4534a411b5e2b7d7967al.jpg?width=950&amp;amp;height=1175&amp;amp;hash=2125" slate-data-type="image"&gt;&lt;img src="https://ae01.alicdn.com/kf/H9d20d7758e8b406b8af9e4bd2dceb1607.jpg?width=950&amp;amp;height=1346&amp;amp;hash=2296" slate-data-type="image"&gt;&lt;img src="https://ae01.alicdn.com/kf/He2734e6fbc5e477dbe0d06d55b6b1e36L.jpg?width=950&amp;amp;height=1001&amp;amp;hash=1951" slate-data-type="image"&gt;&lt;img src="https://ae01.alicdn.com/kf/H69b792795893499fa53576a09b487080u.jpg?width=950&amp;amp;height=1287&amp;amp;hash=2237" slate-data-type="image"&gt;&lt;img src="https://ae01.alicdn.com/kf/H1bee71956607458b81e484092d7d3b1bS.jpg?width=950&amp;amp;height=1658&amp;amp;hash=2608" slate-data-type="image"&gt;&lt;img src="https://ae01.alicdn.com/kf/Heba586daab59496190c2855410752628h.jpg?width=950&amp;amp;height=827&amp;amp;hash=1777" slate-data-type="image"&gt;&lt;img src="https://ae01.alicdn.com/kf/He1f88ce34f9c46068686a717c5b2fcc7m.jpg?width=950&amp;amp;height=1327&amp;amp;hash=2277" slate-data-type="image"&gt;&lt;/span&gt;&lt;/p&gt;</text:p>
          </table:table-cell>
          <table:table-cell office:value-type="string" calcext:value-type="string">
            <text:p>1x <text:s/>Knee Support, Open-Patella Stabiliser &amp; Fully-Adjustable Neoprene Brace – Sports Injury Protection</text:p>
          </table:table-cell>
          <table:table-cell/>
          <table:table-cell office:value-type="float" office:value="29.99" calcext:value-type="float">
            <text:p>2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Medium] I2-06-07</text:p>
          </table:table-cell>
          <table:table-cell office:value-type="string" calcext:value-type="string">
            <text:p><text:s/>Knee Support, Open-Patella Stabiliser &amp; Fully-Adjustable Neoprene Brace – Sports Injury Protection</text:p>
          </table:table-cell>
          <table:table-cell office:value-type="string" calcext:value-type="string">
            <text:p>Generic</text:p>
          </table:table-cell>
          <table:table-cell office:value-type="string" calcext:value-type="string">
            <text:p>kogan:44313</text:p>
          </table:table-cell>
          <table:table-cell office:value-type="float" office:value="20" calcext:value-type="float">
            <text:p>20</text:p>
          </table:table-cell>
          <table:table-cell office:value-type="float" office:value="19.9" calcext:value-type="float">
            <text:p>19.9</text:p>
          </table:table-cell>
          <table:table-cell office:value-type="float" office:value="0" calcext:value-type="float">
            <text:p>0</text:p>
          </table:table-cell>
          <table:table-cell office:value-type="string" calcext:value-type="string">
            <text:p>https://ae01.alicdn.com/kf/H70b0213d3e4245f79064ed22b9609404g.jpg | https://ae01.alicdn.com/kf/H53b822c38a0041c48e0c4cafd3d335fcs.jpg | https://ae01.alicdn.com/kf/Hd26d0ab0034b45e2bbb627b046b59ee7s.jpg | https://ae01.alicdn.com/kf/H35f8a4bc62e9453fbf2533f2bfb1224e1.jpg | https://ae01.alicdn.com/kf/H95514a8a1ffd4448b46766eb327cbcfbD.jpg | https://ae01.alicdn.com/kf/Hd7b875f422ff4c2981c727483417f9f2I.jpg | https://ae01.alicdn.com/kf/H24b48a5b6ef84fd9822b2284d079c747O.jpg | https://ae01.alicdn.com/kf/H7cf145dc9df74ab295c000daf5393581h.jpg | https://ae01.alicdn.com/kf/H6b755d050fae4534a411b5e2b7d7967al.jpg | https://ae01.alicdn.com/kf/H9d20d7758e8b406b8af9e4bd2dceb1607.jpg | https://ae01.alicdn.com/kf/He2734e6fbc5e477dbe0d06d55b6b1e36L.jpg | https://ae01.alicdn.com/kf/H69b792795893499fa53576a09b487080u.jpg | https://ae01.alicdn.com/kf/H1bee71956607458b81e484092d7d3b1bS.jpg | https://ae01.alicdn.com/kf/Heba586daab59496190c2855410752628h.jpg | https://ae01.alicdn.com/kf/He1f88ce34f9c46068686a717c5b2fcc7m.jpg</text:p>
          </table:table-cell>
          <table:table-cell office:value-type="string" calcext:value-type="string">
            <text:p>&lt;p&gt; &lt;/p&gt; &lt;ul class="a-unordered-list a-vertical a-spacing-mini" data-mce-fragment="1"&gt; &lt;li class="a-spacing-small" data-mce-fragment="1"&gt;&lt;span class="a-list-item" data-mce-fragment="1"&gt;The <text:s/>Knee Brace with Side Stabilizers and Patella Gel Pads is designed to provide comfortable and effective knee support for people who have knee pain or injuries. The brace is made of high-quality materials, including a neoprene blend that is both durable and breathable, making it comfortable to wear for extended periods.&lt;/span&gt;&lt;/li&gt; &lt;li class="a-spacing-small" data-mce-fragment="1"&gt;&lt;span class="a-list-item" data-mce-fragment="1"&gt;The brace features side stabilizers that help to provide additional support to the knee joint, which can help reduce pain and prevent further injury. It also has patella gel pads that provide targeted support to the kneecap, helping to reduce pressure and improve alignment.&lt;/span&gt;&lt;/li&gt; &lt;li class="a-spacing-small" data-mce-fragment="1"&gt;&lt;span class="a-list-item" data-mce-fragment="1"&gt;The knee brace is adjustable, with hook and loop straps that allow you to customize the fit for your specific needs. It is designed to be worn on either knee and can be used by both men and women.&lt;/span&gt;&lt;/li&gt; &lt;li class="a-spacing-small" data-mce-fragment="1"&gt;&lt;span class="a-list-item" data-mce-fragment="1"&gt;The <text:s/>Knee Brace with Side Stabilizers and Patella Gel Pads is suitable for a variety of conditions, including arthritis, tendonitis, and knee sprains. It is also a great option for athletes who want to prevent knee injuries during sports activities.&lt;/span&gt;&lt;/li&gt; &lt;li class="a-spacing-small" data-mce-fragment="1"&gt;&lt;span class="a-list-item" data-mce-fragment="1"&gt;Is a high-quality and effective option for people who need knee support. Its comfortable and adjustable design, combined with the added support of side stabilizers and patella gel pads, make it a great choice for anyone looking to reduce knee pain and improve knee function.&lt;/span&gt;&lt;/li&gt; &lt;/ul&gt; &lt;p&gt;&lt;span class="a-list-item" data-mce-fragment="1"&gt;&lt;meta charset="utf-8"&gt; &lt;img src="https://ae01.alicdn.com/kf/H70b0213d3e4245f79064ed22b9609404g.jpg?width=950&amp;amp;height=907&amp;amp;hash=1857" slate-data-type="image"&gt;&lt;img data-spm-anchor-id="a2g0o.detail.1000023.i0.66f91ee356jRl5" src="https://ae01.alicdn.com/kf/H53b822c38a0041c48e0c4cafd3d335fcs.jpg?width=950&amp;amp;height=988&amp;amp;hash=1938" slate-data-type="image"&gt;&lt;img src="https://ae01.alicdn.com/kf/Hd26d0ab0034b45e2bbb627b046b59ee7s.jpg?width=950&amp;amp;height=957&amp;amp;hash=1907" slate-data-type="image"&gt;&lt;img src="https://ae01.alicdn.com/kf/H35f8a4bc62e9453fbf2533f2bfb1224e1.jpg?width=950&amp;amp;height=942&amp;amp;hash=1892" slate-data-type="image"&gt;&lt;img src="https://ae01.alicdn.com/kf/H95514a8a1ffd4448b46766eb327cbcfbD.jpg?width=950&amp;amp;height=958&amp;amp;hash=1908" slate-data-type="image"&gt;&lt;img src="https://ae01.alicdn.com/kf/Hd7b875f422ff4c2981c727483417f9f2I.jpg?width=950&amp;amp;height=954&amp;amp;hash=1904" slate-data-type="image"&gt;&lt;img src="https://ae01.alicdn.com/kf/H24b48a5b6ef84fd9822b2284d079c747O.jpg?width=950&amp;amp;height=959&amp;amp;hash=1909" slate-data-type="image"&gt;&lt;img src="https://ae01.alicdn.com/kf/H7cf145dc9df74ab295c000daf5393581h.jpg?width=950&amp;amp;height=1334&amp;amp;hash=2284" slate-data-type="image"&gt;&lt;img src="https://ae01.alicdn.com/kf/H6b755d050fae4534a411b5e2b7d7967al.jpg?width=950&amp;amp;height=1175&amp;amp;hash=2125" slate-data-type="image"&gt;&lt;img src="https://ae01.alicdn.com/kf/H9d20d7758e8b406b8af9e4bd2dceb1607.jpg?width=950&amp;amp;height=1346&amp;amp;hash=2296" slate-data-type="image"&gt;&lt;img src="https://ae01.alicdn.com/kf/He2734e6fbc5e477dbe0d06d55b6b1e36L.jpg?width=950&amp;amp;height=1001&amp;amp;hash=1951" slate-data-type="image"&gt;&lt;img src="https://ae01.alicdn.com/kf/H69b792795893499fa53576a09b487080u.jpg?width=950&amp;amp;height=1287&amp;amp;hash=2237" slate-data-type="image"&gt;&lt;img src="https://ae01.alicdn.com/kf/H1bee71956607458b81e484092d7d3b1bS.jpg?width=950&amp;amp;height=1658&amp;amp;hash=2608" slate-data-type="image"&gt;&lt;img src="https://ae01.alicdn.com/kf/Heba586daab59496190c2855410752628h.jpg?width=950&amp;amp;height=827&amp;amp;hash=1777" slate-data-type="image"&gt;&lt;img src="https://ae01.alicdn.com/kf/He1f88ce34f9c46068686a717c5b2fcc7m.jpg?width=950&amp;amp;height=1327&amp;amp;hash=2277" slate-data-type="image"&gt;&lt;/span&gt;&lt;/p&gt;</text:p>
          </table:table-cell>
          <table:table-cell office:value-type="string" calcext:value-type="string">
            <text:p>1x <text:s/>Knee Support, Open-Patella Stabiliser &amp; Fully-Adjustable Neoprene Brace – Sports Injury Protection</text:p>
          </table:table-cell>
          <table:table-cell/>
          <table:table-cell office:value-type="float" office:value="29.99" calcext:value-type="float">
            <text:p>2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Medium] I1-01-01</text:p>
          </table:table-cell>
          <table:table-cell office:value-type="string" calcext:value-type="string">
            <text:p><text:s/>Knee Support, Open-Patella Stabiliser &amp; Fully-Adjustable Neoprene Brace – Sports Injury Protection</text:p>
          </table:table-cell>
          <table:table-cell office:value-type="string" calcext:value-type="string">
            <text:p>Generic</text:p>
          </table:table-cell>
          <table:table-cell office:value-type="string" calcext:value-type="string">
            <text:p>kogan:44313</text:p>
          </table:table-cell>
          <table:table-cell office:value-type="float" office:value="20" calcext:value-type="float">
            <text:p>20</text:p>
          </table:table-cell>
          <table:table-cell office:value-type="float" office:value="19.9" calcext:value-type="float">
            <text:p>19.9</text:p>
          </table:table-cell>
          <table:table-cell office:value-type="float" office:value="0" calcext:value-type="float">
            <text:p>0</text:p>
          </table:table-cell>
          <table:table-cell office:value-type="string" calcext:value-type="string">
            <text:p>https://ae01.alicdn.com/kf/H70b0213d3e4245f79064ed22b9609404g.jpg | https://ae01.alicdn.com/kf/H53b822c38a0041c48e0c4cafd3d335fcs.jpg | https://ae01.alicdn.com/kf/Hd26d0ab0034b45e2bbb627b046b59ee7s.jpg | https://ae01.alicdn.com/kf/H35f8a4bc62e9453fbf2533f2bfb1224e1.jpg | https://ae01.alicdn.com/kf/H95514a8a1ffd4448b46766eb327cbcfbD.jpg | https://ae01.alicdn.com/kf/Hd7b875f422ff4c2981c727483417f9f2I.jpg | https://ae01.alicdn.com/kf/H24b48a5b6ef84fd9822b2284d079c747O.jpg | https://ae01.alicdn.com/kf/H7cf145dc9df74ab295c000daf5393581h.jpg | https://ae01.alicdn.com/kf/H6b755d050fae4534a411b5e2b7d7967al.jpg | https://ae01.alicdn.com/kf/H9d20d7758e8b406b8af9e4bd2dceb1607.jpg | https://ae01.alicdn.com/kf/He2734e6fbc5e477dbe0d06d55b6b1e36L.jpg | https://ae01.alicdn.com/kf/H69b792795893499fa53576a09b487080u.jpg | https://ae01.alicdn.com/kf/H1bee71956607458b81e484092d7d3b1bS.jpg | https://ae01.alicdn.com/kf/Heba586daab59496190c2855410752628h.jpg | https://ae01.alicdn.com/kf/He1f88ce34f9c46068686a717c5b2fcc7m.jpg</text:p>
          </table:table-cell>
          <table:table-cell office:value-type="string" calcext:value-type="string">
            <text:p>&lt;p&gt; &lt;/p&gt; &lt;ul class="a-unordered-list a-vertical a-spacing-mini" data-mce-fragment="1"&gt; &lt;li class="a-spacing-small" data-mce-fragment="1"&gt;&lt;span class="a-list-item" data-mce-fragment="1"&gt;The <text:s/>Knee Brace with Side Stabilizers and Patella Gel Pads is designed to provide comfortable and effective knee support for people who have knee pain or injuries. The brace is made of high-quality materials, including a neoprene blend that is both durable and breathable, making it comfortable to wear for extended periods.&lt;/span&gt;&lt;/li&gt; &lt;li class="a-spacing-small" data-mce-fragment="1"&gt;&lt;span class="a-list-item" data-mce-fragment="1"&gt;The brace features side stabilizers that help to provide additional support to the knee joint, which can help reduce pain and prevent further injury. It also has patella gel pads that provide targeted support to the kneecap, helping to reduce pressure and improve alignment.&lt;/span&gt;&lt;/li&gt; &lt;li class="a-spacing-small" data-mce-fragment="1"&gt;&lt;span class="a-list-item" data-mce-fragment="1"&gt;The knee brace is adjustable, with hook and loop straps that allow you to customize the fit for your specific needs. It is designed to be worn on either knee and can be used by both men and women.&lt;/span&gt;&lt;/li&gt; &lt;li class="a-spacing-small" data-mce-fragment="1"&gt;&lt;span class="a-list-item" data-mce-fragment="1"&gt;The <text:s/>Knee Brace with Side Stabilizers and Patella Gel Pads is suitable for a variety of conditions, including arthritis, tendonitis, and knee sprains. It is also a great option for athletes who want to prevent knee injuries during sports activities.&lt;/span&gt;&lt;/li&gt; &lt;li class="a-spacing-small" data-mce-fragment="1"&gt;&lt;span class="a-list-item" data-mce-fragment="1"&gt;Is a high-quality and effective option for people who need knee support. Its comfortable and adjustable design, combined with the added support of side stabilizers and patella gel pads, make it a great choice for anyone looking to reduce knee pain and improve knee function.&lt;/span&gt;&lt;/li&gt; &lt;/ul&gt; &lt;p&gt;&lt;span class="a-list-item" data-mce-fragment="1"&gt;&lt;meta charset="utf-8"&gt; &lt;img src="https://ae01.alicdn.com/kf/H70b0213d3e4245f79064ed22b9609404g.jpg?width=950&amp;amp;height=907&amp;amp;hash=1857" slate-data-type="image"&gt;&lt;img data-spm-anchor-id="a2g0o.detail.1000023.i0.66f91ee356jRl5" src="https://ae01.alicdn.com/kf/H53b822c38a0041c48e0c4cafd3d335fcs.jpg?width=950&amp;amp;height=988&amp;amp;hash=1938" slate-data-type="image"&gt;&lt;img src="https://ae01.alicdn.com/kf/Hd26d0ab0034b45e2bbb627b046b59ee7s.jpg?width=950&amp;amp;height=957&amp;amp;hash=1907" slate-data-type="image"&gt;&lt;img src="https://ae01.alicdn.com/kf/H35f8a4bc62e9453fbf2533f2bfb1224e1.jpg?width=950&amp;amp;height=942&amp;amp;hash=1892" slate-data-type="image"&gt;&lt;img src="https://ae01.alicdn.com/kf/H95514a8a1ffd4448b46766eb327cbcfbD.jpg?width=950&amp;amp;height=958&amp;amp;hash=1908" slate-data-type="image"&gt;&lt;img src="https://ae01.alicdn.com/kf/Hd7b875f422ff4c2981c727483417f9f2I.jpg?width=950&amp;amp;height=954&amp;amp;hash=1904" slate-data-type="image"&gt;&lt;img src="https://ae01.alicdn.com/kf/H24b48a5b6ef84fd9822b2284d079c747O.jpg?width=950&amp;amp;height=959&amp;amp;hash=1909" slate-data-type="image"&gt;&lt;img src="https://ae01.alicdn.com/kf/H7cf145dc9df74ab295c000daf5393581h.jpg?width=950&amp;amp;height=1334&amp;amp;hash=2284" slate-data-type="image"&gt;&lt;img src="https://ae01.alicdn.com/kf/H6b755d050fae4534a411b5e2b7d7967al.jpg?width=950&amp;amp;height=1175&amp;amp;hash=2125" slate-data-type="image"&gt;&lt;img src="https://ae01.alicdn.com/kf/H9d20d7758e8b406b8af9e4bd2dceb1607.jpg?width=950&amp;amp;height=1346&amp;amp;hash=2296" slate-data-type="image"&gt;&lt;img src="https://ae01.alicdn.com/kf/He2734e6fbc5e477dbe0d06d55b6b1e36L.jpg?width=950&amp;amp;height=1001&amp;amp;hash=1951" slate-data-type="image"&gt;&lt;img src="https://ae01.alicdn.com/kf/H69b792795893499fa53576a09b487080u.jpg?width=950&amp;amp;height=1287&amp;amp;hash=2237" slate-data-type="image"&gt;&lt;img src="https://ae01.alicdn.com/kf/H1bee71956607458b81e484092d7d3b1bS.jpg?width=950&amp;amp;height=1658&amp;amp;hash=2608" slate-data-type="image"&gt;&lt;img src="https://ae01.alicdn.com/kf/Heba586daab59496190c2855410752628h.jpg?width=950&amp;amp;height=827&amp;amp;hash=1777" slate-data-type="image"&gt;&lt;img src="https://ae01.alicdn.com/kf/He1f88ce34f9c46068686a717c5b2fcc7m.jpg?width=950&amp;amp;height=1327&amp;amp;hash=2277" slate-data-type="image"&gt;&lt;/span&gt;&lt;/p&gt;</text:p>
          </table:table-cell>
          <table:table-cell office:value-type="string" calcext:value-type="string">
            <text:p>1x <text:s/>Knee Support, Open-Patella Stabiliser &amp; Fully-Adjustable Neoprene Brace – Sports Injury Protection</text:p>
          </table:table-cell>
          <table:table-cell/>
          <table:table-cell office:value-type="float" office:value="29.99" calcext:value-type="float">
            <text:p>2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Medium] I1-02-01</text:p>
          </table:table-cell>
          <table:table-cell office:value-type="string" calcext:value-type="string">
            <text:p><text:s/>Knee Support, Open-Patella Stabiliser &amp; Fully-Adjustable Neoprene Brace – Sports Injury Protection</text:p>
          </table:table-cell>
          <table:table-cell office:value-type="string" calcext:value-type="string">
            <text:p>Generic</text:p>
          </table:table-cell>
          <table:table-cell office:value-type="string" calcext:value-type="string">
            <text:p>kogan:44313</text:p>
          </table:table-cell>
          <table:table-cell office:value-type="float" office:value="20" calcext:value-type="float">
            <text:p>20</text:p>
          </table:table-cell>
          <table:table-cell office:value-type="float" office:value="19.9" calcext:value-type="float">
            <text:p>19.9</text:p>
          </table:table-cell>
          <table:table-cell office:value-type="float" office:value="0" calcext:value-type="float">
            <text:p>0</text:p>
          </table:table-cell>
          <table:table-cell office:value-type="string" calcext:value-type="string">
            <text:p>https://ae01.alicdn.com/kf/H70b0213d3e4245f79064ed22b9609404g.jpg | https://ae01.alicdn.com/kf/H53b822c38a0041c48e0c4cafd3d335fcs.jpg | https://ae01.alicdn.com/kf/Hd26d0ab0034b45e2bbb627b046b59ee7s.jpg | https://ae01.alicdn.com/kf/H35f8a4bc62e9453fbf2533f2bfb1224e1.jpg | https://ae01.alicdn.com/kf/H95514a8a1ffd4448b46766eb327cbcfbD.jpg | https://ae01.alicdn.com/kf/Hd7b875f422ff4c2981c727483417f9f2I.jpg | https://ae01.alicdn.com/kf/H24b48a5b6ef84fd9822b2284d079c747O.jpg | https://ae01.alicdn.com/kf/H7cf145dc9df74ab295c000daf5393581h.jpg | https://ae01.alicdn.com/kf/H6b755d050fae4534a411b5e2b7d7967al.jpg | https://ae01.alicdn.com/kf/H9d20d7758e8b406b8af9e4bd2dceb1607.jpg | https://ae01.alicdn.com/kf/He2734e6fbc5e477dbe0d06d55b6b1e36L.jpg | https://ae01.alicdn.com/kf/H69b792795893499fa53576a09b487080u.jpg | https://ae01.alicdn.com/kf/H1bee71956607458b81e484092d7d3b1bS.jpg | https://ae01.alicdn.com/kf/Heba586daab59496190c2855410752628h.jpg | https://ae01.alicdn.com/kf/He1f88ce34f9c46068686a717c5b2fcc7m.jpg</text:p>
          </table:table-cell>
          <table:table-cell office:value-type="string" calcext:value-type="string">
            <text:p>&lt;p&gt; &lt;/p&gt; &lt;ul class="a-unordered-list a-vertical a-spacing-mini" data-mce-fragment="1"&gt; &lt;li class="a-spacing-small" data-mce-fragment="1"&gt;&lt;span class="a-list-item" data-mce-fragment="1"&gt;The <text:s/>Knee Brace with Side Stabilizers and Patella Gel Pads is designed to provide comfortable and effective knee support for people who have knee pain or injuries. The brace is made of high-quality materials, including a neoprene blend that is both durable and breathable, making it comfortable to wear for extended periods.&lt;/span&gt;&lt;/li&gt; &lt;li class="a-spacing-small" data-mce-fragment="1"&gt;&lt;span class="a-list-item" data-mce-fragment="1"&gt;The brace features side stabilizers that help to provide additional support to the knee joint, which can help reduce pain and prevent further injury. It also has patella gel pads that provide targeted support to the kneecap, helping to reduce pressure and improve alignment.&lt;/span&gt;&lt;/li&gt; &lt;li class="a-spacing-small" data-mce-fragment="1"&gt;&lt;span class="a-list-item" data-mce-fragment="1"&gt;The knee brace is adjustable, with hook and loop straps that allow you to customize the fit for your specific needs. It is designed to be worn on either knee and can be used by both men and women.&lt;/span&gt;&lt;/li&gt; &lt;li class="a-spacing-small" data-mce-fragment="1"&gt;&lt;span class="a-list-item" data-mce-fragment="1"&gt;The <text:s/>Knee Brace with Side Stabilizers and Patella Gel Pads is suitable for a variety of conditions, including arthritis, tendonitis, and knee sprains. It is also a great option for athletes who want to prevent knee injuries during sports activities.&lt;/span&gt;&lt;/li&gt; &lt;li class="a-spacing-small" data-mce-fragment="1"&gt;&lt;span class="a-list-item" data-mce-fragment="1"&gt;Is a high-quality and effective option for people who need knee support. Its comfortable and adjustable design, combined with the added support of side stabilizers and patella gel pads, make it a great choice for anyone looking to reduce knee pain and improve knee function.&lt;/span&gt;&lt;/li&gt; &lt;/ul&gt; &lt;p&gt;&lt;span class="a-list-item" data-mce-fragment="1"&gt;&lt;meta charset="utf-8"&gt; &lt;img src="https://ae01.alicdn.com/kf/H70b0213d3e4245f79064ed22b9609404g.jpg?width=950&amp;amp;height=907&amp;amp;hash=1857" slate-data-type="image"&gt;&lt;img data-spm-anchor-id="a2g0o.detail.1000023.i0.66f91ee356jRl5" src="https://ae01.alicdn.com/kf/H53b822c38a0041c48e0c4cafd3d335fcs.jpg?width=950&amp;amp;height=988&amp;amp;hash=1938" slate-data-type="image"&gt;&lt;img src="https://ae01.alicdn.com/kf/Hd26d0ab0034b45e2bbb627b046b59ee7s.jpg?width=950&amp;amp;height=957&amp;amp;hash=1907" slate-data-type="image"&gt;&lt;img src="https://ae01.alicdn.com/kf/H35f8a4bc62e9453fbf2533f2bfb1224e1.jpg?width=950&amp;amp;height=942&amp;amp;hash=1892" slate-data-type="image"&gt;&lt;img src="https://ae01.alicdn.com/kf/H95514a8a1ffd4448b46766eb327cbcfbD.jpg?width=950&amp;amp;height=958&amp;amp;hash=1908" slate-data-type="image"&gt;&lt;img src="https://ae01.alicdn.com/kf/Hd7b875f422ff4c2981c727483417f9f2I.jpg?width=950&amp;amp;height=954&amp;amp;hash=1904" slate-data-type="image"&gt;&lt;img src="https://ae01.alicdn.com/kf/H24b48a5b6ef84fd9822b2284d079c747O.jpg?width=950&amp;amp;height=959&amp;amp;hash=1909" slate-data-type="image"&gt;&lt;img src="https://ae01.alicdn.com/kf/H7cf145dc9df74ab295c000daf5393581h.jpg?width=950&amp;amp;height=1334&amp;amp;hash=2284" slate-data-type="image"&gt;&lt;img src="https://ae01.alicdn.com/kf/H6b755d050fae4534a411b5e2b7d7967al.jpg?width=950&amp;amp;height=1175&amp;amp;hash=2125" slate-data-type="image"&gt;&lt;img src="https://ae01.alicdn.com/kf/H9d20d7758e8b406b8af9e4bd2dceb1607.jpg?width=950&amp;amp;height=1346&amp;amp;hash=2296" slate-data-type="image"&gt;&lt;img src="https://ae01.alicdn.com/kf/He2734e6fbc5e477dbe0d06d55b6b1e36L.jpg?width=950&amp;amp;height=1001&amp;amp;hash=1951" slate-data-type="image"&gt;&lt;img src="https://ae01.alicdn.com/kf/H69b792795893499fa53576a09b487080u.jpg?width=950&amp;amp;height=1287&amp;amp;hash=2237" slate-data-type="image"&gt;&lt;img src="https://ae01.alicdn.com/kf/H1bee71956607458b81e484092d7d3b1bS.jpg?width=950&amp;amp;height=1658&amp;amp;hash=2608" slate-data-type="image"&gt;&lt;img src="https://ae01.alicdn.com/kf/Heba586daab59496190c2855410752628h.jpg?width=950&amp;amp;height=827&amp;amp;hash=1777" slate-data-type="image"&gt;&lt;img src="https://ae01.alicdn.com/kf/He1f88ce34f9c46068686a717c5b2fcc7m.jpg?width=950&amp;amp;height=1327&amp;amp;hash=2277" slate-data-type="image"&gt;&lt;/span&gt;&lt;/p&gt;</text:p>
          </table:table-cell>
          <table:table-cell office:value-type="string" calcext:value-type="string">
            <text:p>1x <text:s/>Knee Support, Open-Patella Stabiliser &amp; Fully-Adjustable Neoprene Brace – Sports Injury Protection</text:p>
          </table:table-cell>
          <table:table-cell/>
          <table:table-cell office:value-type="float" office:value="29.99" calcext:value-type="float">
            <text:p>2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Medium] I1-01-02</text:p>
          </table:table-cell>
          <table:table-cell office:value-type="string" calcext:value-type="string">
            <text:p><text:s/>Knee Support, Open-Patella Stabiliser &amp; Fully-Adjustable Neoprene Brace – Sports Injury Protection</text:p>
          </table:table-cell>
          <table:table-cell office:value-type="string" calcext:value-type="string">
            <text:p>Generic</text:p>
          </table:table-cell>
          <table:table-cell office:value-type="string" calcext:value-type="string">
            <text:p>kogan:44313</text:p>
          </table:table-cell>
          <table:table-cell office:value-type="float" office:value="20" calcext:value-type="float">
            <text:p>20</text:p>
          </table:table-cell>
          <table:table-cell office:value-type="float" office:value="19.9" calcext:value-type="float">
            <text:p>19.9</text:p>
          </table:table-cell>
          <table:table-cell office:value-type="float" office:value="0" calcext:value-type="float">
            <text:p>0</text:p>
          </table:table-cell>
          <table:table-cell office:value-type="string" calcext:value-type="string">
            <text:p>https://ae01.alicdn.com/kf/H70b0213d3e4245f79064ed22b9609404g.jpg | https://ae01.alicdn.com/kf/H53b822c38a0041c48e0c4cafd3d335fcs.jpg | https://ae01.alicdn.com/kf/Hd26d0ab0034b45e2bbb627b046b59ee7s.jpg | https://ae01.alicdn.com/kf/H35f8a4bc62e9453fbf2533f2bfb1224e1.jpg | https://ae01.alicdn.com/kf/H95514a8a1ffd4448b46766eb327cbcfbD.jpg | https://ae01.alicdn.com/kf/Hd7b875f422ff4c2981c727483417f9f2I.jpg | https://ae01.alicdn.com/kf/H24b48a5b6ef84fd9822b2284d079c747O.jpg | https://ae01.alicdn.com/kf/H7cf145dc9df74ab295c000daf5393581h.jpg | https://ae01.alicdn.com/kf/H6b755d050fae4534a411b5e2b7d7967al.jpg | https://ae01.alicdn.com/kf/H9d20d7758e8b406b8af9e4bd2dceb1607.jpg | https://ae01.alicdn.com/kf/He2734e6fbc5e477dbe0d06d55b6b1e36L.jpg | https://ae01.alicdn.com/kf/H69b792795893499fa53576a09b487080u.jpg | https://ae01.alicdn.com/kf/H1bee71956607458b81e484092d7d3b1bS.jpg | https://ae01.alicdn.com/kf/Heba586daab59496190c2855410752628h.jpg | https://ae01.alicdn.com/kf/He1f88ce34f9c46068686a717c5b2fcc7m.jpg</text:p>
          </table:table-cell>
          <table:table-cell office:value-type="string" calcext:value-type="string">
            <text:p>&lt;p&gt; &lt;/p&gt; &lt;ul class="a-unordered-list a-vertical a-spacing-mini" data-mce-fragment="1"&gt; &lt;li class="a-spacing-small" data-mce-fragment="1"&gt;&lt;span class="a-list-item" data-mce-fragment="1"&gt;The <text:s/>Knee Brace with Side Stabilizers and Patella Gel Pads is designed to provide comfortable and effective knee support for people who have knee pain or injuries. The brace is made of high-quality materials, including a neoprene blend that is both durable and breathable, making it comfortable to wear for extended periods.&lt;/span&gt;&lt;/li&gt; &lt;li class="a-spacing-small" data-mce-fragment="1"&gt;&lt;span class="a-list-item" data-mce-fragment="1"&gt;The brace features side stabilizers that help to provide additional support to the knee joint, which can help reduce pain and prevent further injury. It also has patella gel pads that provide targeted support to the kneecap, helping to reduce pressure and improve alignment.&lt;/span&gt;&lt;/li&gt; &lt;li class="a-spacing-small" data-mce-fragment="1"&gt;&lt;span class="a-list-item" data-mce-fragment="1"&gt;The knee brace is adjustable, with hook and loop straps that allow you to customize the fit for your specific needs. It is designed to be worn on either knee and can be used by both men and women.&lt;/span&gt;&lt;/li&gt; &lt;li class="a-spacing-small" data-mce-fragment="1"&gt;&lt;span class="a-list-item" data-mce-fragment="1"&gt;The <text:s/>Knee Brace with Side Stabilizers and Patella Gel Pads is suitable for a variety of conditions, including arthritis, tendonitis, and knee sprains. It is also a great option for athletes who want to prevent knee injuries during sports activities.&lt;/span&gt;&lt;/li&gt; &lt;li class="a-spacing-small" data-mce-fragment="1"&gt;&lt;span class="a-list-item" data-mce-fragment="1"&gt;Is a high-quality and effective option for people who need knee support. Its comfortable and adjustable design, combined with the added support of side stabilizers and patella gel pads, make it a great choice for anyone looking to reduce knee pain and improve knee function.&lt;/span&gt;&lt;/li&gt; &lt;/ul&gt; &lt;p&gt;&lt;span class="a-list-item" data-mce-fragment="1"&gt;&lt;meta charset="utf-8"&gt; &lt;img src="https://ae01.alicdn.com/kf/H70b0213d3e4245f79064ed22b9609404g.jpg?width=950&amp;amp;height=907&amp;amp;hash=1857" slate-data-type="image"&gt;&lt;img data-spm-anchor-id="a2g0o.detail.1000023.i0.66f91ee356jRl5" src="https://ae01.alicdn.com/kf/H53b822c38a0041c48e0c4cafd3d335fcs.jpg?width=950&amp;amp;height=988&amp;amp;hash=1938" slate-data-type="image"&gt;&lt;img src="https://ae01.alicdn.com/kf/Hd26d0ab0034b45e2bbb627b046b59ee7s.jpg?width=950&amp;amp;height=957&amp;amp;hash=1907" slate-data-type="image"&gt;&lt;img src="https://ae01.alicdn.com/kf/H35f8a4bc62e9453fbf2533f2bfb1224e1.jpg?width=950&amp;amp;height=942&amp;amp;hash=1892" slate-data-type="image"&gt;&lt;img src="https://ae01.alicdn.com/kf/H95514a8a1ffd4448b46766eb327cbcfbD.jpg?width=950&amp;amp;height=958&amp;amp;hash=1908" slate-data-type="image"&gt;&lt;img src="https://ae01.alicdn.com/kf/Hd7b875f422ff4c2981c727483417f9f2I.jpg?width=950&amp;amp;height=954&amp;amp;hash=1904" slate-data-type="image"&gt;&lt;img src="https://ae01.alicdn.com/kf/H24b48a5b6ef84fd9822b2284d079c747O.jpg?width=950&amp;amp;height=959&amp;amp;hash=1909" slate-data-type="image"&gt;&lt;img src="https://ae01.alicdn.com/kf/H7cf145dc9df74ab295c000daf5393581h.jpg?width=950&amp;amp;height=1334&amp;amp;hash=2284" slate-data-type="image"&gt;&lt;img src="https://ae01.alicdn.com/kf/H6b755d050fae4534a411b5e2b7d7967al.jpg?width=950&amp;amp;height=1175&amp;amp;hash=2125" slate-data-type="image"&gt;&lt;img src="https://ae01.alicdn.com/kf/H9d20d7758e8b406b8af9e4bd2dceb1607.jpg?width=950&amp;amp;height=1346&amp;amp;hash=2296" slate-data-type="image"&gt;&lt;img src="https://ae01.alicdn.com/kf/He2734e6fbc5e477dbe0d06d55b6b1e36L.jpg?width=950&amp;amp;height=1001&amp;amp;hash=1951" slate-data-type="image"&gt;&lt;img src="https://ae01.alicdn.com/kf/H69b792795893499fa53576a09b487080u.jpg?width=950&amp;amp;height=1287&amp;amp;hash=2237" slate-data-type="image"&gt;&lt;img src="https://ae01.alicdn.com/kf/H1bee71956607458b81e484092d7d3b1bS.jpg?width=950&amp;amp;height=1658&amp;amp;hash=2608" slate-data-type="image"&gt;&lt;img src="https://ae01.alicdn.com/kf/Heba586daab59496190c2855410752628h.jpg?width=950&amp;amp;height=827&amp;amp;hash=1777" slate-data-type="image"&gt;&lt;img src="https://ae01.alicdn.com/kf/He1f88ce34f9c46068686a717c5b2fcc7m.jpg?width=950&amp;amp;height=1327&amp;amp;hash=2277" slate-data-type="image"&gt;&lt;/span&gt;&lt;/p&gt;</text:p>
          </table:table-cell>
          <table:table-cell office:value-type="string" calcext:value-type="string">
            <text:p>1x <text:s/>Knee Support, Open-Patella Stabiliser &amp; Fully-Adjustable Neoprene Brace – Sports Injury Protection</text:p>
          </table:table-cell>
          <table:table-cell/>
          <table:table-cell office:value-type="float" office:value="29.99" calcext:value-type="float">
            <text:p>2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Medium] I1-02-02</text:p>
          </table:table-cell>
          <table:table-cell office:value-type="string" calcext:value-type="string">
            <text:p><text:s/>Knee Support, Open-Patella Stabiliser &amp; Fully-Adjustable Neoprene Brace – Sports Injury Protection</text:p>
          </table:table-cell>
          <table:table-cell office:value-type="string" calcext:value-type="string">
            <text:p>Generic</text:p>
          </table:table-cell>
          <table:table-cell office:value-type="string" calcext:value-type="string">
            <text:p>kogan:44313</text:p>
          </table:table-cell>
          <table:table-cell office:value-type="float" office:value="20" calcext:value-type="float">
            <text:p>20</text:p>
          </table:table-cell>
          <table:table-cell office:value-type="float" office:value="19.9" calcext:value-type="float">
            <text:p>19.9</text:p>
          </table:table-cell>
          <table:table-cell office:value-type="float" office:value="0" calcext:value-type="float">
            <text:p>0</text:p>
          </table:table-cell>
          <table:table-cell office:value-type="string" calcext:value-type="string">
            <text:p>https://ae01.alicdn.com/kf/H70b0213d3e4245f79064ed22b9609404g.jpg | https://ae01.alicdn.com/kf/H53b822c38a0041c48e0c4cafd3d335fcs.jpg | https://ae01.alicdn.com/kf/Hd26d0ab0034b45e2bbb627b046b59ee7s.jpg | https://ae01.alicdn.com/kf/H35f8a4bc62e9453fbf2533f2bfb1224e1.jpg | https://ae01.alicdn.com/kf/H95514a8a1ffd4448b46766eb327cbcfbD.jpg | https://ae01.alicdn.com/kf/Hd7b875f422ff4c2981c727483417f9f2I.jpg | https://ae01.alicdn.com/kf/H24b48a5b6ef84fd9822b2284d079c747O.jpg | https://ae01.alicdn.com/kf/H7cf145dc9df74ab295c000daf5393581h.jpg | https://ae01.alicdn.com/kf/H6b755d050fae4534a411b5e2b7d7967al.jpg | https://ae01.alicdn.com/kf/H9d20d7758e8b406b8af9e4bd2dceb1607.jpg | https://ae01.alicdn.com/kf/He2734e6fbc5e477dbe0d06d55b6b1e36L.jpg | https://ae01.alicdn.com/kf/H69b792795893499fa53576a09b487080u.jpg | https://ae01.alicdn.com/kf/H1bee71956607458b81e484092d7d3b1bS.jpg | https://ae01.alicdn.com/kf/Heba586daab59496190c2855410752628h.jpg | https://ae01.alicdn.com/kf/He1f88ce34f9c46068686a717c5b2fcc7m.jpg</text:p>
          </table:table-cell>
          <table:table-cell office:value-type="string" calcext:value-type="string">
            <text:p>&lt;p&gt; &lt;/p&gt; &lt;ul class="a-unordered-list a-vertical a-spacing-mini" data-mce-fragment="1"&gt; &lt;li class="a-spacing-small" data-mce-fragment="1"&gt;&lt;span class="a-list-item" data-mce-fragment="1"&gt;The <text:s/>Knee Brace with Side Stabilizers and Patella Gel Pads is designed to provide comfortable and effective knee support for people who have knee pain or injuries. The brace is made of high-quality materials, including a neoprene blend that is both durable and breathable, making it comfortable to wear for extended periods.&lt;/span&gt;&lt;/li&gt; &lt;li class="a-spacing-small" data-mce-fragment="1"&gt;&lt;span class="a-list-item" data-mce-fragment="1"&gt;The brace features side stabilizers that help to provide additional support to the knee joint, which can help reduce pain and prevent further injury. It also has patella gel pads that provide targeted support to the kneecap, helping to reduce pressure and improve alignment.&lt;/span&gt;&lt;/li&gt; &lt;li class="a-spacing-small" data-mce-fragment="1"&gt;&lt;span class="a-list-item" data-mce-fragment="1"&gt;The knee brace is adjustable, with hook and loop straps that allow you to customize the fit for your specific needs. It is designed to be worn on either knee and can be used by both men and women.&lt;/span&gt;&lt;/li&gt; &lt;li class="a-spacing-small" data-mce-fragment="1"&gt;&lt;span class="a-list-item" data-mce-fragment="1"&gt;The <text:s/>Knee Brace with Side Stabilizers and Patella Gel Pads is suitable for a variety of conditions, including arthritis, tendonitis, and knee sprains. It is also a great option for athletes who want to prevent knee injuries during sports activities.&lt;/span&gt;&lt;/li&gt; &lt;li class="a-spacing-small" data-mce-fragment="1"&gt;&lt;span class="a-list-item" data-mce-fragment="1"&gt;Is a high-quality and effective option for people who need knee support. Its comfortable and adjustable design, combined with the added support of side stabilizers and patella gel pads, make it a great choice for anyone looking to reduce knee pain and improve knee function.&lt;/span&gt;&lt;/li&gt; &lt;/ul&gt; &lt;p&gt;&lt;span class="a-list-item" data-mce-fragment="1"&gt;&lt;meta charset="utf-8"&gt; &lt;img src="https://ae01.alicdn.com/kf/H70b0213d3e4245f79064ed22b9609404g.jpg?width=950&amp;amp;height=907&amp;amp;hash=1857" slate-data-type="image"&gt;&lt;img data-spm-anchor-id="a2g0o.detail.1000023.i0.66f91ee356jRl5" src="https://ae01.alicdn.com/kf/H53b822c38a0041c48e0c4cafd3d335fcs.jpg?width=950&amp;amp;height=988&amp;amp;hash=1938" slate-data-type="image"&gt;&lt;img src="https://ae01.alicdn.com/kf/Hd26d0ab0034b45e2bbb627b046b59ee7s.jpg?width=950&amp;amp;height=957&amp;amp;hash=1907" slate-data-type="image"&gt;&lt;img src="https://ae01.alicdn.com/kf/H35f8a4bc62e9453fbf2533f2bfb1224e1.jpg?width=950&amp;amp;height=942&amp;amp;hash=1892" slate-data-type="image"&gt;&lt;img src="https://ae01.alicdn.com/kf/H95514a8a1ffd4448b46766eb327cbcfbD.jpg?width=950&amp;amp;height=958&amp;amp;hash=1908" slate-data-type="image"&gt;&lt;img src="https://ae01.alicdn.com/kf/Hd7b875f422ff4c2981c727483417f9f2I.jpg?width=950&amp;amp;height=954&amp;amp;hash=1904" slate-data-type="image"&gt;&lt;img src="https://ae01.alicdn.com/kf/H24b48a5b6ef84fd9822b2284d079c747O.jpg?width=950&amp;amp;height=959&amp;amp;hash=1909" slate-data-type="image"&gt;&lt;img src="https://ae01.alicdn.com/kf/H7cf145dc9df74ab295c000daf5393581h.jpg?width=950&amp;amp;height=1334&amp;amp;hash=2284" slate-data-type="image"&gt;&lt;img src="https://ae01.alicdn.com/kf/H6b755d050fae4534a411b5e2b7d7967al.jpg?width=950&amp;amp;height=1175&amp;amp;hash=2125" slate-data-type="image"&gt;&lt;img src="https://ae01.alicdn.com/kf/H9d20d7758e8b406b8af9e4bd2dceb1607.jpg?width=950&amp;amp;height=1346&amp;amp;hash=2296" slate-data-type="image"&gt;&lt;img src="https://ae01.alicdn.com/kf/He2734e6fbc5e477dbe0d06d55b6b1e36L.jpg?width=950&amp;amp;height=1001&amp;amp;hash=1951" slate-data-type="image"&gt;&lt;img src="https://ae01.alicdn.com/kf/H69b792795893499fa53576a09b487080u.jpg?width=950&amp;amp;height=1287&amp;amp;hash=2237" slate-data-type="image"&gt;&lt;img src="https://ae01.alicdn.com/kf/H1bee71956607458b81e484092d7d3b1bS.jpg?width=950&amp;amp;height=1658&amp;amp;hash=2608" slate-data-type="image"&gt;&lt;img src="https://ae01.alicdn.com/kf/Heba586daab59496190c2855410752628h.jpg?width=950&amp;amp;height=827&amp;amp;hash=1777" slate-data-type="image"&gt;&lt;img src="https://ae01.alicdn.com/kf/He1f88ce34f9c46068686a717c5b2fcc7m.jpg?width=950&amp;amp;height=1327&amp;amp;hash=2277" slate-data-type="image"&gt;&lt;/span&gt;&lt;/p&gt;</text:p>
          </table:table-cell>
          <table:table-cell office:value-type="string" calcext:value-type="string">
            <text:p>1x <text:s/>Knee Support, Open-Patella Stabiliser &amp; Fully-Adjustable Neoprene Brace – Sports Injury Protection</text:p>
          </table:table-cell>
          <table:table-cell/>
          <table:table-cell office:value-type="float" office:value="29.99" calcext:value-type="float">
            <text:p>2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Medium] I2-05-04</text:p>
          </table:table-cell>
          <table:table-cell office:value-type="string" calcext:value-type="string">
            <text:p><text:s/>Knee Support, Open-Patella Stabiliser &amp; Fully-Adjustable Neoprene Brace – Sports Injury Protection</text:p>
          </table:table-cell>
          <table:table-cell office:value-type="string" calcext:value-type="string">
            <text:p>Generic</text:p>
          </table:table-cell>
          <table:table-cell office:value-type="string" calcext:value-type="string">
            <text:p>kogan:44313</text:p>
          </table:table-cell>
          <table:table-cell office:value-type="float" office:value="20" calcext:value-type="float">
            <text:p>20</text:p>
          </table:table-cell>
          <table:table-cell office:value-type="float" office:value="19.9" calcext:value-type="float">
            <text:p>19.9</text:p>
          </table:table-cell>
          <table:table-cell office:value-type="float" office:value="0" calcext:value-type="float">
            <text:p>0</text:p>
          </table:table-cell>
          <table:table-cell office:value-type="string" calcext:value-type="string">
            <text:p>https://ae01.alicdn.com/kf/H70b0213d3e4245f79064ed22b9609404g.jpg | https://ae01.alicdn.com/kf/H53b822c38a0041c48e0c4cafd3d335fcs.jpg | https://ae01.alicdn.com/kf/Hd26d0ab0034b45e2bbb627b046b59ee7s.jpg | https://ae01.alicdn.com/kf/H35f8a4bc62e9453fbf2533f2bfb1224e1.jpg | https://ae01.alicdn.com/kf/H95514a8a1ffd4448b46766eb327cbcfbD.jpg | https://ae01.alicdn.com/kf/Hd7b875f422ff4c2981c727483417f9f2I.jpg | https://ae01.alicdn.com/kf/H24b48a5b6ef84fd9822b2284d079c747O.jpg | https://ae01.alicdn.com/kf/H7cf145dc9df74ab295c000daf5393581h.jpg | https://ae01.alicdn.com/kf/H6b755d050fae4534a411b5e2b7d7967al.jpg | https://ae01.alicdn.com/kf/H9d20d7758e8b406b8af9e4bd2dceb1607.jpg | https://ae01.alicdn.com/kf/He2734e6fbc5e477dbe0d06d55b6b1e36L.jpg | https://ae01.alicdn.com/kf/H69b792795893499fa53576a09b487080u.jpg | https://ae01.alicdn.com/kf/H1bee71956607458b81e484092d7d3b1bS.jpg | https://ae01.alicdn.com/kf/Heba586daab59496190c2855410752628h.jpg | https://ae01.alicdn.com/kf/He1f88ce34f9c46068686a717c5b2fcc7m.jpg</text:p>
          </table:table-cell>
          <table:table-cell office:value-type="string" calcext:value-type="string">
            <text:p>&lt;p&gt; &lt;/p&gt; &lt;ul class="a-unordered-list a-vertical a-spacing-mini" data-mce-fragment="1"&gt; &lt;li class="a-spacing-small" data-mce-fragment="1"&gt;&lt;span class="a-list-item" data-mce-fragment="1"&gt;The <text:s/>Knee Brace with Side Stabilizers and Patella Gel Pads is designed to provide comfortable and effective knee support for people who have knee pain or injuries. The brace is made of high-quality materials, including a neoprene blend that is both durable and breathable, making it comfortable to wear for extended periods.&lt;/span&gt;&lt;/li&gt; &lt;li class="a-spacing-small" data-mce-fragment="1"&gt;&lt;span class="a-list-item" data-mce-fragment="1"&gt;The brace features side stabilizers that help to provide additional support to the knee joint, which can help reduce pain and prevent further injury. It also has patella gel pads that provide targeted support to the kneecap, helping to reduce pressure and improve alignment.&lt;/span&gt;&lt;/li&gt; &lt;li class="a-spacing-small" data-mce-fragment="1"&gt;&lt;span class="a-list-item" data-mce-fragment="1"&gt;The knee brace is adjustable, with hook and loop straps that allow you to customize the fit for your specific needs. It is designed to be worn on either knee and can be used by both men and women.&lt;/span&gt;&lt;/li&gt; &lt;li class="a-spacing-small" data-mce-fragment="1"&gt;&lt;span class="a-list-item" data-mce-fragment="1"&gt;The <text:s/>Knee Brace with Side Stabilizers and Patella Gel Pads is suitable for a variety of conditions, including arthritis, tendonitis, and knee sprains. It is also a great option for athletes who want to prevent knee injuries during sports activities.&lt;/span&gt;&lt;/li&gt; &lt;li class="a-spacing-small" data-mce-fragment="1"&gt;&lt;span class="a-list-item" data-mce-fragment="1"&gt;Is a high-quality and effective option for people who need knee support. Its comfortable and adjustable design, combined with the added support of side stabilizers and patella gel pads, make it a great choice for anyone looking to reduce knee pain and improve knee function.&lt;/span&gt;&lt;/li&gt; &lt;/ul&gt; &lt;p&gt;&lt;span class="a-list-item" data-mce-fragment="1"&gt;&lt;meta charset="utf-8"&gt; &lt;img src="https://ae01.alicdn.com/kf/H70b0213d3e4245f79064ed22b9609404g.jpg?width=950&amp;amp;height=907&amp;amp;hash=1857" slate-data-type="image"&gt;&lt;img data-spm-anchor-id="a2g0o.detail.1000023.i0.66f91ee356jRl5" src="https://ae01.alicdn.com/kf/H53b822c38a0041c48e0c4cafd3d335fcs.jpg?width=950&amp;amp;height=988&amp;amp;hash=1938" slate-data-type="image"&gt;&lt;img src="https://ae01.alicdn.com/kf/Hd26d0ab0034b45e2bbb627b046b59ee7s.jpg?width=950&amp;amp;height=957&amp;amp;hash=1907" slate-data-type="image"&gt;&lt;img src="https://ae01.alicdn.com/kf/H35f8a4bc62e9453fbf2533f2bfb1224e1.jpg?width=950&amp;amp;height=942&amp;amp;hash=1892" slate-data-type="image"&gt;&lt;img src="https://ae01.alicdn.com/kf/H95514a8a1ffd4448b46766eb327cbcfbD.jpg?width=950&amp;amp;height=958&amp;amp;hash=1908" slate-data-type="image"&gt;&lt;img src="https://ae01.alicdn.com/kf/Hd7b875f422ff4c2981c727483417f9f2I.jpg?width=950&amp;amp;height=954&amp;amp;hash=1904" slate-data-type="image"&gt;&lt;img src="https://ae01.alicdn.com/kf/H24b48a5b6ef84fd9822b2284d079c747O.jpg?width=950&amp;amp;height=959&amp;amp;hash=1909" slate-data-type="image"&gt;&lt;img src="https://ae01.alicdn.com/kf/H7cf145dc9df74ab295c000daf5393581h.jpg?width=950&amp;amp;height=1334&amp;amp;hash=2284" slate-data-type="image"&gt;&lt;img src="https://ae01.alicdn.com/kf/H6b755d050fae4534a411b5e2b7d7967al.jpg?width=950&amp;amp;height=1175&amp;amp;hash=2125" slate-data-type="image"&gt;&lt;img src="https://ae01.alicdn.com/kf/H9d20d7758e8b406b8af9e4bd2dceb1607.jpg?width=950&amp;amp;height=1346&amp;amp;hash=2296" slate-data-type="image"&gt;&lt;img src="https://ae01.alicdn.com/kf/He2734e6fbc5e477dbe0d06d55b6b1e36L.jpg?width=950&amp;amp;height=1001&amp;amp;hash=1951" slate-data-type="image"&gt;&lt;img src="https://ae01.alicdn.com/kf/H69b792795893499fa53576a09b487080u.jpg?width=950&amp;amp;height=1287&amp;amp;hash=2237" slate-data-type="image"&gt;&lt;img src="https://ae01.alicdn.com/kf/H1bee71956607458b81e484092d7d3b1bS.jpg?width=950&amp;amp;height=1658&amp;amp;hash=2608" slate-data-type="image"&gt;&lt;img src="https://ae01.alicdn.com/kf/Heba586daab59496190c2855410752628h.jpg?width=950&amp;amp;height=827&amp;amp;hash=1777" slate-data-type="image"&gt;&lt;img src="https://ae01.alicdn.com/kf/He1f88ce34f9c46068686a717c5b2fcc7m.jpg?width=950&amp;amp;height=1327&amp;amp;hash=2277" slate-data-type="image"&gt;&lt;/span&gt;&lt;/p&gt;</text:p>
          </table:table-cell>
          <table:table-cell office:value-type="string" calcext:value-type="string">
            <text:p>1x <text:s/>Knee Support, Open-Patella Stabiliser &amp; Fully-Adjustable Neoprene Brace – Sports Injury Protection</text:p>
          </table:table-cell>
          <table:table-cell/>
          <table:table-cell office:value-type="float" office:value="29.99" calcext:value-type="float">
            <text:p>2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Medium] I2-06-04</text:p>
          </table:table-cell>
          <table:table-cell office:value-type="string" calcext:value-type="string">
            <text:p><text:s/>Knee Support, Open-Patella Stabiliser &amp; Fully-Adjustable Neoprene Brace – Sports Injury Protection</text:p>
          </table:table-cell>
          <table:table-cell office:value-type="string" calcext:value-type="string">
            <text:p>Generic</text:p>
          </table:table-cell>
          <table:table-cell office:value-type="string" calcext:value-type="string">
            <text:p>kogan:44313</text:p>
          </table:table-cell>
          <table:table-cell office:value-type="float" office:value="20" calcext:value-type="float">
            <text:p>20</text:p>
          </table:table-cell>
          <table:table-cell office:value-type="float" office:value="19.9" calcext:value-type="float">
            <text:p>19.9</text:p>
          </table:table-cell>
          <table:table-cell office:value-type="float" office:value="0" calcext:value-type="float">
            <text:p>0</text:p>
          </table:table-cell>
          <table:table-cell office:value-type="string" calcext:value-type="string">
            <text:p>https://ae01.alicdn.com/kf/H70b0213d3e4245f79064ed22b9609404g.jpg | https://ae01.alicdn.com/kf/H53b822c38a0041c48e0c4cafd3d335fcs.jpg | https://ae01.alicdn.com/kf/Hd26d0ab0034b45e2bbb627b046b59ee7s.jpg | https://ae01.alicdn.com/kf/H35f8a4bc62e9453fbf2533f2bfb1224e1.jpg | https://ae01.alicdn.com/kf/H95514a8a1ffd4448b46766eb327cbcfbD.jpg | https://ae01.alicdn.com/kf/Hd7b875f422ff4c2981c727483417f9f2I.jpg | https://ae01.alicdn.com/kf/H24b48a5b6ef84fd9822b2284d079c747O.jpg | https://ae01.alicdn.com/kf/H7cf145dc9df74ab295c000daf5393581h.jpg | https://ae01.alicdn.com/kf/H6b755d050fae4534a411b5e2b7d7967al.jpg | https://ae01.alicdn.com/kf/H9d20d7758e8b406b8af9e4bd2dceb1607.jpg | https://ae01.alicdn.com/kf/He2734e6fbc5e477dbe0d06d55b6b1e36L.jpg | https://ae01.alicdn.com/kf/H69b792795893499fa53576a09b487080u.jpg | https://ae01.alicdn.com/kf/H1bee71956607458b81e484092d7d3b1bS.jpg | https://ae01.alicdn.com/kf/Heba586daab59496190c2855410752628h.jpg | https://ae01.alicdn.com/kf/He1f88ce34f9c46068686a717c5b2fcc7m.jpg</text:p>
          </table:table-cell>
          <table:table-cell office:value-type="string" calcext:value-type="string">
            <text:p>&lt;p&gt; &lt;/p&gt; &lt;ul class="a-unordered-list a-vertical a-spacing-mini" data-mce-fragment="1"&gt; &lt;li class="a-spacing-small" data-mce-fragment="1"&gt;&lt;span class="a-list-item" data-mce-fragment="1"&gt;The <text:s/>Knee Brace with Side Stabilizers and Patella Gel Pads is designed to provide comfortable and effective knee support for people who have knee pain or injuries. The brace is made of high-quality materials, including a neoprene blend that is both durable and breathable, making it comfortable to wear for extended periods.&lt;/span&gt;&lt;/li&gt; &lt;li class="a-spacing-small" data-mce-fragment="1"&gt;&lt;span class="a-list-item" data-mce-fragment="1"&gt;The brace features side stabilizers that help to provide additional support to the knee joint, which can help reduce pain and prevent further injury. It also has patella gel pads that provide targeted support to the kneecap, helping to reduce pressure and improve alignment.&lt;/span&gt;&lt;/li&gt; &lt;li class="a-spacing-small" data-mce-fragment="1"&gt;&lt;span class="a-list-item" data-mce-fragment="1"&gt;The knee brace is adjustable, with hook and loop straps that allow you to customize the fit for your specific needs. It is designed to be worn on either knee and can be used by both men and women.&lt;/span&gt;&lt;/li&gt; &lt;li class="a-spacing-small" data-mce-fragment="1"&gt;&lt;span class="a-list-item" data-mce-fragment="1"&gt;The <text:s/>Knee Brace with Side Stabilizers and Patella Gel Pads is suitable for a variety of conditions, including arthritis, tendonitis, and knee sprains. It is also a great option for athletes who want to prevent knee injuries during sports activities.&lt;/span&gt;&lt;/li&gt; &lt;li class="a-spacing-small" data-mce-fragment="1"&gt;&lt;span class="a-list-item" data-mce-fragment="1"&gt;Is a high-quality and effective option for people who need knee support. Its comfortable and adjustable design, combined with the added support of side stabilizers and patella gel pads, make it a great choice for anyone looking to reduce knee pain and improve knee function.&lt;/span&gt;&lt;/li&gt; &lt;/ul&gt; &lt;p&gt;&lt;span class="a-list-item" data-mce-fragment="1"&gt;&lt;meta charset="utf-8"&gt; &lt;img src="https://ae01.alicdn.com/kf/H70b0213d3e4245f79064ed22b9609404g.jpg?width=950&amp;amp;height=907&amp;amp;hash=1857" slate-data-type="image"&gt;&lt;img data-spm-anchor-id="a2g0o.detail.1000023.i0.66f91ee356jRl5" src="https://ae01.alicdn.com/kf/H53b822c38a0041c48e0c4cafd3d335fcs.jpg?width=950&amp;amp;height=988&amp;amp;hash=1938" slate-data-type="image"&gt;&lt;img src="https://ae01.alicdn.com/kf/Hd26d0ab0034b45e2bbb627b046b59ee7s.jpg?width=950&amp;amp;height=957&amp;amp;hash=1907" slate-data-type="image"&gt;&lt;img src="https://ae01.alicdn.com/kf/H35f8a4bc62e9453fbf2533f2bfb1224e1.jpg?width=950&amp;amp;height=942&amp;amp;hash=1892" slate-data-type="image"&gt;&lt;img src="https://ae01.alicdn.com/kf/H95514a8a1ffd4448b46766eb327cbcfbD.jpg?width=950&amp;amp;height=958&amp;amp;hash=1908" slate-data-type="image"&gt;&lt;img src="https://ae01.alicdn.com/kf/Hd7b875f422ff4c2981c727483417f9f2I.jpg?width=950&amp;amp;height=954&amp;amp;hash=1904" slate-data-type="image"&gt;&lt;img src="https://ae01.alicdn.com/kf/H24b48a5b6ef84fd9822b2284d079c747O.jpg?width=950&amp;amp;height=959&amp;amp;hash=1909" slate-data-type="image"&gt;&lt;img src="https://ae01.alicdn.com/kf/H7cf145dc9df74ab295c000daf5393581h.jpg?width=950&amp;amp;height=1334&amp;amp;hash=2284" slate-data-type="image"&gt;&lt;img src="https://ae01.alicdn.com/kf/H6b755d050fae4534a411b5e2b7d7967al.jpg?width=950&amp;amp;height=1175&amp;amp;hash=2125" slate-data-type="image"&gt;&lt;img src="https://ae01.alicdn.com/kf/H9d20d7758e8b406b8af9e4bd2dceb1607.jpg?width=950&amp;amp;height=1346&amp;amp;hash=2296" slate-data-type="image"&gt;&lt;img src="https://ae01.alicdn.com/kf/He2734e6fbc5e477dbe0d06d55b6b1e36L.jpg?width=950&amp;amp;height=1001&amp;amp;hash=1951" slate-data-type="image"&gt;&lt;img src="https://ae01.alicdn.com/kf/H69b792795893499fa53576a09b487080u.jpg?width=950&amp;amp;height=1287&amp;amp;hash=2237" slate-data-type="image"&gt;&lt;img src="https://ae01.alicdn.com/kf/H1bee71956607458b81e484092d7d3b1bS.jpg?width=950&amp;amp;height=1658&amp;amp;hash=2608" slate-data-type="image"&gt;&lt;img src="https://ae01.alicdn.com/kf/Heba586daab59496190c2855410752628h.jpg?width=950&amp;amp;height=827&amp;amp;hash=1777" slate-data-type="image"&gt;&lt;img src="https://ae01.alicdn.com/kf/He1f88ce34f9c46068686a717c5b2fcc7m.jpg?width=950&amp;amp;height=1327&amp;amp;hash=2277" slate-data-type="image"&gt;&lt;/span&gt;&lt;/p&gt;</text:p>
          </table:table-cell>
          <table:table-cell office:value-type="string" calcext:value-type="string">
            <text:p>1x <text:s/>Knee Support, Open-Patella Stabiliser &amp; Fully-Adjustable Neoprene Brace – Sports Injury Protection</text:p>
          </table:table-cell>
          <table:table-cell/>
          <table:table-cell office:value-type="float" office:value="29.99" calcext:value-type="float">
            <text:p>2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Medium] I2-05-05</text:p>
          </table:table-cell>
          <table:table-cell office:value-type="string" calcext:value-type="string">
            <text:p><text:s/>Knee Support, Open-Patella Stabiliser &amp; Fully-Adjustable Neoprene Brace – Sports Injury Protection</text:p>
          </table:table-cell>
          <table:table-cell office:value-type="string" calcext:value-type="string">
            <text:p>Generic</text:p>
          </table:table-cell>
          <table:table-cell office:value-type="string" calcext:value-type="string">
            <text:p>kogan:44313</text:p>
          </table:table-cell>
          <table:table-cell office:value-type="float" office:value="20" calcext:value-type="float">
            <text:p>20</text:p>
          </table:table-cell>
          <table:table-cell office:value-type="float" office:value="19.9" calcext:value-type="float">
            <text:p>19.9</text:p>
          </table:table-cell>
          <table:table-cell office:value-type="float" office:value="0" calcext:value-type="float">
            <text:p>0</text:p>
          </table:table-cell>
          <table:table-cell office:value-type="string" calcext:value-type="string">
            <text:p>https://ae01.alicdn.com/kf/H70b0213d3e4245f79064ed22b9609404g.jpg | https://ae01.alicdn.com/kf/H53b822c38a0041c48e0c4cafd3d335fcs.jpg | https://ae01.alicdn.com/kf/Hd26d0ab0034b45e2bbb627b046b59ee7s.jpg | https://ae01.alicdn.com/kf/H35f8a4bc62e9453fbf2533f2bfb1224e1.jpg | https://ae01.alicdn.com/kf/H95514a8a1ffd4448b46766eb327cbcfbD.jpg | https://ae01.alicdn.com/kf/Hd7b875f422ff4c2981c727483417f9f2I.jpg | https://ae01.alicdn.com/kf/H24b48a5b6ef84fd9822b2284d079c747O.jpg | https://ae01.alicdn.com/kf/H7cf145dc9df74ab295c000daf5393581h.jpg | https://ae01.alicdn.com/kf/H6b755d050fae4534a411b5e2b7d7967al.jpg | https://ae01.alicdn.com/kf/H9d20d7758e8b406b8af9e4bd2dceb1607.jpg | https://ae01.alicdn.com/kf/He2734e6fbc5e477dbe0d06d55b6b1e36L.jpg | https://ae01.alicdn.com/kf/H69b792795893499fa53576a09b487080u.jpg | https://ae01.alicdn.com/kf/H1bee71956607458b81e484092d7d3b1bS.jpg | https://ae01.alicdn.com/kf/Heba586daab59496190c2855410752628h.jpg | https://ae01.alicdn.com/kf/He1f88ce34f9c46068686a717c5b2fcc7m.jpg</text:p>
          </table:table-cell>
          <table:table-cell office:value-type="string" calcext:value-type="string">
            <text:p>&lt;p&gt; &lt;/p&gt; &lt;ul class="a-unordered-list a-vertical a-spacing-mini" data-mce-fragment="1"&gt; &lt;li class="a-spacing-small" data-mce-fragment="1"&gt;&lt;span class="a-list-item" data-mce-fragment="1"&gt;The <text:s/>Knee Brace with Side Stabilizers and Patella Gel Pads is designed to provide comfortable and effective knee support for people who have knee pain or injuries. The brace is made of high-quality materials, including a neoprene blend that is both durable and breathable, making it comfortable to wear for extended periods.&lt;/span&gt;&lt;/li&gt; &lt;li class="a-spacing-small" data-mce-fragment="1"&gt;&lt;span class="a-list-item" data-mce-fragment="1"&gt;The brace features side stabilizers that help to provide additional support to the knee joint, which can help reduce pain and prevent further injury. It also has patella gel pads that provide targeted support to the kneecap, helping to reduce pressure and improve alignment.&lt;/span&gt;&lt;/li&gt; &lt;li class="a-spacing-small" data-mce-fragment="1"&gt;&lt;span class="a-list-item" data-mce-fragment="1"&gt;The knee brace is adjustable, with hook and loop straps that allow you to customize the fit for your specific needs. It is designed to be worn on either knee and can be used by both men and women.&lt;/span&gt;&lt;/li&gt; &lt;li class="a-spacing-small" data-mce-fragment="1"&gt;&lt;span class="a-list-item" data-mce-fragment="1"&gt;The <text:s/>Knee Brace with Side Stabilizers and Patella Gel Pads is suitable for a variety of conditions, including arthritis, tendonitis, and knee sprains. It is also a great option for athletes who want to prevent knee injuries during sports activities.&lt;/span&gt;&lt;/li&gt; &lt;li class="a-spacing-small" data-mce-fragment="1"&gt;&lt;span class="a-list-item" data-mce-fragment="1"&gt;Is a high-quality and effective option for people who need knee support. Its comfortable and adjustable design, combined with the added support of side stabilizers and patella gel pads, make it a great choice for anyone looking to reduce knee pain and improve knee function.&lt;/span&gt;&lt;/li&gt; &lt;/ul&gt; &lt;p&gt;&lt;span class="a-list-item" data-mce-fragment="1"&gt;&lt;meta charset="utf-8"&gt; &lt;img src="https://ae01.alicdn.com/kf/H70b0213d3e4245f79064ed22b9609404g.jpg?width=950&amp;amp;height=907&amp;amp;hash=1857" slate-data-type="image"&gt;&lt;img data-spm-anchor-id="a2g0o.detail.1000023.i0.66f91ee356jRl5" src="https://ae01.alicdn.com/kf/H53b822c38a0041c48e0c4cafd3d335fcs.jpg?width=950&amp;amp;height=988&amp;amp;hash=1938" slate-data-type="image"&gt;&lt;img src="https://ae01.alicdn.com/kf/Hd26d0ab0034b45e2bbb627b046b59ee7s.jpg?width=950&amp;amp;height=957&amp;amp;hash=1907" slate-data-type="image"&gt;&lt;img src="https://ae01.alicdn.com/kf/H35f8a4bc62e9453fbf2533f2bfb1224e1.jpg?width=950&amp;amp;height=942&amp;amp;hash=1892" slate-data-type="image"&gt;&lt;img src="https://ae01.alicdn.com/kf/H95514a8a1ffd4448b46766eb327cbcfbD.jpg?width=950&amp;amp;height=958&amp;amp;hash=1908" slate-data-type="image"&gt;&lt;img src="https://ae01.alicdn.com/kf/Hd7b875f422ff4c2981c727483417f9f2I.jpg?width=950&amp;amp;height=954&amp;amp;hash=1904" slate-data-type="image"&gt;&lt;img src="https://ae01.alicdn.com/kf/H24b48a5b6ef84fd9822b2284d079c747O.jpg?width=950&amp;amp;height=959&amp;amp;hash=1909" slate-data-type="image"&gt;&lt;img src="https://ae01.alicdn.com/kf/H7cf145dc9df74ab295c000daf5393581h.jpg?width=950&amp;amp;height=1334&amp;amp;hash=2284" slate-data-type="image"&gt;&lt;img src="https://ae01.alicdn.com/kf/H6b755d050fae4534a411b5e2b7d7967al.jpg?width=950&amp;amp;height=1175&amp;amp;hash=2125" slate-data-type="image"&gt;&lt;img src="https://ae01.alicdn.com/kf/H9d20d7758e8b406b8af9e4bd2dceb1607.jpg?width=950&amp;amp;height=1346&amp;amp;hash=2296" slate-data-type="image"&gt;&lt;img src="https://ae01.alicdn.com/kf/He2734e6fbc5e477dbe0d06d55b6b1e36L.jpg?width=950&amp;amp;height=1001&amp;amp;hash=1951" slate-data-type="image"&gt;&lt;img src="https://ae01.alicdn.com/kf/H69b792795893499fa53576a09b487080u.jpg?width=950&amp;amp;height=1287&amp;amp;hash=2237" slate-data-type="image"&gt;&lt;img src="https://ae01.alicdn.com/kf/H1bee71956607458b81e484092d7d3b1bS.jpg?width=950&amp;amp;height=1658&amp;amp;hash=2608" slate-data-type="image"&gt;&lt;img src="https://ae01.alicdn.com/kf/Heba586daab59496190c2855410752628h.jpg?width=950&amp;amp;height=827&amp;amp;hash=1777" slate-data-type="image"&gt;&lt;img src="https://ae01.alicdn.com/kf/He1f88ce34f9c46068686a717c5b2fcc7m.jpg?width=950&amp;amp;height=1327&amp;amp;hash=2277" slate-data-type="image"&gt;&lt;/span&gt;&lt;/p&gt;</text:p>
          </table:table-cell>
          <table:table-cell office:value-type="string" calcext:value-type="string">
            <text:p>1x <text:s/>Knee Support, Open-Patella Stabiliser &amp; Fully-Adjustable Neoprene Brace – Sports Injury Protection</text:p>
          </table:table-cell>
          <table:table-cell/>
          <table:table-cell office:value-type="float" office:value="29.99" calcext:value-type="float">
            <text:p>2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Medium] I2-06-05</text:p>
          </table:table-cell>
          <table:table-cell office:value-type="string" calcext:value-type="string">
            <text:p><text:s/>Knee Support, Open-Patella Stabiliser &amp; Fully-Adjustable Neoprene Brace – Sports Injury Protection</text:p>
          </table:table-cell>
          <table:table-cell office:value-type="string" calcext:value-type="string">
            <text:p>Generic</text:p>
          </table:table-cell>
          <table:table-cell office:value-type="string" calcext:value-type="string">
            <text:p>kogan:44313</text:p>
          </table:table-cell>
          <table:table-cell office:value-type="float" office:value="20" calcext:value-type="float">
            <text:p>20</text:p>
          </table:table-cell>
          <table:table-cell office:value-type="float" office:value="19.9" calcext:value-type="float">
            <text:p>19.9</text:p>
          </table:table-cell>
          <table:table-cell office:value-type="float" office:value="0" calcext:value-type="float">
            <text:p>0</text:p>
          </table:table-cell>
          <table:table-cell office:value-type="string" calcext:value-type="string">
            <text:p>https://ae01.alicdn.com/kf/H70b0213d3e4245f79064ed22b9609404g.jpg | https://ae01.alicdn.com/kf/H53b822c38a0041c48e0c4cafd3d335fcs.jpg | https://ae01.alicdn.com/kf/Hd26d0ab0034b45e2bbb627b046b59ee7s.jpg | https://ae01.alicdn.com/kf/H35f8a4bc62e9453fbf2533f2bfb1224e1.jpg | https://ae01.alicdn.com/kf/H95514a8a1ffd4448b46766eb327cbcfbD.jpg | https://ae01.alicdn.com/kf/Hd7b875f422ff4c2981c727483417f9f2I.jpg | https://ae01.alicdn.com/kf/H24b48a5b6ef84fd9822b2284d079c747O.jpg | https://ae01.alicdn.com/kf/H7cf145dc9df74ab295c000daf5393581h.jpg | https://ae01.alicdn.com/kf/H6b755d050fae4534a411b5e2b7d7967al.jpg | https://ae01.alicdn.com/kf/H9d20d7758e8b406b8af9e4bd2dceb1607.jpg | https://ae01.alicdn.com/kf/He2734e6fbc5e477dbe0d06d55b6b1e36L.jpg | https://ae01.alicdn.com/kf/H69b792795893499fa53576a09b487080u.jpg | https://ae01.alicdn.com/kf/H1bee71956607458b81e484092d7d3b1bS.jpg | https://ae01.alicdn.com/kf/Heba586daab59496190c2855410752628h.jpg | https://ae01.alicdn.com/kf/He1f88ce34f9c46068686a717c5b2fcc7m.jpg</text:p>
          </table:table-cell>
          <table:table-cell office:value-type="string" calcext:value-type="string">
            <text:p>&lt;p&gt; &lt;/p&gt; &lt;ul class="a-unordered-list a-vertical a-spacing-mini" data-mce-fragment="1"&gt; &lt;li class="a-spacing-small" data-mce-fragment="1"&gt;&lt;span class="a-list-item" data-mce-fragment="1"&gt;The <text:s/>Knee Brace with Side Stabilizers and Patella Gel Pads is designed to provide comfortable and effective knee support for people who have knee pain or injuries. The brace is made of high-quality materials, including a neoprene blend that is both durable and breathable, making it comfortable to wear for extended periods.&lt;/span&gt;&lt;/li&gt; &lt;li class="a-spacing-small" data-mce-fragment="1"&gt;&lt;span class="a-list-item" data-mce-fragment="1"&gt;The brace features side stabilizers that help to provide additional support to the knee joint, which can help reduce pain and prevent further injury. It also has patella gel pads that provide targeted support to the kneecap, helping to reduce pressure and improve alignment.&lt;/span&gt;&lt;/li&gt; &lt;li class="a-spacing-small" data-mce-fragment="1"&gt;&lt;span class="a-list-item" data-mce-fragment="1"&gt;The knee brace is adjustable, with hook and loop straps that allow you to customize the fit for your specific needs. It is designed to be worn on either knee and can be used by both men and women.&lt;/span&gt;&lt;/li&gt; &lt;li class="a-spacing-small" data-mce-fragment="1"&gt;&lt;span class="a-list-item" data-mce-fragment="1"&gt;The <text:s/>Knee Brace with Side Stabilizers and Patella Gel Pads is suitable for a variety of conditions, including arthritis, tendonitis, and knee sprains. It is also a great option for athletes who want to prevent knee injuries during sports activities.&lt;/span&gt;&lt;/li&gt; &lt;li class="a-spacing-small" data-mce-fragment="1"&gt;&lt;span class="a-list-item" data-mce-fragment="1"&gt;Is a high-quality and effective option for people who need knee support. Its comfortable and adjustable design, combined with the added support of side stabilizers and patella gel pads, make it a great choice for anyone looking to reduce knee pain and improve knee function.&lt;/span&gt;&lt;/li&gt; &lt;/ul&gt; &lt;p&gt;&lt;span class="a-list-item" data-mce-fragment="1"&gt;&lt;meta charset="utf-8"&gt; &lt;img src="https://ae01.alicdn.com/kf/H70b0213d3e4245f79064ed22b9609404g.jpg?width=950&amp;amp;height=907&amp;amp;hash=1857" slate-data-type="image"&gt;&lt;img data-spm-anchor-id="a2g0o.detail.1000023.i0.66f91ee356jRl5" src="https://ae01.alicdn.com/kf/H53b822c38a0041c48e0c4cafd3d335fcs.jpg?width=950&amp;amp;height=988&amp;amp;hash=1938" slate-data-type="image"&gt;&lt;img src="https://ae01.alicdn.com/kf/Hd26d0ab0034b45e2bbb627b046b59ee7s.jpg?width=950&amp;amp;height=957&amp;amp;hash=1907" slate-data-type="image"&gt;&lt;img src="https://ae01.alicdn.com/kf/H35f8a4bc62e9453fbf2533f2bfb1224e1.jpg?width=950&amp;amp;height=942&amp;amp;hash=1892" slate-data-type="image"&gt;&lt;img src="https://ae01.alicdn.com/kf/H95514a8a1ffd4448b46766eb327cbcfbD.jpg?width=950&amp;amp;height=958&amp;amp;hash=1908" slate-data-type="image"&gt;&lt;img src="https://ae01.alicdn.com/kf/Hd7b875f422ff4c2981c727483417f9f2I.jpg?width=950&amp;amp;height=954&amp;amp;hash=1904" slate-data-type="image"&gt;&lt;img src="https://ae01.alicdn.com/kf/H24b48a5b6ef84fd9822b2284d079c747O.jpg?width=950&amp;amp;height=959&amp;amp;hash=1909" slate-data-type="image"&gt;&lt;img src="https://ae01.alicdn.com/kf/H7cf145dc9df74ab295c000daf5393581h.jpg?width=950&amp;amp;height=1334&amp;amp;hash=2284" slate-data-type="image"&gt;&lt;img src="https://ae01.alicdn.com/kf/H6b755d050fae4534a411b5e2b7d7967al.jpg?width=950&amp;amp;height=1175&amp;amp;hash=2125" slate-data-type="image"&gt;&lt;img src="https://ae01.alicdn.com/kf/H9d20d7758e8b406b8af9e4bd2dceb1607.jpg?width=950&amp;amp;height=1346&amp;amp;hash=2296" slate-data-type="image"&gt;&lt;img src="https://ae01.alicdn.com/kf/He2734e6fbc5e477dbe0d06d55b6b1e36L.jpg?width=950&amp;amp;height=1001&amp;amp;hash=1951" slate-data-type="image"&gt;&lt;img src="https://ae01.alicdn.com/kf/H69b792795893499fa53576a09b487080u.jpg?width=950&amp;amp;height=1287&amp;amp;hash=2237" slate-data-type="image"&gt;&lt;img src="https://ae01.alicdn.com/kf/H1bee71956607458b81e484092d7d3b1bS.jpg?width=950&amp;amp;height=1658&amp;amp;hash=2608" slate-data-type="image"&gt;&lt;img src="https://ae01.alicdn.com/kf/Heba586daab59496190c2855410752628h.jpg?width=950&amp;amp;height=827&amp;amp;hash=1777" slate-data-type="image"&gt;&lt;img src="https://ae01.alicdn.com/kf/He1f88ce34f9c46068686a717c5b2fcc7m.jpg?width=950&amp;amp;height=1327&amp;amp;hash=2277" slate-data-type="image"&gt;&lt;/span&gt;&lt;/p&gt;</text:p>
          </table:table-cell>
          <table:table-cell office:value-type="string" calcext:value-type="string">
            <text:p>1x <text:s/>Knee Support, Open-Patella Stabiliser &amp; Fully-Adjustable Neoprene Brace – Sports Injury Protection</text:p>
          </table:table-cell>
          <table:table-cell/>
          <table:table-cell office:value-type="float" office:value="29.99" calcext:value-type="float">
            <text:p>2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Medium] I2-05-06</text:p>
          </table:table-cell>
          <table:table-cell office:value-type="string" calcext:value-type="string">
            <text:p><text:s/>Knee Support, Open-Patella Stabiliser &amp; Fully-Adjustable Neoprene Brace – Sports Injury Protection</text:p>
          </table:table-cell>
          <table:table-cell office:value-type="string" calcext:value-type="string">
            <text:p>Generic</text:p>
          </table:table-cell>
          <table:table-cell office:value-type="string" calcext:value-type="string">
            <text:p>kogan:44313</text:p>
          </table:table-cell>
          <table:table-cell office:value-type="float" office:value="20" calcext:value-type="float">
            <text:p>20</text:p>
          </table:table-cell>
          <table:table-cell office:value-type="float" office:value="19.9" calcext:value-type="float">
            <text:p>19.9</text:p>
          </table:table-cell>
          <table:table-cell office:value-type="float" office:value="0" calcext:value-type="float">
            <text:p>0</text:p>
          </table:table-cell>
          <table:table-cell office:value-type="string" calcext:value-type="string">
            <text:p>https://ae01.alicdn.com/kf/H70b0213d3e4245f79064ed22b9609404g.jpg | https://ae01.alicdn.com/kf/H53b822c38a0041c48e0c4cafd3d335fcs.jpg | https://ae01.alicdn.com/kf/Hd26d0ab0034b45e2bbb627b046b59ee7s.jpg | https://ae01.alicdn.com/kf/H35f8a4bc62e9453fbf2533f2bfb1224e1.jpg | https://ae01.alicdn.com/kf/H95514a8a1ffd4448b46766eb327cbcfbD.jpg | https://ae01.alicdn.com/kf/Hd7b875f422ff4c2981c727483417f9f2I.jpg | https://ae01.alicdn.com/kf/H24b48a5b6ef84fd9822b2284d079c747O.jpg | https://ae01.alicdn.com/kf/H7cf145dc9df74ab295c000daf5393581h.jpg | https://ae01.alicdn.com/kf/H6b755d050fae4534a411b5e2b7d7967al.jpg | https://ae01.alicdn.com/kf/H9d20d7758e8b406b8af9e4bd2dceb1607.jpg | https://ae01.alicdn.com/kf/He2734e6fbc5e477dbe0d06d55b6b1e36L.jpg | https://ae01.alicdn.com/kf/H69b792795893499fa53576a09b487080u.jpg | https://ae01.alicdn.com/kf/H1bee71956607458b81e484092d7d3b1bS.jpg | https://ae01.alicdn.com/kf/Heba586daab59496190c2855410752628h.jpg | https://ae01.alicdn.com/kf/He1f88ce34f9c46068686a717c5b2fcc7m.jpg</text:p>
          </table:table-cell>
          <table:table-cell office:value-type="string" calcext:value-type="string">
            <text:p>&lt;p&gt; &lt;/p&gt; &lt;ul class="a-unordered-list a-vertical a-spacing-mini" data-mce-fragment="1"&gt; &lt;li class="a-spacing-small" data-mce-fragment="1"&gt;&lt;span class="a-list-item" data-mce-fragment="1"&gt;The <text:s/>Knee Brace with Side Stabilizers and Patella Gel Pads is designed to provide comfortable and effective knee support for people who have knee pain or injuries. The brace is made of high-quality materials, including a neoprene blend that is both durable and breathable, making it comfortable to wear for extended periods.&lt;/span&gt;&lt;/li&gt; &lt;li class="a-spacing-small" data-mce-fragment="1"&gt;&lt;span class="a-list-item" data-mce-fragment="1"&gt;The brace features side stabilizers that help to provide additional support to the knee joint, which can help reduce pain and prevent further injury. It also has patella gel pads that provide targeted support to the kneecap, helping to reduce pressure and improve alignment.&lt;/span&gt;&lt;/li&gt; &lt;li class="a-spacing-small" data-mce-fragment="1"&gt;&lt;span class="a-list-item" data-mce-fragment="1"&gt;The knee brace is adjustable, with hook and loop straps that allow you to customize the fit for your specific needs. It is designed to be worn on either knee and can be used by both men and women.&lt;/span&gt;&lt;/li&gt; &lt;li class="a-spacing-small" data-mce-fragment="1"&gt;&lt;span class="a-list-item" data-mce-fragment="1"&gt;The <text:s/>Knee Brace with Side Stabilizers and Patella Gel Pads is suitable for a variety of conditions, including arthritis, tendonitis, and knee sprains. It is also a great option for athletes who want to prevent knee injuries during sports activities.&lt;/span&gt;&lt;/li&gt; &lt;li class="a-spacing-small" data-mce-fragment="1"&gt;&lt;span class="a-list-item" data-mce-fragment="1"&gt;Is a high-quality and effective option for people who need knee support. Its comfortable and adjustable design, combined with the added support of side stabilizers and patella gel pads, make it a great choice for anyone looking to reduce knee pain and improve knee function.&lt;/span&gt;&lt;/li&gt; &lt;/ul&gt; &lt;p&gt;&lt;span class="a-list-item" data-mce-fragment="1"&gt;&lt;meta charset="utf-8"&gt; &lt;img src="https://ae01.alicdn.com/kf/H70b0213d3e4245f79064ed22b9609404g.jpg?width=950&amp;amp;height=907&amp;amp;hash=1857" slate-data-type="image"&gt;&lt;img data-spm-anchor-id="a2g0o.detail.1000023.i0.66f91ee356jRl5" src="https://ae01.alicdn.com/kf/H53b822c38a0041c48e0c4cafd3d335fcs.jpg?width=950&amp;amp;height=988&amp;amp;hash=1938" slate-data-type="image"&gt;&lt;img src="https://ae01.alicdn.com/kf/Hd26d0ab0034b45e2bbb627b046b59ee7s.jpg?width=950&amp;amp;height=957&amp;amp;hash=1907" slate-data-type="image"&gt;&lt;img src="https://ae01.alicdn.com/kf/H35f8a4bc62e9453fbf2533f2bfb1224e1.jpg?width=950&amp;amp;height=942&amp;amp;hash=1892" slate-data-type="image"&gt;&lt;img src="https://ae01.alicdn.com/kf/H95514a8a1ffd4448b46766eb327cbcfbD.jpg?width=950&amp;amp;height=958&amp;amp;hash=1908" slate-data-type="image"&gt;&lt;img src="https://ae01.alicdn.com/kf/Hd7b875f422ff4c2981c727483417f9f2I.jpg?width=950&amp;amp;height=954&amp;amp;hash=1904" slate-data-type="image"&gt;&lt;img src="https://ae01.alicdn.com/kf/H24b48a5b6ef84fd9822b2284d079c747O.jpg?width=950&amp;amp;height=959&amp;amp;hash=1909" slate-data-type="image"&gt;&lt;img src="https://ae01.alicdn.com/kf/H7cf145dc9df74ab295c000daf5393581h.jpg?width=950&amp;amp;height=1334&amp;amp;hash=2284" slate-data-type="image"&gt;&lt;img src="https://ae01.alicdn.com/kf/H6b755d050fae4534a411b5e2b7d7967al.jpg?width=950&amp;amp;height=1175&amp;amp;hash=2125" slate-data-type="image"&gt;&lt;img src="https://ae01.alicdn.com/kf/H9d20d7758e8b406b8af9e4bd2dceb1607.jpg?width=950&amp;amp;height=1346&amp;amp;hash=2296" slate-data-type="image"&gt;&lt;img src="https://ae01.alicdn.com/kf/He2734e6fbc5e477dbe0d06d55b6b1e36L.jpg?width=950&amp;amp;height=1001&amp;amp;hash=1951" slate-data-type="image"&gt;&lt;img src="https://ae01.alicdn.com/kf/H69b792795893499fa53576a09b487080u.jpg?width=950&amp;amp;height=1287&amp;amp;hash=2237" slate-data-type="image"&gt;&lt;img src="https://ae01.alicdn.com/kf/H1bee71956607458b81e484092d7d3b1bS.jpg?width=950&amp;amp;height=1658&amp;amp;hash=2608" slate-data-type="image"&gt;&lt;img src="https://ae01.alicdn.com/kf/Heba586daab59496190c2855410752628h.jpg?width=950&amp;amp;height=827&amp;amp;hash=1777" slate-data-type="image"&gt;&lt;img src="https://ae01.alicdn.com/kf/He1f88ce34f9c46068686a717c5b2fcc7m.jpg?width=950&amp;amp;height=1327&amp;amp;hash=2277" slate-data-type="image"&gt;&lt;/span&gt;&lt;/p&gt;</text:p>
          </table:table-cell>
          <table:table-cell office:value-type="string" calcext:value-type="string">
            <text:p>1x <text:s/>Knee Support, Open-Patella Stabiliser &amp; Fully-Adjustable Neoprene Brace – Sports Injury Protection</text:p>
          </table:table-cell>
          <table:table-cell/>
          <table:table-cell office:value-type="float" office:value="29.99" calcext:value-type="float">
            <text:p>2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Medium] I2-06-06</text:p>
          </table:table-cell>
          <table:table-cell office:value-type="string" calcext:value-type="string">
            <text:p><text:s/>Knee Support, Open-Patella Stabiliser &amp; Fully-Adjustable Neoprene Brace – Sports Injury Protection</text:p>
          </table:table-cell>
          <table:table-cell office:value-type="string" calcext:value-type="string">
            <text:p>Generic</text:p>
          </table:table-cell>
          <table:table-cell office:value-type="string" calcext:value-type="string">
            <text:p>kogan:44313</text:p>
          </table:table-cell>
          <table:table-cell office:value-type="float" office:value="20" calcext:value-type="float">
            <text:p>20</text:p>
          </table:table-cell>
          <table:table-cell office:value-type="float" office:value="19.9" calcext:value-type="float">
            <text:p>19.9</text:p>
          </table:table-cell>
          <table:table-cell office:value-type="float" office:value="0" calcext:value-type="float">
            <text:p>0</text:p>
          </table:table-cell>
          <table:table-cell office:value-type="string" calcext:value-type="string">
            <text:p>https://ae01.alicdn.com/kf/H70b0213d3e4245f79064ed22b9609404g.jpg | https://ae01.alicdn.com/kf/H53b822c38a0041c48e0c4cafd3d335fcs.jpg | https://ae01.alicdn.com/kf/Hd26d0ab0034b45e2bbb627b046b59ee7s.jpg | https://ae01.alicdn.com/kf/H35f8a4bc62e9453fbf2533f2bfb1224e1.jpg | https://ae01.alicdn.com/kf/H95514a8a1ffd4448b46766eb327cbcfbD.jpg | https://ae01.alicdn.com/kf/Hd7b875f422ff4c2981c727483417f9f2I.jpg | https://ae01.alicdn.com/kf/H24b48a5b6ef84fd9822b2284d079c747O.jpg | https://ae01.alicdn.com/kf/H7cf145dc9df74ab295c000daf5393581h.jpg | https://ae01.alicdn.com/kf/H6b755d050fae4534a411b5e2b7d7967al.jpg | https://ae01.alicdn.com/kf/H9d20d7758e8b406b8af9e4bd2dceb1607.jpg | https://ae01.alicdn.com/kf/He2734e6fbc5e477dbe0d06d55b6b1e36L.jpg | https://ae01.alicdn.com/kf/H69b792795893499fa53576a09b487080u.jpg | https://ae01.alicdn.com/kf/H1bee71956607458b81e484092d7d3b1bS.jpg | https://ae01.alicdn.com/kf/Heba586daab59496190c2855410752628h.jpg | https://ae01.alicdn.com/kf/He1f88ce34f9c46068686a717c5b2fcc7m.jpg</text:p>
          </table:table-cell>
          <table:table-cell office:value-type="string" calcext:value-type="string">
            <text:p>&lt;p&gt; &lt;/p&gt; &lt;ul class="a-unordered-list a-vertical a-spacing-mini" data-mce-fragment="1"&gt; &lt;li class="a-spacing-small" data-mce-fragment="1"&gt;&lt;span class="a-list-item" data-mce-fragment="1"&gt;The <text:s/>Knee Brace with Side Stabilizers and Patella Gel Pads is designed to provide comfortable and effective knee support for people who have knee pain or injuries. The brace is made of high-quality materials, including a neoprene blend that is both durable and breathable, making it comfortable to wear for extended periods.&lt;/span&gt;&lt;/li&gt; &lt;li class="a-spacing-small" data-mce-fragment="1"&gt;&lt;span class="a-list-item" data-mce-fragment="1"&gt;The brace features side stabilizers that help to provide additional support to the knee joint, which can help reduce pain and prevent further injury. It also has patella gel pads that provide targeted support to the kneecap, helping to reduce pressure and improve alignment.&lt;/span&gt;&lt;/li&gt; &lt;li class="a-spacing-small" data-mce-fragment="1"&gt;&lt;span class="a-list-item" data-mce-fragment="1"&gt;The knee brace is adjustable, with hook and loop straps that allow you to customize the fit for your specific needs. It is designed to be worn on either knee and can be used by both men and women.&lt;/span&gt;&lt;/li&gt; &lt;li class="a-spacing-small" data-mce-fragment="1"&gt;&lt;span class="a-list-item" data-mce-fragment="1"&gt;The <text:s/>Knee Brace with Side Stabilizers and Patella Gel Pads is suitable for a variety of conditions, including arthritis, tendonitis, and knee sprains. It is also a great option for athletes who want to prevent knee injuries during sports activities.&lt;/span&gt;&lt;/li&gt; &lt;li class="a-spacing-small" data-mce-fragment="1"&gt;&lt;span class="a-list-item" data-mce-fragment="1"&gt;Is a high-quality and effective option for people who need knee support. Its comfortable and adjustable design, combined with the added support of side stabilizers and patella gel pads, make it a great choice for anyone looking to reduce knee pain and improve knee function.&lt;/span&gt;&lt;/li&gt; &lt;/ul&gt; &lt;p&gt;&lt;span class="a-list-item" data-mce-fragment="1"&gt;&lt;meta charset="utf-8"&gt; &lt;img src="https://ae01.alicdn.com/kf/H70b0213d3e4245f79064ed22b9609404g.jpg?width=950&amp;amp;height=907&amp;amp;hash=1857" slate-data-type="image"&gt;&lt;img data-spm-anchor-id="a2g0o.detail.1000023.i0.66f91ee356jRl5" src="https://ae01.alicdn.com/kf/H53b822c38a0041c48e0c4cafd3d335fcs.jpg?width=950&amp;amp;height=988&amp;amp;hash=1938" slate-data-type="image"&gt;&lt;img src="https://ae01.alicdn.com/kf/Hd26d0ab0034b45e2bbb627b046b59ee7s.jpg?width=950&amp;amp;height=957&amp;amp;hash=1907" slate-data-type="image"&gt;&lt;img src="https://ae01.alicdn.com/kf/H35f8a4bc62e9453fbf2533f2bfb1224e1.jpg?width=950&amp;amp;height=942&amp;amp;hash=1892" slate-data-type="image"&gt;&lt;img src="https://ae01.alicdn.com/kf/H95514a8a1ffd4448b46766eb327cbcfbD.jpg?width=950&amp;amp;height=958&amp;amp;hash=1908" slate-data-type="image"&gt;&lt;img src="https://ae01.alicdn.com/kf/Hd7b875f422ff4c2981c727483417f9f2I.jpg?width=950&amp;amp;height=954&amp;amp;hash=1904" slate-data-type="image"&gt;&lt;img src="https://ae01.alicdn.com/kf/H24b48a5b6ef84fd9822b2284d079c747O.jpg?width=950&amp;amp;height=959&amp;amp;hash=1909" slate-data-type="image"&gt;&lt;img src="https://ae01.alicdn.com/kf/H7cf145dc9df74ab295c000daf5393581h.jpg?width=950&amp;amp;height=1334&amp;amp;hash=2284" slate-data-type="image"&gt;&lt;img src="https://ae01.alicdn.com/kf/H6b755d050fae4534a411b5e2b7d7967al.jpg?width=950&amp;amp;height=1175&amp;amp;hash=2125" slate-data-type="image"&gt;&lt;img src="https://ae01.alicdn.com/kf/H9d20d7758e8b406b8af9e4bd2dceb1607.jpg?width=950&amp;amp;height=1346&amp;amp;hash=2296" slate-data-type="image"&gt;&lt;img src="https://ae01.alicdn.com/kf/He2734e6fbc5e477dbe0d06d55b6b1e36L.jpg?width=950&amp;amp;height=1001&amp;amp;hash=1951" slate-data-type="image"&gt;&lt;img src="https://ae01.alicdn.com/kf/H69b792795893499fa53576a09b487080u.jpg?width=950&amp;amp;height=1287&amp;amp;hash=2237" slate-data-type="image"&gt;&lt;img src="https://ae01.alicdn.com/kf/H1bee71956607458b81e484092d7d3b1bS.jpg?width=950&amp;amp;height=1658&amp;amp;hash=2608" slate-data-type="image"&gt;&lt;img src="https://ae01.alicdn.com/kf/Heba586daab59496190c2855410752628h.jpg?width=950&amp;amp;height=827&amp;amp;hash=1777" slate-data-type="image"&gt;&lt;img src="https://ae01.alicdn.com/kf/He1f88ce34f9c46068686a717c5b2fcc7m.jpg?width=950&amp;amp;height=1327&amp;amp;hash=2277" slate-data-type="image"&gt;&lt;/span&gt;&lt;/p&gt;</text:p>
          </table:table-cell>
          <table:table-cell office:value-type="string" calcext:value-type="string">
            <text:p>1x <text:s/>Knee Support, Open-Patella Stabiliser &amp; Fully-Adjustable Neoprene Brace – Sports Injury Protection</text:p>
          </table:table-cell>
          <table:table-cell/>
          <table:table-cell office:value-type="float" office:value="29.99" calcext:value-type="float">
            <text:p>2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Medium] I2-05-01</text:p>
          </table:table-cell>
          <table:table-cell office:value-type="string" calcext:value-type="string">
            <text:p><text:s/>Knee Support, Open-Patella Stabiliser &amp; Fully-Adjustable Neoprene Brace – Sports Injury Protection</text:p>
          </table:table-cell>
          <table:table-cell office:value-type="string" calcext:value-type="string">
            <text:p>Generic</text:p>
          </table:table-cell>
          <table:table-cell office:value-type="string" calcext:value-type="string">
            <text:p>kogan:44313</text:p>
          </table:table-cell>
          <table:table-cell office:value-type="float" office:value="20" calcext:value-type="float">
            <text:p>20</text:p>
          </table:table-cell>
          <table:table-cell office:value-type="float" office:value="19.9" calcext:value-type="float">
            <text:p>19.9</text:p>
          </table:table-cell>
          <table:table-cell office:value-type="float" office:value="0" calcext:value-type="float">
            <text:p>0</text:p>
          </table:table-cell>
          <table:table-cell office:value-type="string" calcext:value-type="string">
            <text:p>https://ae01.alicdn.com/kf/H70b0213d3e4245f79064ed22b9609404g.jpg | https://ae01.alicdn.com/kf/H53b822c38a0041c48e0c4cafd3d335fcs.jpg | https://ae01.alicdn.com/kf/Hd26d0ab0034b45e2bbb627b046b59ee7s.jpg | https://ae01.alicdn.com/kf/H35f8a4bc62e9453fbf2533f2bfb1224e1.jpg | https://ae01.alicdn.com/kf/H95514a8a1ffd4448b46766eb327cbcfbD.jpg | https://ae01.alicdn.com/kf/Hd7b875f422ff4c2981c727483417f9f2I.jpg | https://ae01.alicdn.com/kf/H24b48a5b6ef84fd9822b2284d079c747O.jpg | https://ae01.alicdn.com/kf/H7cf145dc9df74ab295c000daf5393581h.jpg | https://ae01.alicdn.com/kf/H6b755d050fae4534a411b5e2b7d7967al.jpg | https://ae01.alicdn.com/kf/H9d20d7758e8b406b8af9e4bd2dceb1607.jpg | https://ae01.alicdn.com/kf/He2734e6fbc5e477dbe0d06d55b6b1e36L.jpg | https://ae01.alicdn.com/kf/H69b792795893499fa53576a09b487080u.jpg | https://ae01.alicdn.com/kf/H1bee71956607458b81e484092d7d3b1bS.jpg | https://ae01.alicdn.com/kf/Heba586daab59496190c2855410752628h.jpg | https://ae01.alicdn.com/kf/He1f88ce34f9c46068686a717c5b2fcc7m.jpg</text:p>
          </table:table-cell>
          <table:table-cell office:value-type="string" calcext:value-type="string">
            <text:p>&lt;p&gt; &lt;/p&gt; &lt;ul class="a-unordered-list a-vertical a-spacing-mini" data-mce-fragment="1"&gt; &lt;li class="a-spacing-small" data-mce-fragment="1"&gt;&lt;span class="a-list-item" data-mce-fragment="1"&gt;The <text:s/>Knee Brace with Side Stabilizers and Patella Gel Pads is designed to provide comfortable and effective knee support for people who have knee pain or injuries. The brace is made of high-quality materials, including a neoprene blend that is both durable and breathable, making it comfortable to wear for extended periods.&lt;/span&gt;&lt;/li&gt; &lt;li class="a-spacing-small" data-mce-fragment="1"&gt;&lt;span class="a-list-item" data-mce-fragment="1"&gt;The brace features side stabilizers that help to provide additional support to the knee joint, which can help reduce pain and prevent further injury. It also has patella gel pads that provide targeted support to the kneecap, helping to reduce pressure and improve alignment.&lt;/span&gt;&lt;/li&gt; &lt;li class="a-spacing-small" data-mce-fragment="1"&gt;&lt;span class="a-list-item" data-mce-fragment="1"&gt;The knee brace is adjustable, with hook and loop straps that allow you to customize the fit for your specific needs. It is designed to be worn on either knee and can be used by both men and women.&lt;/span&gt;&lt;/li&gt; &lt;li class="a-spacing-small" data-mce-fragment="1"&gt;&lt;span class="a-list-item" data-mce-fragment="1"&gt;The <text:s/>Knee Brace with Side Stabilizers and Patella Gel Pads is suitable for a variety of conditions, including arthritis, tendonitis, and knee sprains. It is also a great option for athletes who want to prevent knee injuries during sports activities.&lt;/span&gt;&lt;/li&gt; &lt;li class="a-spacing-small" data-mce-fragment="1"&gt;&lt;span class="a-list-item" data-mce-fragment="1"&gt;Is a high-quality and effective option for people who need knee support. Its comfortable and adjustable design, combined with the added support of side stabilizers and patella gel pads, make it a great choice for anyone looking to reduce knee pain and improve knee function.&lt;/span&gt;&lt;/li&gt; &lt;/ul&gt; &lt;p&gt;&lt;span class="a-list-item" data-mce-fragment="1"&gt;&lt;meta charset="utf-8"&gt; &lt;img src="https://ae01.alicdn.com/kf/H70b0213d3e4245f79064ed22b9609404g.jpg?width=950&amp;amp;height=907&amp;amp;hash=1857" slate-data-type="image"&gt;&lt;img data-spm-anchor-id="a2g0o.detail.1000023.i0.66f91ee356jRl5" src="https://ae01.alicdn.com/kf/H53b822c38a0041c48e0c4cafd3d335fcs.jpg?width=950&amp;amp;height=988&amp;amp;hash=1938" slate-data-type="image"&gt;&lt;img src="https://ae01.alicdn.com/kf/Hd26d0ab0034b45e2bbb627b046b59ee7s.jpg?width=950&amp;amp;height=957&amp;amp;hash=1907" slate-data-type="image"&gt;&lt;img src="https://ae01.alicdn.com/kf/H35f8a4bc62e9453fbf2533f2bfb1224e1.jpg?width=950&amp;amp;height=942&amp;amp;hash=1892" slate-data-type="image"&gt;&lt;img src="https://ae01.alicdn.com/kf/H95514a8a1ffd4448b46766eb327cbcfbD.jpg?width=950&amp;amp;height=958&amp;amp;hash=1908" slate-data-type="image"&gt;&lt;img src="https://ae01.alicdn.com/kf/Hd7b875f422ff4c2981c727483417f9f2I.jpg?width=950&amp;amp;height=954&amp;amp;hash=1904" slate-data-type="image"&gt;&lt;img src="https://ae01.alicdn.com/kf/H24b48a5b6ef84fd9822b2284d079c747O.jpg?width=950&amp;amp;height=959&amp;amp;hash=1909" slate-data-type="image"&gt;&lt;img src="https://ae01.alicdn.com/kf/H7cf145dc9df74ab295c000daf5393581h.jpg?width=950&amp;amp;height=1334&amp;amp;hash=2284" slate-data-type="image"&gt;&lt;img src="https://ae01.alicdn.com/kf/H6b755d050fae4534a411b5e2b7d7967al.jpg?width=950&amp;amp;height=1175&amp;amp;hash=2125" slate-data-type="image"&gt;&lt;img src="https://ae01.alicdn.com/kf/H9d20d7758e8b406b8af9e4bd2dceb1607.jpg?width=950&amp;amp;height=1346&amp;amp;hash=2296" slate-data-type="image"&gt;&lt;img src="https://ae01.alicdn.com/kf/He2734e6fbc5e477dbe0d06d55b6b1e36L.jpg?width=950&amp;amp;height=1001&amp;amp;hash=1951" slate-data-type="image"&gt;&lt;img src="https://ae01.alicdn.com/kf/H69b792795893499fa53576a09b487080u.jpg?width=950&amp;amp;height=1287&amp;amp;hash=2237" slate-data-type="image"&gt;&lt;img src="https://ae01.alicdn.com/kf/H1bee71956607458b81e484092d7d3b1bS.jpg?width=950&amp;amp;height=1658&amp;amp;hash=2608" slate-data-type="image"&gt;&lt;img src="https://ae01.alicdn.com/kf/Heba586daab59496190c2855410752628h.jpg?width=950&amp;amp;height=827&amp;amp;hash=1777" slate-data-type="image"&gt;&lt;img src="https://ae01.alicdn.com/kf/He1f88ce34f9c46068686a717c5b2fcc7m.jpg?width=950&amp;amp;height=1327&amp;amp;hash=2277" slate-data-type="image"&gt;&lt;/span&gt;&lt;/p&gt;</text:p>
          </table:table-cell>
          <table:table-cell office:value-type="string" calcext:value-type="string">
            <text:p>1x <text:s/>Knee Support, Open-Patella Stabiliser &amp; Fully-Adjustable Neoprene Brace – Sports Injury Protection</text:p>
          </table:table-cell>
          <table:table-cell/>
          <table:table-cell office:value-type="float" office:value="29.99" calcext:value-type="float">
            <text:p>2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Medium] I2-06-01</text:p>
          </table:table-cell>
          <table:table-cell office:value-type="string" calcext:value-type="string">
            <text:p><text:s/>Knee Support, Open-Patella Stabiliser &amp; Fully-Adjustable Neoprene Brace – Sports Injury Protection</text:p>
          </table:table-cell>
          <table:table-cell office:value-type="string" calcext:value-type="string">
            <text:p>Generic</text:p>
          </table:table-cell>
          <table:table-cell office:value-type="string" calcext:value-type="string">
            <text:p>kogan:44313</text:p>
          </table:table-cell>
          <table:table-cell office:value-type="float" office:value="20" calcext:value-type="float">
            <text:p>20</text:p>
          </table:table-cell>
          <table:table-cell office:value-type="float" office:value="19.9" calcext:value-type="float">
            <text:p>19.9</text:p>
          </table:table-cell>
          <table:table-cell office:value-type="float" office:value="0" calcext:value-type="float">
            <text:p>0</text:p>
          </table:table-cell>
          <table:table-cell office:value-type="string" calcext:value-type="string">
            <text:p>https://ae01.alicdn.com/kf/H70b0213d3e4245f79064ed22b9609404g.jpg | https://ae01.alicdn.com/kf/H53b822c38a0041c48e0c4cafd3d335fcs.jpg | https://ae01.alicdn.com/kf/Hd26d0ab0034b45e2bbb627b046b59ee7s.jpg | https://ae01.alicdn.com/kf/H35f8a4bc62e9453fbf2533f2bfb1224e1.jpg | https://ae01.alicdn.com/kf/H95514a8a1ffd4448b46766eb327cbcfbD.jpg | https://ae01.alicdn.com/kf/Hd7b875f422ff4c2981c727483417f9f2I.jpg | https://ae01.alicdn.com/kf/H24b48a5b6ef84fd9822b2284d079c747O.jpg | https://ae01.alicdn.com/kf/H7cf145dc9df74ab295c000daf5393581h.jpg | https://ae01.alicdn.com/kf/H6b755d050fae4534a411b5e2b7d7967al.jpg | https://ae01.alicdn.com/kf/H9d20d7758e8b406b8af9e4bd2dceb1607.jpg | https://ae01.alicdn.com/kf/He2734e6fbc5e477dbe0d06d55b6b1e36L.jpg | https://ae01.alicdn.com/kf/H69b792795893499fa53576a09b487080u.jpg | https://ae01.alicdn.com/kf/H1bee71956607458b81e484092d7d3b1bS.jpg | https://ae01.alicdn.com/kf/Heba586daab59496190c2855410752628h.jpg | https://ae01.alicdn.com/kf/He1f88ce34f9c46068686a717c5b2fcc7m.jpg</text:p>
          </table:table-cell>
          <table:table-cell office:value-type="string" calcext:value-type="string">
            <text:p>&lt;p&gt; &lt;/p&gt; &lt;ul class="a-unordered-list a-vertical a-spacing-mini" data-mce-fragment="1"&gt; &lt;li class="a-spacing-small" data-mce-fragment="1"&gt;&lt;span class="a-list-item" data-mce-fragment="1"&gt;The <text:s/>Knee Brace with Side Stabilizers and Patella Gel Pads is designed to provide comfortable and effective knee support for people who have knee pain or injuries. The brace is made of high-quality materials, including a neoprene blend that is both durable and breathable, making it comfortable to wear for extended periods.&lt;/span&gt;&lt;/li&gt; &lt;li class="a-spacing-small" data-mce-fragment="1"&gt;&lt;span class="a-list-item" data-mce-fragment="1"&gt;The brace features side stabilizers that help to provide additional support to the knee joint, which can help reduce pain and prevent further injury. It also has patella gel pads that provide targeted support to the kneecap, helping to reduce pressure and improve alignment.&lt;/span&gt;&lt;/li&gt; &lt;li class="a-spacing-small" data-mce-fragment="1"&gt;&lt;span class="a-list-item" data-mce-fragment="1"&gt;The knee brace is adjustable, with hook and loop straps that allow you to customize the fit for your specific needs. It is designed to be worn on either knee and can be used by both men and women.&lt;/span&gt;&lt;/li&gt; &lt;li class="a-spacing-small" data-mce-fragment="1"&gt;&lt;span class="a-list-item" data-mce-fragment="1"&gt;The <text:s/>Knee Brace with Side Stabilizers and Patella Gel Pads is suitable for a variety of conditions, including arthritis, tendonitis, and knee sprains. It is also a great option for athletes who want to prevent knee injuries during sports activities.&lt;/span&gt;&lt;/li&gt; &lt;li class="a-spacing-small" data-mce-fragment="1"&gt;&lt;span class="a-list-item" data-mce-fragment="1"&gt;Is a high-quality and effective option for people who need knee support. Its comfortable and adjustable design, combined with the added support of side stabilizers and patella gel pads, make it a great choice for anyone looking to reduce knee pain and improve knee function.&lt;/span&gt;&lt;/li&gt; &lt;/ul&gt; &lt;p&gt;&lt;span class="a-list-item" data-mce-fragment="1"&gt;&lt;meta charset="utf-8"&gt; &lt;img src="https://ae01.alicdn.com/kf/H70b0213d3e4245f79064ed22b9609404g.jpg?width=950&amp;amp;height=907&amp;amp;hash=1857" slate-data-type="image"&gt;&lt;img data-spm-anchor-id="a2g0o.detail.1000023.i0.66f91ee356jRl5" src="https://ae01.alicdn.com/kf/H53b822c38a0041c48e0c4cafd3d335fcs.jpg?width=950&amp;amp;height=988&amp;amp;hash=1938" slate-data-type="image"&gt;&lt;img src="https://ae01.alicdn.com/kf/Hd26d0ab0034b45e2bbb627b046b59ee7s.jpg?width=950&amp;amp;height=957&amp;amp;hash=1907" slate-data-type="image"&gt;&lt;img src="https://ae01.alicdn.com/kf/H35f8a4bc62e9453fbf2533f2bfb1224e1.jpg?width=950&amp;amp;height=942&amp;amp;hash=1892" slate-data-type="image"&gt;&lt;img src="https://ae01.alicdn.com/kf/H95514a8a1ffd4448b46766eb327cbcfbD.jpg?width=950&amp;amp;height=958&amp;amp;hash=1908" slate-data-type="image"&gt;&lt;img src="https://ae01.alicdn.com/kf/Hd7b875f422ff4c2981c727483417f9f2I.jpg?width=950&amp;amp;height=954&amp;amp;hash=1904" slate-data-type="image"&gt;&lt;img src="https://ae01.alicdn.com/kf/H24b48a5b6ef84fd9822b2284d079c747O.jpg?width=950&amp;amp;height=959&amp;amp;hash=1909" slate-data-type="image"&gt;&lt;img src="https://ae01.alicdn.com/kf/H7cf145dc9df74ab295c000daf5393581h.jpg?width=950&amp;amp;height=1334&amp;amp;hash=2284" slate-data-type="image"&gt;&lt;img src="https://ae01.alicdn.com/kf/H6b755d050fae4534a411b5e2b7d7967al.jpg?width=950&amp;amp;height=1175&amp;amp;hash=2125" slate-data-type="image"&gt;&lt;img src="https://ae01.alicdn.com/kf/H9d20d7758e8b406b8af9e4bd2dceb1607.jpg?width=950&amp;amp;height=1346&amp;amp;hash=2296" slate-data-type="image"&gt;&lt;img src="https://ae01.alicdn.com/kf/He2734e6fbc5e477dbe0d06d55b6b1e36L.jpg?width=950&amp;amp;height=1001&amp;amp;hash=1951" slate-data-type="image"&gt;&lt;img src="https://ae01.alicdn.com/kf/H69b792795893499fa53576a09b487080u.jpg?width=950&amp;amp;height=1287&amp;amp;hash=2237" slate-data-type="image"&gt;&lt;img src="https://ae01.alicdn.com/kf/H1bee71956607458b81e484092d7d3b1bS.jpg?width=950&amp;amp;height=1658&amp;amp;hash=2608" slate-data-type="image"&gt;&lt;img src="https://ae01.alicdn.com/kf/Heba586daab59496190c2855410752628h.jpg?width=950&amp;amp;height=827&amp;amp;hash=1777" slate-data-type="image"&gt;&lt;img src="https://ae01.alicdn.com/kf/He1f88ce34f9c46068686a717c5b2fcc7m.jpg?width=950&amp;amp;height=1327&amp;amp;hash=2277" slate-data-type="image"&gt;&lt;/span&gt;&lt;/p&gt;</text:p>
          </table:table-cell>
          <table:table-cell office:value-type="string" calcext:value-type="string">
            <text:p>1x <text:s/>Knee Support, Open-Patella Stabiliser &amp; Fully-Adjustable Neoprene Brace – Sports Injury Protection</text:p>
          </table:table-cell>
          <table:table-cell/>
          <table:table-cell office:value-type="float" office:value="29.99" calcext:value-type="float">
            <text:p>2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Medium] I2-05-02</text:p>
          </table:table-cell>
          <table:table-cell office:value-type="string" calcext:value-type="string">
            <text:p><text:s/>Knee Support, Open-Patella Stabiliser &amp; Fully-Adjustable Neoprene Brace – Sports Injury Protection</text:p>
          </table:table-cell>
          <table:table-cell office:value-type="string" calcext:value-type="string">
            <text:p>Generic</text:p>
          </table:table-cell>
          <table:table-cell office:value-type="string" calcext:value-type="string">
            <text:p>kogan:44313</text:p>
          </table:table-cell>
          <table:table-cell office:value-type="float" office:value="20" calcext:value-type="float">
            <text:p>20</text:p>
          </table:table-cell>
          <table:table-cell office:value-type="float" office:value="19.9" calcext:value-type="float">
            <text:p>19.9</text:p>
          </table:table-cell>
          <table:table-cell office:value-type="float" office:value="0" calcext:value-type="float">
            <text:p>0</text:p>
          </table:table-cell>
          <table:table-cell office:value-type="string" calcext:value-type="string">
            <text:p>https://ae01.alicdn.com/kf/H70b0213d3e4245f79064ed22b9609404g.jpg | https://ae01.alicdn.com/kf/H53b822c38a0041c48e0c4cafd3d335fcs.jpg | https://ae01.alicdn.com/kf/Hd26d0ab0034b45e2bbb627b046b59ee7s.jpg | https://ae01.alicdn.com/kf/H35f8a4bc62e9453fbf2533f2bfb1224e1.jpg | https://ae01.alicdn.com/kf/H95514a8a1ffd4448b46766eb327cbcfbD.jpg | https://ae01.alicdn.com/kf/Hd7b875f422ff4c2981c727483417f9f2I.jpg | https://ae01.alicdn.com/kf/H24b48a5b6ef84fd9822b2284d079c747O.jpg | https://ae01.alicdn.com/kf/H7cf145dc9df74ab295c000daf5393581h.jpg | https://ae01.alicdn.com/kf/H6b755d050fae4534a411b5e2b7d7967al.jpg | https://ae01.alicdn.com/kf/H9d20d7758e8b406b8af9e4bd2dceb1607.jpg | https://ae01.alicdn.com/kf/He2734e6fbc5e477dbe0d06d55b6b1e36L.jpg | https://ae01.alicdn.com/kf/H69b792795893499fa53576a09b487080u.jpg | https://ae01.alicdn.com/kf/H1bee71956607458b81e484092d7d3b1bS.jpg | https://ae01.alicdn.com/kf/Heba586daab59496190c2855410752628h.jpg | https://ae01.alicdn.com/kf/He1f88ce34f9c46068686a717c5b2fcc7m.jpg</text:p>
          </table:table-cell>
          <table:table-cell office:value-type="string" calcext:value-type="string">
            <text:p>&lt;p&gt; &lt;/p&gt; &lt;ul class="a-unordered-list a-vertical a-spacing-mini" data-mce-fragment="1"&gt; &lt;li class="a-spacing-small" data-mce-fragment="1"&gt;&lt;span class="a-list-item" data-mce-fragment="1"&gt;The <text:s/>Knee Brace with Side Stabilizers and Patella Gel Pads is designed to provide comfortable and effective knee support for people who have knee pain or injuries. The brace is made of high-quality materials, including a neoprene blend that is both durable and breathable, making it comfortable to wear for extended periods.&lt;/span&gt;&lt;/li&gt; &lt;li class="a-spacing-small" data-mce-fragment="1"&gt;&lt;span class="a-list-item" data-mce-fragment="1"&gt;The brace features side stabilizers that help to provide additional support to the knee joint, which can help reduce pain and prevent further injury. It also has patella gel pads that provide targeted support to the kneecap, helping to reduce pressure and improve alignment.&lt;/span&gt;&lt;/li&gt; &lt;li class="a-spacing-small" data-mce-fragment="1"&gt;&lt;span class="a-list-item" data-mce-fragment="1"&gt;The knee brace is adjustable, with hook and loop straps that allow you to customize the fit for your specific needs. It is designed to be worn on either knee and can be used by both men and women.&lt;/span&gt;&lt;/li&gt; &lt;li class="a-spacing-small" data-mce-fragment="1"&gt;&lt;span class="a-list-item" data-mce-fragment="1"&gt;The <text:s/>Knee Brace with Side Stabilizers and Patella Gel Pads is suitable for a variety of conditions, including arthritis, tendonitis, and knee sprains. It is also a great option for athletes who want to prevent knee injuries during sports activities.&lt;/span&gt;&lt;/li&gt; &lt;li class="a-spacing-small" data-mce-fragment="1"&gt;&lt;span class="a-list-item" data-mce-fragment="1"&gt;Is a high-quality and effective option for people who need knee support. Its comfortable and adjustable design, combined with the added support of side stabilizers and patella gel pads, make it a great choice for anyone looking to reduce knee pain and improve knee function.&lt;/span&gt;&lt;/li&gt; &lt;/ul&gt; &lt;p&gt;&lt;span class="a-list-item" data-mce-fragment="1"&gt;&lt;meta charset="utf-8"&gt; &lt;img src="https://ae01.alicdn.com/kf/H70b0213d3e4245f79064ed22b9609404g.jpg?width=950&amp;amp;height=907&amp;amp;hash=1857" slate-data-type="image"&gt;&lt;img data-spm-anchor-id="a2g0o.detail.1000023.i0.66f91ee356jRl5" src="https://ae01.alicdn.com/kf/H53b822c38a0041c48e0c4cafd3d335fcs.jpg?width=950&amp;amp;height=988&amp;amp;hash=1938" slate-data-type="image"&gt;&lt;img src="https://ae01.alicdn.com/kf/Hd26d0ab0034b45e2bbb627b046b59ee7s.jpg?width=950&amp;amp;height=957&amp;amp;hash=1907" slate-data-type="image"&gt;&lt;img src="https://ae01.alicdn.com/kf/H35f8a4bc62e9453fbf2533f2bfb1224e1.jpg?width=950&amp;amp;height=942&amp;amp;hash=1892" slate-data-type="image"&gt;&lt;img src="https://ae01.alicdn.com/kf/H95514a8a1ffd4448b46766eb327cbcfbD.jpg?width=950&amp;amp;height=958&amp;amp;hash=1908" slate-data-type="image"&gt;&lt;img src="https://ae01.alicdn.com/kf/Hd7b875f422ff4c2981c727483417f9f2I.jpg?width=950&amp;amp;height=954&amp;amp;hash=1904" slate-data-type="image"&gt;&lt;img src="https://ae01.alicdn.com/kf/H24b48a5b6ef84fd9822b2284d079c747O.jpg?width=950&amp;amp;height=959&amp;amp;hash=1909" slate-data-type="image"&gt;&lt;img src="https://ae01.alicdn.com/kf/H7cf145dc9df74ab295c000daf5393581h.jpg?width=950&amp;amp;height=1334&amp;amp;hash=2284" slate-data-type="image"&gt;&lt;img src="https://ae01.alicdn.com/kf/H6b755d050fae4534a411b5e2b7d7967al.jpg?width=950&amp;amp;height=1175&amp;amp;hash=2125" slate-data-type="image"&gt;&lt;img src="https://ae01.alicdn.com/kf/H9d20d7758e8b406b8af9e4bd2dceb1607.jpg?width=950&amp;amp;height=1346&amp;amp;hash=2296" slate-data-type="image"&gt;&lt;img src="https://ae01.alicdn.com/kf/He2734e6fbc5e477dbe0d06d55b6b1e36L.jpg?width=950&amp;amp;height=1001&amp;amp;hash=1951" slate-data-type="image"&gt;&lt;img src="https://ae01.alicdn.com/kf/H69b792795893499fa53576a09b487080u.jpg?width=950&amp;amp;height=1287&amp;amp;hash=2237" slate-data-type="image"&gt;&lt;img src="https://ae01.alicdn.com/kf/H1bee71956607458b81e484092d7d3b1bS.jpg?width=950&amp;amp;height=1658&amp;amp;hash=2608" slate-data-type="image"&gt;&lt;img src="https://ae01.alicdn.com/kf/Heba586daab59496190c2855410752628h.jpg?width=950&amp;amp;height=827&amp;amp;hash=1777" slate-data-type="image"&gt;&lt;img src="https://ae01.alicdn.com/kf/He1f88ce34f9c46068686a717c5b2fcc7m.jpg?width=950&amp;amp;height=1327&amp;amp;hash=2277" slate-data-type="image"&gt;&lt;/span&gt;&lt;/p&gt;</text:p>
          </table:table-cell>
          <table:table-cell office:value-type="string" calcext:value-type="string">
            <text:p>1x <text:s/>Knee Support, Open-Patella Stabiliser &amp; Fully-Adjustable Neoprene Brace – Sports Injury Protection</text:p>
          </table:table-cell>
          <table:table-cell/>
          <table:table-cell office:value-type="float" office:value="29.99" calcext:value-type="float">
            <text:p>2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Medium] I2-06-02</text:p>
          </table:table-cell>
          <table:table-cell office:value-type="string" calcext:value-type="string">
            <text:p><text:s/>Knee Support, Open-Patella Stabiliser &amp; Fully-Adjustable Neoprene Brace – Sports Injury Protection</text:p>
          </table:table-cell>
          <table:table-cell office:value-type="string" calcext:value-type="string">
            <text:p>Generic</text:p>
          </table:table-cell>
          <table:table-cell office:value-type="string" calcext:value-type="string">
            <text:p>kogan:44313</text:p>
          </table:table-cell>
          <table:table-cell office:value-type="float" office:value="20" calcext:value-type="float">
            <text:p>20</text:p>
          </table:table-cell>
          <table:table-cell office:value-type="float" office:value="19.9" calcext:value-type="float">
            <text:p>19.9</text:p>
          </table:table-cell>
          <table:table-cell office:value-type="float" office:value="0" calcext:value-type="float">
            <text:p>0</text:p>
          </table:table-cell>
          <table:table-cell office:value-type="string" calcext:value-type="string">
            <text:p>https://ae01.alicdn.com/kf/H70b0213d3e4245f79064ed22b9609404g.jpg | https://ae01.alicdn.com/kf/H53b822c38a0041c48e0c4cafd3d335fcs.jpg | https://ae01.alicdn.com/kf/Hd26d0ab0034b45e2bbb627b046b59ee7s.jpg | https://ae01.alicdn.com/kf/H35f8a4bc62e9453fbf2533f2bfb1224e1.jpg | https://ae01.alicdn.com/kf/H95514a8a1ffd4448b46766eb327cbcfbD.jpg | https://ae01.alicdn.com/kf/Hd7b875f422ff4c2981c727483417f9f2I.jpg | https://ae01.alicdn.com/kf/H24b48a5b6ef84fd9822b2284d079c747O.jpg | https://ae01.alicdn.com/kf/H7cf145dc9df74ab295c000daf5393581h.jpg | https://ae01.alicdn.com/kf/H6b755d050fae4534a411b5e2b7d7967al.jpg | https://ae01.alicdn.com/kf/H9d20d7758e8b406b8af9e4bd2dceb1607.jpg | https://ae01.alicdn.com/kf/He2734e6fbc5e477dbe0d06d55b6b1e36L.jpg | https://ae01.alicdn.com/kf/H69b792795893499fa53576a09b487080u.jpg | https://ae01.alicdn.com/kf/H1bee71956607458b81e484092d7d3b1bS.jpg | https://ae01.alicdn.com/kf/Heba586daab59496190c2855410752628h.jpg | https://ae01.alicdn.com/kf/He1f88ce34f9c46068686a717c5b2fcc7m.jpg</text:p>
          </table:table-cell>
          <table:table-cell office:value-type="string" calcext:value-type="string">
            <text:p>&lt;p&gt; &lt;/p&gt; &lt;ul class="a-unordered-list a-vertical a-spacing-mini" data-mce-fragment="1"&gt; &lt;li class="a-spacing-small" data-mce-fragment="1"&gt;&lt;span class="a-list-item" data-mce-fragment="1"&gt;The <text:s/>Knee Brace with Side Stabilizers and Patella Gel Pads is designed to provide comfortable and effective knee support for people who have knee pain or injuries. The brace is made of high-quality materials, including a neoprene blend that is both durable and breathable, making it comfortable to wear for extended periods.&lt;/span&gt;&lt;/li&gt; &lt;li class="a-spacing-small" data-mce-fragment="1"&gt;&lt;span class="a-list-item" data-mce-fragment="1"&gt;The brace features side stabilizers that help to provide additional support to the knee joint, which can help reduce pain and prevent further injury. It also has patella gel pads that provide targeted support to the kneecap, helping to reduce pressure and improve alignment.&lt;/span&gt;&lt;/li&gt; &lt;li class="a-spacing-small" data-mce-fragment="1"&gt;&lt;span class="a-list-item" data-mce-fragment="1"&gt;The knee brace is adjustable, with hook and loop straps that allow you to customize the fit for your specific needs. It is designed to be worn on either knee and can be used by both men and women.&lt;/span&gt;&lt;/li&gt; &lt;li class="a-spacing-small" data-mce-fragment="1"&gt;&lt;span class="a-list-item" data-mce-fragment="1"&gt;The <text:s/>Knee Brace with Side Stabilizers and Patella Gel Pads is suitable for a variety of conditions, including arthritis, tendonitis, and knee sprains. It is also a great option for athletes who want to prevent knee injuries during sports activities.&lt;/span&gt;&lt;/li&gt; &lt;li class="a-spacing-small" data-mce-fragment="1"&gt;&lt;span class="a-list-item" data-mce-fragment="1"&gt;Is a high-quality and effective option for people who need knee support. Its comfortable and adjustable design, combined with the added support of side stabilizers and patella gel pads, make it a great choice for anyone looking to reduce knee pain and improve knee function.&lt;/span&gt;&lt;/li&gt; &lt;/ul&gt; &lt;p&gt;&lt;span class="a-list-item" data-mce-fragment="1"&gt;&lt;meta charset="utf-8"&gt; &lt;img src="https://ae01.alicdn.com/kf/H70b0213d3e4245f79064ed22b9609404g.jpg?width=950&amp;amp;height=907&amp;amp;hash=1857" slate-data-type="image"&gt;&lt;img data-spm-anchor-id="a2g0o.detail.1000023.i0.66f91ee356jRl5" src="https://ae01.alicdn.com/kf/H53b822c38a0041c48e0c4cafd3d335fcs.jpg?width=950&amp;amp;height=988&amp;amp;hash=1938" slate-data-type="image"&gt;&lt;img src="https://ae01.alicdn.com/kf/Hd26d0ab0034b45e2bbb627b046b59ee7s.jpg?width=950&amp;amp;height=957&amp;amp;hash=1907" slate-data-type="image"&gt;&lt;img src="https://ae01.alicdn.com/kf/H35f8a4bc62e9453fbf2533f2bfb1224e1.jpg?width=950&amp;amp;height=942&amp;amp;hash=1892" slate-data-type="image"&gt;&lt;img src="https://ae01.alicdn.com/kf/H95514a8a1ffd4448b46766eb327cbcfbD.jpg?width=950&amp;amp;height=958&amp;amp;hash=1908" slate-data-type="image"&gt;&lt;img src="https://ae01.alicdn.com/kf/Hd7b875f422ff4c2981c727483417f9f2I.jpg?width=950&amp;amp;height=954&amp;amp;hash=1904" slate-data-type="image"&gt;&lt;img src="https://ae01.alicdn.com/kf/H24b48a5b6ef84fd9822b2284d079c747O.jpg?width=950&amp;amp;height=959&amp;amp;hash=1909" slate-data-type="image"&gt;&lt;img src="https://ae01.alicdn.com/kf/H7cf145dc9df74ab295c000daf5393581h.jpg?width=950&amp;amp;height=1334&amp;amp;hash=2284" slate-data-type="image"&gt;&lt;img src="https://ae01.alicdn.com/kf/H6b755d050fae4534a411b5e2b7d7967al.jpg?width=950&amp;amp;height=1175&amp;amp;hash=2125" slate-data-type="image"&gt;&lt;img src="https://ae01.alicdn.com/kf/H9d20d7758e8b406b8af9e4bd2dceb1607.jpg?width=950&amp;amp;height=1346&amp;amp;hash=2296" slate-data-type="image"&gt;&lt;img src="https://ae01.alicdn.com/kf/He2734e6fbc5e477dbe0d06d55b6b1e36L.jpg?width=950&amp;amp;height=1001&amp;amp;hash=1951" slate-data-type="image"&gt;&lt;img src="https://ae01.alicdn.com/kf/H69b792795893499fa53576a09b487080u.jpg?width=950&amp;amp;height=1287&amp;amp;hash=2237" slate-data-type="image"&gt;&lt;img src="https://ae01.alicdn.com/kf/H1bee71956607458b81e484092d7d3b1bS.jpg?width=950&amp;amp;height=1658&amp;amp;hash=2608" slate-data-type="image"&gt;&lt;img src="https://ae01.alicdn.com/kf/Heba586daab59496190c2855410752628h.jpg?width=950&amp;amp;height=827&amp;amp;hash=1777" slate-data-type="image"&gt;&lt;img src="https://ae01.alicdn.com/kf/He1f88ce34f9c46068686a717c5b2fcc7m.jpg?width=950&amp;amp;height=1327&amp;amp;hash=2277" slate-data-type="image"&gt;&lt;/span&gt;&lt;/p&gt;</text:p>
          </table:table-cell>
          <table:table-cell office:value-type="string" calcext:value-type="string">
            <text:p>1x <text:s/>Knee Support, Open-Patella Stabiliser &amp; Fully-Adjustable Neoprene Brace – Sports Injury Protection</text:p>
          </table:table-cell>
          <table:table-cell/>
          <table:table-cell office:value-type="float" office:value="29.99" calcext:value-type="float">
            <text:p>2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Medium] I2-05-03</text:p>
          </table:table-cell>
          <table:table-cell office:value-type="string" calcext:value-type="string">
            <text:p><text:s/>Knee Support, Open-Patella Stabiliser &amp; Fully-Adjustable Neoprene Brace – Sports Injury Protection</text:p>
          </table:table-cell>
          <table:table-cell office:value-type="string" calcext:value-type="string">
            <text:p>Generic</text:p>
          </table:table-cell>
          <table:table-cell office:value-type="string" calcext:value-type="string">
            <text:p>kogan:44313</text:p>
          </table:table-cell>
          <table:table-cell office:value-type="float" office:value="20" calcext:value-type="float">
            <text:p>20</text:p>
          </table:table-cell>
          <table:table-cell office:value-type="float" office:value="19.9" calcext:value-type="float">
            <text:p>19.9</text:p>
          </table:table-cell>
          <table:table-cell office:value-type="float" office:value="0" calcext:value-type="float">
            <text:p>0</text:p>
          </table:table-cell>
          <table:table-cell office:value-type="string" calcext:value-type="string">
            <text:p>https://ae01.alicdn.com/kf/H70b0213d3e4245f79064ed22b9609404g.jpg | https://ae01.alicdn.com/kf/H53b822c38a0041c48e0c4cafd3d335fcs.jpg | https://ae01.alicdn.com/kf/Hd26d0ab0034b45e2bbb627b046b59ee7s.jpg | https://ae01.alicdn.com/kf/H35f8a4bc62e9453fbf2533f2bfb1224e1.jpg | https://ae01.alicdn.com/kf/H95514a8a1ffd4448b46766eb327cbcfbD.jpg | https://ae01.alicdn.com/kf/Hd7b875f422ff4c2981c727483417f9f2I.jpg | https://ae01.alicdn.com/kf/H24b48a5b6ef84fd9822b2284d079c747O.jpg | https://ae01.alicdn.com/kf/H7cf145dc9df74ab295c000daf5393581h.jpg | https://ae01.alicdn.com/kf/H6b755d050fae4534a411b5e2b7d7967al.jpg | https://ae01.alicdn.com/kf/H9d20d7758e8b406b8af9e4bd2dceb1607.jpg | https://ae01.alicdn.com/kf/He2734e6fbc5e477dbe0d06d55b6b1e36L.jpg | https://ae01.alicdn.com/kf/H69b792795893499fa53576a09b487080u.jpg | https://ae01.alicdn.com/kf/H1bee71956607458b81e484092d7d3b1bS.jpg | https://ae01.alicdn.com/kf/Heba586daab59496190c2855410752628h.jpg | https://ae01.alicdn.com/kf/He1f88ce34f9c46068686a717c5b2fcc7m.jpg</text:p>
          </table:table-cell>
          <table:table-cell office:value-type="string" calcext:value-type="string">
            <text:p>&lt;p&gt; &lt;/p&gt; &lt;ul class="a-unordered-list a-vertical a-spacing-mini" data-mce-fragment="1"&gt; &lt;li class="a-spacing-small" data-mce-fragment="1"&gt;&lt;span class="a-list-item" data-mce-fragment="1"&gt;The <text:s/>Knee Brace with Side Stabilizers and Patella Gel Pads is designed to provide comfortable and effective knee support for people who have knee pain or injuries. The brace is made of high-quality materials, including a neoprene blend that is both durable and breathable, making it comfortable to wear for extended periods.&lt;/span&gt;&lt;/li&gt; &lt;li class="a-spacing-small" data-mce-fragment="1"&gt;&lt;span class="a-list-item" data-mce-fragment="1"&gt;The brace features side stabilizers that help to provide additional support to the knee joint, which can help reduce pain and prevent further injury. It also has patella gel pads that provide targeted support to the kneecap, helping to reduce pressure and improve alignment.&lt;/span&gt;&lt;/li&gt; &lt;li class="a-spacing-small" data-mce-fragment="1"&gt;&lt;span class="a-list-item" data-mce-fragment="1"&gt;The knee brace is adjustable, with hook and loop straps that allow you to customize the fit for your specific needs. It is designed to be worn on either knee and can be used by both men and women.&lt;/span&gt;&lt;/li&gt; &lt;li class="a-spacing-small" data-mce-fragment="1"&gt;&lt;span class="a-list-item" data-mce-fragment="1"&gt;The <text:s/>Knee Brace with Side Stabilizers and Patella Gel Pads is suitable for a variety of conditions, including arthritis, tendonitis, and knee sprains. It is also a great option for athletes who want to prevent knee injuries during sports activities.&lt;/span&gt;&lt;/li&gt; &lt;li class="a-spacing-small" data-mce-fragment="1"&gt;&lt;span class="a-list-item" data-mce-fragment="1"&gt;Is a high-quality and effective option for people who need knee support. Its comfortable and adjustable design, combined with the added support of side stabilizers and patella gel pads, make it a great choice for anyone looking to reduce knee pain and improve knee function.&lt;/span&gt;&lt;/li&gt; &lt;/ul&gt; &lt;p&gt;&lt;span class="a-list-item" data-mce-fragment="1"&gt;&lt;meta charset="utf-8"&gt; &lt;img src="https://ae01.alicdn.com/kf/H70b0213d3e4245f79064ed22b9609404g.jpg?width=950&amp;amp;height=907&amp;amp;hash=1857" slate-data-type="image"&gt;&lt;img data-spm-anchor-id="a2g0o.detail.1000023.i0.66f91ee356jRl5" src="https://ae01.alicdn.com/kf/H53b822c38a0041c48e0c4cafd3d335fcs.jpg?width=950&amp;amp;height=988&amp;amp;hash=1938" slate-data-type="image"&gt;&lt;img src="https://ae01.alicdn.com/kf/Hd26d0ab0034b45e2bbb627b046b59ee7s.jpg?width=950&amp;amp;height=957&amp;amp;hash=1907" slate-data-type="image"&gt;&lt;img src="https://ae01.alicdn.com/kf/H35f8a4bc62e9453fbf2533f2bfb1224e1.jpg?width=950&amp;amp;height=942&amp;amp;hash=1892" slate-data-type="image"&gt;&lt;img src="https://ae01.alicdn.com/kf/H95514a8a1ffd4448b46766eb327cbcfbD.jpg?width=950&amp;amp;height=958&amp;amp;hash=1908" slate-data-type="image"&gt;&lt;img src="https://ae01.alicdn.com/kf/Hd7b875f422ff4c2981c727483417f9f2I.jpg?width=950&amp;amp;height=954&amp;amp;hash=1904" slate-data-type="image"&gt;&lt;img src="https://ae01.alicdn.com/kf/H24b48a5b6ef84fd9822b2284d079c747O.jpg?width=950&amp;amp;height=959&amp;amp;hash=1909" slate-data-type="image"&gt;&lt;img src="https://ae01.alicdn.com/kf/H7cf145dc9df74ab295c000daf5393581h.jpg?width=950&amp;amp;height=1334&amp;amp;hash=2284" slate-data-type="image"&gt;&lt;img src="https://ae01.alicdn.com/kf/H6b755d050fae4534a411b5e2b7d7967al.jpg?width=950&amp;amp;height=1175&amp;amp;hash=2125" slate-data-type="image"&gt;&lt;img src="https://ae01.alicdn.com/kf/H9d20d7758e8b406b8af9e4bd2dceb1607.jpg?width=950&amp;amp;height=1346&amp;amp;hash=2296" slate-data-type="image"&gt;&lt;img src="https://ae01.alicdn.com/kf/He2734e6fbc5e477dbe0d06d55b6b1e36L.jpg?width=950&amp;amp;height=1001&amp;amp;hash=1951" slate-data-type="image"&gt;&lt;img src="https://ae01.alicdn.com/kf/H69b792795893499fa53576a09b487080u.jpg?width=950&amp;amp;height=1287&amp;amp;hash=2237" slate-data-type="image"&gt;&lt;img src="https://ae01.alicdn.com/kf/H1bee71956607458b81e484092d7d3b1bS.jpg?width=950&amp;amp;height=1658&amp;amp;hash=2608" slate-data-type="image"&gt;&lt;img src="https://ae01.alicdn.com/kf/Heba586daab59496190c2855410752628h.jpg?width=950&amp;amp;height=827&amp;amp;hash=1777" slate-data-type="image"&gt;&lt;img src="https://ae01.alicdn.com/kf/He1f88ce34f9c46068686a717c5b2fcc7m.jpg?width=950&amp;amp;height=1327&amp;amp;hash=2277" slate-data-type="image"&gt;&lt;/span&gt;&lt;/p&gt;</text:p>
          </table:table-cell>
          <table:table-cell office:value-type="string" calcext:value-type="string">
            <text:p>1x <text:s/>Knee Support, Open-Patella Stabiliser &amp; Fully-Adjustable Neoprene Brace – Sports Injury Protection</text:p>
          </table:table-cell>
          <table:table-cell/>
          <table:table-cell office:value-type="float" office:value="29.99" calcext:value-type="float">
            <text:p>2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Medium] I2-06-03</text:p>
          </table:table-cell>
          <table:table-cell office:value-type="string" calcext:value-type="string">
            <text:p><text:s/>Knee Support, Open-Patella Stabiliser &amp; Fully-Adjustable Neoprene Brace – Sports Injury Protection</text:p>
          </table:table-cell>
          <table:table-cell office:value-type="string" calcext:value-type="string">
            <text:p>Generic</text:p>
          </table:table-cell>
          <table:table-cell office:value-type="string" calcext:value-type="string">
            <text:p>kogan:44313</text:p>
          </table:table-cell>
          <table:table-cell office:value-type="float" office:value="20" calcext:value-type="float">
            <text:p>20</text:p>
          </table:table-cell>
          <table:table-cell office:value-type="float" office:value="19.9" calcext:value-type="float">
            <text:p>19.9</text:p>
          </table:table-cell>
          <table:table-cell office:value-type="float" office:value="0" calcext:value-type="float">
            <text:p>0</text:p>
          </table:table-cell>
          <table:table-cell office:value-type="string" calcext:value-type="string">
            <text:p>https://ae01.alicdn.com/kf/H70b0213d3e4245f79064ed22b9609404g.jpg | https://ae01.alicdn.com/kf/H53b822c38a0041c48e0c4cafd3d335fcs.jpg | https://ae01.alicdn.com/kf/Hd26d0ab0034b45e2bbb627b046b59ee7s.jpg | https://ae01.alicdn.com/kf/H35f8a4bc62e9453fbf2533f2bfb1224e1.jpg | https://ae01.alicdn.com/kf/H95514a8a1ffd4448b46766eb327cbcfbD.jpg | https://ae01.alicdn.com/kf/Hd7b875f422ff4c2981c727483417f9f2I.jpg | https://ae01.alicdn.com/kf/H24b48a5b6ef84fd9822b2284d079c747O.jpg | https://ae01.alicdn.com/kf/H7cf145dc9df74ab295c000daf5393581h.jpg | https://ae01.alicdn.com/kf/H6b755d050fae4534a411b5e2b7d7967al.jpg | https://ae01.alicdn.com/kf/H9d20d7758e8b406b8af9e4bd2dceb1607.jpg | https://ae01.alicdn.com/kf/He2734e6fbc5e477dbe0d06d55b6b1e36L.jpg | https://ae01.alicdn.com/kf/H69b792795893499fa53576a09b487080u.jpg | https://ae01.alicdn.com/kf/H1bee71956607458b81e484092d7d3b1bS.jpg | https://ae01.alicdn.com/kf/Heba586daab59496190c2855410752628h.jpg | https://ae01.alicdn.com/kf/He1f88ce34f9c46068686a717c5b2fcc7m.jpg</text:p>
          </table:table-cell>
          <table:table-cell office:value-type="string" calcext:value-type="string">
            <text:p>&lt;p&gt; &lt;/p&gt; &lt;ul class="a-unordered-list a-vertical a-spacing-mini" data-mce-fragment="1"&gt; &lt;li class="a-spacing-small" data-mce-fragment="1"&gt;&lt;span class="a-list-item" data-mce-fragment="1"&gt;The <text:s/>Knee Brace with Side Stabilizers and Patella Gel Pads is designed to provide comfortable and effective knee support for people who have knee pain or injuries. The brace is made of high-quality materials, including a neoprene blend that is both durable and breathable, making it comfortable to wear for extended periods.&lt;/span&gt;&lt;/li&gt; &lt;li class="a-spacing-small" data-mce-fragment="1"&gt;&lt;span class="a-list-item" data-mce-fragment="1"&gt;The brace features side stabilizers that help to provide additional support to the knee joint, which can help reduce pain and prevent further injury. It also has patella gel pads that provide targeted support to the kneecap, helping to reduce pressure and improve alignment.&lt;/span&gt;&lt;/li&gt; &lt;li class="a-spacing-small" data-mce-fragment="1"&gt;&lt;span class="a-list-item" data-mce-fragment="1"&gt;The knee brace is adjustable, with hook and loop straps that allow you to customize the fit for your specific needs. It is designed to be worn on either knee and can be used by both men and women.&lt;/span&gt;&lt;/li&gt; &lt;li class="a-spacing-small" data-mce-fragment="1"&gt;&lt;span class="a-list-item" data-mce-fragment="1"&gt;The <text:s/>Knee Brace with Side Stabilizers and Patella Gel Pads is suitable for a variety of conditions, including arthritis, tendonitis, and knee sprains. It is also a great option for athletes who want to prevent knee injuries during sports activities.&lt;/span&gt;&lt;/li&gt; &lt;li class="a-spacing-small" data-mce-fragment="1"&gt;&lt;span class="a-list-item" data-mce-fragment="1"&gt;Is a high-quality and effective option for people who need knee support. Its comfortable and adjustable design, combined with the added support of side stabilizers and patella gel pads, make it a great choice for anyone looking to reduce knee pain and improve knee function.&lt;/span&gt;&lt;/li&gt; &lt;/ul&gt; &lt;p&gt;&lt;span class="a-list-item" data-mce-fragment="1"&gt;&lt;meta charset="utf-8"&gt; &lt;img src="https://ae01.alicdn.com/kf/H70b0213d3e4245f79064ed22b9609404g.jpg?width=950&amp;amp;height=907&amp;amp;hash=1857" slate-data-type="image"&gt;&lt;img data-spm-anchor-id="a2g0o.detail.1000023.i0.66f91ee356jRl5" src="https://ae01.alicdn.com/kf/H53b822c38a0041c48e0c4cafd3d335fcs.jpg?width=950&amp;amp;height=988&amp;amp;hash=1938" slate-data-type="image"&gt;&lt;img src="https://ae01.alicdn.com/kf/Hd26d0ab0034b45e2bbb627b046b59ee7s.jpg?width=950&amp;amp;height=957&amp;amp;hash=1907" slate-data-type="image"&gt;&lt;img src="https://ae01.alicdn.com/kf/H35f8a4bc62e9453fbf2533f2bfb1224e1.jpg?width=950&amp;amp;height=942&amp;amp;hash=1892" slate-data-type="image"&gt;&lt;img src="https://ae01.alicdn.com/kf/H95514a8a1ffd4448b46766eb327cbcfbD.jpg?width=950&amp;amp;height=958&amp;amp;hash=1908" slate-data-type="image"&gt;&lt;img src="https://ae01.alicdn.com/kf/Hd7b875f422ff4c2981c727483417f9f2I.jpg?width=950&amp;amp;height=954&amp;amp;hash=1904" slate-data-type="image"&gt;&lt;img src="https://ae01.alicdn.com/kf/H24b48a5b6ef84fd9822b2284d079c747O.jpg?width=950&amp;amp;height=959&amp;amp;hash=1909" slate-data-type="image"&gt;&lt;img src="https://ae01.alicdn.com/kf/H7cf145dc9df74ab295c000daf5393581h.jpg?width=950&amp;amp;height=1334&amp;amp;hash=2284" slate-data-type="image"&gt;&lt;img src="https://ae01.alicdn.com/kf/H6b755d050fae4534a411b5e2b7d7967al.jpg?width=950&amp;amp;height=1175&amp;amp;hash=2125" slate-data-type="image"&gt;&lt;img src="https://ae01.alicdn.com/kf/H9d20d7758e8b406b8af9e4bd2dceb1607.jpg?width=950&amp;amp;height=1346&amp;amp;hash=2296" slate-data-type="image"&gt;&lt;img src="https://ae01.alicdn.com/kf/He2734e6fbc5e477dbe0d06d55b6b1e36L.jpg?width=950&amp;amp;height=1001&amp;amp;hash=1951" slate-data-type="image"&gt;&lt;img src="https://ae01.alicdn.com/kf/H69b792795893499fa53576a09b487080u.jpg?width=950&amp;amp;height=1287&amp;amp;hash=2237" slate-data-type="image"&gt;&lt;img src="https://ae01.alicdn.com/kf/H1bee71956607458b81e484092d7d3b1bS.jpg?width=950&amp;amp;height=1658&amp;amp;hash=2608" slate-data-type="image"&gt;&lt;img src="https://ae01.alicdn.com/kf/Heba586daab59496190c2855410752628h.jpg?width=950&amp;amp;height=827&amp;amp;hash=1777" slate-data-type="image"&gt;&lt;img src="https://ae01.alicdn.com/kf/He1f88ce34f9c46068686a717c5b2fcc7m.jpg?width=950&amp;amp;height=1327&amp;amp;hash=2277" slate-data-type="image"&gt;&lt;/span&gt;&lt;/p&gt;</text:p>
          </table:table-cell>
          <table:table-cell office:value-type="string" calcext:value-type="string">
            <text:p>1x <text:s/>Knee Support, Open-Patella Stabiliser &amp; Fully-Adjustable Neoprene Brace – Sports Injury Protection</text:p>
          </table:table-cell>
          <table:table-cell/>
          <table:table-cell office:value-type="float" office:value="29.99" calcext:value-type="float">
            <text:p>2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KG]/[Parcel-Medium] F00-02-02-White</text:p>
          </table:table-cell>
          <table:table-cell office:value-type="string" calcext:value-type="string">
            <text:p>Baby Light Up Bath Tub Toy Whale Water Fun Sprinkler Pool</text:p>
          </table:table-cell>
          <table:table-cell office:value-type="string" calcext:value-type="string">
            <text:p>Generic</text:p>
          </table:table-cell>
          <table:table-cell office:value-type="string" calcext:value-type="string">
            <text:p>kogan:37275</text:p>
          </table:table-cell>
          <table:table-cell office:value-type="float" office:value="20" calcext:value-type="float">
            <text:p>20</text:p>
          </table:table-cell>
          <table:table-cell office:value-type="float" office:value="14.9" calcext:value-type="float">
            <text:p>14.9</text:p>
          </table:table-cell>
          <table:table-cell office:value-type="float" office:value="0" calcext:value-type="float">
            <text:p>0</text:p>
          </table:table-cell>
          <table:table-cell office:value-type="string" calcext:value-type="string">
            <text:p>https://cdn.shopify.com/s/files/1/0407/9095/0040/files/download_31_0459688c-e2e4-482c-96ec-7a1036e1edba_480x480.jpg | https://cdn.shopify.com/s/files/1/0407/9095/0040/files/download_32_41097f59-6263-44dd-b382-a057eefa8f01_480x480.jpg | https://cdn.shopify.com/s/files/1/0407/9095/0040/files/download_32_41097f59-6263-44dd-b382-a057eefa8f01_480x480.jpg | https://cdn.shopify.com/s/files/1/0407/9095/0040/files/download_30_13257339-4571-4d1b-aa84-dfe256a5841a_480x480.jpg | https://cdn.shopify.com/s/files/1/0407/9095/0040/files/download_30_13257339-4571-4d1b-aa84-dfe256a5841a_480x480.jpg</text:p>
          </table:table-cell>
          <table:table-cell office:value-type="string" calcext:value-type="string">
            <text:p>&lt;li&gt;Baby Bath Toy Shower Bathing Water Spray Toy&lt;/li&gt; &lt;li&gt;Features a Whale Sprinkler Fountain design&lt;/li&gt; &lt;li&gt;Provides an entertaining and engaging bath time experience for babies&lt;/li&gt; &lt;li&gt;Sprays water in a playful and attractive manner&lt;/li&gt; &lt;li&gt;Encourages sensory exploration and water play for infants and toddlers&lt;/li&gt; &lt;li&gt;Easy to operate, making bath time more enjoyable&lt;/li&gt; &lt;li&gt;Promotes a positive attitude towards bath time for babies&lt;/li&gt; &lt;li&gt;Safe and durable materials for worry-free play&lt;/li&gt; &lt;li&gt;A fun and functional addition to your baby's bath routine, keeping them engaged and happy during their bath.&lt;/li&gt; &lt;li&gt; &lt;img alt="" src="https://cdn.shopify.com/s/files/1/0407/9095/0040/files/download_31_0459688c-e2e4-482c-96ec-7a1036e1edba_480x480.jpg?v=1695264181"&gt;&lt;img src="https://cdn.shopify.com/s/files/1/0407/9095/0040/files/download_32_41097f59-6263-44dd-b382-a057eefa8f01_480x480.jpg?v=1695264186" alt="" data-mce-fragment="1" data-mce-src="https://cdn.shopify.com/s/files/1/0407/9095/0040/files/download_32_41097f59-6263-44dd-b382-a057eefa8f01_480x480.jpg?v=1695264186"&gt;&lt;img src="https://cdn.shopify.com/s/files/1/0407/9095/0040/files/download_30_13257339-4571-4d1b-aa84-dfe256a5841a_480x480.jpg?v=1695264191" alt="" data-mce-fragment="1" data-mce-src="https://cdn.shopify.com/s/files/1/0407/9095/0040/files/download_30_13257339-4571-4d1b-aa84-dfe256a5841a_480x480.jpg?v=1695264191"&gt; &lt;/li&gt;</text:p>
          </table:table-cell>
          <table:table-cell office:value-type="string" calcext:value-type="string">
            <text:p>1x Baby Light Up Bath Tub Toy Whale Water Fun Sprinkler Pool</text:p>
          </table:table-cell>
          <table:table-cell/>
          <table:table-cell office:value-type="float" office:value="19.99" calcext:value-type="float">
            <text:p>1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KG]/[Parcel-Medium] F00-02-02-Grey</text:p>
          </table:table-cell>
          <table:table-cell office:value-type="string" calcext:value-type="string">
            <text:p>Baby Light Up Bath Tub Toy Whale Water Fun Sprinkler Pool</text:p>
          </table:table-cell>
          <table:table-cell office:value-type="string" calcext:value-type="string">
            <text:p>Generic</text:p>
          </table:table-cell>
          <table:table-cell office:value-type="string" calcext:value-type="string">
            <text:p>kogan:37275</text:p>
          </table:table-cell>
          <table:table-cell office:value-type="float" office:value="20" calcext:value-type="float">
            <text:p>20</text:p>
          </table:table-cell>
          <table:table-cell office:value-type="float" office:value="14.9" calcext:value-type="float">
            <text:p>14.9</text:p>
          </table:table-cell>
          <table:table-cell office:value-type="float" office:value="0" calcext:value-type="float">
            <text:p>0</text:p>
          </table:table-cell>
          <table:table-cell office:value-type="string" calcext:value-type="string">
            <text:p>https://cdn.shopify.com/s/files/1/0407/9095/0040/files/download_31_0459688c-e2e4-482c-96ec-7a1036e1edba_480x480.jpg | https://cdn.shopify.com/s/files/1/0407/9095/0040/files/download_32_41097f59-6263-44dd-b382-a057eefa8f01_480x480.jpg | https://cdn.shopify.com/s/files/1/0407/9095/0040/files/download_32_41097f59-6263-44dd-b382-a057eefa8f01_480x480.jpg | https://cdn.shopify.com/s/files/1/0407/9095/0040/files/download_30_13257339-4571-4d1b-aa84-dfe256a5841a_480x480.jpg | https://cdn.shopify.com/s/files/1/0407/9095/0040/files/download_30_13257339-4571-4d1b-aa84-dfe256a5841a_480x480.jpg</text:p>
          </table:table-cell>
          <table:table-cell office:value-type="string" calcext:value-type="string">
            <text:p>&lt;li&gt;Baby Bath Toy Shower Bathing Water Spray Toy&lt;/li&gt; &lt;li&gt;Features a Whale Sprinkler Fountain design&lt;/li&gt; &lt;li&gt;Provides an entertaining and engaging bath time experience for babies&lt;/li&gt; &lt;li&gt;Sprays water in a playful and attractive manner&lt;/li&gt; &lt;li&gt;Encourages sensory exploration and water play for infants and toddlers&lt;/li&gt; &lt;li&gt;Easy to operate, making bath time more enjoyable&lt;/li&gt; &lt;li&gt;Promotes a positive attitude towards bath time for babies&lt;/li&gt; &lt;li&gt;Safe and durable materials for worry-free play&lt;/li&gt; &lt;li&gt;A fun and functional addition to your baby's bath routine, keeping them engaged and happy during their bath.&lt;/li&gt; &lt;li&gt; &lt;img alt="" src="https://cdn.shopify.com/s/files/1/0407/9095/0040/files/download_31_0459688c-e2e4-482c-96ec-7a1036e1edba_480x480.jpg?v=1695264181"&gt;&lt;img src="https://cdn.shopify.com/s/files/1/0407/9095/0040/files/download_32_41097f59-6263-44dd-b382-a057eefa8f01_480x480.jpg?v=1695264186" alt="" data-mce-fragment="1" data-mce-src="https://cdn.shopify.com/s/files/1/0407/9095/0040/files/download_32_41097f59-6263-44dd-b382-a057eefa8f01_480x480.jpg?v=1695264186"&gt;&lt;img src="https://cdn.shopify.com/s/files/1/0407/9095/0040/files/download_30_13257339-4571-4d1b-aa84-dfe256a5841a_480x480.jpg?v=1695264191" alt="" data-mce-fragment="1" data-mce-src="https://cdn.shopify.com/s/files/1/0407/9095/0040/files/download_30_13257339-4571-4d1b-aa84-dfe256a5841a_480x480.jpg?v=1695264191"&gt; &lt;/li&gt;</text:p>
          </table:table-cell>
          <table:table-cell office:value-type="string" calcext:value-type="string">
            <text:p>1x Baby Light Up Bath Tub Toy Whale Water Fun Sprinkler Pool</text:p>
          </table:table-cell>
          <table:table-cell/>
          <table:table-cell office:value-type="float" office:value="19.99" calcext:value-type="float">
            <text:p>19.99</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 Y2-05-03</text:p>
          </table:table-cell>
          <table:table-cell office:value-type="string" calcext:value-type="string">
            <text:p>RGB Gaming Mouse Pad, Extended Desk Mat <text:s/>30x25x4cm</text:p>
          </table:table-cell>
          <table:table-cell office:value-type="string" calcext:value-type="string">
            <text:p>Generic</text:p>
          </table:table-cell>
          <table:table-cell office:value-type="string" calcext:value-type="string">
            <text:p>kogan:33740</text:p>
          </table:table-cell>
          <table:table-cell office:value-type="float" office:value="30" calcext:value-type="float">
            <text:p>30</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https://i.ebayimg.com/images/g/Rg4AAeSwAE9n1hhu/s-l960.webp | https://i.ebayimg.com/images/g/hIYAAeSwc4hn1hht/s-l960.webp | https://i.ebayimg.com/images/g/gFwAAeSw~SZn1hht/s-l960.webp | https://i.ebayimg.com/images/g/hzoAAeSwkn1n1hht/s-l960.webp | https://i.ebayimg.com/images/g/yOQAAeSwkQ5n1hht/s-l960.webp</text:p>
          </table:table-cell>
          <table:table-cell office:value-type="string" calcext:value-type="string">
            <text:p>RGB BACKLIT MOUSE PAD\xe3\x80\x91This gaming mouse pad features 10 lighting modes: includes 7 kinds of static lighting modes and 3 dynamic lighting modes, making your game atmosphere warmer and more atmosphere. This rgb mouse pad has power off memory function remembers your last mode selection proving as the best led mouse pad.</text:p>
            <text:p>EASY TO PLUG USB LED CABLE\xe3\x80\x91This extended mouse pad is powered by USB with one button control light modes. Its Upgraded Large RGB mouse pad with USB interface is extremely convenient to connect with USB mouse and other usb device while charging. An incredibly compact design saves on clutter, leaving room for all those accessories you\xe2\x80\x99ll be plugging in.</text:p>
            <text:p>KEY LIGHT LED with Smart One Button Control\xe3\x80\x91Our gaming mouse pad has one single button to control on and off and change the mode. The control button of this mouse pad has been proven tested and is extremely durable. The xxl mouse pad is designed to switch the light colors and turn off\xef\xbc\x8cmore sensitive and quicker\xef\xbc\x88Press and hold the button for 3 seconds to power off.\xef\xbc\x89</text:p>
            <text:p>RGB STRIP with Ultra Smooth Surface\xe3\x80\x91This RGB mouse pad\xe2\x80\x98s Anti-slip RubberBase is designed with Micro-nano textured surface, ensure smoother mouse control, precise positioning tracking, and has an RGB ring light. Base grips with non-slip rubber, consistent stability on your desk. Good gaming mouse pad for esports pros. It has the best power strip USB. It is made from high-density fiber with a cross-connection structure to prevent water from seeping through and is more convenient to clean</text:p>
            <text:p>Super large Sized USB LED gaming mouse pade with 5mm thickness\xe3\x80\x91This large gaming mouse mat is large enough to fit your mouse, gaming keyboard near gaming laptop and more. It is also waterproof and easy to keep a clean, uncluttered desk. With its rgb light strip usb It offers plenty of space for gaming or office works and helps to improve the gaming experience for gamers or the work efficiency in the office. Multi use for all your anime mouse pad and wireless gaming mouse pad.</text:p>
          </table:table-cell>
          <table:table-cell office:value-type="string" calcext:value-type="string">
            <text:p>1x Mousepad RGB 30x25x4cm</text:p>
          </table:table-cell>
          <table:table-cell/>
          <table:table-cell office:value-type="float" office:value="50" calcext:value-type="float">
            <text:p>50</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 Y1-04-01</text:p>
          </table:table-cell>
          <table:table-cell office:value-type="string" calcext:value-type="string">
            <text:p>RGB Gaming Mouse Pad, Extended Desk Mat <text:s/>30x80x3cm </text:p>
          </table:table-cell>
          <table:table-cell office:value-type="string" calcext:value-type="string">
            <text:p>Generic</text:p>
          </table:table-cell>
          <table:table-cell office:value-type="string" calcext:value-type="string">
            <text:p>kogan:33740</text:p>
          </table:table-cell>
          <table:table-cell office:value-type="float" office:value="30" calcext:value-type="float">
            <text:p>3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https://i.ebayimg.com/images/g/Rg4AAeSwAE9n1hhu/s-l960.webp | https://i.ebayimg.com/images/g/hIYAAeSwc4hn1hht/s-l960.webp | https://i.ebayimg.com/images/g/gFwAAeSw~SZn1hht/s-l960.webp | https://i.ebayimg.com/images/g/hzoAAeSwkn1n1hht/s-l960.webp | https://i.ebayimg.com/images/g/yOQAAeSwkQ5n1hht/s-l960.webp</text:p>
          </table:table-cell>
          <table:table-cell office:value-type="string" calcext:value-type="string">
            <text:p>RGB BACKLIT MOUSE PAD\xe3\x80\x91This gaming mouse pad features 10 lighting modes: includes 7 kinds of static lighting modes and 3 dynamic lighting modes, making your game atmosphere warmer and more atmosphere. This rgb mouse pad has power off memory function remembers your last mode selection proving as the best led mouse pad.</text:p>
            <text:p>EASY TO PLUG USB LED CABLE\xe3\x80\x91This extended mouse pad is powered by USB with one button control light modes. Its Upgraded Large RGB mouse pad with USB interface is extremely convenient to connect with USB mouse and other usb device while charging. An incredibly compact design saves on clutter, leaving room for all those accessories you\xe2\x80\x99ll be plugging in.</text:p>
            <text:p>KEY LIGHT LED with Smart One Button Control\xe3\x80\x91Our gaming mouse pad has one single button to control on and off and change the mode. The control button of this mouse pad has been proven tested and is extremely durable. The xxl mouse pad is designed to switch the light colors and turn off\xef\xbc\x8cmore sensitive and quicker\xef\xbc\x88Press and hold the button for 3 seconds to power off.\xef\xbc\x89</text:p>
            <text:p>RGB STRIP with Ultra Smooth Surface\xe3\x80\x91This RGB mouse pad\xe2\x80\x98s Anti-slip RubberBase is designed with Micro-nano textured surface, ensure smoother mouse control, precise positioning tracking, and has an RGB ring light. Base grips with non-slip rubber, consistent stability on your desk. Good gaming mouse pad for esports pros. It has the best power strip USB. It is made from high-density fiber with a cross-connection structure to prevent water from seeping through and is more convenient to clean</text:p>
            <text:p>Super large Sized USB LED gaming mouse pade with 5mm thickness\xe3\x80\x91This large gaming mouse mat is large enough to fit your mouse, gaming keyboard near gaming laptop and more. It is also waterproof and easy to keep a clean, uncluttered desk. With its rgb light strip usb It offers plenty of space for gaming or office works and helps to improve the gaming experience for gamers or the work efficiency in the office. Multi use for all your anime mouse pad and wireless gaming mouse pad.</text:p>
          </table:table-cell>
          <table:table-cell office:value-type="string" calcext:value-type="string">
            <text:p>1x Mousepad RGB 30x80x3cm rgb</text:p>
          </table:table-cell>
          <table:table-cell/>
          <table:table-cell office:value-type="float" office:value="50" calcext:value-type="float">
            <text:p>50</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 Y1-04-02</text:p>
          </table:table-cell>
          <table:table-cell office:value-type="string" calcext:value-type="string">
            <text:p>RGB Gaming Mouse Pad, Extended Desk Mat <text:s/>30x80x4cm</text:p>
          </table:table-cell>
          <table:table-cell office:value-type="string" calcext:value-type="string">
            <text:p>Generic</text:p>
          </table:table-cell>
          <table:table-cell office:value-type="string" calcext:value-type="string">
            <text:p>kogan:33740</text:p>
          </table:table-cell>
          <table:table-cell office:value-type="float" office:value="30" calcext:value-type="float">
            <text:p>30</text:p>
          </table:table-cell>
          <table:table-cell office:value-type="float" office:value="16" calcext:value-type="float">
            <text:p>16</text:p>
          </table:table-cell>
          <table:table-cell office:value-type="float" office:value="0" calcext:value-type="float">
            <text:p>0</text:p>
          </table:table-cell>
          <table:table-cell office:value-type="string" calcext:value-type="string">
            <text:p>https://i.ebayimg.com/images/g/Rg4AAeSwAE9n1hhu/s-l960.webp | https://i.ebayimg.com/images/g/hIYAAeSwc4hn1hht/s-l960.webp | https://i.ebayimg.com/images/g/gFwAAeSw~SZn1hht/s-l960.webp | https://i.ebayimg.com/images/g/hzoAAeSwkn1n1hht/s-l960.webp | https://i.ebayimg.com/images/g/yOQAAeSwkQ5n1hht/s-l960.webp</text:p>
          </table:table-cell>
          <table:table-cell office:value-type="string" calcext:value-type="string">
            <text:p>RGB BACKLIT MOUSE PAD\xe3\x80\x91This gaming mouse pad features 10 lighting modes: includes 7 kinds of static lighting modes and 3 dynamic lighting modes, making your game atmosphere warmer and more atmosphere. This rgb mouse pad has power off memory function remembers your last mode selection proving as the best led mouse pad.</text:p>
            <text:p>EASY TO PLUG USB LED CABLE\xe3\x80\x91This extended mouse pad is powered by USB with one button control light modes. Its Upgraded Large RGB mouse pad with USB interface is extremely convenient to connect with USB mouse and other usb device while charging. An incredibly compact design saves on clutter, leaving room for all those accessories you\xe2\x80\x99ll be plugging in.</text:p>
            <text:p>KEY LIGHT LED with Smart One Button Control\xe3\x80\x91Our gaming mouse pad has one single button to control on and off and change the mode. The control button of this mouse pad has been proven tested and is extremely durable. The xxl mouse pad is designed to switch the light colors and turn off\xef\xbc\x8cmore sensitive and quicker\xef\xbc\x88Press and hold the button for 3 seconds to power off.\xef\xbc\x89</text:p>
            <text:p>RGB STRIP with Ultra Smooth Surface\xe3\x80\x91This RGB mouse pad\xe2\x80\x98s Anti-slip RubberBase is designed with Micro-nano textured surface, ensure smoother mouse control, precise positioning tracking, and has an RGB ring light. Base grips with non-slip rubber, consistent stability on your desk. Good gaming mouse pad for esports pros. It has the best power strip USB. It is made from high-density fiber with a cross-connection structure to prevent water from seeping through and is more convenient to clean</text:p>
            <text:p>Super large Sized USB LED gaming mouse pade with 5mm thickness\xe3\x80\x91This large gaming mouse mat is large enough to fit your mouse, gaming keyboard near gaming laptop and more. It is also waterproof and easy to keep a clean, uncluttered desk. With its rgb light strip usb It offers plenty of space for gaming or office works and helps to improve the gaming experience for gamers or the work efficiency in the office. Multi use for all your anime mouse pad and wireless gaming mouse pad.</text:p>
          </table:table-cell>
          <table:table-cell office:value-type="string" calcext:value-type="string">
            <text:p>1x Mousepad RGB 30x80x4cm</text:p>
          </table:table-cell>
          <table:table-cell/>
          <table:table-cell office:value-type="float" office:value="50" calcext:value-type="float">
            <text:p>50</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 Y2-05-04</text:p>
          </table:table-cell>
          <table:table-cell office:value-type="string" calcext:value-type="string">
            <text:p>RGB Gaming Mouse Pad, Extended Desk Mat <text:s/>35x25x4cm </text:p>
          </table:table-cell>
          <table:table-cell office:value-type="string" calcext:value-type="string">
            <text:p>Generic</text:p>
          </table:table-cell>
          <table:table-cell office:value-type="string" calcext:value-type="string">
            <text:p>kogan:33740</text:p>
          </table:table-cell>
          <table:table-cell office:value-type="float" office:value="30" calcext:value-type="float">
            <text:p>30</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https://i.ebayimg.com/images/g/Rg4AAeSwAE9n1hhu/s-l960.webp | https://i.ebayimg.com/images/g/hIYAAeSwc4hn1hht/s-l960.webp | https://i.ebayimg.com/images/g/gFwAAeSw~SZn1hht/s-l960.webp | https://i.ebayimg.com/images/g/hzoAAeSwkn1n1hht/s-l960.webp | https://i.ebayimg.com/images/g/yOQAAeSwkQ5n1hht/s-l960.webp</text:p>
          </table:table-cell>
          <table:table-cell office:value-type="string" calcext:value-type="string">
            <text:p>RGB BACKLIT MOUSE PAD\xe3\x80\x91This gaming mouse pad features 10 lighting modes: includes 7 kinds of static lighting modes and 3 dynamic lighting modes, making your game atmosphere warmer and more atmosphere. This rgb mouse pad has power off memory function remembers your last mode selection proving as the best led mouse pad.</text:p>
            <text:p>EASY TO PLUG USB LED CABLE\xe3\x80\x91This extended mouse pad is powered by USB with one button control light modes. Its Upgraded Large RGB mouse pad with USB interface is extremely convenient to connect with USB mouse and other usb device while charging. An incredibly compact design saves on clutter, leaving room for all those accessories you\xe2\x80\x99ll be plugging in.</text:p>
            <text:p>KEY LIGHT LED with Smart One Button Control\xe3\x80\x91Our gaming mouse pad has one single button to control on and off and change the mode. The control button of this mouse pad has been proven tested and is extremely durable. The xxl mouse pad is designed to switch the light colors and turn off\xef\xbc\x8cmore sensitive and quicker\xef\xbc\x88Press and hold the button for 3 seconds to power off.\xef\xbc\x89</text:p>
            <text:p>RGB STRIP with Ultra Smooth Surface\xe3\x80\x91This RGB mouse pad\xe2\x80\x98s Anti-slip RubberBase is designed with Micro-nano textured surface, ensure smoother mouse control, precise positioning tracking, and has an RGB ring light. Base grips with non-slip rubber, consistent stability on your desk. Good gaming mouse pad for esports pros. It has the best power strip USB. It is made from high-density fiber with a cross-connection structure to prevent water from seeping through and is more convenient to clean</text:p>
            <text:p>Super large Sized USB LED gaming mouse pade with 5mm thickness\xe3\x80\x91This large gaming mouse mat is large enough to fit your mouse, gaming keyboard near gaming laptop and more. It is also waterproof and easy to keep a clean, uncluttered desk. With its rgb light strip usb It offers plenty of space for gaming or office works and helps to improve the gaming experience for gamers or the work efficiency in the office. Multi use for all your anime mouse pad and wireless gaming mouse pad.</text:p>
          </table:table-cell>
          <table:table-cell office:value-type="string" calcext:value-type="string">
            <text:p>1x Mousepad RGB 35x25x4cm rgb Black</text:p>
          </table:table-cell>
          <table:table-cell/>
          <table:table-cell office:value-type="float" office:value="50" calcext:value-type="float">
            <text:p>50</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 Y1-04-03</text:p>
          </table:table-cell>
          <table:table-cell office:value-type="string" calcext:value-type="string">
            <text:p>RGB Gaming Mouse Pad, Extended Desk Mat 40x90x4cm</text:p>
          </table:table-cell>
          <table:table-cell office:value-type="string" calcext:value-type="string">
            <text:p>Generic</text:p>
          </table:table-cell>
          <table:table-cell office:value-type="string" calcext:value-type="string">
            <text:p>kogan:33740</text:p>
          </table:table-cell>
          <table:table-cell office:value-type="float" office:value="30" calcext:value-type="float">
            <text:p>30</text:p>
          </table:table-cell>
          <table:table-cell office:value-type="float" office:value="21" calcext:value-type="float">
            <text:p>21</text:p>
          </table:table-cell>
          <table:table-cell office:value-type="float" office:value="0" calcext:value-type="float">
            <text:p>0</text:p>
          </table:table-cell>
          <table:table-cell office:value-type="string" calcext:value-type="string">
            <text:p>https://i.ebayimg.com/images/g/Rg4AAeSwAE9n1hhu/s-l960.webp | https://i.ebayimg.com/images/g/hIYAAeSwc4hn1hht/s-l960.webp | https://i.ebayimg.com/images/g/gFwAAeSw~SZn1hht/s-l960.webp | https://i.ebayimg.com/images/g/hzoAAeSwkn1n1hht/s-l960.webp | https://i.ebayimg.com/images/g/yOQAAeSwkQ5n1hht/s-l960.webp</text:p>
          </table:table-cell>
          <table:table-cell office:value-type="string" calcext:value-type="string">
            <text:p>RGB BACKLIT MOUSE PAD\xe3\x80\x91This gaming mouse pad features 10 lighting modes: includes 7 kinds of static lighting modes and 3 dynamic lighting modes, making your game atmosphere warmer and more atmosphere. This rgb mouse pad has power off memory function remembers your last mode selection proving as the best led mouse pad.</text:p>
            <text:p>EASY TO PLUG USB LED CABLE\xe3\x80\x91This extended mouse pad is powered by USB with one button control light modes. Its Upgraded Large RGB mouse pad with USB interface is extremely convenient to connect with USB mouse and other usb device while charging. An incredibly compact design saves on clutter, leaving room for all those accessories you\xe2\x80\x99ll be plugging in.</text:p>
            <text:p>KEY LIGHT LED with Smart One Button Control\xe3\x80\x91Our gaming mouse pad has one single button to control on and off and change the mode. The control button of this mouse pad has been proven tested and is extremely durable. The xxl mouse pad is designed to switch the light colors and turn off\xef\xbc\x8cmore sensitive and quicker\xef\xbc\x88Press and hold the button for 3 seconds to power off.\xef\xbc\x89</text:p>
            <text:p>RGB STRIP with Ultra Smooth Surface\xe3\x80\x91This RGB mouse pad\xe2\x80\x98s Anti-slip RubberBase is designed with Micro-nano textured surface, ensure smoother mouse control, precise positioning tracking, and has an RGB ring light. Base grips with non-slip rubber, consistent stability on your desk. Good gaming mouse pad for esports pros. It has the best power strip USB. It is made from high-density fiber with a cross-connection structure to prevent water from seeping through and is more convenient to clean</text:p>
            <text:p>Super large Sized USB LED gaming mouse pade with 5mm thickness\xe3\x80\x91This large gaming mouse mat is large enough to fit your mouse, gaming keyboard near gaming laptop and more. It is also waterproof and easy to keep a clean, uncluttered desk. With its rgb light strip usb It offers plenty of space for gaming or office works and helps to improve the gaming experience for gamers or the work efficiency in the office. Multi use for all your anime mouse pad and wireless gaming mouse pad.</text:p>
          </table:table-cell>
          <table:table-cell office:value-type="string" calcext:value-type="string">
            <text:p>1x Mousepad RGB 40x90x0.4cm</text:p>
          </table:table-cell>
          <table:table-cell/>
          <table:table-cell office:value-type="float" office:value="50" calcext:value-type="float">
            <text:p>50</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 Y2-03-01</text:p>
          </table:table-cell>
          <table:table-cell office:value-type="string" calcext:value-type="string">
            <text:p>Mouse Pad Leather Waterproof Desk Pad Protector, Dual-Side Use (25x21cm)</text:p>
          </table:table-cell>
          <table:table-cell office:value-type="string" calcext:value-type="string">
            <text:p>Generic</text:p>
          </table:table-cell>
          <table:table-cell office:value-type="string" calcext:value-type="string">
            <text:p>kogan:33740</text:p>
          </table:table-cell>
          <table:table-cell office:value-type="float" office:value="30" calcext:value-type="float">
            <text:p>30</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https://m.media-amazon.com/images/I/71YqDIg4xtL._SX522_.jpg | https://m.media-amazon.com/images/I/61Sz8I7V1eL._SY355_.jpg | https://m.media-amazon.com/images/I/71MbtxupypL._SY355_.jpg | https://m.media-amazon.com/images/I/71uctoYaFYL._SY355_.jpg | https://m.media-amazon.com/images/I/71LLu0SS9eL._SY355_.jpg</text:p>
          </table:table-cell>
          <table:table-cell office:value-type="string" calcext:value-type="string">
            <text:p>DUAL SIDE DESK PAD - Specially designed with 2 color options, each side has one color, just turn it over and you can change pad color. We offer various colors for your desks, it's a ideal accessory to brighten a boring workplace.</text:p>
            <text:p>LARGE DESK MAT - Size of 31.5” x 15.75”(80cm x 40cm). the desk mat is large enough for keyboard, mouse, books and laptop, and still has plenty of room for movement, it's a good solution for office work or game play.</text:p>
            <text:p>SMOOTHLY DESK MOUSE PAD - Made of ultra-smooth and durable PU leather, soft texture surface offers enough cushion to feel great to hands, and it's firm enough to support to write. It's also very easy to clean by wet cloth.</text:p>
            <text:p>NON-SLIP DESK MOUSE MAT - Both of sides is Anti-slip, easily keep the mat in place even in intense gaming or working. Perfect to place on top of wooden, glass and plastic desks.</text:p>
            <text:p>WIDELY USED - Large desk mouse pad is a great organizer to keep your desks clean, ideal for office desks, student desks, home desks etc. Come with a strap to roll up the pad easily and take it to anywhere.</text:p>
          </table:table-cell>
          <table:table-cell office:value-type="string" calcext:value-type="string">
            <text:p>1x Mousepad Leather 25x21cm</text:p>
          </table:table-cell>
          <table:table-cell/>
          <table:table-cell office:value-type="float" office:value="50" calcext:value-type="float">
            <text:p>50</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 Y2-03-02</text:p>
          </table:table-cell>
          <table:table-cell office:value-type="string" calcext:value-type="string">
            <text:p>Mouse Pad Leather Waterproof Desk Pad Protector, Dual-Side Use (60x30cm)</text:p>
          </table:table-cell>
          <table:table-cell office:value-type="string" calcext:value-type="string">
            <text:p>Generic</text:p>
          </table:table-cell>
          <table:table-cell office:value-type="string" calcext:value-type="string">
            <text:p>kogan:33740</text:p>
          </table:table-cell>
          <table:table-cell office:value-type="float" office:value="30" calcext:value-type="float">
            <text:p>30</text:p>
          </table:table-cell>
          <table:table-cell office:value-type="float" office:value="22" calcext:value-type="float">
            <text:p>22</text:p>
          </table:table-cell>
          <table:table-cell office:value-type="float" office:value="0" calcext:value-type="float">
            <text:p>0</text:p>
          </table:table-cell>
          <table:table-cell office:value-type="string" calcext:value-type="string">
            <text:p>https://m.media-amazon.com/images/I/71YqDIg4xtL._SX522_.jpg | https://m.media-amazon.com/images/I/61Sz8I7V1eL._SY355_.jpg | https://m.media-amazon.com/images/I/71MbtxupypL._SY355_.jpg | https://m.media-amazon.com/images/I/71uctoYaFYL._SY355_.jpg | https://m.media-amazon.com/images/I/71LLu0SS9eL._SY355_.jpg</text:p>
          </table:table-cell>
          <table:table-cell office:value-type="string" calcext:value-type="string">
            <text:p>DUAL SIDE DESK PAD - Specially designed with 2 color options, each side has one color, just turn it over and you can change pad color. We offer various colors for your desks, it's a ideal accessory to brighten a boring workplace.</text:p>
            <text:p>LARGE DESK MAT - Size of 31.5” x 15.75”(80cm x 40cm). the desk mat is large enough for keyboard, mouse, books and laptop, and still has plenty of room for movement, it's a good solution for office work or game play.</text:p>
            <text:p>SMOOTHLY DESK MOUSE PAD - Made of ultra-smooth and durable PU leather, soft texture surface offers enough cushion to feel great to hands, and it's firm enough to support to write. It's also very easy to clean by wet cloth.</text:p>
            <text:p>NON-SLIP DESK MOUSE MAT - Both of sides is Anti-slip, easily keep the mat in place even in intense gaming or working. Perfect to place on top of wooden, glass and plastic desks.</text:p>
            <text:p>WIDELY USED - Large desk mouse pad is a great organizer to keep your desks clean, ideal for office desks, student desks, home desks etc. Come with a strap to roll up the pad easily and take it to anywhere.</text:p>
          </table:table-cell>
          <table:table-cell office:value-type="string" calcext:value-type="string">
            <text:p>1x Mousepad Leather 60x30cm</text:p>
          </table:table-cell>
          <table:table-cell/>
          <table:table-cell office:value-type="float" office:value="50" calcext:value-type="float">
            <text:p>50</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 Y2-03-03</text:p>
          </table:table-cell>
          <table:table-cell office:value-type="string" calcext:value-type="string">
            <text:p>Mouse Pad Leather Waterproof Desk Pad Protector, Dual-Side Use (70x35cm)</text:p>
          </table:table-cell>
          <table:table-cell office:value-type="string" calcext:value-type="string">
            <text:p>Generic</text:p>
          </table:table-cell>
          <table:table-cell office:value-type="string" calcext:value-type="string">
            <text:p>kogan:33740</text:p>
          </table:table-cell>
          <table:table-cell office:value-type="float" office:value="30" calcext:value-type="float">
            <text:p>30</text:p>
          </table:table-cell>
          <table:table-cell office:value-type="float" office:value="24" calcext:value-type="float">
            <text:p>24</text:p>
          </table:table-cell>
          <table:table-cell office:value-type="float" office:value="0" calcext:value-type="float">
            <text:p>0</text:p>
          </table:table-cell>
          <table:table-cell office:value-type="string" calcext:value-type="string">
            <text:p>https://m.media-amazon.com/images/I/71YqDIg4xtL._SX522_.jpg | https://m.media-amazon.com/images/I/61Sz8I7V1eL._SY355_.jpg | https://m.media-amazon.com/images/I/71MbtxupypL._SY355_.jpg | https://m.media-amazon.com/images/I/71uctoYaFYL._SY355_.jpg | https://m.media-amazon.com/images/I/71LLu0SS9eL._SY355_.jpg</text:p>
          </table:table-cell>
          <table:table-cell office:value-type="string" calcext:value-type="string">
            <text:p>DUAL SIDE DESK PAD - Specially designed with 2 color options, each side has one color, just turn it over and you can change pad color. We offer various colors for your desks, it's a ideal accessory to brighten a boring workplace.</text:p>
            <text:p>LARGE DESK MAT - Size of 31.5” x 15.75”(80cm x 40cm). the desk mat is large enough for keyboard, mouse, books and laptop, and still has plenty of room for movement, it's a good solution for office work or game play.</text:p>
            <text:p>SMOOTHLY DESK MOUSE PAD - Made of ultra-smooth and durable PU leather, soft texture surface offers enough cushion to feel great to hands, and it's firm enough to support to write. It's also very easy to clean by wet cloth.</text:p>
            <text:p>NON-SLIP DESK MOUSE MAT - Both of sides is Anti-slip, easily keep the mat in place even in intense gaming or working. Perfect to place on top of wooden, glass and plastic desks.</text:p>
            <text:p>WIDELY USED - Large desk mouse pad is a great organizer to keep your desks clean, ideal for office desks, student desks, home desks etc. Come with a strap to roll up the pad easily and take it to anywhere.</text:p>
          </table:table-cell>
          <table:table-cell office:value-type="string" calcext:value-type="string">
            <text:p>1x Mousepad Leather 70x35cm</text:p>
          </table:table-cell>
          <table:table-cell/>
          <table:table-cell office:value-type="float" office:value="50" calcext:value-type="float">
            <text:p>50</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 Y1-03-01</text:p>
          </table:table-cell>
          <table:table-cell office:value-type="string" calcext:value-type="string">
            <text:p>Mouse Pad Leather Waterproof Desk Pad Protector, Dual-Side Use(90x40cm)</text:p>
          </table:table-cell>
          <table:table-cell office:value-type="string" calcext:value-type="string">
            <text:p>Generic</text:p>
          </table:table-cell>
          <table:table-cell office:value-type="string" calcext:value-type="string">
            <text:p>kogan:33740</text:p>
          </table:table-cell>
          <table:table-cell office:value-type="float" office:value="30" calcext:value-type="float">
            <text:p>30</text:p>
          </table:table-cell>
          <table:table-cell office:value-type="float" office:value="26" calcext:value-type="float">
            <text:p>26</text:p>
          </table:table-cell>
          <table:table-cell office:value-type="float" office:value="0" calcext:value-type="float">
            <text:p>0</text:p>
          </table:table-cell>
          <table:table-cell office:value-type="string" calcext:value-type="string">
            <text:p>https://m.media-amazon.com/images/I/71YqDIg4xtL._SX522_.jpg | https://m.media-amazon.com/images/I/61Sz8I7V1eL._SY355_.jpg | https://m.media-amazon.com/images/I/71MbtxupypL._SY355_.jpg | https://m.media-amazon.com/images/I/71uctoYaFYL._SY355_.jpg | https://m.media-amazon.com/images/I/71LLu0SS9eL._SY355_.jpg</text:p>
          </table:table-cell>
          <table:table-cell office:value-type="string" calcext:value-type="string">
            <text:p>DUAL SIDE DESK PAD - Specially designed with 2 color options, each side has one color, just turn it over and you can change pad color. We offer various colors for your desks, it's a ideal accessory to brighten a boring workplace.</text:p>
            <text:p>LARGE DESK MAT - Size of 31.5” x 15.75”(80cm x 40cm). the desk mat is large enough for keyboard, mouse, books and laptop, and still has plenty of room for movement, it's a good solution for office work or game play.</text:p>
            <text:p>SMOOTHLY DESK MOUSE PAD - Made of ultra-smooth and durable PU leather, soft texture surface offers enough cushion to feel great to hands, and it's firm enough to support to write. It's also very easy to clean by wet cloth.</text:p>
            <text:p>NON-SLIP DESK MOUSE MAT - Both of sides is Anti-slip, easily keep the mat in place even in intense gaming or working. Perfect to place on top of wooden, glass and plastic desks.</text:p>
            <text:p>WIDELY USED - Large desk mouse pad is a great organizer to keep your desks clean, ideal for office desks, student desks, home desks etc. Come with a strap to roll up the pad easily and take it to anywhere.</text:p>
          </table:table-cell>
          <table:table-cell office:value-type="string" calcext:value-type="string">
            <text:p>1x Mousepad Leather 90x40cm</text:p>
          </table:table-cell>
          <table:table-cell/>
          <table:table-cell office:value-type="float" office:value="50" calcext:value-type="float">
            <text:p>50</text:p>
          </table:table-cell>
          <table:table-cell office:value-type="float" office:value="2" calcext:value-type="float">
            <text:p>2</text:p>
          </table:table-cell>
          <table:table-cell office:value-type="string" calcext:value-type="string">
            <text:p>AU</text:p>
          </table:table-cell>
          <table:table-cell table:number-columns-repeated="5"/>
        </table:table-row>
        <table:table-row table:style-name="ro2">
          <table:table-cell office:value-type="string" calcext:value-type="string">
            <text:p>[Parcel-Medium] B1-01-02</text:p>
          </table:table-cell>
          <table:table-cell office:value-type="string" calcext:value-type="string">
            <text:p>LED Solar Light (Honeycomb) 12 Led Cool White x8</text:p>
          </table:table-cell>
          <table:table-cell office:value-type="string" calcext:value-type="string">
            <text:p>Generic</text:p>
          </table:table-cell>
          <table:table-cell office:value-type="string" calcext:value-type="string">
            <text:p>kogan:40875</text:p>
          </table:table-cell>
          <table:table-cell office:value-type="float" office:value="20" calcext:value-type="float">
            <text:p>20</text:p>
          </table:table-cell>
          <table:table-cell office:value-type="float" office:value="17.592" calcext:value-type="float">
            <text:p>17.592</text:p>
          </table:table-cell>
          <table:table-cell office:value-type="float" office:value="0" calcext:value-type="float">
            <text:p>0</text:p>
          </table:table-cell>
          <table:table-cell office:value-type="string" calcext:value-type="string">
            <text:p>https://i.ebayimg.com/images/g/nJoAAOSwintmogEN/s-l1600.webp</text:p>
          </table:table-cell>
          <table:table-cell office:value-type="string" calcext:value-type="string">
            <text:p>Material: Stainless Steel, Acrylonitrile Butadiene Styrene</text:p>
            <text:p>Item size: 11.5*2cm</text:p>
            <text:p>Package size: 37.5*12.5*12.5cm</text:p>
            <text:p>Solar panel: 2V 100mAh</text:p>
            <text:p>Battery: 600mAh</text:p>
            <text:p>Light voltage: 1.2V</text:p>
            <text:p>Rated power: 0.06W</text:p>
            <text:p>Light color: warm white</text:p>
            <text:p>Waterproof: IP65</text:p>
            <text:p>Charging time: 6-8hrs</text:p>
            <text:p>Working time: 8-10hrs</text:p>
            <text:p>LED: 8pcs each buried light</text:p>
            <text:p>Certificate: CE FCC WEEE</text:p>
            <text:p/>
          </table:table-cell>
          <table:table-cell office:value-type="string" calcext:value-type="string">
            <text:p>1x LED Solar Light (Honeycomb) 12 Led Cool White x8</text:p>
          </table:table-cell>
          <table:table-cell/>
          <table:table-cell office:value-type="float" office:value="34.59" calcext:value-type="float">
            <text:p>34.59</text:p>
          </table:table-cell>
          <table:table-cell office:value-type="float" office:value="2" calcext:value-type="float">
            <text:p>2</text:p>
          </table:table-cell>
          <table:table-cell office:value-type="string" calcext:value-type="string">
            <text:p>AU</text:p>
          </table:table-cell>
          <table:table-cell table:number-columns-repeated="4"/>
          <table:table-cell office:value-type="string" calcext:value-type="string">
            <text:p>Cool White</text:p>
          </table:table-cell>
        </table:table-row>
        <table:table-row table:style-name="ro2">
          <table:table-cell office:value-type="string" calcext:value-type="string">
            <text:p>[Parcel-Medium] B1-01-03</text:p>
          </table:table-cell>
          <table:table-cell office:value-type="string" calcext:value-type="string">
            <text:p>LED Solar Light (Honeycomb) 12 Led Warm White x8</text:p>
          </table:table-cell>
          <table:table-cell office:value-type="string" calcext:value-type="string">
            <text:p>Generic</text:p>
          </table:table-cell>
          <table:table-cell office:value-type="string" calcext:value-type="string">
            <text:p>kogan:40875</text:p>
          </table:table-cell>
          <table:table-cell office:value-type="float" office:value="20" calcext:value-type="float">
            <text:p>20</text:p>
          </table:table-cell>
          <table:table-cell office:value-type="float" office:value="21.99" calcext:value-type="float">
            <text:p>21.99</text:p>
          </table:table-cell>
          <table:table-cell office:value-type="float" office:value="0" calcext:value-type="float">
            <text:p>0</text:p>
          </table:table-cell>
          <table:table-cell office:value-type="string" calcext:value-type="string">
            <text:p>https://i.ebayimg.com/images/g/nJoAAOSwintmogEN/s-l1600.webp</text:p>
          </table:table-cell>
          <table:table-cell office:value-type="string" calcext:value-type="string">
            <text:p>Material: Stainless Steel, Acrylonitrile Butadiene Styrene</text:p>
            <text:p>Item size: 11.5*2cm</text:p>
            <text:p>Package size: 37.5*12.5*12.5cm</text:p>
            <text:p>Solar panel: 2V 100mAh</text:p>
            <text:p>Battery: 600mAh</text:p>
            <text:p>Light voltage: 1.2V</text:p>
            <text:p>Rated power: 0.06W</text:p>
            <text:p>Light color: warm white</text:p>
            <text:p>Waterproof: IP65</text:p>
            <text:p>Charging time: 6-8hrs</text:p>
            <text:p>Working time: 8-10hrs</text:p>
            <text:p>LED: 8pcs each buried light</text:p>
            <text:p>Certificate: CE FCC WEEE</text:p>
            <text:p/>
          </table:table-cell>
          <table:table-cell office:value-type="string" calcext:value-type="string">
            <text:p>1x LED Solar Light (Honeycomb) 12 Led Warm White x8</text:p>
          </table:table-cell>
          <table:table-cell/>
          <table:table-cell office:value-type="float" office:value="34.59" calcext:value-type="float">
            <text:p>34.59</text:p>
          </table:table-cell>
          <table:table-cell office:value-type="float" office:value="2" calcext:value-type="float">
            <text:p>2</text:p>
          </table:table-cell>
          <table:table-cell office:value-type="string" calcext:value-type="string">
            <text:p>AU</text:p>
          </table:table-cell>
          <table:table-cell table:number-columns-repeated="4"/>
          <table:table-cell office:value-type="string" calcext:value-type="string">
            <text:p>Warm White</text:p>
          </table:table-cell>
        </table:table-row>
        <table:table-row table:style-name="ro2">
          <table:table-cell office:value-type="string" calcext:value-type="string">
            <text:p>[Parcel-Medium] B1-01-04</text:p>
          </table:table-cell>
          <table:table-cell office:value-type="string" calcext:value-type="string">
            <text:p>LED Solar Light (Honeycomb) 10 Led Cool White x8</text:p>
          </table:table-cell>
          <table:table-cell office:value-type="string" calcext:value-type="string">
            <text:p>Generic</text:p>
          </table:table-cell>
          <table:table-cell office:value-type="string" calcext:value-type="string">
            <text:p>kogan:40875</text:p>
          </table:table-cell>
          <table:table-cell office:value-type="float" office:value="20" calcext:value-type="float">
            <text:p>20</text:p>
          </table:table-cell>
          <table:table-cell office:value-type="float" office:value="21.99" calcext:value-type="float">
            <text:p>21.99</text:p>
          </table:table-cell>
          <table:table-cell office:value-type="float" office:value="0" calcext:value-type="float">
            <text:p>0</text:p>
          </table:table-cell>
          <table:table-cell office:value-type="string" calcext:value-type="string">
            <text:p>https://i.ebayimg.com/images/g/nJoAAOSwintmogEN/s-l1600.webp</text:p>
          </table:table-cell>
          <table:table-cell office:value-type="string" calcext:value-type="string">
            <text:p>Material: Stainless Steel, Acrylonitrile Butadiene Styrene</text:p>
            <text:p>Item size: 11.5*2cm</text:p>
            <text:p>Package size: 37.5*12.5*12.5cm</text:p>
            <text:p>Solar panel: 2V 100mAh</text:p>
            <text:p>Battery: 600mAh</text:p>
            <text:p>Light voltage: 1.2V</text:p>
            <text:p>Rated power: 0.06W</text:p>
            <text:p>Light color: warm white</text:p>
            <text:p>Waterproof: IP65</text:p>
            <text:p>Charging time: 6-8hrs</text:p>
            <text:p>Working time: 8-10hrs</text:p>
            <text:p>LED: 8pcs each buried light</text:p>
            <text:p>Certificate: CE FCC WEEE</text:p>
            <text:p/>
          </table:table-cell>
          <table:table-cell office:value-type="string" calcext:value-type="string">
            <text:p>1x LED Solar Light (Honeycomb) 10 Led Cool White x8</text:p>
          </table:table-cell>
          <table:table-cell/>
          <table:table-cell office:value-type="float" office:value="34.59" calcext:value-type="float">
            <text:p>34.59</text:p>
          </table:table-cell>
          <table:table-cell office:value-type="float" office:value="2" calcext:value-type="float">
            <text:p>2</text:p>
          </table:table-cell>
          <table:table-cell office:value-type="string" calcext:value-type="string">
            <text:p>AU</text:p>
          </table:table-cell>
          <table:table-cell table:number-columns-repeated="4"/>
          <table:table-cell office:value-type="string" calcext:value-type="string">
            <text:p>Cool White</text:p>
          </table:table-cell>
        </table:table-row>
        <table:table-row table:style-name="ro2">
          <table:table-cell office:value-type="string" calcext:value-type="string">
            <text:p>[Parcel-Medium] B1-01-05</text:p>
          </table:table-cell>
          <table:table-cell office:value-type="string" calcext:value-type="string">
            <text:p>LED Solar Light (Honeycomb) 8 Led Cool White x8</text:p>
          </table:table-cell>
          <table:table-cell office:value-type="string" calcext:value-type="string">
            <text:p>Generic</text:p>
          </table:table-cell>
          <table:table-cell office:value-type="string" calcext:value-type="string">
            <text:p>kogan:40875</text:p>
          </table:table-cell>
          <table:table-cell office:value-type="float" office:value="20" calcext:value-type="float">
            <text:p>20</text:p>
          </table:table-cell>
          <table:table-cell office:value-type="float" office:value="21.99" calcext:value-type="float">
            <text:p>21.99</text:p>
          </table:table-cell>
          <table:table-cell office:value-type="float" office:value="0" calcext:value-type="float">
            <text:p>0</text:p>
          </table:table-cell>
          <table:table-cell office:value-type="string" calcext:value-type="string">
            <text:p>https://i.ebayimg.com/images/g/nJoAAOSwintmogEN/s-l1600.webp</text:p>
          </table:table-cell>
          <table:table-cell office:value-type="string" calcext:value-type="string">
            <text:p>Material: Stainless Steel, Acrylonitrile Butadiene Styrene</text:p>
            <text:p>Item size: 11.5*2cm</text:p>
            <text:p>Package size: 37.5*12.5*12.5cm</text:p>
            <text:p>Solar panel: 2V 100mAh</text:p>
            <text:p>Battery: 600mAh</text:p>
            <text:p>Light voltage: 1.2V</text:p>
            <text:p>Rated power: 0.06W</text:p>
            <text:p>Light color: warm white</text:p>
            <text:p>Waterproof: IP65</text:p>
            <text:p>Charging time: 6-8hrs</text:p>
            <text:p>Working time: 8-10hrs</text:p>
            <text:p>LED: 8pcs each buried light</text:p>
            <text:p>Certificate: CE FCC WEEE</text:p>
            <text:p/>
          </table:table-cell>
          <table:table-cell office:value-type="string" calcext:value-type="string">
            <text:p>1x LED Solar Light (Honeycomb) 8 Led Cool White x8</text:p>
          </table:table-cell>
          <table:table-cell/>
          <table:table-cell office:value-type="float" office:value="34.59" calcext:value-type="float">
            <text:p>34.59</text:p>
          </table:table-cell>
          <table:table-cell office:value-type="float" office:value="2" calcext:value-type="float">
            <text:p>2</text:p>
          </table:table-cell>
          <table:table-cell office:value-type="string" calcext:value-type="string">
            <text:p>AU</text:p>
          </table:table-cell>
          <table:table-cell table:number-columns-repeated="4"/>
          <table:table-cell office:value-type="string" calcext:value-type="string">
            <text:p>Cool White</text:p>
          </table:table-cell>
        </table:table-row>
        <table:table-row table:style-name="ro2">
          <table:table-cell office:value-type="string" calcext:value-type="string">
            <text:p>[Parcel-Medium] B1-01-06</text:p>
          </table:table-cell>
          <table:table-cell office:value-type="string" calcext:value-type="string">
            <text:p>LED Solar Light (Square) 8 Led Warm White x8</text:p>
          </table:table-cell>
          <table:table-cell office:value-type="string" calcext:value-type="string">
            <text:p>Generic</text:p>
          </table:table-cell>
          <table:table-cell office:value-type="string" calcext:value-type="string">
            <text:p>kogan:40875</text:p>
          </table:table-cell>
          <table:table-cell office:value-type="float" office:value="20" calcext:value-type="float">
            <text:p>20</text:p>
          </table:table-cell>
          <table:table-cell office:value-type="float" office:value="21.99" calcext:value-type="float">
            <text:p>21.99</text:p>
          </table:table-cell>
          <table:table-cell office:value-type="float" office:value="0" calcext:value-type="float">
            <text:p>0</text:p>
          </table:table-cell>
          <table:table-cell office:value-type="string" calcext:value-type="string">
            <text:p>https://i.ebayimg.com/images/g/nJoAAOSwintmogEN/s-l1600.webp</text:p>
          </table:table-cell>
          <table:table-cell office:value-type="string" calcext:value-type="string">
            <text:p>Material: Stainless Steel, Acrylonitrile Butadiene Styrene</text:p>
            <text:p>Item size: 11.5*2cm</text:p>
            <text:p>Package size: 37.5*12.5*12.5cm</text:p>
            <text:p>Solar panel: 2V 100mAh</text:p>
            <text:p>Battery: 600mAh</text:p>
            <text:p>Light voltage: 1.2V</text:p>
            <text:p>Rated power: 0.06W</text:p>
            <text:p>Light color: warm white</text:p>
            <text:p>Waterproof: IP65</text:p>
            <text:p>Charging time: 6-8hrs</text:p>
            <text:p>Working time: 8-10hrs</text:p>
            <text:p>LED: 8pcs each buried light</text:p>
            <text:p>Certificate: CE FCC WEEE</text:p>
            <text:p/>
          </table:table-cell>
          <table:table-cell office:value-type="string" calcext:value-type="string">
            <text:p>1x LED Solar Light (Square) 8 Led Warm White x8</text:p>
          </table:table-cell>
          <table:table-cell/>
          <table:table-cell office:value-type="float" office:value="34.59" calcext:value-type="float">
            <text:p>34.59</text:p>
          </table:table-cell>
          <table:table-cell office:value-type="float" office:value="2" calcext:value-type="float">
            <text:p>2</text:p>
          </table:table-cell>
          <table:table-cell office:value-type="string" calcext:value-type="string">
            <text:p>AU</text:p>
          </table:table-cell>
          <table:table-cell table:number-columns-repeated="4"/>
          <table:table-cell office:value-type="string" calcext:value-type="string">
            <text:p>Warm White</text:p>
          </table:table-cell>
        </table:table-row>
        <table:table-row table:style-name="ro2">
          <table:table-cell office:value-type="string" calcext:value-type="string">
            <text:p>[Parcel-Medium] B1-02-02</text:p>
          </table:table-cell>
          <table:table-cell office:value-type="string" calcext:value-type="string">
            <text:p>LED Solar Light (Square) 8 Led Cool White x8</text:p>
          </table:table-cell>
          <table:table-cell office:value-type="string" calcext:value-type="string">
            <text:p>Generic</text:p>
          </table:table-cell>
          <table:table-cell office:value-type="string" calcext:value-type="string">
            <text:p>kogan:40875</text:p>
          </table:table-cell>
          <table:table-cell office:value-type="float" office:value="20" calcext:value-type="float">
            <text:p>20</text:p>
          </table:table-cell>
          <table:table-cell office:value-type="float" office:value="21.99" calcext:value-type="float">
            <text:p>21.99</text:p>
          </table:table-cell>
          <table:table-cell office:value-type="float" office:value="0" calcext:value-type="float">
            <text:p>0</text:p>
          </table:table-cell>
          <table:table-cell office:value-type="string" calcext:value-type="string">
            <text:p>https://i.ebayimg.com/images/g/nJoAAOSwintmogEN/s-l1600.webp</text:p>
          </table:table-cell>
          <table:table-cell office:value-type="string" calcext:value-type="string">
            <text:p>Material: Stainless Steel, Acrylonitrile Butadiene Styrene</text:p>
            <text:p>Item size: 11.5*2cm</text:p>
            <text:p>Package size: 37.5*12.5*12.5cm</text:p>
            <text:p>Solar panel: 2V 100mAh</text:p>
            <text:p>Battery: 600mAh</text:p>
            <text:p>Light voltage: 1.2V</text:p>
            <text:p>Rated power: 0.06W</text:p>
            <text:p>Light color: warm white</text:p>
            <text:p>Waterproof: IP65</text:p>
            <text:p>Charging time: 6-8hrs</text:p>
            <text:p>Working time: 8-10hrs</text:p>
            <text:p>LED: 8pcs each buried light</text:p>
            <text:p>Certificate: CE FCC WEEE</text:p>
            <text:p/>
          </table:table-cell>
          <table:table-cell office:value-type="string" calcext:value-type="string">
            <text:p>1x LED Solar Light (Square) 8 Led Cool White x8</text:p>
          </table:table-cell>
          <table:table-cell/>
          <table:table-cell office:value-type="float" office:value="34.59" calcext:value-type="float">
            <text:p>34.59</text:p>
          </table:table-cell>
          <table:table-cell office:value-type="float" office:value="2" calcext:value-type="float">
            <text:p>2</text:p>
          </table:table-cell>
          <table:table-cell office:value-type="string" calcext:value-type="string">
            <text:p>AU</text:p>
          </table:table-cell>
          <table:table-cell table:number-columns-repeated="4"/>
          <table:table-cell office:value-type="string" calcext:value-type="string">
            <text:p>Cool White</text:p>
          </table:table-cell>
        </table:table-row>
        <table:table-row table:style-name="ro2">
          <table:table-cell office:value-type="string" calcext:value-type="string">
            <text:p>[Parcel-Medium] B1-02-03</text:p>
          </table:table-cell>
          <table:table-cell office:value-type="string" calcext:value-type="string">
            <text:p>LED Solar Light (Honeycomb) 4 Led Cool White x8</text:p>
          </table:table-cell>
          <table:table-cell office:value-type="string" calcext:value-type="string">
            <text:p>Generic</text:p>
          </table:table-cell>
          <table:table-cell office:value-type="string" calcext:value-type="string">
            <text:p>kogan:40875</text:p>
          </table:table-cell>
          <table:table-cell office:value-type="float" office:value="20" calcext:value-type="float">
            <text:p>20</text:p>
          </table:table-cell>
          <table:table-cell office:value-type="float" office:value="21.99" calcext:value-type="float">
            <text:p>21.99</text:p>
          </table:table-cell>
          <table:table-cell office:value-type="float" office:value="0" calcext:value-type="float">
            <text:p>0</text:p>
          </table:table-cell>
          <table:table-cell office:value-type="string" calcext:value-type="string">
            <text:p>https://i.ebayimg.com/images/g/nJoAAOSwintmogEN/s-l1600.webp</text:p>
          </table:table-cell>
          <table:table-cell office:value-type="string" calcext:value-type="string">
            <text:p>Material: Stainless Steel, Acrylonitrile Butadiene Styrene</text:p>
            <text:p>Item size: 11.5*2cm</text:p>
            <text:p>Package size: 37.5*12.5*12.5cm</text:p>
            <text:p>Solar panel: 2V 100mAh</text:p>
            <text:p>Battery: 600mAh</text:p>
            <text:p>Light voltage: 1.2V</text:p>
            <text:p>Rated power: 0.06W</text:p>
            <text:p>Light color: warm white</text:p>
            <text:p>Waterproof: IP65</text:p>
            <text:p>Charging time: 6-8hrs</text:p>
            <text:p>Working time: 8-10hrs</text:p>
            <text:p>LED: 8pcs each buried light</text:p>
            <text:p>Certificate: CE FCC WEEE</text:p>
            <text:p/>
          </table:table-cell>
          <table:table-cell office:value-type="string" calcext:value-type="string">
            <text:p>1x LED Solar Light (Honeycomb) 4 Led Cool White x8</text:p>
          </table:table-cell>
          <table:table-cell/>
          <table:table-cell office:value-type="float" office:value="34.59" calcext:value-type="float">
            <text:p>34.59</text:p>
          </table:table-cell>
          <table:table-cell office:value-type="float" office:value="2" calcext:value-type="float">
            <text:p>2</text:p>
          </table:table-cell>
          <table:table-cell office:value-type="string" calcext:value-type="string">
            <text:p>AU</text:p>
          </table:table-cell>
          <table:table-cell table:number-columns-repeated="4"/>
          <table:table-cell office:value-type="string" calcext:value-type="string">
            <text:p>Cool White</text:p>
          </table:table-cell>
        </table:table-row>
        <table:table-row table:style-name="ro2">
          <table:table-cell office:value-type="string" calcext:value-type="string">
            <text:p>[Parcel-Medium] B1-02-04</text:p>
          </table:table-cell>
          <table:table-cell office:value-type="string" calcext:value-type="string">
            <text:p>LED Solar Light (Honeycomb) 4 Led Warm White x8</text:p>
          </table:table-cell>
          <table:table-cell office:value-type="string" calcext:value-type="string">
            <text:p>Generic</text:p>
          </table:table-cell>
          <table:table-cell office:value-type="string" calcext:value-type="string">
            <text:p>kogan:40875</text:p>
          </table:table-cell>
          <table:table-cell office:value-type="float" office:value="20" calcext:value-type="float">
            <text:p>20</text:p>
          </table:table-cell>
          <table:table-cell office:value-type="float" office:value="21.99" calcext:value-type="float">
            <text:p>21.99</text:p>
          </table:table-cell>
          <table:table-cell office:value-type="float" office:value="0" calcext:value-type="float">
            <text:p>0</text:p>
          </table:table-cell>
          <table:table-cell office:value-type="string" calcext:value-type="string">
            <text:p>https://i.ebayimg.com/images/g/nJoAAOSwintmogEN/s-l1600.webp</text:p>
          </table:table-cell>
          <table:table-cell office:value-type="string" calcext:value-type="string">
            <text:p>Material: Stainless Steel, Acrylonitrile Butadiene Styrene</text:p>
            <text:p>Item size: 11.5*2cm</text:p>
            <text:p>Package size: 37.5*12.5*12.5cm</text:p>
            <text:p>Solar panel: 2V 100mAh</text:p>
            <text:p>Battery: 600mAh</text:p>
            <text:p>Light voltage: 1.2V</text:p>
            <text:p>Rated power: 0.06W</text:p>
            <text:p>Light color: warm white</text:p>
            <text:p>Waterproof: IP65</text:p>
            <text:p>Charging time: 6-8hrs</text:p>
            <text:p>Working time: 8-10hrs</text:p>
            <text:p>LED: 8pcs each buried light</text:p>
            <text:p>Certificate: CE FCC WEEE</text:p>
            <text:p/>
          </table:table-cell>
          <table:table-cell office:value-type="string" calcext:value-type="string">
            <text:p>1x LED Solar Light (Honeycomb) 4 Led Warm White x8</text:p>
          </table:table-cell>
          <table:table-cell/>
          <table:table-cell office:value-type="float" office:value="34.59" calcext:value-type="float">
            <text:p>34.59</text:p>
          </table:table-cell>
          <table:table-cell office:value-type="float" office:value="2" calcext:value-type="float">
            <text:p>2</text:p>
          </table:table-cell>
          <table:table-cell office:value-type="string" calcext:value-type="string">
            <text:p>AU</text:p>
          </table:table-cell>
          <table:table-cell table:number-columns-repeated="4"/>
          <table:table-cell office:value-type="string" calcext:value-type="string">
            <text:p>Warm White</text:p>
          </table:table-cell>
        </table:table-row>
        <table:table-row table:style-name="ro2">
          <table:table-cell office:value-type="string" calcext:value-type="string">
            <text:p>[Parcel-Medium] B1-02-05</text:p>
          </table:table-cell>
          <table:table-cell office:value-type="string" calcext:value-type="string">
            <text:p>LED Solar Light (Small) 12 Led Cool White x8</text:p>
          </table:table-cell>
          <table:table-cell office:value-type="string" calcext:value-type="string">
            <text:p>Generic</text:p>
          </table:table-cell>
          <table:table-cell office:value-type="string" calcext:value-type="string">
            <text:p>kogan:40875</text:p>
          </table:table-cell>
          <table:table-cell office:value-type="float" office:value="20" calcext:value-type="float">
            <text:p>20</text:p>
          </table:table-cell>
          <table:table-cell office:value-type="float" office:value="21.99" calcext:value-type="float">
            <text:p>21.99</text:p>
          </table:table-cell>
          <table:table-cell office:value-type="float" office:value="0" calcext:value-type="float">
            <text:p>0</text:p>
          </table:table-cell>
          <table:table-cell office:value-type="string" calcext:value-type="string">
            <text:p>https://i.ebayimg.com/images/g/nJoAAOSwintmogEN/s-l1600.webp</text:p>
          </table:table-cell>
          <table:table-cell office:value-type="string" calcext:value-type="string">
            <text:p>Material: Stainless Steel, Acrylonitrile Butadiene Styrene</text:p>
            <text:p>Item size: 11.5*2cm</text:p>
            <text:p>Package size: 37.5*12.5*12.5cm</text:p>
            <text:p>Solar panel: 2V 100mAh</text:p>
            <text:p>Battery: 600mAh</text:p>
            <text:p>Light voltage: 1.2V</text:p>
            <text:p>Rated power: 0.06W</text:p>
            <text:p>Light color: warm white</text:p>
            <text:p>Waterproof: IP65</text:p>
            <text:p>Charging time: 6-8hrs</text:p>
            <text:p>Working time: 8-10hrs</text:p>
            <text:p>LED: 8pcs each buried light</text:p>
            <text:p>Certificate: CE FCC WEEE</text:p>
            <text:p/>
          </table:table-cell>
          <table:table-cell office:value-type="string" calcext:value-type="string">
            <text:p>1x LED Solar Light (Small) 12 Led Cool White x8</text:p>
          </table:table-cell>
          <table:table-cell/>
          <table:table-cell office:value-type="float" office:value="34.59" calcext:value-type="float">
            <text:p>34.59</text:p>
          </table:table-cell>
          <table:table-cell office:value-type="float" office:value="2" calcext:value-type="float">
            <text:p>2</text:p>
          </table:table-cell>
          <table:table-cell office:value-type="string" calcext:value-type="string">
            <text:p>AU</text:p>
          </table:table-cell>
          <table:table-cell table:number-columns-repeated="4"/>
          <table:table-cell office:value-type="string" calcext:value-type="string">
            <text:p>Cool White</text:p>
          </table:table-cell>
        </table:table-row>
        <table:table-row table:style-name="ro2">
          <table:table-cell office:value-type="string" calcext:value-type="string">
            <text:p>[Parcel-Medium] B1-02-06</text:p>
          </table:table-cell>
          <table:table-cell office:value-type="string" calcext:value-type="string">
            <text:p>LED Solar Light (Small) 10 Led Yellow Light x8</text:p>
          </table:table-cell>
          <table:table-cell office:value-type="string" calcext:value-type="string">
            <text:p>Generic</text:p>
          </table:table-cell>
          <table:table-cell office:value-type="string" calcext:value-type="string">
            <text:p>kogan:40875</text:p>
          </table:table-cell>
          <table:table-cell office:value-type="float" office:value="20" calcext:value-type="float">
            <text:p>20</text:p>
          </table:table-cell>
          <table:table-cell office:value-type="float" office:value="21.99" calcext:value-type="float">
            <text:p>21.99</text:p>
          </table:table-cell>
          <table:table-cell office:value-type="float" office:value="0" calcext:value-type="float">
            <text:p>0</text:p>
          </table:table-cell>
          <table:table-cell office:value-type="string" calcext:value-type="string">
            <text:p>https://i.ebayimg.com/images/g/nJoAAOSwintmogEN/s-l1600.webp</text:p>
          </table:table-cell>
          <table:table-cell office:value-type="string" calcext:value-type="string">
            <text:p>Material: Stainless Steel, Acrylonitrile Butadiene Styrene</text:p>
            <text:p>Item size: 11.5*2cm</text:p>
            <text:p>Package size: 37.5*12.5*12.5cm</text:p>
            <text:p>Solar panel: 2V 100mAh</text:p>
            <text:p>Battery: 600mAh</text:p>
            <text:p>Light voltage: 1.2V</text:p>
            <text:p>Rated power: 0.06W</text:p>
            <text:p>Light color: warm white</text:p>
            <text:p>Waterproof: IP65</text:p>
            <text:p>Charging time: 6-8hrs</text:p>
            <text:p>Working time: 8-10hrs</text:p>
            <text:p>LED: 8pcs each buried light</text:p>
            <text:p>Certificate: CE FCC WEEE</text:p>
            <text:p/>
          </table:table-cell>
          <table:table-cell office:value-type="string" calcext:value-type="string">
            <text:p>1x LED Solar Light (Small) 10 Led Yellow Light x8</text:p>
          </table:table-cell>
          <table:table-cell/>
          <table:table-cell office:value-type="float" office:value="34.59" calcext:value-type="float">
            <text:p>34.59</text:p>
          </table:table-cell>
          <table:table-cell office:value-type="float" office:value="2" calcext:value-type="float">
            <text:p>2</text:p>
          </table:table-cell>
          <table:table-cell office:value-type="string" calcext:value-type="string">
            <text:p>AU</text:p>
          </table:table-cell>
          <table:table-cell table:number-columns-repeated="4"/>
          <table:table-cell office:value-type="string" calcext:value-type="string">
            <text:p>Yellow</text:p>
          </table:table-cell>
        </table:table-row>
        <table:table-row table:style-name="ro2">
          <table:table-cell office:value-type="string" calcext:value-type="string">
            <text:p>[Parcel-Medium] B1-03-01</text:p>
          </table:table-cell>
          <table:table-cell office:value-type="string" calcext:value-type="string">
            <text:p>LED Solar Light (Small) 10 Led Cool White x8</text:p>
          </table:table-cell>
          <table:table-cell office:value-type="string" calcext:value-type="string">
            <text:p>Generic</text:p>
          </table:table-cell>
          <table:table-cell office:value-type="string" calcext:value-type="string">
            <text:p>kogan:40875</text:p>
          </table:table-cell>
          <table:table-cell office:value-type="float" office:value="20" calcext:value-type="float">
            <text:p>20</text:p>
          </table:table-cell>
          <table:table-cell office:value-type="float" office:value="21.99" calcext:value-type="float">
            <text:p>21.99</text:p>
          </table:table-cell>
          <table:table-cell office:value-type="float" office:value="0" calcext:value-type="float">
            <text:p>0</text:p>
          </table:table-cell>
          <table:table-cell office:value-type="string" calcext:value-type="string">
            <text:p>https://i.ebayimg.com/images/g/nJoAAOSwintmogEN/s-l1600.webp</text:p>
          </table:table-cell>
          <table:table-cell office:value-type="string" calcext:value-type="string">
            <text:p>Material: Stainless Steel, Acrylonitrile Butadiene Styrene</text:p>
            <text:p>Item size: 11.5*2cm</text:p>
            <text:p>Package size: 37.5*12.5*12.5cm</text:p>
            <text:p>Solar panel: 2V 100mAh</text:p>
            <text:p>Battery: 600mAh</text:p>
            <text:p>Light voltage: 1.2V</text:p>
            <text:p>Rated power: 0.06W</text:p>
            <text:p>Light color: warm white</text:p>
            <text:p>Waterproof: IP65</text:p>
            <text:p>Charging time: 6-8hrs</text:p>
            <text:p>Working time: 8-10hrs</text:p>
            <text:p>LED: 8pcs each buried light</text:p>
            <text:p>Certificate: CE FCC WEEE</text:p>
            <text:p/>
          </table:table-cell>
          <table:table-cell office:value-type="string" calcext:value-type="string">
            <text:p>1x LED Solar Light (Small) 10 Led Cool White x8</text:p>
          </table:table-cell>
          <table:table-cell/>
          <table:table-cell office:value-type="float" office:value="34.59" calcext:value-type="float">
            <text:p>34.59</text:p>
          </table:table-cell>
          <table:table-cell office:value-type="float" office:value="2" calcext:value-type="float">
            <text:p>2</text:p>
          </table:table-cell>
          <table:table-cell office:value-type="string" calcext:value-type="string">
            <text:p>AU</text:p>
          </table:table-cell>
          <table:table-cell table:number-columns-repeated="4"/>
          <table:table-cell office:value-type="string" calcext:value-type="string">
            <text:p>Cool White</text:p>
          </table:table-cell>
        </table:table-row>
        <table:table-row table:style-name="ro2">
          <table:table-cell office:value-type="string" calcext:value-type="string">
            <text:p>[Parcel-Medium] B1-03-02</text:p>
          </table:table-cell>
          <table:table-cell office:value-type="string" calcext:value-type="string">
            <text:p>LED Solar Light (Small) 10 Led Warm White x8</text:p>
          </table:table-cell>
          <table:table-cell office:value-type="string" calcext:value-type="string">
            <text:p>Generic</text:p>
          </table:table-cell>
          <table:table-cell office:value-type="string" calcext:value-type="string">
            <text:p>kogan:40875</text:p>
          </table:table-cell>
          <table:table-cell office:value-type="float" office:value="20" calcext:value-type="float">
            <text:p>20</text:p>
          </table:table-cell>
          <table:table-cell office:value-type="float" office:value="21.99" calcext:value-type="float">
            <text:p>21.99</text:p>
          </table:table-cell>
          <table:table-cell office:value-type="float" office:value="0" calcext:value-type="float">
            <text:p>0</text:p>
          </table:table-cell>
          <table:table-cell office:value-type="string" calcext:value-type="string">
            <text:p>https://i.ebayimg.com/images/g/nJoAAOSwintmogEN/s-l1600.webp</text:p>
          </table:table-cell>
          <table:table-cell office:value-type="string" calcext:value-type="string">
            <text:p>Material: Stainless Steel, Acrylonitrile Butadiene Styrene</text:p>
            <text:p>Item size: 11.5*2cm</text:p>
            <text:p>Package size: 37.5*12.5*12.5cm</text:p>
            <text:p>Solar panel: 2V 100mAh</text:p>
            <text:p>Battery: 600mAh</text:p>
            <text:p>Light voltage: 1.2V</text:p>
            <text:p>Rated power: 0.06W</text:p>
            <text:p>Light color: warm white</text:p>
            <text:p>Waterproof: IP65</text:p>
            <text:p>Charging time: 6-8hrs</text:p>
            <text:p>Working time: 8-10hrs</text:p>
            <text:p>LED: 8pcs each buried light</text:p>
            <text:p>Certificate: CE FCC WEEE</text:p>
            <text:p/>
          </table:table-cell>
          <table:table-cell office:value-type="string" calcext:value-type="string">
            <text:p>1x LED Solar Light (Small) 10 Led Warm White x8</text:p>
          </table:table-cell>
          <table:table-cell/>
          <table:table-cell office:value-type="float" office:value="34.59" calcext:value-type="float">
            <text:p>34.59</text:p>
          </table:table-cell>
          <table:table-cell office:value-type="float" office:value="2" calcext:value-type="float">
            <text:p>2</text:p>
          </table:table-cell>
          <table:table-cell office:value-type="string" calcext:value-type="string">
            <text:p>AU</text:p>
          </table:table-cell>
          <table:table-cell table:number-columns-repeated="4"/>
          <table:table-cell office:value-type="string" calcext:value-type="string">
            <text:p>Warm Whit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80808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5T16:47:15.417837477</meta:creation-date>
    <dc:date>2025-07-15T16:55:17.519542233</dc:date>
    <meta:editing-duration>PT8M3S</meta:editing-duration>
    <meta:editing-cycles>1</meta:editing-cycles>
    <meta:document-statistic meta:table-count="1" meta:cell-count="1766" meta:object-count="0"/>
    <meta:generator>LibreOffice/24.8.2.1$MacOSX_X86_64 LibreOffice_project/0f794b6e29741098670a3b95d60478a65d05ef13</meta:generator>
  </office:meta>
</office:document-meta>
</file>